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4091in" fo:break-before="auto" style:use-optimal-row-height="tru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order="0.0008in solid #000000" fo:padding="0.028in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5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9" style:family="table-cell" style:parent-style-name="Default">
      <style:text-properties fo:font-size="9pt" style:font-size-asian="9pt" style:font-size-complex="9pt"/>
    </style:style>
    <style:style style:name="ce60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4" style:family="table-cell" style:parent-style-name="Default">
      <style:table-cell-properties fo:wrap-option="wrap" fo:border="0.0008in solid #000000"/>
    </style:style>
    <style:style style:name="ce65" style:family="table-cell" style:parent-style-name="Default">
      <style:table-cell-properties fo:background-color="transparent" fo:wrap-option="wrap" fo:border="0.0008in solid #000000"/>
    </style:style>
    <style:style style:name="ce66" style:family="table-cell" style:parent-style-name="Default" style:data-style-name="N60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9999" fo:border="0.0008in solid #000000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map style:condition="cell-content()=&quot;Sun&quot;" style:apply-style-name="Không_20_tên4" style:base-cell-address="'Cover Page'.AH1"/>
    </style:style>
    <style:style style:name="ce7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map style:condition="cell-content()=&quot;Sun&quot;" style:apply-style-name="Không_20_tên4" style:base-cell-address="'Cover Page'.AH1"/>
    </style:style>
    <style:style style:name="ce9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map style:condition="cell-content()=&quot;Sun&quot;" style:apply-style-name="Không_20_tên4" style:base-cell-address="'Cover Page'.AH1"/>
    </style:style>
    <style:style style:name="ce11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6" style:family="table-cell" style:parent-style-name="Default"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2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9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4" table:number-columns-repeated="5"/>
          <table:table-cell table:style-name="ce55"/>
          <table:table-cell table:style-name="ce60"/>
          <table:table-cell table:style-name="ce44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9" office:value-type="string">
            <office:annotation draw:style-name="gr1" draw:text-style-name="P1" svg:width="3.4126in" svg:height="1.3232in" svg:x="3.1705in" svg:y="0.4177in" draw:caption-point-x="-0.7689in" draw:caption-point-y="0.946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9" office:value-type="string">
            <office:annotation draw:style-name="gr2" draw:text-style-name="P1" svg:width="1.1413in" svg:height="0.5457in" svg:x="3.6827in" svg:y="0.7154in" draw:caption-point-x="-0.2402in" draw:caption-point-y="0.6484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9" office:value-type="string">
            <text:p>Working To</text:p>
          </table:table-cell>
          <table:table-cell table:style-name="ce49" office:value-type="string">
            <office:annotation draw:style-name="gr3" draw:text-style-name="P1" svg:width="1.1413in" svg:height="0.7012in" svg:x="5.6634in" svg:y="0.7154in" draw:caption-point-x="-0.2622in" draw:caption-point-y="0.6484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6" office:value-type="string">
            <office:annotation draw:style-name="gr2" draw:text-style-name="P1" svg:width="1.1413in" svg:height="0.5457in" svg:x="6.8232in" svg:y="0.7154in" draw:caption-point-x="-0.2402in" draw:caption-point-y="0.6484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1" office:value-type="string">
            <office:annotation draw:style-name="gr4" draw:text-style-name="P1" svg:width="1.1413in" svg:height="0.3902in" svg:x="7.989in" svg:y="0.7154in" draw:caption-point-x="-0.2402in" draw:caption-point-y="0.6484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9" office:value-type="string">
            <text:p>Remaining Leave Days</text:p>
          </table:table-cell>
          <table:table-cell table:style-name="ce49" office:value-type="string">
            <text:p>Extended Leave Days</text:p>
          </table:table-cell>
          <table:table-cell table:style-name="ce49" office:value-type="string">
            <text:p>Leave Days Already Subtracted From Salary</text:p>
          </table:table-cell>
          <table:table-cell table:style-name="ce49" office:value-type="string">
            <office:annotation office:display="true" draw:style-name="gr5" draw:text-style-name="P1" svg:width="1.9224in" svg:height="1.4787in" svg:x="13.3689in" svg:y="0.9205in" draw:caption-point-x="-1.4484in" draw:caption-point-y="0.4429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7]);DATE(YEAR([.D7]);12;31);NOW())" office:value-type="date" office:date-value="2017-08-18T11:08:55.45">
            <text:p>08/18/17</text:p>
          </table:table-cell>
          <table:table-cell table:style-name="ce54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57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3.5">
            <text:p>3.5</text:p>
          </table:table-cell>
          <table:table-cell table:style-name="ce62" table:formula="of:=SUMPRODUCT([Thong_Tin_Ngay_Nghi_201701.$B$3:.$B$61]=[.$B7];[Thong_Tin_Ngay_Nghi_201701.$C$3:.$C$61]) +  SUMPRODUCT([Thong_Tin_Ngay_Nghi_201702.$B$3:.$B$62]=[.$B7];[Thong_Tin_Ngay_Nghi_201702.$C$3:.$C$62]) + SUMPRODUCT([Thong_Tin_Ngay_Nghi_201703.$B$3:.$B$63]=[.$B7];[Thong_Tin_Ngay_Nghi_201703.$C$3:.$C$63]) + SUMPRODUCT([Thong_Tin_Ngay_Nghi_201704.$B$3:.$B$63]=[.$B7];[Thong_Tin_Ngay_Nghi_201704.$C$3:.$C$63]) + SUMPRODUCT([Thong_Tin_Ngay_Nghi_201705.$B$3:.$B$62]=[.$B7];[Thong_Tin_Ngay_Nghi_201705.$C$3:.$C$62]) + SUMPRODUCT([Thong_Tin_Ngay_Nghi_201706.$B$3:.$B$64]=[.$B7];[Thong_Tin_Ngay_Nghi_201706.$C$3:.$C$64]) + SUMPRODUCT([Thong_Tin_Ngay_Nghi_201707.$B$3:.$B$66]=[.$B7];[Thong_Tin_Ngay_Nghi_201707.$C$3:.$C$66]) + SUMPRODUCT([Thong_Tin_Ngay_Nghi_201708.$B$3:.$B$67]=[.$B7];[Thong_Tin_Ngay_Nghi_201708.$C$3:.$C$67])" office:value-type="float" office:value="8">
            <text:p>8</text:p>
          </table:table-cell>
          <table:table-cell table:style-name="ce50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50"/>
          <table:table-cell table:style-name="ce50" table:formula="of:=[.I7]+[.K7] +[.J7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8]);DATE(YEAR([.D8]);12;31);NOW())" office:value-type="date" office:date-value="2017-08-18T11:08:55.45">
            <text:p>08/18/17</text:p>
          </table:table-cell>
          <table:table-cell table:style-name="ce54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8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8];[Thong_Tin_Ngay_Nghi_201701.$C$3:.$C$61]) +  SUMPRODUCT([Thong_Tin_Ngay_Nghi_201702.$B$3:.$B$62]=[.$B8];[Thong_Tin_Ngay_Nghi_201702.$C$3:.$C$62]) + SUMPRODUCT([Thong_Tin_Ngay_Nghi_201703.$B$3:.$B$63]=[.$B8];[Thong_Tin_Ngay_Nghi_201703.$C$3:.$C$63]) + SUMPRODUCT([Thong_Tin_Ngay_Nghi_201704.$B$3:.$B$63]=[.$B8];[Thong_Tin_Ngay_Nghi_201704.$C$3:.$C$63]) + SUMPRODUCT([Thong_Tin_Ngay_Nghi_201705.$B$3:.$B$62]=[.$B8];[Thong_Tin_Ngay_Nghi_201705.$C$3:.$C$62]) + SUMPRODUCT([Thong_Tin_Ngay_Nghi_201706.$B$3:.$B$64]=[.$B8];[Thong_Tin_Ngay_Nghi_201706.$C$3:.$C$64]) + SUMPRODUCT([Thong_Tin_Ngay_Nghi_201707.$B$3:.$B$66]=[.$B8];[Thong_Tin_Ngay_Nghi_201707.$C$3:.$C$66]) + SUMPRODUCT([Thong_Tin_Ngay_Nghi_201708.$B$3:.$B$67]=[.$B8];[Thong_Tin_Ngay_Nghi_201708.$C$3:.$C$67])" office:value-type="float" office:value="16">
            <text:p>16</text:p>
          </table:table-cell>
          <table:table-cell table:style-name="ce50" table:formula="of:=IF(DATE(YEAR([.E8]);MONTH([.E8]);DAY([.E8]))&lt;=DATE(YEAR([.E8]);3;31); [.C8]-[.G8] + [.F8]; IF([.G8]-[.C8]&lt;0;[.G8] + [.F8] -[.H8];[.F8]+[.C8]-[.H8]))" office:value-type="float" office:value="-7">
            <text:p>-7</text:p>
          </table:table-cell>
          <table:table-cell table:number-columns-repeated="2" table:style-name="ce50"/>
          <table:table-cell table:style-name="ce50" table:formula="of:=[.I8]+[.K8] +[.J8]" office:value-type="float" office:value="-7">
            <text:p>-7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7">
            <text:p>06/27/17</text:p>
          </table:table-cell>
          <table:table-cell table:style-name="ce52" table:formula="of:=IF(YEAR(NOW())&gt;YEAR([.D9]);DATE(YEAR([.D9]);12;31);NOW())" office:value-type="date" office:date-value="2017-08-18T11:08:55.46">
            <text:p>08/18/17</text:p>
          </table:table-cell>
          <table:table-cell table:style-name="ce54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2">
            <text:p>2</text:p>
          </table:table-cell>
          <table:table-cell table:style-name="ce58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0">
            <text:p>0</text:p>
          </table:table-cell>
          <table:table-cell table:style-name="ce63" table:formula="of:=SUMPRODUCT([Thong_Tin_Ngay_Nghi_201701.$B$3:.$B$61]=[.$B9];[Thong_Tin_Ngay_Nghi_201701.$C$3:.$C$61]) +  SUMPRODUCT([Thong_Tin_Ngay_Nghi_201702.$B$3:.$B$62]=[.$B9];[Thong_Tin_Ngay_Nghi_201702.$C$3:.$C$62]) + SUMPRODUCT([Thong_Tin_Ngay_Nghi_201703.$B$3:.$B$63]=[.$B9];[Thong_Tin_Ngay_Nghi_201703.$C$3:.$C$63]) + SUMPRODUCT([Thong_Tin_Ngay_Nghi_201704.$B$3:.$B$63]=[.$B9];[Thong_Tin_Ngay_Nghi_201704.$C$3:.$C$63]) + SUMPRODUCT([Thong_Tin_Ngay_Nghi_201705.$B$3:.$B$62]=[.$B9];[Thong_Tin_Ngay_Nghi_201705.$C$3:.$C$62]) + SUMPRODUCT([Thong_Tin_Ngay_Nghi_201706.$B$3:.$B$64]=[.$B9];[Thong_Tin_Ngay_Nghi_201706.$C$3:.$C$64]) + SUMPRODUCT([Thong_Tin_Ngay_Nghi_201707.$B$3:.$B$66]=[.$B9];[Thong_Tin_Ngay_Nghi_201707.$C$3:.$C$66]) + SUMPRODUCT([Thong_Tin_Ngay_Nghi_201708.$B$3:.$B$67]=[.$B9];[Thong_Tin_Ngay_Nghi_201708.$C$3:.$C$67])" office:value-type="float" office:value="6">
            <text:p>6</text:p>
          </table:table-cell>
          <table:table-cell table:style-name="ce50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50"/>
          <table:table-cell table:style-name="ce50" table:formula="of:=[.I9]+[.K9] +[.J9]" office:value-type="float" office:value="-4">
            <text:p>-4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0]);DATE(YEAR([.D10]);12;31);NOW())" office:value-type="date" office:date-value="2017-08-18T11:08:55.46">
            <text:p>08/18/17</text:p>
          </table:table-cell>
          <table:table-cell table:style-name="ce54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8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5">
            <text:p>5</text:p>
          </table:table-cell>
          <table:table-cell table:style-name="ce63" table:formula="of:=SUMPRODUCT([Thong_Tin_Ngay_Nghi_201701.$B$3:.$B$61]=[.$B10];[Thong_Tin_Ngay_Nghi_201701.$C$3:.$C$61]) +  SUMPRODUCT([Thong_Tin_Ngay_Nghi_201702.$B$3:.$B$62]=[.$B10];[Thong_Tin_Ngay_Nghi_201702.$C$3:.$C$62]) + SUMPRODUCT([Thong_Tin_Ngay_Nghi_201703.$B$3:.$B$63]=[.$B10];[Thong_Tin_Ngay_Nghi_201703.$C$3:.$C$63]) + SUMPRODUCT([Thong_Tin_Ngay_Nghi_201704.$B$3:.$B$63]=[.$B10];[Thong_Tin_Ngay_Nghi_201704.$C$3:.$C$63]) + SUMPRODUCT([Thong_Tin_Ngay_Nghi_201705.$B$3:.$B$62]=[.$B10];[Thong_Tin_Ngay_Nghi_201705.$C$3:.$C$62]) + SUMPRODUCT([Thong_Tin_Ngay_Nghi_201706.$B$3:.$B$64]=[.$B10];[Thong_Tin_Ngay_Nghi_201706.$C$3:.$C$64]) + SUMPRODUCT([Thong_Tin_Ngay_Nghi_201707.$B$3:.$B$66]=[.$B10];[Thong_Tin_Ngay_Nghi_201707.$C$3:.$C$66]) + SUMPRODUCT([Thong_Tin_Ngay_Nghi_201708.$B$3:.$B$67]=[.$B10];[Thong_Tin_Ngay_Nghi_201708.$C$3:.$C$67])" office:value-type="float" office:value="10.5">
            <text:p>10.5</text:p>
          </table:table-cell>
          <table:table-cell table:style-name="ce50" table:formula="of:=IF(DATE(YEAR([.E10]);MONTH([.E10]);DAY([.E10]))&lt;=DATE(YEAR([.E10]);3;31); [.C10]-[.G10] + [.F10]; IF([.G10]-[.C10]&lt;0;[.G10] + [.F10] -[.H10];[.F10]+[.C10]-[.H10]))" office:value-type="float" office:value="1.5">
            <text:p>1.5</text:p>
          </table:table-cell>
          <table:table-cell table:number-columns-repeated="2" table:style-name="ce50"/>
          <table:table-cell table:style-name="ce50" table:formula="of:=[.I10]+[.K10] +[.J10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01">
            <text:p>07/01/17</text:p>
          </table:table-cell>
          <table:table-cell table:style-name="ce52" table:formula="of:=IF(YEAR(NOW())&gt;YEAR([.D11]);DATE(YEAR([.D11]);12;31);NOW())" office:value-type="date" office:date-value="2017-08-18T11:08:55.46">
            <text:p>08/18/17</text:p>
          </table:table-cell>
          <table:table-cell table:style-name="ce54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2">
            <text:p>2</text:p>
          </table:table-cell>
          <table:table-cell table:style-name="ce58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0">
            <text:p>0</text:p>
          </table:table-cell>
          <table:table-cell table:style-name="ce63" table:formula="of:=SUMPRODUCT([Thong_Tin_Ngay_Nghi_201701.$B$3:.$B$61]=[.$B11];[Thong_Tin_Ngay_Nghi_201701.$C$3:.$C$61]) +  SUMPRODUCT([Thong_Tin_Ngay_Nghi_201702.$B$3:.$B$62]=[.$B11];[Thong_Tin_Ngay_Nghi_201702.$C$3:.$C$62]) + SUMPRODUCT([Thong_Tin_Ngay_Nghi_201703.$B$3:.$B$63]=[.$B11];[Thong_Tin_Ngay_Nghi_201703.$C$3:.$C$63]) + SUMPRODUCT([Thong_Tin_Ngay_Nghi_201704.$B$3:.$B$63]=[.$B11];[Thong_Tin_Ngay_Nghi_201704.$C$3:.$C$63]) + SUMPRODUCT([Thong_Tin_Ngay_Nghi_201705.$B$3:.$B$62]=[.$B11];[Thong_Tin_Ngay_Nghi_201705.$C$3:.$C$62]) + SUMPRODUCT([Thong_Tin_Ngay_Nghi_201706.$B$3:.$B$64]=[.$B11];[Thong_Tin_Ngay_Nghi_201706.$C$3:.$C$64]) + SUMPRODUCT([Thong_Tin_Ngay_Nghi_201707.$B$3:.$B$66]=[.$B11];[Thong_Tin_Ngay_Nghi_201707.$C$3:.$C$66]) + SUMPRODUCT([Thong_Tin_Ngay_Nghi_201708.$B$3:.$B$67]=[.$B11];[Thong_Tin_Ngay_Nghi_201708.$C$3:.$C$67])" office:value-type="float" office:value="5">
            <text:p>5</text:p>
          </table:table-cell>
          <table:table-cell table:style-name="ce50" table:formula="of:=IF(DATE(YEAR([.E11]);MONTH([.E11]);DAY([.E11]))&lt;=DATE(YEAR([.E11]);3;31); [.C11]-[.G11] + [.F11]; IF([.G11]-[.C11]&lt;0;[.G11] + [.F11] -[.H11];[.F11]+[.C11]-[.H11]))" office:value-type="float" office:value="-3">
            <text:p>-3</text:p>
          </table:table-cell>
          <table:table-cell table:number-columns-repeated="2" table:style-name="ce50"/>
          <table:table-cell table:style-name="ce50" table:formula="of:=[.I11]+[.K11] +[.J11]" office:value-type="float" office:value="-3">
            <text:p>-3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2]);DATE(YEAR([.D12]);12;31);NOW())" office:value-type="date" office:date-value="2017-08-18T11:08:55.46">
            <text:p>08/18/17</text:p>
          </table:table-cell>
          <table:table-cell table:style-name="ce54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8">
            <text:p>8</text:p>
          </table:table-cell>
          <table:table-cell table:style-name="ce58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5">
            <text:p>5</text:p>
          </table:table-cell>
          <table:table-cell table:style-name="ce63" table:formula="of:=SUMPRODUCT([Thong_Tin_Ngay_Nghi_201701.$B$3:.$B$61]=[.$B12];[Thong_Tin_Ngay_Nghi_201701.$C$3:.$C$61]) +  SUMPRODUCT([Thong_Tin_Ngay_Nghi_201702.$B$3:.$B$62]=[.$B12];[Thong_Tin_Ngay_Nghi_201702.$C$3:.$C$62]) + SUMPRODUCT([Thong_Tin_Ngay_Nghi_201703.$B$3:.$B$63]=[.$B12];[Thong_Tin_Ngay_Nghi_201703.$C$3:.$C$63]) + SUMPRODUCT([Thong_Tin_Ngay_Nghi_201704.$B$3:.$B$63]=[.$B12];[Thong_Tin_Ngay_Nghi_201704.$C$3:.$C$63]) + SUMPRODUCT([Thong_Tin_Ngay_Nghi_201705.$B$3:.$B$62]=[.$B12];[Thong_Tin_Ngay_Nghi_201705.$C$3:.$C$62]) + SUMPRODUCT([Thong_Tin_Ngay_Nghi_201706.$B$3:.$B$64]=[.$B12];[Thong_Tin_Ngay_Nghi_201706.$C$3:.$C$64]) + SUMPRODUCT([Thong_Tin_Ngay_Nghi_201707.$B$3:.$B$66]=[.$B12];[Thong_Tin_Ngay_Nghi_201707.$C$3:.$C$66]) + SUMPRODUCT([Thong_Tin_Ngay_Nghi_201708.$B$3:.$B$67]=[.$B12];[Thong_Tin_Ngay_Nghi_201708.$C$3:.$C$67])" office:value-type="float" office:value="6">
            <text:p>6</text:p>
          </table:table-cell>
          <table:table-cell table:style-name="ce50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number-columns-repeated="2" table:style-name="ce50"/>
          <table:table-cell table:style-name="ce50" table:formula="of:=[.I12]+[.K12] +[.J12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10">
          <table:table-cell table:style-name="ce43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8-18T11:08:55.46">
            <text:p>08/18/17</text:p>
          </table:table-cell>
          <table:table-cell table:style-name="ce54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8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11.5">
            <text:p>11.5</text:p>
          </table:table-cell>
          <table:table-cell table:style-name="ce63" table:formula="of:=SUMPRODUCT([Thong_Tin_Ngay_Nghi_201701.$B$3:.$B$61]=[.$B13];[Thong_Tin_Ngay_Nghi_201701.$C$3:.$C$61]) +  SUMPRODUCT([Thong_Tin_Ngay_Nghi_201702.$B$3:.$B$62]=[.$B13];[Thong_Tin_Ngay_Nghi_201702.$C$3:.$C$62]) + SUMPRODUCT([Thong_Tin_Ngay_Nghi_201703.$B$3:.$B$63]=[.$B13];[Thong_Tin_Ngay_Nghi_201703.$C$3:.$C$63]) + SUMPRODUCT([Thong_Tin_Ngay_Nghi_201704.$B$3:.$B$63]=[.$B13];[Thong_Tin_Ngay_Nghi_201704.$C$3:.$C$63]) + SUMPRODUCT([Thong_Tin_Ngay_Nghi_201705.$B$3:.$B$62]=[.$B13];[Thong_Tin_Ngay_Nghi_201705.$C$3:.$C$62]) + SUMPRODUCT([Thong_Tin_Ngay_Nghi_201706.$B$3:.$B$64]=[.$B13];[Thong_Tin_Ngay_Nghi_201706.$C$3:.$C$64]) + SUMPRODUCT([Thong_Tin_Ngay_Nghi_201707.$B$3:.$B$66]=[.$B13];[Thong_Tin_Ngay_Nghi_201707.$C$3:.$C$66]) + SUMPRODUCT([Thong_Tin_Ngay_Nghi_201708.$B$3:.$B$67]=[.$B13];[Thong_Tin_Ngay_Nghi_201708.$C$3:.$C$67])" office:value-type="float" office:value="22">
            <text:p>22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9">
            <text:p>-9</text:p>
          </table:table-cell>
          <table:table-cell table:style-name="ce50"/>
          <table:table-cell table:style-name="ce50" table:formula="of:=3+2.5" office:value-type="float" office:value="5.5">
            <text:p>5.5</text:p>
          </table:table-cell>
          <table:table-cell table:style-name="ce50" table:formula="of:=[.I13]+[.K13] +[.J13]" office:value-type="float" office:value="-3.5">
            <text:p>-3.5</text:p>
          </table:table-cell>
          <table:table-cell table:style-name="ce64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8">
            <text:p>8</text:p>
          </table:table-cell>
          <table:table-cell table:style-name="ce46" office:value-type="string">
            <text:p>DuyenLT</text:p>
          </table:table-cell>
          <table:table-cell table:style-name="ce51" office:value-type="float" office:value="0">
            <text:p>0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4]);DATE(YEAR([.D14]);12;31);NOW())" office:value-type="date" office:date-value="2017-08-18T11:08:55.47">
            <text:p>08/18/17</text:p>
          </table:table-cell>
          <table:table-cell table:style-name="ce54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8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14];[Thong_Tin_Ngay_Nghi_201701.$C$3:.$C$61]) +  SUMPRODUCT([Thong_Tin_Ngay_Nghi_201702.$B$3:.$B$62]=[.$B14];[Thong_Tin_Ngay_Nghi_201702.$C$3:.$C$62]) + SUMPRODUCT([Thong_Tin_Ngay_Nghi_201703.$B$3:.$B$63]=[.$B14];[Thong_Tin_Ngay_Nghi_201703.$C$3:.$C$63]) + SUMPRODUCT([Thong_Tin_Ngay_Nghi_201704.$B$3:.$B$63]=[.$B14];[Thong_Tin_Ngay_Nghi_201704.$C$3:.$C$63]) + SUMPRODUCT([Thong_Tin_Ngay_Nghi_201705.$B$3:.$B$62]=[.$B14];[Thong_Tin_Ngay_Nghi_201705.$C$3:.$C$62]) + SUMPRODUCT([Thong_Tin_Ngay_Nghi_201706.$B$3:.$B$64]=[.$B14];[Thong_Tin_Ngay_Nghi_201706.$C$3:.$C$64]) + SUMPRODUCT([Thong_Tin_Ngay_Nghi_201707.$B$3:.$B$66]=[.$B14];[Thong_Tin_Ngay_Nghi_201707.$C$3:.$C$66]) + SUMPRODUCT([Thong_Tin_Ngay_Nghi_201708.$B$3:.$B$67]=[.$B14];[Thong_Tin_Ngay_Nghi_201708.$C$3:.$C$67])" office:value-type="float" office:value="11.5">
            <text:p>11.5</text:p>
          </table:table-cell>
          <table:table-cell table:style-name="ce51" table:formula="of:=IF(DATE(YEAR([.E14]);MONTH([.E14]);DAY([.E14]))&lt;=DATE(YEAR([.E14]);3;31); [.C14]-[.G14] + [.F14]; IF([.G14]-[.C14]&lt;0;[.G14] + [.F14] -[.H14];[.F14]+[.C14]-[.H14]))" office:value-type="float" office:value="-3.5">
            <text:p>-3.5</text:p>
          </table:table-cell>
          <table:table-cell table:number-columns-repeated="2" table:style-name="ce51"/>
          <table:table-cell table:style-name="ce51" table:formula="of:=[.I14]+[.K14] +[.J14]" office:value-type="float" office:value="-3.5">
            <text:p>-3.5</text:p>
          </table:table-cell>
          <table:table-cell table:style-name="ce65"/>
          <table:table-cell table:style-name="ce67" table:number-columns-repeated="1011"/>
        </table:table-row>
        <table:table-row table:style-name="ro9">
          <table:table-cell table:style-name="ce43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8-18T11:08:55.47">
            <text:p>08/18/17</text:p>
          </table:table-cell>
          <table:table-cell table:style-name="ce54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8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5.5">
            <text:p>5.5</text:p>
          </table:table-cell>
          <table:table-cell table:style-name="ce63" table:formula="of:=SUMPRODUCT([Thong_Tin_Ngay_Nghi_201701.$B$3:.$B$61]=[.$B15];[Thong_Tin_Ngay_Nghi_201701.$C$3:.$C$61]) +  SUMPRODUCT([Thong_Tin_Ngay_Nghi_201702.$B$3:.$B$62]=[.$B15];[Thong_Tin_Ngay_Nghi_201702.$C$3:.$C$62]) + SUMPRODUCT([Thong_Tin_Ngay_Nghi_201703.$B$3:.$B$63]=[.$B15];[Thong_Tin_Ngay_Nghi_201703.$C$3:.$C$63]) + SUMPRODUCT([Thong_Tin_Ngay_Nghi_201704.$B$3:.$B$63]=[.$B15];[Thong_Tin_Ngay_Nghi_201704.$C$3:.$C$63]) + SUMPRODUCT([Thong_Tin_Ngay_Nghi_201705.$B$3:.$B$62]=[.$B15];[Thong_Tin_Ngay_Nghi_201705.$C$3:.$C$62]) + SUMPRODUCT([Thong_Tin_Ngay_Nghi_201706.$B$3:.$B$64]=[.$B15];[Thong_Tin_Ngay_Nghi_201706.$C$3:.$C$64]) + SUMPRODUCT([Thong_Tin_Ngay_Nghi_201707.$B$3:.$B$66]=[.$B15];[Thong_Tin_Ngay_Nghi_201707.$C$3:.$C$66]) + SUMPRODUCT([Thong_Tin_Ngay_Nghi_201708.$B$3:.$B$67]=[.$B15];[Thong_Tin_Ngay_Nghi_201708.$C$3:.$C$67])" office:value-type="float" office:value="8">
            <text:p>8</text:p>
          </table:table-cell>
          <table:table-cell table:style-name="ce50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50"/>
          <table:table-cell table:style-name="ce50" table:formula="of:=[.I15]+[.K15] +[.J15]" office:value-type="float" office:value="1">
            <text:p>1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0">
            <text:p>10</text:p>
          </table:table-cell>
          <table:table-cell table:style-name="ce46" office:value-type="string">
            <text:p>HaTH</text:p>
          </table:table-cell>
          <table:table-cell table:style-name="ce51" office:value-type="float" office:value="3">
            <text:p>3</text:p>
          </table:table-cell>
          <table:table-cell table:style-name="ce53" office:value-type="date" office:date-value="2017-01-01">
            <text:p>01/01/17</text:p>
          </table:table-cell>
          <table:table-cell table:style-name="ce53" table:formula="of:=IF(YEAR(NOW())&gt;YEAR([.D16]);DATE(YEAR([.D16]);12;31);NOW())" office:value-type="date" office:date-value="2017-08-18T11:08:55.47">
            <text:p>08/18/17</text:p>
          </table:table-cell>
          <table:table-cell table:style-name="ce54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8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7.5">
            <text:p>7.5</text:p>
          </table:table-cell>
          <table:table-cell table:style-name="ce63" table:formula="of:=SUMPRODUCT([Thong_Tin_Ngay_Nghi_201701.$B$3:.$B$61]=[.$B16];[Thong_Tin_Ngay_Nghi_201701.$C$3:.$C$61]) +  SUMPRODUCT([Thong_Tin_Ngay_Nghi_201702.$B$3:.$B$62]=[.$B16];[Thong_Tin_Ngay_Nghi_201702.$C$3:.$C$62]) + SUMPRODUCT([Thong_Tin_Ngay_Nghi_201703.$B$3:.$B$63]=[.$B16];[Thong_Tin_Ngay_Nghi_201703.$C$3:.$C$63]) + SUMPRODUCT([Thong_Tin_Ngay_Nghi_201704.$B$3:.$B$63]=[.$B16];[Thong_Tin_Ngay_Nghi_201704.$C$3:.$C$63]) + SUMPRODUCT([Thong_Tin_Ngay_Nghi_201705.$B$3:.$B$62]=[.$B16];[Thong_Tin_Ngay_Nghi_201705.$C$3:.$C$62]) + SUMPRODUCT([Thong_Tin_Ngay_Nghi_201706.$B$3:.$B$64]=[.$B16];[Thong_Tin_Ngay_Nghi_201706.$C$3:.$C$64]) + SUMPRODUCT([Thong_Tin_Ngay_Nghi_201707.$B$3:.$B$66]=[.$B16];[Thong_Tin_Ngay_Nghi_201707.$C$3:.$C$66]) + SUMPRODUCT([Thong_Tin_Ngay_Nghi_201708.$B$3:.$B$67]=[.$B16];[Thong_Tin_Ngay_Nghi_201708.$C$3:.$C$67])" office:value-type="float" office:value="20.5">
            <text:p>20.5</text:p>
          </table:table-cell>
          <table:table-cell table:style-name="ce50" table:formula="of:=IF(DATE(YEAR([.E16]);MONTH([.E16]);DAY([.E16]))&lt;=DATE(YEAR([.E16]);3;31); [.C16]-[.G16] + [.F16]; IF([.G16]-[.C16]&lt;0;[.G16] + [.F16] -[.H16];[.F16]+[.C16]-[.H16]))" office:value-type="float" office:value="-9.5">
            <text:p>-9.5</text:p>
          </table:table-cell>
          <table:table-cell table:number-columns-repeated="2" table:style-name="ce51"/>
          <table:table-cell table:style-name="ce50" table:formula="of:=[.I16]+[.K16] +[.J16]" office:value-type="float" office:value="-9.5">
            <text:p>-9.5</text:p>
          </table:table-cell>
          <table:table-cell table:style-name="ce65"/>
          <table:table-cell table:style-name="ce67" table:number-columns-repeated="1011"/>
        </table:table-row>
        <table:table-row table:style-name="ro11">
          <table:table-cell table:style-name="ce43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7]);DATE(YEAR([.D17]);12;31);NOW())" office:value-type="date" office:date-value="2017-08-18T11:08:55.47">
            <text:p>08/18/17</text:p>
          </table:table-cell>
          <table:table-cell table:style-name="ce54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8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3">
            <text:p>3</text:p>
          </table:table-cell>
          <table:table-cell table:style-name="ce63" table:formula="of:=SUMPRODUCT([Thong_Tin_Ngay_Nghi_201701.$B$3:.$B$61]=[.$B17];[Thong_Tin_Ngay_Nghi_201701.$C$3:.$C$61]) +  SUMPRODUCT([Thong_Tin_Ngay_Nghi_201702.$B$3:.$B$62]=[.$B17];[Thong_Tin_Ngay_Nghi_201702.$C$3:.$C$62]) + SUMPRODUCT([Thong_Tin_Ngay_Nghi_201703.$B$3:.$B$63]=[.$B17];[Thong_Tin_Ngay_Nghi_201703.$C$3:.$C$63]) + SUMPRODUCT([Thong_Tin_Ngay_Nghi_201704.$B$3:.$B$63]=[.$B17];[Thong_Tin_Ngay_Nghi_201704.$C$3:.$C$63]) + SUMPRODUCT([Thong_Tin_Ngay_Nghi_201705.$B$3:.$B$62]=[.$B17];[Thong_Tin_Ngay_Nghi_201705.$C$3:.$C$62]) + SUMPRODUCT([Thong_Tin_Ngay_Nghi_201706.$B$3:.$B$64]=[.$B17];[Thong_Tin_Ngay_Nghi_201706.$C$3:.$C$64]) + SUMPRODUCT([Thong_Tin_Ngay_Nghi_201707.$B$3:.$B$66]=[.$B17];[Thong_Tin_Ngay_Nghi_201707.$C$3:.$C$66]) + SUMPRODUCT([Thong_Tin_Ngay_Nghi_201708.$B$3:.$B$67]=[.$B17];[Thong_Tin_Ngay_Nghi_201708.$C$3:.$C$67])" office:value-type="float" office:value="4.5">
            <text:p>4.5</text:p>
          </table:table-cell>
          <table:table-cell table:style-name="ce50" table:formula="of:=IF(DATE(YEAR([.E17]);MONTH([.E17]);DAY([.E17]))&lt;=DATE(YEAR([.E17]);3;31); [.C17]-[.G17] + [.F17]; IF([.G17]-[.C16]&lt;0;[.G17] + [.F17] -[.H17];[.F17]+[.C17]-[.H17]))" office:value-type="float" office:value="3.5">
            <text:p>3.5</text:p>
          </table:table-cell>
          <table:table-cell table:style-name="ce50"/>
          <table:table-cell table:style-name="ce50" table:formula="of:=3" office:value-type="float" office:value="3">
            <text:p>3</text:p>
          </table:table-cell>
          <table:table-cell table:style-name="ce50" table:formula="of:=[.I17]+[.K17] +[.J17]" office:value-type="float" office:value="6.5">
            <text:p>6.5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8]);DATE(YEAR([.D18]);12;31);NOW())" office:value-type="date" office:date-value="2017-08-18T11:08:55.47">
            <text:p>08/18/17</text:p>
          </table:table-cell>
          <table:table-cell table:style-name="ce54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8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4">
            <text:p>4</text:p>
          </table:table-cell>
          <table:table-cell table:style-name="ce63" table:formula="of:=SUMPRODUCT([Thong_Tin_Ngay_Nghi_201701.$B$3:.$B$61]=[.$B18];[Thong_Tin_Ngay_Nghi_201701.$C$3:.$C$61]) +  SUMPRODUCT([Thong_Tin_Ngay_Nghi_201702.$B$3:.$B$62]=[.$B18];[Thong_Tin_Ngay_Nghi_201702.$C$3:.$C$62]) + SUMPRODUCT([Thong_Tin_Ngay_Nghi_201703.$B$3:.$B$63]=[.$B18];[Thong_Tin_Ngay_Nghi_201703.$C$3:.$C$63]) + SUMPRODUCT([Thong_Tin_Ngay_Nghi_201704.$B$3:.$B$63]=[.$B18];[Thong_Tin_Ngay_Nghi_201704.$C$3:.$C$63]) + SUMPRODUCT([Thong_Tin_Ngay_Nghi_201705.$B$3:.$B$62]=[.$B18];[Thong_Tin_Ngay_Nghi_201705.$C$3:.$C$62]) + SUMPRODUCT([Thong_Tin_Ngay_Nghi_201706.$B$3:.$B$64]=[.$B18];[Thong_Tin_Ngay_Nghi_201706.$C$3:.$C$64]) + SUMPRODUCT([Thong_Tin_Ngay_Nghi_201707.$B$3:.$B$66]=[.$B18];[Thong_Tin_Ngay_Nghi_201707.$C$3:.$C$66]) + SUMPRODUCT([Thong_Tin_Ngay_Nghi_201708.$B$3:.$B$67]=[.$B18];[Thong_Tin_Ngay_Nghi_201708.$C$3:.$C$67])" office:value-type="float" office:value="14.5">
            <text:p>14.5</text:p>
          </table:table-cell>
          <table:table-cell table:style-name="ce50" table:formula="of:=IF(DATE(YEAR([.E18]);MONTH([.E18]);DAY([.E18]))&lt;=DATE(YEAR([.E18]);3;31); [.C18]-[.G18] + [.F18]; IF([.G18]-[.C18]&lt;0;[.G18] + [.F18] -[.H18];[.F18]+[.C18]-[.H18]))" office:value-type="float" office:value="-6.5">
            <text:p>-6.5</text:p>
          </table:table-cell>
          <table:table-cell table:style-name="ce50"/>
          <table:table-cell table:style-name="ce50" table:formula="of:=1.5+3.5" office:value-type="float" office:value="5">
            <text:p>5</text:p>
          </table:table-cell>
          <table:table-cell table:style-name="ce50" table:formula="of:=[.I18]+[.K18] +[.J18]" office:value-type="float" office:value="-1.5">
            <text:p>-1.5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7-20">
            <text:p>07/20/17</text:p>
          </table:table-cell>
          <table:table-cell table:style-name="ce52" table:formula="of:=IF(YEAR(NOW())&gt;YEAR([.D19]);DATE(YEAR([.D19]);12;31);NOW())" office:value-type="date" office:date-value="2017-08-18T11:08:55.48">
            <text:p>08/18/17</text:p>
          </table:table-cell>
          <table:table-cell table:style-name="ce54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">
            <text:p>1</text:p>
          </table:table-cell>
          <table:table-cell table:style-name="ce58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0">
            <text:p>0</text:p>
          </table:table-cell>
          <table:table-cell table:style-name="ce63" table:formula="of:=SUMPRODUCT([Thong_Tin_Ngay_Nghi_201701.$B$3:.$B$61]=[.$B19];[Thong_Tin_Ngay_Nghi_201701.$C$3:.$C$61]) +  SUMPRODUCT([Thong_Tin_Ngay_Nghi_201702.$B$3:.$B$62]=[.$B19];[Thong_Tin_Ngay_Nghi_201702.$C$3:.$C$62]) + SUMPRODUCT([Thong_Tin_Ngay_Nghi_201703.$B$3:.$B$63]=[.$B19];[Thong_Tin_Ngay_Nghi_201703.$C$3:.$C$63]) + SUMPRODUCT([Thong_Tin_Ngay_Nghi_201704.$B$3:.$B$63]=[.$B19];[Thong_Tin_Ngay_Nghi_201704.$C$3:.$C$63]) + SUMPRODUCT([Thong_Tin_Ngay_Nghi_201705.$B$3:.$B$62]=[.$B19];[Thong_Tin_Ngay_Nghi_201705.$C$3:.$C$62]) + SUMPRODUCT([Thong_Tin_Ngay_Nghi_201706.$B$3:.$B$64]=[.$B19];[Thong_Tin_Ngay_Nghi_201706.$C$3:.$C$64]) + SUMPRODUCT([Thong_Tin_Ngay_Nghi_201707.$B$3:.$B$66]=[.$B19];[Thong_Tin_Ngay_Nghi_201707.$C$3:.$C$66]) + SUMPRODUCT([Thong_Tin_Ngay_Nghi_201708.$B$3:.$B$67]=[.$B19];[Thong_Tin_Ngay_Nghi_201708.$C$3:.$C$67])" office:value-type="float" office:value="0.5">
            <text:p>0.5</text:p>
          </table:table-cell>
          <table:table-cell table:style-name="ce50" table:formula="of:=IF(DATE(YEAR([.E19]);MONTH([.E19]);DAY([.E19]))&lt;=DATE(YEAR([.E19]);3;31); [.C19]-[.G19] + [.F19]; IF([.G19]-[.C19]&lt;0;[.G19] + [.F19] -[.H19];[.F19]+[.C19]-[.H19]))" office:value-type="float" office:value="0.5">
            <text:p>0.5</text:p>
          </table:table-cell>
          <table:table-cell table:number-columns-repeated="2" table:style-name="ce50"/>
          <table:table-cell table:style-name="ce50" table:formula="of:=[.I19]+[.K19] +[.J19]" office:value-type="float" office:value="0.5">
            <text:p>0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0]);DATE(YEAR([.D20]);12;31);NOW())" office:value-type="date" office:date-value="2017-08-18T11:08:55.48">
            <text:p>08/18/17</text:p>
          </table:table-cell>
          <table:table-cell table:style-name="ce54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58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20];[Thong_Tin_Ngay_Nghi_201701.$C$3:.$C$61]) +  SUMPRODUCT([Thong_Tin_Ngay_Nghi_201702.$B$3:.$B$62]=[.$B20];[Thong_Tin_Ngay_Nghi_201702.$C$3:.$C$62]) + SUMPRODUCT([Thong_Tin_Ngay_Nghi_201703.$B$3:.$B$63]=[.$B20];[Thong_Tin_Ngay_Nghi_201703.$C$3:.$C$63]) + SUMPRODUCT([Thong_Tin_Ngay_Nghi_201704.$B$3:.$B$63]=[.$B20];[Thong_Tin_Ngay_Nghi_201704.$C$3:.$C$63]) + SUMPRODUCT([Thong_Tin_Ngay_Nghi_201705.$B$3:.$B$62]=[.$B20];[Thong_Tin_Ngay_Nghi_201705.$C$3:.$C$62]) + SUMPRODUCT([Thong_Tin_Ngay_Nghi_201706.$B$3:.$B$64]=[.$B20];[Thong_Tin_Ngay_Nghi_201706.$C$3:.$C$64]) + SUMPRODUCT([Thong_Tin_Ngay_Nghi_201707.$B$3:.$B$66]=[.$B20];[Thong_Tin_Ngay_Nghi_201707.$C$3:.$C$66]) + SUMPRODUCT([Thong_Tin_Ngay_Nghi_201708.$B$3:.$B$67]=[.$B20];[Thong_Tin_Ngay_Nghi_201708.$C$3:.$C$67])" office:value-type="float" office:value="29.5">
            <text:p>29.5</text:p>
          </table:table-cell>
          <table:table-cell table:style-name="ce50" table:formula="of:=IF(DATE(YEAR([.E20]);MONTH([.E20]);DAY([.E20]))&lt;=DATE(YEAR([.E20]);3;31); [.C20]-[.G20] + [.F20]; IF([.G20]-[.C20]&lt;0;[.G20] + [.F20] -[.H20];[.F20]+[.C20]-[.H20]))" office:value-type="float" office:value="-21.5">
            <text:p>-21.5</text:p>
          </table:table-cell>
          <table:table-cell table:number-columns-repeated="2" table:style-name="ce50"/>
          <table:table-cell table:style-name="ce50" table:formula="of:=[.I20]+[.K20] +[.J20]" office:value-type="float" office:value="-21.5">
            <text:p>-2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1]);DATE(YEAR([.D21]);12;31);NOW())" office:value-type="date" office:date-value="2017-08-18T11:08:55.48">
            <text:p>08/18/17</text:p>
          </table:table-cell>
          <table:table-cell table:style-name="ce54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58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3">
            <text:p>3</text:p>
          </table:table-cell>
          <table:table-cell table:style-name="ce63" table:formula="of:=SUMPRODUCT([Thong_Tin_Ngay_Nghi_201701.$B$3:.$B$61]=[.$B21];[Thong_Tin_Ngay_Nghi_201701.$C$3:.$C$61]) +  SUMPRODUCT([Thong_Tin_Ngay_Nghi_201702.$B$3:.$B$62]=[.$B21];[Thong_Tin_Ngay_Nghi_201702.$C$3:.$C$62]) + SUMPRODUCT([Thong_Tin_Ngay_Nghi_201703.$B$3:.$B$63]=[.$B21];[Thong_Tin_Ngay_Nghi_201703.$C$3:.$C$63]) + SUMPRODUCT([Thong_Tin_Ngay_Nghi_201704.$B$3:.$B$63]=[.$B21];[Thong_Tin_Ngay_Nghi_201704.$C$3:.$C$63]) + SUMPRODUCT([Thong_Tin_Ngay_Nghi_201705.$B$3:.$B$62]=[.$B21];[Thong_Tin_Ngay_Nghi_201705.$C$3:.$C$62]) + SUMPRODUCT([Thong_Tin_Ngay_Nghi_201706.$B$3:.$B$64]=[.$B21];[Thong_Tin_Ngay_Nghi_201706.$C$3:.$C$64]) + SUMPRODUCT([Thong_Tin_Ngay_Nghi_201707.$B$3:.$B$66]=[.$B21];[Thong_Tin_Ngay_Nghi_201707.$C$3:.$C$66]) + SUMPRODUCT([Thong_Tin_Ngay_Nghi_201708.$B$3:.$B$67]=[.$B21];[Thong_Tin_Ngay_Nghi_201708.$C$3:.$C$67])" office:value-type="float" office:value="7">
            <text:p>7</text:p>
          </table:table-cell>
          <table:table-cell table:style-name="ce50" table:formula="of:=IF(DATE(YEAR([.E21]);MONTH([.E21]);DAY([.E21]))&lt;=DATE(YEAR([.E21]);3;31); [.C21]-[.G21] + [.F21]; IF([.G21]-[.C21]&lt;0;[.G21] + [.F21] -[.H21];[.F21]+[.C21]-[.H21]))" office:value-type="float" office:value="3.5">
            <text:p>3.5</text:p>
          </table:table-cell>
          <table:table-cell table:number-columns-repeated="2" table:style-name="ce50"/>
          <table:table-cell table:style-name="ce50" table:formula="of:=[.I21]+[.K21] +[.J21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2" office:value-type="date" office:date-value="2017-02-06">
            <text:p>02/06/17</text:p>
          </table:table-cell>
          <table:table-cell table:style-name="ce52" table:formula="of:=IF(YEAR(NOW())&gt;YEAR([.D22]);DATE(YEAR([.D22]);12;31);NOW())" office:value-type="date" office:date-value="2017-08-18T11:08:55.48">
            <text:p>08/18/17</text:p>
          </table:table-cell>
          <table:table-cell table:style-name="ce54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8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2];[Thong_Tin_Ngay_Nghi_201701.$C$3:.$C$61]) +  SUMPRODUCT([Thong_Tin_Ngay_Nghi_201702.$B$3:.$B$62]=[.$B22];[Thong_Tin_Ngay_Nghi_201702.$C$3:.$C$62]) + SUMPRODUCT([Thong_Tin_Ngay_Nghi_201703.$B$3:.$B$63]=[.$B22];[Thong_Tin_Ngay_Nghi_201703.$C$3:.$C$63]) + SUMPRODUCT([Thong_Tin_Ngay_Nghi_201704.$B$3:.$B$63]=[.$B22];[Thong_Tin_Ngay_Nghi_201704.$C$3:.$C$63]) + SUMPRODUCT([Thong_Tin_Ngay_Nghi_201705.$B$3:.$B$62]=[.$B22];[Thong_Tin_Ngay_Nghi_201705.$C$3:.$C$62]) + SUMPRODUCT([Thong_Tin_Ngay_Nghi_201706.$B$3:.$B$64]=[.$B22];[Thong_Tin_Ngay_Nghi_201706.$C$3:.$C$64]) + SUMPRODUCT([Thong_Tin_Ngay_Nghi_201707.$B$3:.$B$66]=[.$B22];[Thong_Tin_Ngay_Nghi_201707.$C$3:.$C$66]) + SUMPRODUCT([Thong_Tin_Ngay_Nghi_201708.$B$3:.$B$67]=[.$B22];[Thong_Tin_Ngay_Nghi_201708.$C$3:.$C$67])" office:value-type="float" office:value="3">
            <text:p>3</text:p>
          </table:table-cell>
          <table:table-cell table:style-name="ce50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style-name="ce50"/>
          <table:table-cell table:style-name="ce50" table:formula="of:=0.5" office:value-type="float" office:value="0.5">
            <text:p>0.5</text:p>
          </table:table-cell>
          <table:table-cell table:style-name="ce50" table:formula="of:=[.I22]+[.K22] +[.J22]" office:value-type="float" office:value="4.5">
            <text:p>4.5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3]);DATE(YEAR([.D23]);12;31);NOW())" office:value-type="date" office:date-value="2017-08-18T11:08:55.49">
            <text:p>08/18/17</text:p>
          </table:table-cell>
          <table:table-cell table:style-name="ce54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58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0">
            <text:p>0</text:p>
          </table:table-cell>
          <table:table-cell table:style-name="ce63" table:formula="of:=SUMPRODUCT([Thong_Tin_Ngay_Nghi_201701.$B$3:.$B$61]=[.$B23];[Thong_Tin_Ngay_Nghi_201701.$C$3:.$C$61]) +  SUMPRODUCT([Thong_Tin_Ngay_Nghi_201702.$B$3:.$B$62]=[.$B23];[Thong_Tin_Ngay_Nghi_201702.$C$3:.$C$62]) + SUMPRODUCT([Thong_Tin_Ngay_Nghi_201703.$B$3:.$B$63]=[.$B23];[Thong_Tin_Ngay_Nghi_201703.$C$3:.$C$63]) + SUMPRODUCT([Thong_Tin_Ngay_Nghi_201704.$B$3:.$B$63]=[.$B23];[Thong_Tin_Ngay_Nghi_201704.$C$3:.$C$63]) + SUMPRODUCT([Thong_Tin_Ngay_Nghi_201705.$B$3:.$B$62]=[.$B23];[Thong_Tin_Ngay_Nghi_201705.$C$3:.$C$62]) + SUMPRODUCT([Thong_Tin_Ngay_Nghi_201706.$B$3:.$B$64]=[.$B23];[Thong_Tin_Ngay_Nghi_201706.$C$3:.$C$64]) + SUMPRODUCT([Thong_Tin_Ngay_Nghi_201707.$B$3:.$B$66]=[.$B23];[Thong_Tin_Ngay_Nghi_201707.$C$3:.$C$66]) + SUMPRODUCT([Thong_Tin_Ngay_Nghi_201708.$B$3:.$B$67]=[.$B23];[Thong_Tin_Ngay_Nghi_201708.$C$3:.$C$67])" office:value-type="float" office:value="6">
            <text:p>6</text:p>
          </table:table-cell>
          <table:table-cell table:style-name="ce50" table:formula="of:=IF(DATE(YEAR([.E23]);MONTH([.E23]);DAY([.E23]))&lt;=DATE(YEAR([.E23]);3;31); [.C23]-[.G23] + [.F23]; IF([.G23]-[.C23]&lt;0;[.G23] + [.F23] -[.H23];[.F23]+[.C23]-[.H23]))" office:value-type="float" office:value="2">
            <text:p>2</text:p>
          </table:table-cell>
          <table:table-cell table:number-columns-repeated="2" table:style-name="ce50"/>
          <table:table-cell table:style-name="ce50" table:formula="of:=[.I23]+[.K23] +[.J23]" office:value-type="float" office:value="2">
            <text:p>2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4]);DATE(YEAR([.D24]);12;31);NOW())" office:value-type="date" office:date-value="2017-08-18T11:08:55.49">
            <text:p>08/18/17</text:p>
          </table:table-cell>
          <table:table-cell table:style-name="ce54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8">
            <text:p>8</text:p>
          </table:table-cell>
          <table:table-cell table:style-name="ce58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3">
            <text:p>3</text:p>
          </table:table-cell>
          <table:table-cell table:style-name="ce63" table:formula="of:=SUMPRODUCT([Thong_Tin_Ngay_Nghi_201701.$B$3:.$B$61]=[.$B24];[Thong_Tin_Ngay_Nghi_201701.$C$3:.$C$61]) +  SUMPRODUCT([Thong_Tin_Ngay_Nghi_201702.$B$3:.$B$62]=[.$B24];[Thong_Tin_Ngay_Nghi_201702.$C$3:.$C$62]) + SUMPRODUCT([Thong_Tin_Ngay_Nghi_201703.$B$3:.$B$63]=[.$B24];[Thong_Tin_Ngay_Nghi_201703.$C$3:.$C$63]) + SUMPRODUCT([Thong_Tin_Ngay_Nghi_201704.$B$3:.$B$63]=[.$B24];[Thong_Tin_Ngay_Nghi_201704.$C$3:.$C$63]) + SUMPRODUCT([Thong_Tin_Ngay_Nghi_201705.$B$3:.$B$62]=[.$B24];[Thong_Tin_Ngay_Nghi_201705.$C$3:.$C$62]) + SUMPRODUCT([Thong_Tin_Ngay_Nghi_201706.$B$3:.$B$64]=[.$B24];[Thong_Tin_Ngay_Nghi_201706.$C$3:.$C$64]) + SUMPRODUCT([Thong_Tin_Ngay_Nghi_201707.$B$3:.$B$66]=[.$B24];[Thong_Tin_Ngay_Nghi_201707.$C$3:.$C$66]) + SUMPRODUCT([Thong_Tin_Ngay_Nghi_201708.$B$3:.$B$67]=[.$B24];[Thong_Tin_Ngay_Nghi_201708.$C$3:.$C$67])" office:value-type="float" office:value="6">
            <text:p>6</text:p>
          </table:table-cell>
          <table:table-cell table:style-name="ce50" table:formula="of:=IF(DATE(YEAR([.E24]);MONTH([.E24]);DAY([.E24]))&lt;=DATE(YEAR([.E24]);3;31); [.C24]-[.G24] + [.F24]; IF([.G24]-[.C24]&lt;0;[.G24] + [.F24] -[.H24];[.F24]+[.C24]-[.H24]))" office:value-type="float" office:value="5">
            <text:p>5</text:p>
          </table:table-cell>
          <table:table-cell table:number-columns-repeated="2" table:style-name="ce50"/>
          <table:table-cell table:style-name="ce50" table:formula="of:=[.I24]+[.K24] +[.J24]" office:value-type="float" office:value="5">
            <text:p>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5]);DATE(YEAR([.D25]);12;31);NOW())" office:value-type="date" office:date-value="2017-08-18T11:08:55.49">
            <text:p>08/18/17</text:p>
          </table:table-cell>
          <table:table-cell table:style-name="ce54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8">
            <text:p>8</text:p>
          </table:table-cell>
          <table:table-cell table:style-name="ce58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6">
            <text:p>6</text:p>
          </table:table-cell>
          <table:table-cell table:style-name="ce63" table:formula="of:=SUMPRODUCT([Thong_Tin_Ngay_Nghi_201701.$B$3:.$B$61]=[.$B25];[Thong_Tin_Ngay_Nghi_201701.$C$3:.$C$61]) +  SUMPRODUCT([Thong_Tin_Ngay_Nghi_201702.$B$3:.$B$62]=[.$B25];[Thong_Tin_Ngay_Nghi_201702.$C$3:.$C$62]) + SUMPRODUCT([Thong_Tin_Ngay_Nghi_201703.$B$3:.$B$63]=[.$B25];[Thong_Tin_Ngay_Nghi_201703.$C$3:.$C$63]) + SUMPRODUCT([Thong_Tin_Ngay_Nghi_201704.$B$3:.$B$63]=[.$B25];[Thong_Tin_Ngay_Nghi_201704.$C$3:.$C$63]) + SUMPRODUCT([Thong_Tin_Ngay_Nghi_201705.$B$3:.$B$62]=[.$B25];[Thong_Tin_Ngay_Nghi_201705.$C$3:.$C$62]) + SUMPRODUCT([Thong_Tin_Ngay_Nghi_201706.$B$3:.$B$64]=[.$B25];[Thong_Tin_Ngay_Nghi_201706.$C$3:.$C$64]) + SUMPRODUCT([Thong_Tin_Ngay_Nghi_201707.$B$3:.$B$66]=[.$B25];[Thong_Tin_Ngay_Nghi_201707.$C$3:.$C$66]) + SUMPRODUCT([Thong_Tin_Ngay_Nghi_201708.$B$3:.$B$67]=[.$B25];[Thong_Tin_Ngay_Nghi_201708.$C$3:.$C$67])" office:value-type="float" office:value="9">
            <text:p>9</text:p>
          </table:table-cell>
          <table:table-cell table:style-name="ce50" table:formula="of:=IF(DATE(YEAR([.E25]);MONTH([.E25]);DAY([.E25]))&lt;=DATE(YEAR([.E25]);3;31); [.C25]-[.G25] + [.F25]; IF([.G25]-[.C25]&lt;0;[.G25] + [.F25] -[.H25];[.F25]+[.C25]-[.H25]))" office:value-type="float" office:value="-1">
            <text:p>-1</text:p>
          </table:table-cell>
          <table:table-cell table:number-columns-repeated="2" table:style-name="ce50"/>
          <table:table-cell table:style-name="ce50" table:formula="of:=[.I25]+[.K25] +[.J25]" office:value-type="float" office:value="-1">
            <text:p>-1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6]);DATE(YEAR([.D26]);12;31);NOW())" office:value-type="date" office:date-value="2017-08-18T11:08:55.49">
            <text:p>08/18/17</text:p>
          </table:table-cell>
          <table:table-cell table:style-name="ce54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58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.5">
            <text:p>0.5</text:p>
          </table:table-cell>
          <table:table-cell table:style-name="ce63" table:formula="of:=SUMPRODUCT([Thong_Tin_Ngay_Nghi_201701.$B$3:.$B$61]=[.$B26];[Thong_Tin_Ngay_Nghi_201701.$C$3:.$C$61]) +  SUMPRODUCT([Thong_Tin_Ngay_Nghi_201702.$B$3:.$B$62]=[.$B26];[Thong_Tin_Ngay_Nghi_201702.$C$3:.$C$62]) + SUMPRODUCT([Thong_Tin_Ngay_Nghi_201703.$B$3:.$B$63]=[.$B26];[Thong_Tin_Ngay_Nghi_201703.$C$3:.$C$63]) + SUMPRODUCT([Thong_Tin_Ngay_Nghi_201704.$B$3:.$B$63]=[.$B26];[Thong_Tin_Ngay_Nghi_201704.$C$3:.$C$63]) + SUMPRODUCT([Thong_Tin_Ngay_Nghi_201705.$B$3:.$B$62]=[.$B26];[Thong_Tin_Ngay_Nghi_201705.$C$3:.$C$62]) + SUMPRODUCT([Thong_Tin_Ngay_Nghi_201706.$B$3:.$B$64]=[.$B26];[Thong_Tin_Ngay_Nghi_201706.$C$3:.$C$64]) + SUMPRODUCT([Thong_Tin_Ngay_Nghi_201707.$B$3:.$B$66]=[.$B26];[Thong_Tin_Ngay_Nghi_201707.$C$3:.$C$66]) + SUMPRODUCT([Thong_Tin_Ngay_Nghi_201708.$B$3:.$B$67]=[.$B26];[Thong_Tin_Ngay_Nghi_201708.$C$3:.$C$67])" office:value-type="float" office:value="5">
            <text:p>5</text:p>
          </table:table-cell>
          <table:table-cell table:style-name="ce50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50"/>
          <table:table-cell table:style-name="ce50" table:formula="of:=[.I26]+[.K26] +[.J26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50" office:value-type="float" office:value="1">
            <text:p>1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7]);DATE(YEAR([.D27]);12;31);NOW())" office:value-type="date" office:date-value="2017-08-18T11:08:55.49">
            <text:p>08/18/17</text:p>
          </table:table-cell>
          <table:table-cell table:style-name="ce54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58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3" table:formula="of:=SUMPRODUCT([Thong_Tin_Ngay_Nghi_201701.$B$3:.$B$61]=[.$B27];[Thong_Tin_Ngay_Nghi_201701.$C$3:.$C$61]) +  SUMPRODUCT([Thong_Tin_Ngay_Nghi_201702.$B$3:.$B$62]=[.$B27];[Thong_Tin_Ngay_Nghi_201702.$C$3:.$C$62]) + SUMPRODUCT([Thong_Tin_Ngay_Nghi_201703.$B$3:.$B$63]=[.$B27];[Thong_Tin_Ngay_Nghi_201703.$C$3:.$C$63]) + SUMPRODUCT([Thong_Tin_Ngay_Nghi_201704.$B$3:.$B$63]=[.$B27];[Thong_Tin_Ngay_Nghi_201704.$C$3:.$C$63]) + SUMPRODUCT([Thong_Tin_Ngay_Nghi_201705.$B$3:.$B$62]=[.$B27];[Thong_Tin_Ngay_Nghi_201705.$C$3:.$C$62]) + SUMPRODUCT([Thong_Tin_Ngay_Nghi_201706.$B$3:.$B$64]=[.$B27];[Thong_Tin_Ngay_Nghi_201706.$C$3:.$C$64]) + SUMPRODUCT([Thong_Tin_Ngay_Nghi_201707.$B$3:.$B$66]=[.$B27];[Thong_Tin_Ngay_Nghi_201707.$C$3:.$C$66]) + SUMPRODUCT([Thong_Tin_Ngay_Nghi_201708.$B$3:.$B$67]=[.$B27];[Thong_Tin_Ngay_Nghi_201708.$C$3:.$C$67])" office:value-type="float" office:value="11.5">
            <text:p>11.5</text:p>
          </table:table-cell>
          <table:table-cell table:style-name="ce50" table:formula="of:=IF(DATE(YEAR([.E27]);MONTH([.E27]);DAY([.E27]))&lt;=DATE(YEAR([.E27]);3;31); [.C27]-[.G27] + [.F27]; IF([.G27]-[.C27]&lt;0;[.G27] + [.F27] -[.H27];[.F27]+[.C27]-[.H27]))" office:value-type="float" office:value="-2.5">
            <text:p>-2.5</text:p>
          </table:table-cell>
          <table:table-cell table:number-columns-repeated="2" table:style-name="ce50"/>
          <table:table-cell table:style-name="ce50" table:formula="of:=[.I27]+[.K27] +[.J27]" office:value-type="float" office:value="-2.5">
            <text:p>-2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8]);DATE(YEAR([.D28]);12;31);NOW())" office:value-type="date" office:date-value="2017-08-18T11:08:55.5">
            <text:p>08/18/17</text:p>
          </table:table-cell>
          <table:table-cell table:style-name="ce54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58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3" table:formula="of:=SUMPRODUCT([Thong_Tin_Ngay_Nghi_201701.$B$3:.$B$61]=[.$B28];[Thong_Tin_Ngay_Nghi_201701.$C$3:.$C$61]) +  SUMPRODUCT([Thong_Tin_Ngay_Nghi_201702.$B$3:.$B$62]=[.$B28];[Thong_Tin_Ngay_Nghi_201702.$C$3:.$C$62]) + SUMPRODUCT([Thong_Tin_Ngay_Nghi_201703.$B$3:.$B$63]=[.$B28];[Thong_Tin_Ngay_Nghi_201703.$C$3:.$C$63]) + SUMPRODUCT([Thong_Tin_Ngay_Nghi_201704.$B$3:.$B$63]=[.$B28];[Thong_Tin_Ngay_Nghi_201704.$C$3:.$C$63]) + SUMPRODUCT([Thong_Tin_Ngay_Nghi_201705.$B$3:.$B$62]=[.$B28];[Thong_Tin_Ngay_Nghi_201705.$C$3:.$C$62]) + SUMPRODUCT([Thong_Tin_Ngay_Nghi_201706.$B$3:.$B$64]=[.$B28];[Thong_Tin_Ngay_Nghi_201706.$C$3:.$C$64]) + SUMPRODUCT([Thong_Tin_Ngay_Nghi_201707.$B$3:.$B$66]=[.$B28];[Thong_Tin_Ngay_Nghi_201707.$C$3:.$C$66]) + SUMPRODUCT([Thong_Tin_Ngay_Nghi_201708.$B$3:.$B$67]=[.$B28];[Thong_Tin_Ngay_Nghi_201708.$C$3:.$C$67])" office:value-type="float" office:value="5">
            <text:p>5</text:p>
          </table:table-cell>
          <table:table-cell table:style-name="ce50" table:formula="of:=IF(DATE(YEAR([.E28]);MONTH([.E28]);DAY([.E28]))&lt;=DATE(YEAR([.E28]);3;31); [.C28]-[.G28] + [.F28]; IF([.G28]-[.C28]&lt;0;[.G28] + [.F28] -[.H28];[.F28]+[.C28]-[.H28]))" office:value-type="float" office:value="5">
            <text:p>5</text:p>
          </table:table-cell>
          <table:table-cell table:number-columns-repeated="2" table:style-name="ce50"/>
          <table:table-cell table:style-name="ce50" table:formula="of:=[.I28]+[.K28] +[.J28]" office:value-type="float" office:value="5">
            <text:p>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29]);DATE(YEAR([.D29]);12;31);NOW())" office:value-type="date" office:date-value="2017-08-18T11:08:55.5">
            <text:p>08/18/17</text:p>
          </table:table-cell>
          <table:table-cell table:style-name="ce54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58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3" table:formula="of:=SUMPRODUCT([Thong_Tin_Ngay_Nghi_201701.$B$3:.$B$61]=[.$B29];[Thong_Tin_Ngay_Nghi_201701.$C$3:.$C$61]) +  SUMPRODUCT([Thong_Tin_Ngay_Nghi_201702.$B$3:.$B$62]=[.$B29];[Thong_Tin_Ngay_Nghi_201702.$C$3:.$C$62]) + SUMPRODUCT([Thong_Tin_Ngay_Nghi_201703.$B$3:.$B$63]=[.$B29];[Thong_Tin_Ngay_Nghi_201703.$C$3:.$C$63]) + SUMPRODUCT([Thong_Tin_Ngay_Nghi_201704.$B$3:.$B$63]=[.$B29];[Thong_Tin_Ngay_Nghi_201704.$C$3:.$C$63]) + SUMPRODUCT([Thong_Tin_Ngay_Nghi_201705.$B$3:.$B$62]=[.$B29];[Thong_Tin_Ngay_Nghi_201705.$C$3:.$C$62]) + SUMPRODUCT([Thong_Tin_Ngay_Nghi_201706.$B$3:.$B$64]=[.$B29];[Thong_Tin_Ngay_Nghi_201706.$C$3:.$C$64]) + SUMPRODUCT([Thong_Tin_Ngay_Nghi_201707.$B$3:.$B$66]=[.$B29];[Thong_Tin_Ngay_Nghi_201707.$C$3:.$C$66]) + SUMPRODUCT([Thong_Tin_Ngay_Nghi_201708.$B$3:.$B$67]=[.$B29];[Thong_Tin_Ngay_Nghi_201708.$C$3:.$C$67])" office:value-type="float" office:value="0.5">
            <text:p>0.5</text:p>
          </table:table-cell>
          <table:table-cell table:style-name="ce50" table:formula="of:=IF(DATE(YEAR([.E29]);MONTH([.E29]);DAY([.E29]))&lt;=DATE(YEAR([.E29]);3;31); [.C29]-[.G29] + [.F29]; IF([.G29]-[.C29]&lt;0;[.G29] + [.F29] -[.H29];[.F29]+[.C29]-[.H29]))" office:value-type="float" office:value="7.5">
            <text:p>7.5</text:p>
          </table:table-cell>
          <table:table-cell table:number-columns-repeated="2" table:style-name="ce50"/>
          <table:table-cell table:style-name="ce50" table:formula="of:=[.I29]+[.K29] +[.J29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0]);DATE(YEAR([.D30]);12;31);NOW())" office:value-type="date" office:date-value="2017-08-18T11:08:55.5">
            <text:p>08/18/17</text:p>
          </table:table-cell>
          <table:table-cell table:style-name="ce54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58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3" table:formula="of:=SUMPRODUCT([Thong_Tin_Ngay_Nghi_201701.$B$3:.$B$61]=[.$B30];[Thong_Tin_Ngay_Nghi_201701.$C$3:.$C$61]) +  SUMPRODUCT([Thong_Tin_Ngay_Nghi_201702.$B$3:.$B$62]=[.$B30];[Thong_Tin_Ngay_Nghi_201702.$C$3:.$C$62]) + SUMPRODUCT([Thong_Tin_Ngay_Nghi_201703.$B$3:.$B$63]=[.$B30];[Thong_Tin_Ngay_Nghi_201703.$C$3:.$C$63]) + SUMPRODUCT([Thong_Tin_Ngay_Nghi_201704.$B$3:.$B$63]=[.$B30];[Thong_Tin_Ngay_Nghi_201704.$C$3:.$C$63]) + SUMPRODUCT([Thong_Tin_Ngay_Nghi_201705.$B$3:.$B$62]=[.$B30];[Thong_Tin_Ngay_Nghi_201705.$C$3:.$C$62]) + SUMPRODUCT([Thong_Tin_Ngay_Nghi_201706.$B$3:.$B$64]=[.$B30];[Thong_Tin_Ngay_Nghi_201706.$C$3:.$C$64]) + SUMPRODUCT([Thong_Tin_Ngay_Nghi_201707.$B$3:.$B$66]=[.$B30];[Thong_Tin_Ngay_Nghi_201707.$C$3:.$C$66]) + SUMPRODUCT([Thong_Tin_Ngay_Nghi_201708.$B$3:.$B$67]=[.$B30];[Thong_Tin_Ngay_Nghi_201708.$C$3:.$C$67])" office:value-type="float" office:value="23">
            <text:p>23</text:p>
          </table:table-cell>
          <table:table-cell table:style-name="ce50" table:formula="of:=IF(DATE(YEAR([.E30]);MONTH([.E30]);DAY([.E30]))&lt;=DATE(YEAR([.E30]);3;31); [.C30]-[.G30] + [.F30]; IF([.G30]-[.C30]&lt;0;[.G30] + [.F30] -[.H30];[.F30]+[.C30]-[.H30]))" office:value-type="float" office:value="-10.5">
            <text:p>-10.5</text:p>
          </table:table-cell>
          <table:table-cell table:style-name="ce50"/>
          <table:table-cell table:style-name="ce50" table:formula="of:=5" office:value-type="float" office:value="5">
            <text:p>5</text:p>
          </table:table-cell>
          <table:table-cell table:style-name="ce50" table:formula="of:=[.I30]+[.K30] +[.J30]" office:value-type="float" office:value="-5.5">
            <text:p>-5.5</text:p>
          </table:table-cell>
          <table:table-cell table:style-name="ce64" office:value-type="string">
            <text:p>Những ngày nghỉ này đã trừ vào lương → sẽ ko trừ vào phép nữa:</text:p>
            <text:p>- Tháng 6 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1]);DATE(YEAR([.D31]);12;31);NOW())" office:value-type="date" office:date-value="2017-08-18T11:08:55.5">
            <text:p>08/18/17</text:p>
          </table:table-cell>
          <table:table-cell table:style-name="ce54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58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31];[Thong_Tin_Ngay_Nghi_201701.$C$3:.$C$61]) +  SUMPRODUCT([Thong_Tin_Ngay_Nghi_201702.$B$3:.$B$62]=[.$B31];[Thong_Tin_Ngay_Nghi_201702.$C$3:.$C$62]) + SUMPRODUCT([Thong_Tin_Ngay_Nghi_201703.$B$3:.$B$63]=[.$B31];[Thong_Tin_Ngay_Nghi_201703.$C$3:.$C$63]) + SUMPRODUCT([Thong_Tin_Ngay_Nghi_201704.$B$3:.$B$63]=[.$B31];[Thong_Tin_Ngay_Nghi_201704.$C$3:.$C$63]) + SUMPRODUCT([Thong_Tin_Ngay_Nghi_201705.$B$3:.$B$62]=[.$B31];[Thong_Tin_Ngay_Nghi_201705.$C$3:.$C$62]) + SUMPRODUCT([Thong_Tin_Ngay_Nghi_201706.$B$3:.$B$64]=[.$B31];[Thong_Tin_Ngay_Nghi_201706.$C$3:.$C$64]) + SUMPRODUCT([Thong_Tin_Ngay_Nghi_201707.$B$3:.$B$66]=[.$B31];[Thong_Tin_Ngay_Nghi_201707.$C$3:.$C$66]) + SUMPRODUCT([Thong_Tin_Ngay_Nghi_201708.$B$3:.$B$67]=[.$B31];[Thong_Tin_Ngay_Nghi_201708.$C$3:.$C$67])" office:value-type="float" office:value="14.5">
            <text:p>14.5</text:p>
          </table:table-cell>
          <table:table-cell table:style-name="ce50" table:formula="of:=IF(DATE(YEAR([.E31]);MONTH([.E31]);DAY([.E31]))&lt;=DATE(YEAR([.E31]);3;31); [.C31]-[.G31] + [.F31]; IF([.G31]-[.C31]&lt;0;[.G31] + [.F31] -[.H31];[.F31]+[.C31]-[.H31]))" office:value-type="float" office:value="-5">
            <text:p>-5</text:p>
          </table:table-cell>
          <table:table-cell table:number-columns-repeated="2" table:style-name="ce50"/>
          <table:table-cell table:style-name="ce50" table:formula="of:=[.I31]+[.K31] +[.J31]" office:value-type="float" office:value="-5">
            <text:p>-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2]);DATE(YEAR([.D32]);12;31);NOW())" office:value-type="date" office:date-value="2017-08-18T11:08:55.5">
            <text:p>08/18/17</text:p>
          </table:table-cell>
          <table:table-cell table:style-name="ce54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58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2">
            <text:p>2</text:p>
          </table:table-cell>
          <table:table-cell table:style-name="ce63" table:formula="of:=SUMPRODUCT([Thong_Tin_Ngay_Nghi_201701.$B$3:.$B$61]=[.$B32];[Thong_Tin_Ngay_Nghi_201701.$C$3:.$C$61]) +  SUMPRODUCT([Thong_Tin_Ngay_Nghi_201702.$B$3:.$B$62]=[.$B32];[Thong_Tin_Ngay_Nghi_201702.$C$3:.$C$62]) + SUMPRODUCT([Thong_Tin_Ngay_Nghi_201703.$B$3:.$B$63]=[.$B32];[Thong_Tin_Ngay_Nghi_201703.$C$3:.$C$63]) + SUMPRODUCT([Thong_Tin_Ngay_Nghi_201704.$B$3:.$B$63]=[.$B32];[Thong_Tin_Ngay_Nghi_201704.$C$3:.$C$63]) + SUMPRODUCT([Thong_Tin_Ngay_Nghi_201705.$B$3:.$B$62]=[.$B32];[Thong_Tin_Ngay_Nghi_201705.$C$3:.$C$62]) + SUMPRODUCT([Thong_Tin_Ngay_Nghi_201706.$B$3:.$B$64]=[.$B32];[Thong_Tin_Ngay_Nghi_201706.$C$3:.$C$64]) + SUMPRODUCT([Thong_Tin_Ngay_Nghi_201707.$B$3:.$B$66]=[.$B32];[Thong_Tin_Ngay_Nghi_201707.$C$3:.$C$66]) + SUMPRODUCT([Thong_Tin_Ngay_Nghi_201708.$B$3:.$B$67]=[.$B32];[Thong_Tin_Ngay_Nghi_201708.$C$3:.$C$67])" office:value-type="float" office:value="7.5">
            <text:p>7.5</text:p>
          </table:table-cell>
          <table:table-cell table:style-name="ce50" table:formula="of:=IF(DATE(YEAR([.E32]);MONTH([.E32]);DAY([.E32]))&lt;=DATE(YEAR([.E32]);3;31); [.C32]-[.G32] + [.F32]; IF([.G32]-[.C32]&lt;0;[.G32] + [.F32] -[.H32];[.F32]+[.C32]-[.H32]))" office:value-type="float" office:value="2.5">
            <text:p>2.5</text:p>
          </table:table-cell>
          <table:table-cell table:number-columns-repeated="2" table:style-name="ce50"/>
          <table:table-cell table:style-name="ce50" table:formula="of:=[.I32]+[.K32] +[.J32]" office:value-type="float" office:value="2.5">
            <text:p>2.5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3]);DATE(YEAR([.D33]);12;31);NOW())" office:value-type="date" office:date-value="2017-08-18T11:08:55.51">
            <text:p>08/18/17</text:p>
          </table:table-cell>
          <table:table-cell table:style-name="ce54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58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6">
            <text:p>6</text:p>
          </table:table-cell>
          <table:table-cell table:style-name="ce63" table:formula="of:=SUMPRODUCT([Thong_Tin_Ngay_Nghi_201701.$B$3:.$B$61]=[.$B33];[Thong_Tin_Ngay_Nghi_201701.$C$3:.$C$61]) +  SUMPRODUCT([Thong_Tin_Ngay_Nghi_201702.$B$3:.$B$62]=[.$B33];[Thong_Tin_Ngay_Nghi_201702.$C$3:.$C$62]) + SUMPRODUCT([Thong_Tin_Ngay_Nghi_201703.$B$3:.$B$63]=[.$B33];[Thong_Tin_Ngay_Nghi_201703.$C$3:.$C$63]) + SUMPRODUCT([Thong_Tin_Ngay_Nghi_201704.$B$3:.$B$63]=[.$B33];[Thong_Tin_Ngay_Nghi_201704.$C$3:.$C$63]) + SUMPRODUCT([Thong_Tin_Ngay_Nghi_201705.$B$3:.$B$62]=[.$B33];[Thong_Tin_Ngay_Nghi_201705.$C$3:.$C$62]) + SUMPRODUCT([Thong_Tin_Ngay_Nghi_201706.$B$3:.$B$64]=[.$B33];[Thong_Tin_Ngay_Nghi_201706.$C$3:.$C$64]) + SUMPRODUCT([Thong_Tin_Ngay_Nghi_201707.$B$3:.$B$66]=[.$B33];[Thong_Tin_Ngay_Nghi_201707.$C$3:.$C$66]) + SUMPRODUCT([Thong_Tin_Ngay_Nghi_201708.$B$3:.$B$67]=[.$B33];[Thong_Tin_Ngay_Nghi_201708.$C$3:.$C$67])" office:value-type="float" office:value="10">
            <text:p>10</text:p>
          </table:table-cell>
          <table:table-cell table:style-name="ce50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50"/>
          <table:table-cell table:style-name="ce50" office:value-type="float" office:value="3">
            <text:p>3</text:p>
          </table:table-cell>
          <table:table-cell table:style-name="ce50" table:formula="of:=[.I33]+[.K33] +[.J33]" office:value-type="float" office:value="3">
            <text:p>3</text:p>
          </table:table-cell>
          <table:table-cell table:style-name="ce64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4]);DATE(YEAR([.D34]);12;31);NOW())" office:value-type="date" office:date-value="2017-08-18T11:08:55.51">
            <text:p>08/18/17</text:p>
          </table:table-cell>
          <table:table-cell table:style-name="ce54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8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5">
            <text:p>5</text:p>
          </table:table-cell>
          <table:table-cell table:style-name="ce63" table:formula="of:=SUMPRODUCT([Thong_Tin_Ngay_Nghi_201701.$B$3:.$B$61]=[.$B34];[Thong_Tin_Ngay_Nghi_201701.$C$3:.$C$61]) +  SUMPRODUCT([Thong_Tin_Ngay_Nghi_201702.$B$3:.$B$62]=[.$B34];[Thong_Tin_Ngay_Nghi_201702.$C$3:.$C$62]) + SUMPRODUCT([Thong_Tin_Ngay_Nghi_201703.$B$3:.$B$63]=[.$B34];[Thong_Tin_Ngay_Nghi_201703.$C$3:.$C$63]) + SUMPRODUCT([Thong_Tin_Ngay_Nghi_201704.$B$3:.$B$63]=[.$B34];[Thong_Tin_Ngay_Nghi_201704.$C$3:.$C$63]) + SUMPRODUCT([Thong_Tin_Ngay_Nghi_201705.$B$3:.$B$62]=[.$B34];[Thong_Tin_Ngay_Nghi_201705.$C$3:.$C$62]) + SUMPRODUCT([Thong_Tin_Ngay_Nghi_201706.$B$3:.$B$64]=[.$B34];[Thong_Tin_Ngay_Nghi_201706.$C$3:.$C$64]) + SUMPRODUCT([Thong_Tin_Ngay_Nghi_201707.$B$3:.$B$66]=[.$B34];[Thong_Tin_Ngay_Nghi_201707.$C$3:.$C$66]) + SUMPRODUCT([Thong_Tin_Ngay_Nghi_201708.$B$3:.$B$67]=[.$B34];[Thong_Tin_Ngay_Nghi_201708.$C$3:.$C$67])" office:value-type="float" office:value="15.5">
            <text:p>15.5</text:p>
          </table:table-cell>
          <table:table-cell table:style-name="ce50" table:formula="of:=IF(DATE(YEAR([.E34]);MONTH([.E34]);DAY([.E34]))&lt;=DATE(YEAR([.E34]);3;31); [.C34]-[.G34] + [.F34]; IF([.G34]-[.C34]&lt;0;[.G34] + [.F34] -[.H34];[.F34]+[.C34]-[.H34]))" office:value-type="float" office:value="-4.5">
            <text:p>-4.5</text:p>
          </table:table-cell>
          <table:table-cell table:number-columns-repeated="2" table:style-name="ce50"/>
          <table:table-cell table:style-name="ce50" table:formula="of:=[.I34]+[.K34] +[.J34]" office:value-type="float" office:value="-4.5">
            <text:p>-4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50" office:value-type="float" office:value="1.5">
            <text:p>1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5]);DATE(YEAR([.D35]);12;31);NOW())" office:value-type="date" office:date-value="2017-08-18T11:08:55.51">
            <text:p>08/18/17</text:p>
          </table:table-cell>
          <table:table-cell table:style-name="ce54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58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3">
            <text:p>3</text:p>
          </table:table-cell>
          <table:table-cell table:style-name="ce63" table:formula="of:=SUMPRODUCT([Thong_Tin_Ngay_Nghi_201701.$B$3:.$B$61]=[.$B35];[Thong_Tin_Ngay_Nghi_201701.$C$3:.$C$61]) +  SUMPRODUCT([Thong_Tin_Ngay_Nghi_201702.$B$3:.$B$62]=[.$B35];[Thong_Tin_Ngay_Nghi_201702.$C$3:.$C$62]) + SUMPRODUCT([Thong_Tin_Ngay_Nghi_201703.$B$3:.$B$63]=[.$B35];[Thong_Tin_Ngay_Nghi_201703.$C$3:.$C$63]) + SUMPRODUCT([Thong_Tin_Ngay_Nghi_201704.$B$3:.$B$63]=[.$B35];[Thong_Tin_Ngay_Nghi_201704.$C$3:.$C$63]) + SUMPRODUCT([Thong_Tin_Ngay_Nghi_201705.$B$3:.$B$62]=[.$B35];[Thong_Tin_Ngay_Nghi_201705.$C$3:.$C$62]) + SUMPRODUCT([Thong_Tin_Ngay_Nghi_201706.$B$3:.$B$64]=[.$B35];[Thong_Tin_Ngay_Nghi_201706.$C$3:.$C$64]) + SUMPRODUCT([Thong_Tin_Ngay_Nghi_201707.$B$3:.$B$66]=[.$B35];[Thong_Tin_Ngay_Nghi_201707.$C$3:.$C$66]) + SUMPRODUCT([Thong_Tin_Ngay_Nghi_201708.$B$3:.$B$67]=[.$B35];[Thong_Tin_Ngay_Nghi_201708.$C$3:.$C$67])" office:value-type="float" office:value="10.5">
            <text:p>10.5</text:p>
          </table:table-cell>
          <table:table-cell table:style-name="ce50" table:formula="of:=IF(DATE(YEAR([.E35]);MONTH([.E35]);DAY([.E35]))&lt;=DATE(YEAR([.E35]);3;31); [.C35]-[.G35] + [.F35]; IF([.G35]-[.C35]&lt;0;[.G35] + [.F35] -[.H35];[.F35]+[.C35]-[.H35]))" office:value-type="float" office:value="-1">
            <text:p>-1</text:p>
          </table:table-cell>
          <table:table-cell table:number-columns-repeated="2" table:style-name="ce50"/>
          <table:table-cell table:style-name="ce50" table:formula="of:=[.I35]+[.K35] +[.J35]" office:value-type="float" office:value="-1">
            <text:p>-1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0">
            <text:p>30</text:p>
          </table:table-cell>
          <table:table-cell table:style-name="ce45" office:value-type="string">
            <text:p>MinhP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02">
            <text:p>08/02/17</text:p>
          </table:table-cell>
          <table:table-cell table:style-name="ce52" table:formula="of:=IF(YEAR(NOW())&gt;YEAR([.D36]);DATE(YEAR([.D36]);12;31);NOW())" office:value-type="date" office:date-value="2017-08-18T11:08:55.51">
            <text:p>08/18/17</text:p>
          </table:table-cell>
          <table:table-cell table:style-name="ce54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0">
            <text:p>0</text:p>
          </table:table-cell>
          <table:table-cell table:style-name="ce58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0">
            <text:p>0</text:p>
          </table:table-cell>
          <table:table-cell table:style-name="ce63" table:formula="of:=SUMPRODUCT([Thong_Tin_Ngay_Nghi_201701.$B$3:.$B$61]=[.$B36];[Thong_Tin_Ngay_Nghi_201701.$C$3:.$C$61]) +  SUMPRODUCT([Thong_Tin_Ngay_Nghi_201702.$B$3:.$B$62]=[.$B36];[Thong_Tin_Ngay_Nghi_201702.$C$3:.$C$62]) + SUMPRODUCT([Thong_Tin_Ngay_Nghi_201703.$B$3:.$B$63]=[.$B36];[Thong_Tin_Ngay_Nghi_201703.$C$3:.$C$63]) + SUMPRODUCT([Thong_Tin_Ngay_Nghi_201704.$B$3:.$B$63]=[.$B36];[Thong_Tin_Ngay_Nghi_201704.$C$3:.$C$63]) + SUMPRODUCT([Thong_Tin_Ngay_Nghi_201705.$B$3:.$B$62]=[.$B36];[Thong_Tin_Ngay_Nghi_201705.$C$3:.$C$62]) + SUMPRODUCT([Thong_Tin_Ngay_Nghi_201706.$B$3:.$B$64]=[.$B36];[Thong_Tin_Ngay_Nghi_201706.$C$3:.$C$64]) + SUMPRODUCT([Thong_Tin_Ngay_Nghi_201707.$B$3:.$B$66]=[.$B36];[Thong_Tin_Ngay_Nghi_201707.$C$3:.$C$66]) + SUMPRODUCT([Thong_Tin_Ngay_Nghi_201708.$B$3:.$B$67]=[.$B36];[Thong_Tin_Ngay_Nghi_201708.$C$3:.$C$67])" office:value-type="float" office:value="4">
            <text:p>4</text:p>
          </table:table-cell>
          <table:table-cell table:style-name="ce50" table:formula="of:=IF(DATE(YEAR([.E36]);MONTH([.E36]);DAY([.E36]))&lt;=DATE(YEAR([.E36]);3;31); [.C36]-[.G36] + [.F36]; IF([.G36]-[.C36]&lt;0;[.G36] + [.F36] -[.H36];[.F36]+[.C36]-[.H36]))" office:value-type="float" office:value="-4">
            <text:p>-4</text:p>
          </table:table-cell>
          <table:table-cell table:number-columns-repeated="2" table:style-name="ce50"/>
          <table:table-cell table:style-name="ce50" table:formula="of:=[.I36]+[.K36] +[.J36]" office:value-type="float" office:value="-4">
            <text:p>-4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7]);DATE(YEAR([.D37]);12;31);NOW())" office:value-type="date" office:date-value="2017-08-18T11:08:55.51">
            <text:p>08/18/17</text:p>
          </table:table-cell>
          <table:table-cell table:style-name="ce54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8">
            <text:p>8</text:p>
          </table:table-cell>
          <table:table-cell table:style-name="ce58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37];[Thong_Tin_Ngay_Nghi_201701.$C$3:.$C$61]) +  SUMPRODUCT([Thong_Tin_Ngay_Nghi_201702.$B$3:.$B$62]=[.$B37];[Thong_Tin_Ngay_Nghi_201702.$C$3:.$C$62]) + SUMPRODUCT([Thong_Tin_Ngay_Nghi_201703.$B$3:.$B$63]=[.$B37];[Thong_Tin_Ngay_Nghi_201703.$C$3:.$C$63]) + SUMPRODUCT([Thong_Tin_Ngay_Nghi_201704.$B$3:.$B$63]=[.$B37];[Thong_Tin_Ngay_Nghi_201704.$C$3:.$C$63]) + SUMPRODUCT([Thong_Tin_Ngay_Nghi_201705.$B$3:.$B$62]=[.$B37];[Thong_Tin_Ngay_Nghi_201705.$C$3:.$C$62]) + SUMPRODUCT([Thong_Tin_Ngay_Nghi_201706.$B$3:.$B$64]=[.$B37];[Thong_Tin_Ngay_Nghi_201706.$C$3:.$C$64]) + SUMPRODUCT([Thong_Tin_Ngay_Nghi_201707.$B$3:.$B$66]=[.$B37];[Thong_Tin_Ngay_Nghi_201707.$C$3:.$C$66]) + SUMPRODUCT([Thong_Tin_Ngay_Nghi_201708.$B$3:.$B$67]=[.$B37];[Thong_Tin_Ngay_Nghi_201708.$C$3:.$C$67])" office:value-type="float" office:value="9.5">
            <text:p>9.5</text:p>
          </table:table-cell>
          <table:table-cell table:style-name="ce50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50"/>
          <table:table-cell table:style-name="ce50" table:formula="of:=[.I37]+[.K37] +[.J37]" office:value-type="float" office:value="1.5">
            <text:p>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50" office:value-type="float" office:value="5">
            <text:p>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8]);DATE(YEAR([.D38]);12;31);NOW())" office:value-type="date" office:date-value="2017-08-18T11:08:55.52">
            <text:p>08/18/17</text:p>
          </table:table-cell>
          <table:table-cell table:style-name="ce54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8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5">
            <text:p>5</text:p>
          </table:table-cell>
          <table:table-cell table:style-name="ce63" table:formula="of:=SUMPRODUCT([Thong_Tin_Ngay_Nghi_201701.$B$3:.$B$61]=[.$B38];[Thong_Tin_Ngay_Nghi_201701.$C$3:.$C$61]) +  SUMPRODUCT([Thong_Tin_Ngay_Nghi_201702.$B$3:.$B$62]=[.$B38];[Thong_Tin_Ngay_Nghi_201702.$C$3:.$C$62]) + SUMPRODUCT([Thong_Tin_Ngay_Nghi_201703.$B$3:.$B$63]=[.$B38];[Thong_Tin_Ngay_Nghi_201703.$C$3:.$C$63]) + SUMPRODUCT([Thong_Tin_Ngay_Nghi_201704.$B$3:.$B$63]=[.$B38];[Thong_Tin_Ngay_Nghi_201704.$C$3:.$C$63]) + SUMPRODUCT([Thong_Tin_Ngay_Nghi_201705.$B$3:.$B$62]=[.$B38];[Thong_Tin_Ngay_Nghi_201705.$C$3:.$C$62]) + SUMPRODUCT([Thong_Tin_Ngay_Nghi_201706.$B$3:.$B$64]=[.$B38];[Thong_Tin_Ngay_Nghi_201706.$C$3:.$C$64]) + SUMPRODUCT([Thong_Tin_Ngay_Nghi_201707.$B$3:.$B$66]=[.$B38];[Thong_Tin_Ngay_Nghi_201707.$C$3:.$C$66]) + SUMPRODUCT([Thong_Tin_Ngay_Nghi_201708.$B$3:.$B$67]=[.$B38];[Thong_Tin_Ngay_Nghi_201708.$C$3:.$C$67])" office:value-type="float" office:value="10">
            <text:p>10</text:p>
          </table:table-cell>
          <table:table-cell table:style-name="ce50" table:formula="of:=IF(DATE(YEAR([.E38]);MONTH([.E38]);DAY([.E38]))&lt;=DATE(YEAR([.E38]);3;31); [.C38]-[.G38] + [.F38]; IF([.G38]-[.C38]&lt;0;[.G38] + [.F38] -[.H38];[.F38]+[.C38]-[.H38]))" office:value-type="float" office:value="3">
            <text:p>3</text:p>
          </table:table-cell>
          <table:table-cell table:number-columns-repeated="2" table:style-name="ce50"/>
          <table:table-cell table:style-name="ce50" table:formula="of:=[.I38]+[.K38] +[.J38]" office:value-type="float" office:value="3">
            <text:p>3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3">
            <text:p>33</text:p>
          </table:table-cell>
          <table:table-cell table:style-name="ce45" office:value-type="string">
            <text:p>NgaTN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39]);DATE(YEAR([.D39]);12;31);NOW())" office:value-type="date" office:date-value="2017-08-18T11:08:55.52">
            <text:p>08/18/17</text:p>
          </table:table-cell>
          <table:table-cell table:style-name="ce54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58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39];[Thong_Tin_Ngay_Nghi_201701.$C$3:.$C$61]) +  SUMPRODUCT([Thong_Tin_Ngay_Nghi_201702.$B$3:.$B$62]=[.$B39];[Thong_Tin_Ngay_Nghi_201702.$C$3:.$C$62]) + SUMPRODUCT([Thong_Tin_Ngay_Nghi_201703.$B$3:.$B$63]=[.$B39];[Thong_Tin_Ngay_Nghi_201703.$C$3:.$C$63]) + SUMPRODUCT([Thong_Tin_Ngay_Nghi_201704.$B$3:.$B$63]=[.$B39];[Thong_Tin_Ngay_Nghi_201704.$C$3:.$C$63]) + SUMPRODUCT([Thong_Tin_Ngay_Nghi_201705.$B$3:.$B$62]=[.$B39];[Thong_Tin_Ngay_Nghi_201705.$C$3:.$C$62]) + SUMPRODUCT([Thong_Tin_Ngay_Nghi_201706.$B$3:.$B$64]=[.$B39];[Thong_Tin_Ngay_Nghi_201706.$C$3:.$C$64]) + SUMPRODUCT([Thong_Tin_Ngay_Nghi_201707.$B$3:.$B$66]=[.$B39];[Thong_Tin_Ngay_Nghi_201707.$C$3:.$C$66]) + SUMPRODUCT([Thong_Tin_Ngay_Nghi_201708.$B$3:.$B$67]=[.$B39];[Thong_Tin_Ngay_Nghi_201708.$C$3:.$C$67])" office:value-type="float" office:value="7.5">
            <text:p>7.5</text:p>
          </table:table-cell>
          <table:table-cell table:style-name="ce50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number-columns-repeated="2" table:style-name="ce50"/>
          <table:table-cell table:style-name="ce50" table:formula="of:=[.I39]+[.K39] +[.J39]" office:value-type="float" office:value="2.5">
            <text:p>2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4">
            <text:p>34</text:p>
          </table:table-cell>
          <table:table-cell table:style-name="ce45" office:value-type="string">
            <text:p>NhanHTH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0]);DATE(YEAR([.D40]);12;31);NOW())" office:value-type="date" office:date-value="2017-08-18T11:08:55.52">
            <text:p>08/18/17</text:p>
          </table:table-cell>
          <table:table-cell table:style-name="ce54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8">
            <text:p>8</text:p>
          </table:table-cell>
          <table:table-cell table:style-name="ce58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">
            <text:p>1</text:p>
          </table:table-cell>
          <table:table-cell table:style-name="ce63" table:formula="of:=SUMPRODUCT([Thong_Tin_Ngay_Nghi_201701.$B$3:.$B$61]=[.$B40];[Thong_Tin_Ngay_Nghi_201701.$C$3:.$C$61]) +  SUMPRODUCT([Thong_Tin_Ngay_Nghi_201702.$B$3:.$B$62]=[.$B40];[Thong_Tin_Ngay_Nghi_201702.$C$3:.$C$62]) + SUMPRODUCT([Thong_Tin_Ngay_Nghi_201703.$B$3:.$B$63]=[.$B40];[Thong_Tin_Ngay_Nghi_201703.$C$3:.$C$63]) + SUMPRODUCT([Thong_Tin_Ngay_Nghi_201704.$B$3:.$B$63]=[.$B40];[Thong_Tin_Ngay_Nghi_201704.$C$3:.$C$63]) + SUMPRODUCT([Thong_Tin_Ngay_Nghi_201705.$B$3:.$B$62]=[.$B40];[Thong_Tin_Ngay_Nghi_201705.$C$3:.$C$62]) + SUMPRODUCT([Thong_Tin_Ngay_Nghi_201706.$B$3:.$B$64]=[.$B40];[Thong_Tin_Ngay_Nghi_201706.$C$3:.$C$64]) + SUMPRODUCT([Thong_Tin_Ngay_Nghi_201707.$B$3:.$B$66]=[.$B40];[Thong_Tin_Ngay_Nghi_201707.$C$3:.$C$66]) + SUMPRODUCT([Thong_Tin_Ngay_Nghi_201708.$B$3:.$B$67]=[.$B40];[Thong_Tin_Ngay_Nghi_201708.$C$3:.$C$67])" office:value-type="float" office:value="1.5">
            <text:p>1.5</text:p>
          </table:table-cell>
          <table:table-cell table:style-name="ce50" table:formula="of:=IF(DATE(YEAR([.E40]);MONTH([.E40]);DAY([.E40]))&lt;=DATE(YEAR([.E40]);3;31); [.C40]-[.G40] + [.F40]; IF([.G40]-[.C40]&lt;0;[.G40] + [.F40] -[.H40];[.F40]+[.C40]-[.H40]))" office:value-type="float" office:value="7.5">
            <text:p>7.5</text:p>
          </table:table-cell>
          <table:table-cell table:number-columns-repeated="2" table:style-name="ce50"/>
          <table:table-cell table:style-name="ce50" table:formula="of:=[.I40]+[.K40] +[.J40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5">
            <text:p>35</text:p>
          </table:table-cell>
          <table:table-cell table:style-name="ce45" office:value-type="string">
            <text:p>NhanNM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1]);DATE(YEAR([.D41]);12;31);NOW())" office:value-type="date" office:date-value="2017-08-18T11:08:55.52">
            <text:p>08/18/17</text:p>
          </table:table-cell>
          <table:table-cell table:style-name="ce54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8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1];[Thong_Tin_Ngay_Nghi_201701.$C$3:.$C$61]) +  SUMPRODUCT([Thong_Tin_Ngay_Nghi_201702.$B$3:.$B$62]=[.$B41];[Thong_Tin_Ngay_Nghi_201702.$C$3:.$C$62]) + SUMPRODUCT([Thong_Tin_Ngay_Nghi_201703.$B$3:.$B$63]=[.$B41];[Thong_Tin_Ngay_Nghi_201703.$C$3:.$C$63]) + SUMPRODUCT([Thong_Tin_Ngay_Nghi_201704.$B$3:.$B$63]=[.$B41];[Thong_Tin_Ngay_Nghi_201704.$C$3:.$C$63]) + SUMPRODUCT([Thong_Tin_Ngay_Nghi_201705.$B$3:.$B$62]=[.$B41];[Thong_Tin_Ngay_Nghi_201705.$C$3:.$C$62]) + SUMPRODUCT([Thong_Tin_Ngay_Nghi_201706.$B$3:.$B$64]=[.$B41];[Thong_Tin_Ngay_Nghi_201706.$C$3:.$C$64]) + SUMPRODUCT([Thong_Tin_Ngay_Nghi_201707.$B$3:.$B$66]=[.$B41];[Thong_Tin_Ngay_Nghi_201707.$C$3:.$C$66]) + SUMPRODUCT([Thong_Tin_Ngay_Nghi_201708.$B$3:.$B$67]=[.$B41];[Thong_Tin_Ngay_Nghi_201708.$C$3:.$C$67])" office:value-type="float" office:value="5">
            <text:p>5</text:p>
          </table:table-cell>
          <table:table-cell table:style-name="ce50" table:formula="of:=IF(DATE(YEAR([.E41]);MONTH([.E41]);DAY([.E41]))&lt;=DATE(YEAR([.E41]);3;31); [.C41]-[.G41] + [.F41]; IF([.G41]-[.C41]&lt;0;[.G41] + [.F41] -[.H41];[.F41]+[.C41]-[.H41]))" office:value-type="float" office:value="7.5">
            <text:p>7.5</text:p>
          </table:table-cell>
          <table:table-cell table:number-columns-repeated="2" table:style-name="ce50"/>
          <table:table-cell table:style-name="ce50" table:formula="of:=[.I41]+[.K41] +[.J41]" office:value-type="float" office:value="7.5">
            <text:p>7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6">
            <text:p>36</text:p>
          </table:table-cell>
          <table:table-cell table:style-name="ce45" office:value-type="string">
            <text:p>NhungH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2]);DATE(YEAR([.D42]);12;31);NOW())" office:value-type="date" office:date-value="2017-08-18T11:08:55.52">
            <text:p>08/18/17</text:p>
          </table:table-cell>
          <table:table-cell table:style-name="ce54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8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.5">
            <text:p>1.5</text:p>
          </table:table-cell>
          <table:table-cell table:style-name="ce63" table:formula="of:=SUMPRODUCT([Thong_Tin_Ngay_Nghi_201701.$B$3:.$B$61]=[.$B42];[Thong_Tin_Ngay_Nghi_201701.$C$3:.$C$61]) +  SUMPRODUCT([Thong_Tin_Ngay_Nghi_201702.$B$3:.$B$62]=[.$B42];[Thong_Tin_Ngay_Nghi_201702.$C$3:.$C$62]) + SUMPRODUCT([Thong_Tin_Ngay_Nghi_201703.$B$3:.$B$63]=[.$B42];[Thong_Tin_Ngay_Nghi_201703.$C$3:.$C$63]) + SUMPRODUCT([Thong_Tin_Ngay_Nghi_201704.$B$3:.$B$63]=[.$B42];[Thong_Tin_Ngay_Nghi_201704.$C$3:.$C$63]) + SUMPRODUCT([Thong_Tin_Ngay_Nghi_201705.$B$3:.$B$62]=[.$B42];[Thong_Tin_Ngay_Nghi_201705.$C$3:.$C$62]) + SUMPRODUCT([Thong_Tin_Ngay_Nghi_201706.$B$3:.$B$64]=[.$B42];[Thong_Tin_Ngay_Nghi_201706.$C$3:.$C$64]) + SUMPRODUCT([Thong_Tin_Ngay_Nghi_201707.$B$3:.$B$66]=[.$B42];[Thong_Tin_Ngay_Nghi_201707.$C$3:.$C$66]) + SUMPRODUCT([Thong_Tin_Ngay_Nghi_201708.$B$3:.$B$67]=[.$B42];[Thong_Tin_Ngay_Nghi_201708.$C$3:.$C$67])" office:value-type="float" office:value="6">
            <text:p>6</text:p>
          </table:table-cell>
          <table:table-cell table:style-name="ce50" table:formula="of:=IF(DATE(YEAR([.E42]);MONTH([.E42]);DAY([.E42]))&lt;=DATE(YEAR([.E42]);3;31); [.C42]-[.G42] + [.F42]; IF([.G42]-[.C42]&lt;0;[.G42] + [.F42] -[.H42];[.F42]+[.C42]-[.H42]))" office:value-type="float" office:value="3.5">
            <text:p>3.5</text:p>
          </table:table-cell>
          <table:table-cell table:number-columns-repeated="2" table:style-name="ce50"/>
          <table:table-cell table:style-name="ce50" table:formula="of:=[.I42]+[.K42] +[.J42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37">
            <text:p>37</text:p>
          </table:table-cell>
          <table:table-cell table:style-name="ce45" office:value-type="string">
            <text:p>NhuPHQ</text:p>
          </table:table-cell>
          <table:table-cell table:style-name="ce50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3]);DATE(YEAR([.D43]);12;31);NOW())" office:value-type="date" office:date-value="2017-08-18T11:08:55.52">
            <text:p>08/18/17</text:p>
          </table:table-cell>
          <table:table-cell table:style-name="ce54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8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2">
            <text:p>2</text:p>
          </table:table-cell>
          <table:table-cell table:style-name="ce63" table:formula="of:=SUMPRODUCT([Thong_Tin_Ngay_Nghi_201701.$B$3:.$B$61]=[.$B43];[Thong_Tin_Ngay_Nghi_201701.$C$3:.$C$61]) +  SUMPRODUCT([Thong_Tin_Ngay_Nghi_201702.$B$3:.$B$62]=[.$B43];[Thong_Tin_Ngay_Nghi_201702.$C$3:.$C$62]) + SUMPRODUCT([Thong_Tin_Ngay_Nghi_201703.$B$3:.$B$63]=[.$B43];[Thong_Tin_Ngay_Nghi_201703.$C$3:.$C$63]) + SUMPRODUCT([Thong_Tin_Ngay_Nghi_201704.$B$3:.$B$63]=[.$B43];[Thong_Tin_Ngay_Nghi_201704.$C$3:.$C$63]) + SUMPRODUCT([Thong_Tin_Ngay_Nghi_201705.$B$3:.$B$62]=[.$B43];[Thong_Tin_Ngay_Nghi_201705.$C$3:.$C$62]) + SUMPRODUCT([Thong_Tin_Ngay_Nghi_201706.$B$3:.$B$64]=[.$B43];[Thong_Tin_Ngay_Nghi_201706.$C$3:.$C$64]) + SUMPRODUCT([Thong_Tin_Ngay_Nghi_201707.$B$3:.$B$66]=[.$B43];[Thong_Tin_Ngay_Nghi_201707.$C$3:.$C$66]) + SUMPRODUCT([Thong_Tin_Ngay_Nghi_201708.$B$3:.$B$67]=[.$B43];[Thong_Tin_Ngay_Nghi_201708.$C$3:.$C$67])" office:value-type="float" office:value="5">
            <text:p>5</text:p>
          </table:table-cell>
          <table:table-cell table:style-name="ce50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number-columns-repeated="2" table:style-name="ce50"/>
          <table:table-cell table:style-name="ce50" table:formula="of:=[.I43]+[.K43] +[.J43]" office:value-type="float" office:value="3.5">
            <text:p>3.5</text:p>
          </table:table-cell>
          <table:table-cell table:style-name="ce64"/>
          <table:table-cell table:number-columns-repeated="1011"/>
        </table:table-row>
        <table:table-row table:style-name="ro12">
          <table:table-cell table:style-name="ce43" office:value-type="float" office:value="38">
            <text:p>38</text:p>
          </table:table-cell>
          <table:table-cell table:style-name="ce45" office:value-type="string">
            <text:p>PhuongTH</text:p>
          </table:table-cell>
          <table:table-cell table:style-name="ce50" office:value-type="float" office:value="3.5">
            <text:p>3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4]);DATE(YEAR([.D44]);12;31);NOW())" office:value-type="date" office:date-value="2017-08-18T11:08:55.53">
            <text:p>08/18/17</text:p>
          </table:table-cell>
          <table:table-cell table:style-name="ce54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8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18.5">
            <text:p>18.5</text:p>
          </table:table-cell>
          <table:table-cell table:style-name="ce63" table:formula="of:=SUMPRODUCT([Thong_Tin_Ngay_Nghi_201701.$B$3:.$B$61]=[.$B44];[Thong_Tin_Ngay_Nghi_201701.$C$3:.$C$61]) +  SUMPRODUCT([Thong_Tin_Ngay_Nghi_201702.$B$3:.$B$62]=[.$B44];[Thong_Tin_Ngay_Nghi_201702.$C$3:.$C$62]) + SUMPRODUCT([Thong_Tin_Ngay_Nghi_201703.$B$3:.$B$63]=[.$B44];[Thong_Tin_Ngay_Nghi_201703.$C$3:.$C$63]) + SUMPRODUCT([Thong_Tin_Ngay_Nghi_201704.$B$3:.$B$63]=[.$B44];[Thong_Tin_Ngay_Nghi_201704.$C$3:.$C$63]) + SUMPRODUCT([Thong_Tin_Ngay_Nghi_201705.$B$3:.$B$62]=[.$B44];[Thong_Tin_Ngay_Nghi_201705.$C$3:.$C$62]) + SUMPRODUCT([Thong_Tin_Ngay_Nghi_201706.$B$3:.$B$64]=[.$B44];[Thong_Tin_Ngay_Nghi_201706.$C$3:.$C$64]) + SUMPRODUCT([Thong_Tin_Ngay_Nghi_201707.$B$3:.$B$66]=[.$B44];[Thong_Tin_Ngay_Nghi_201707.$C$3:.$C$66]) + SUMPRODUCT([Thong_Tin_Ngay_Nghi_201708.$B$3:.$B$67]=[.$B44];[Thong_Tin_Ngay_Nghi_201708.$C$3:.$C$67])" office:value-type="float" office:value="36.5">
            <text:p>36.5</text:p>
          </table:table-cell>
          <table:table-cell table:style-name="ce50" table:formula="of:=IF(DATE(YEAR([.E44]);MONTH([.E44]);DAY([.E44]))&lt;=DATE(YEAR([.E44]);3;31); [.C44]-[.G44] + [.F44]; IF([.G44]-[.C44]&lt;0;[.G44] + [.F44] -[.H44];[.F44]+[.C44]-[.H44]))" office:value-type="float" office:value="-25">
            <text:p>-25</text:p>
          </table:table-cell>
          <table:table-cell table:style-name="ce50"/>
          <table:table-cell table:style-name="ce50" table:formula="of:=1.5+6+4.5+6.5+8.5" office:value-type="float" office:value="27">
            <text:p>27</text:p>
          </table:table-cell>
          <table:table-cell table:style-name="ce50" table:formula="of:=[.I44]+[.K44] +[.J44]" office:value-type="float" office:value="2">
            <text:p>2</text:p>
          </table:table-cell>
          <table:table-cell table:style-name="ce64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39">
            <text:p>39</text:p>
          </table:table-cell>
          <table:table-cell table:style-name="ce45" office:value-type="string">
            <text:p>PhongP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6-22">
            <text:p>06/22/17</text:p>
          </table:table-cell>
          <table:table-cell table:style-name="ce52" table:formula="of:=IF(YEAR(NOW())&gt;YEAR([.D45]);DATE(YEAR([.D45]);12;31);NOW())" office:value-type="date" office:date-value="2017-08-18T11:08:55.53">
            <text:p>08/18/17</text:p>
          </table:table-cell>
          <table:table-cell table:style-name="ce54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58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63" table:formula="of:=SUMPRODUCT([Thong_Tin_Ngay_Nghi_201701.$B$3:.$B$61]=[.$B45];[Thong_Tin_Ngay_Nghi_201701.$C$3:.$C$61]) +  SUMPRODUCT([Thong_Tin_Ngay_Nghi_201702.$B$3:.$B$62]=[.$B45];[Thong_Tin_Ngay_Nghi_201702.$C$3:.$C$62]) + SUMPRODUCT([Thong_Tin_Ngay_Nghi_201703.$B$3:.$B$63]=[.$B45];[Thong_Tin_Ngay_Nghi_201703.$C$3:.$C$63]) + SUMPRODUCT([Thong_Tin_Ngay_Nghi_201704.$B$3:.$B$63]=[.$B45];[Thong_Tin_Ngay_Nghi_201704.$C$3:.$C$63]) + SUMPRODUCT([Thong_Tin_Ngay_Nghi_201705.$B$3:.$B$62]=[.$B45];[Thong_Tin_Ngay_Nghi_201705.$C$3:.$C$62]) + SUMPRODUCT([Thong_Tin_Ngay_Nghi_201706.$B$3:.$B$64]=[.$B45];[Thong_Tin_Ngay_Nghi_201706.$C$3:.$C$64]) + SUMPRODUCT([Thong_Tin_Ngay_Nghi_201707.$B$3:.$B$66]=[.$B45];[Thong_Tin_Ngay_Nghi_201707.$C$3:.$C$66]) + SUMPRODUCT([Thong_Tin_Ngay_Nghi_201708.$B$3:.$B$67]=[.$B45];[Thong_Tin_Ngay_Nghi_201708.$C$3:.$C$67])" office:value-type="float" office:value="1.5">
            <text:p>1.5</text:p>
          </table:table-cell>
          <table:table-cell table:style-name="ce50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 table:formula="of:=[.I45]+[.K45] +[.J45]" office:value-type="float" office:value="1.5">
            <text:p>1.5</text:p>
          </table:table-cell>
          <table:table-cell table:style-name="ce64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6]);DATE(YEAR([.D46]);12;31);NOW())" office:value-type="date" office:date-value="2017-08-18T11:08:55.53">
            <text:p>08/18/17</text:p>
          </table:table-cell>
          <table:table-cell table:style-name="ce54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8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5">
            <text:p>5</text:p>
          </table:table-cell>
          <table:table-cell table:style-name="ce63" table:formula="of:=SUMPRODUCT([Thong_Tin_Ngay_Nghi_201701.$B$3:.$B$61]=[.$B46];[Thong_Tin_Ngay_Nghi_201701.$C$3:.$C$61]) +  SUMPRODUCT([Thong_Tin_Ngay_Nghi_201702.$B$3:.$B$62]=[.$B46];[Thong_Tin_Ngay_Nghi_201702.$C$3:.$C$62]) + SUMPRODUCT([Thong_Tin_Ngay_Nghi_201703.$B$3:.$B$63]=[.$B46];[Thong_Tin_Ngay_Nghi_201703.$C$3:.$C$63]) + SUMPRODUCT([Thong_Tin_Ngay_Nghi_201704.$B$3:.$B$63]=[.$B46];[Thong_Tin_Ngay_Nghi_201704.$C$3:.$C$63]) + SUMPRODUCT([Thong_Tin_Ngay_Nghi_201705.$B$3:.$B$62]=[.$B46];[Thong_Tin_Ngay_Nghi_201705.$C$3:.$C$62]) + SUMPRODUCT([Thong_Tin_Ngay_Nghi_201706.$B$3:.$B$64]=[.$B46];[Thong_Tin_Ngay_Nghi_201706.$C$3:.$C$64]) + SUMPRODUCT([Thong_Tin_Ngay_Nghi_201707.$B$3:.$B$66]=[.$B46];[Thong_Tin_Ngay_Nghi_201707.$C$3:.$C$66]) + SUMPRODUCT([Thong_Tin_Ngay_Nghi_201708.$B$3:.$B$67]=[.$B46];[Thong_Tin_Ngay_Nghi_201708.$C$3:.$C$67])" office:value-type="float" office:value="13">
            <text:p>13</text:p>
          </table:table-cell>
          <table:table-cell table:style-name="ce50" table:formula="of:=IF(DATE(YEAR([.E46]);MONTH([.E46]);DAY([.E46]))&lt;=DATE(YEAR([.E46]);3;31); [.C46]-[.G46] + [.F46]; IF([.G46]-[.C46]&lt;0;[.G46] + [.F46] -[.H46];[.F46]+[.C46]-[.H46]))" office:value-type="float" office:value="-5">
            <text:p>-5</text:p>
          </table:table-cell>
          <table:table-cell table:style-name="ce50"/>
          <table:table-cell table:style-name="ce50" table:formula="of:=1+1.5" office:value-type="float" office:value="2.5">
            <text:p>2.5</text:p>
          </table:table-cell>
          <table:table-cell table:style-name="ce50" table:formula="of:=[.I46]+[.K46] +[.J46]" office:value-type="float" office:value="-2.5">
            <text:p>-2.5</text:p>
          </table:table-cell>
          <table:table-cell table:style-name="ce64" office:value-type="string">
            <text:p>Những ngày nghỉ này đã trừ vào lương → sẽ ko trừ vào phép nữa:</text:p>
            <text:p>- Tháng 3: 1 ngày</text:p>
            <text:p>- Tháng 6: 1.5 ngày</text:p>
          </table:table-cell>
          <table:table-cell table:number-columns-repeated="1011"/>
        </table:table-row>
        <table:table-row table:style-name="ro13">
          <table:table-cell table:style-name="ce43" office:value-type="float" office:value="41">
            <text:p>41</text:p>
          </table:table-cell>
          <table:table-cell table:style-name="ce45" office:value-type="string">
            <text:p>PhuocNCH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8-10">
            <text:p>08/10/17</text:p>
          </table:table-cell>
          <table:table-cell table:style-name="ce52" table:formula="of:=IF(YEAR(NOW())&gt;YEAR([.D47]);DATE(YEAR([.D47]);12;31);NOW())" office:value-type="date" office:date-value="2017-08-18T11:08:55.53">
            <text:p>08/18/17</text:p>
          </table:table-cell>
          <table:table-cell table:style-name="ce54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0">
            <text:p>0</text:p>
          </table:table-cell>
          <table:table-cell table:style-name="ce58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0">
            <text:p>0</text:p>
          </table:table-cell>
          <table:table-cell table:style-name="ce63" table:formula="of:=SUMPRODUCT([Thong_Tin_Ngay_Nghi_201701.$B$3:.$B$61]=[.$B47];[Thong_Tin_Ngay_Nghi_201701.$C$3:.$C$61]) +  SUMPRODUCT([Thong_Tin_Ngay_Nghi_201702.$B$3:.$B$62]=[.$B47];[Thong_Tin_Ngay_Nghi_201702.$C$3:.$C$62]) + SUMPRODUCT([Thong_Tin_Ngay_Nghi_201703.$B$3:.$B$63]=[.$B47];[Thong_Tin_Ngay_Nghi_201703.$C$3:.$C$63]) + SUMPRODUCT([Thong_Tin_Ngay_Nghi_201704.$B$3:.$B$63]=[.$B47];[Thong_Tin_Ngay_Nghi_201704.$C$3:.$C$63]) + SUMPRODUCT([Thong_Tin_Ngay_Nghi_201705.$B$3:.$B$62]=[.$B47];[Thong_Tin_Ngay_Nghi_201705.$C$3:.$C$62]) + SUMPRODUCT([Thong_Tin_Ngay_Nghi_201706.$B$3:.$B$64]=[.$B47];[Thong_Tin_Ngay_Nghi_201706.$C$3:.$C$64]) + SUMPRODUCT([Thong_Tin_Ngay_Nghi_201707.$B$3:.$B$66]=[.$B47];[Thong_Tin_Ngay_Nghi_201707.$C$3:.$C$66]) + SUMPRODUCT([Thong_Tin_Ngay_Nghi_201708.$B$3:.$B$67]=[.$B47];[Thong_Tin_Ngay_Nghi_201708.$C$3:.$C$67])" office:value-type="float" office:value="0">
            <text:p>0</text:p>
          </table:table-cell>
          <table:table-cell table:style-name="ce50" table:formula="of:=IF(DATE(YEAR([.E47]);MONTH([.E47]);DAY([.E47]))&lt;=DATE(YEAR([.E47]);3;31); [.C47]-[.G47] + [.F47]; IF([.G47]-[.C47]&lt;0;[.G47] + [.F47] -[.H47];[.F47]+[.C47]-[.H47]))" office:value-type="float" office:value="0">
            <text:p>0</text:p>
          </table:table-cell>
          <table:table-cell table:number-columns-repeated="2" table:style-name="ce50"/>
          <table:table-cell table:style-name="ce50" table:formula="of:=[.I47]+[.K47] +[.J47]" office:value-type="float" office:value="0">
            <text:p>0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50" office:value-type="float" office:value="4">
            <text:p>4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8]);DATE(YEAR([.D48]);12;31);NOW())" office:value-type="date" office:date-value="2017-08-18T11:08:55.54">
            <text:p>08/18/17</text:p>
          </table:table-cell>
          <table:table-cell table:style-name="ce54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8">
            <text:p>8</text:p>
          </table:table-cell>
          <table:table-cell table:style-name="ce58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4.5">
            <text:p>4.5</text:p>
          </table:table-cell>
          <table:table-cell table:style-name="ce63" table:formula="of:=SUMPRODUCT([Thong_Tin_Ngay_Nghi_201701.$B$3:.$B$61]=[.$B48];[Thong_Tin_Ngay_Nghi_201701.$C$3:.$C$61]) +  SUMPRODUCT([Thong_Tin_Ngay_Nghi_201702.$B$3:.$B$62]=[.$B48];[Thong_Tin_Ngay_Nghi_201702.$C$3:.$C$62]) + SUMPRODUCT([Thong_Tin_Ngay_Nghi_201703.$B$3:.$B$63]=[.$B48];[Thong_Tin_Ngay_Nghi_201703.$C$3:.$C$63]) + SUMPRODUCT([Thong_Tin_Ngay_Nghi_201704.$B$3:.$B$63]=[.$B48];[Thong_Tin_Ngay_Nghi_201704.$C$3:.$C$63]) + SUMPRODUCT([Thong_Tin_Ngay_Nghi_201705.$B$3:.$B$62]=[.$B48];[Thong_Tin_Ngay_Nghi_201705.$C$3:.$C$62]) + SUMPRODUCT([Thong_Tin_Ngay_Nghi_201706.$B$3:.$B$64]=[.$B48];[Thong_Tin_Ngay_Nghi_201706.$C$3:.$C$64]) + SUMPRODUCT([Thong_Tin_Ngay_Nghi_201707.$B$3:.$B$66]=[.$B48];[Thong_Tin_Ngay_Nghi_201707.$C$3:.$C$66]) + SUMPRODUCT([Thong_Tin_Ngay_Nghi_201708.$B$3:.$B$67]=[.$B48];[Thong_Tin_Ngay_Nghi_201708.$C$3:.$C$67])" office:value-type="float" office:value="11">
            <text:p>11</text:p>
          </table:table-cell>
          <table:table-cell table:style-name="ce50" table:formula="of:=IF(DATE(YEAR([.E48]);MONTH([.E48]);DAY([.E48]))&lt;=DATE(YEAR([.E48]);3;31); [.C48]-[.G48] + [.F48]; IF([.G48]-[.C48]&lt;0;[.G48] + [.F48] -[.H48];[.F48]+[.C48]-[.H48]))" office:value-type="float" office:value="1">
            <text:p>1</text:p>
          </table:table-cell>
          <table:table-cell table:number-columns-repeated="2" table:style-name="ce50"/>
          <table:table-cell table:style-name="ce50" table:formula="of:=[.I48]+[.K48] +[.J48]" office:value-type="float" office:value="1">
            <text:p>1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3">
            <text:p>43</text:p>
          </table:table-cell>
          <table:table-cell table:style-name="ce45" office:value-type="string">
            <text:p>ThamDT</text:p>
          </table:table-cell>
          <table:table-cell table:style-name="ce50" office:value-type="float" office:value="2">
            <text:p>2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49]);DATE(YEAR([.D49]);12;31);NOW())" office:value-type="date" office:date-value="2017-08-18T11:08:55.54">
            <text:p>08/18/17</text:p>
          </table:table-cell>
          <table:table-cell table:style-name="ce54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8">
            <text:p>8</text:p>
          </table:table-cell>
          <table:table-cell table:style-name="ce58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8.5">
            <text:p>8.5</text:p>
          </table:table-cell>
          <table:table-cell table:style-name="ce63" table:formula="of:=SUMPRODUCT([Thong_Tin_Ngay_Nghi_201701.$B$3:.$B$61]=[.$B49];[Thong_Tin_Ngay_Nghi_201701.$C$3:.$C$61]) +  SUMPRODUCT([Thong_Tin_Ngay_Nghi_201702.$B$3:.$B$62]=[.$B49];[Thong_Tin_Ngay_Nghi_201702.$C$3:.$C$62]) + SUMPRODUCT([Thong_Tin_Ngay_Nghi_201703.$B$3:.$B$63]=[.$B49];[Thong_Tin_Ngay_Nghi_201703.$C$3:.$C$63]) + SUMPRODUCT([Thong_Tin_Ngay_Nghi_201704.$B$3:.$B$63]=[.$B49];[Thong_Tin_Ngay_Nghi_201704.$C$3:.$C$63]) + SUMPRODUCT([Thong_Tin_Ngay_Nghi_201705.$B$3:.$B$62]=[.$B49];[Thong_Tin_Ngay_Nghi_201705.$C$3:.$C$62]) + SUMPRODUCT([Thong_Tin_Ngay_Nghi_201706.$B$3:.$B$64]=[.$B49];[Thong_Tin_Ngay_Nghi_201706.$C$3:.$C$64]) + SUMPRODUCT([Thong_Tin_Ngay_Nghi_201707.$B$3:.$B$66]=[.$B49];[Thong_Tin_Ngay_Nghi_201707.$C$3:.$C$66]) + SUMPRODUCT([Thong_Tin_Ngay_Nghi_201708.$B$3:.$B$67]=[.$B49];[Thong_Tin_Ngay_Nghi_201708.$C$3:.$C$67])" office:value-type="float" office:value="23.5">
            <text:p>23.5</text:p>
          </table:table-cell>
          <table:table-cell table:style-name="ce50" table:formula="of:=IF(DATE(YEAR([.E49]);MONTH([.E49]);DAY([.E49]))&lt;=DATE(YEAR([.E49]);3;31); [.C49]-[.G49] + [.F49]; IF([.G49]-[.C49]&lt;0;[.G49] + [.F49] -[.H49];[.F49]+[.C49]-[.H49]))" office:value-type="float" office:value="-13.5">
            <text:p>-13.5</text:p>
          </table:table-cell>
          <table:table-cell table:number-columns-repeated="2" table:style-name="ce50"/>
          <table:table-cell table:style-name="ce50" table:formula="of:=[.I49]+[.K49] +[.J49]" office:value-type="float" office:value="-13.5">
            <text:p>-13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4">
            <text:p>44</text:p>
          </table:table-cell>
          <table:table-cell table:style-name="ce45" office:value-type="string">
            <text:p>ThaoDTN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3-11">
            <text:p>03/11/17</text:p>
          </table:table-cell>
          <table:table-cell table:style-name="ce52" table:formula="of:=IF(YEAR(NOW())&gt;YEAR([.D50]);DATE(YEAR([.D50]);12;31);NOW())" office:value-type="date" office:date-value="2017-08-18T11:08:55.54">
            <text:p>08/18/17</text:p>
          </table:table-cell>
          <table:table-cell table:style-name="ce54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8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3" table:formula="of:=SUMPRODUCT([Thong_Tin_Ngay_Nghi_201701.$B$3:.$B$61]=[.$B50];[Thong_Tin_Ngay_Nghi_201701.$C$3:.$C$61]) +  SUMPRODUCT([Thong_Tin_Ngay_Nghi_201702.$B$3:.$B$62]=[.$B50];[Thong_Tin_Ngay_Nghi_201702.$C$3:.$C$62]) + SUMPRODUCT([Thong_Tin_Ngay_Nghi_201703.$B$3:.$B$63]=[.$B50];[Thong_Tin_Ngay_Nghi_201703.$C$3:.$C$63]) + SUMPRODUCT([Thong_Tin_Ngay_Nghi_201704.$B$3:.$B$63]=[.$B50];[Thong_Tin_Ngay_Nghi_201704.$C$3:.$C$63]) + SUMPRODUCT([Thong_Tin_Ngay_Nghi_201705.$B$3:.$B$62]=[.$B50];[Thong_Tin_Ngay_Nghi_201705.$C$3:.$C$62]) + SUMPRODUCT([Thong_Tin_Ngay_Nghi_201706.$B$3:.$B$64]=[.$B50];[Thong_Tin_Ngay_Nghi_201706.$C$3:.$C$64]) + SUMPRODUCT([Thong_Tin_Ngay_Nghi_201707.$B$3:.$B$66]=[.$B50];[Thong_Tin_Ngay_Nghi_201707.$C$3:.$C$66]) + SUMPRODUCT([Thong_Tin_Ngay_Nghi_201708.$B$3:.$B$67]=[.$B50];[Thong_Tin_Ngay_Nghi_201708.$C$3:.$C$67])" office:value-type="float" office:value="2">
            <text:p>2</text:p>
          </table:table-cell>
          <table:table-cell table:style-name="ce50" table:formula="of:=IF(DATE(YEAR([.E50]);MONTH([.E50]);DAY([.E50]))&lt;=DATE(YEAR([.E50]);3;31); [.C50]-[.G50] + [.F50]; IF([.G50]-[.C50]&lt;0;[.G50] + [.F50] -[.H50];[.F50]+[.C50]-[.H50]))" office:value-type="float" office:value="4">
            <text:p>4</text:p>
          </table:table-cell>
          <table:table-cell table:number-columns-repeated="2" table:style-name="ce50"/>
          <table:table-cell table:style-name="ce50" table:formula="of:=[.I50]+[.K50] +[.J50]" office:value-type="float" office:value="4">
            <text:p>4</text:p>
          </table:table-cell>
          <table:table-cell table:style-name="ce64"/>
          <table:table-cell table:number-columns-repeated="1011"/>
        </table:table-row>
        <table:table-row table:style-name="ro11">
          <table:table-cell table:style-name="ce43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50" office:value-type="float" office:value="2.5">
            <text:p>2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1]);DATE(YEAR([.D51]);12;31);NOW())" office:value-type="date" office:date-value="2017-08-18T11:08:55.55">
            <text:p>08/18/17</text:p>
          </table:table-cell>
          <table:table-cell table:style-name="ce54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8">
            <text:p>8</text:p>
          </table:table-cell>
          <table:table-cell table:style-name="ce58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20.5">
            <text:p>20.5</text:p>
          </table:table-cell>
          <table:table-cell table:style-name="ce63" table:formula="of:=SUMPRODUCT([Thong_Tin_Ngay_Nghi_201701.$B$3:.$B$61]=[.$B51];[Thong_Tin_Ngay_Nghi_201701.$C$3:.$C$61]) +  SUMPRODUCT([Thong_Tin_Ngay_Nghi_201702.$B$3:.$B$62]=[.$B51];[Thong_Tin_Ngay_Nghi_201702.$C$3:.$C$62]) + SUMPRODUCT([Thong_Tin_Ngay_Nghi_201703.$B$3:.$B$63]=[.$B51];[Thong_Tin_Ngay_Nghi_201703.$C$3:.$C$63]) + SUMPRODUCT([Thong_Tin_Ngay_Nghi_201704.$B$3:.$B$63]=[.$B51];[Thong_Tin_Ngay_Nghi_201704.$C$3:.$C$63]) + SUMPRODUCT([Thong_Tin_Ngay_Nghi_201705.$B$3:.$B$62]=[.$B51];[Thong_Tin_Ngay_Nghi_201705.$C$3:.$C$62]) + SUMPRODUCT([Thong_Tin_Ngay_Nghi_201706.$B$3:.$B$64]=[.$B51];[Thong_Tin_Ngay_Nghi_201706.$C$3:.$C$64]) + SUMPRODUCT([Thong_Tin_Ngay_Nghi_201707.$B$3:.$B$66]=[.$B51];[Thong_Tin_Ngay_Nghi_201707.$C$3:.$C$66]) + SUMPRODUCT([Thong_Tin_Ngay_Nghi_201708.$B$3:.$B$67]=[.$B51];[Thong_Tin_Ngay_Nghi_201708.$C$3:.$C$67])" office:value-type="float" office:value="26.5">
            <text:p>26.5</text:p>
          </table:table-cell>
          <table:table-cell table:style-name="ce50" table:formula="of:=IF(DATE(YEAR([.E51]);MONTH([.E51]);DAY([.E51]))&lt;=DATE(YEAR([.E51]);3;31); [.C51]-[.G51] + [.F51]; IF([.G51]-[.C51]&lt;0;[.G51] + [.F51] -[.H51];[.F51]+[.C51]-[.H51]))" office:value-type="float" office:value="-16">
            <text:p>-16</text:p>
          </table:table-cell>
          <table:table-cell table:style-name="ce50"/>
          <table:table-cell table:style-name="ce50" table:formula="of:=15" office:value-type="float" office:value="15">
            <text:p>15</text:p>
          </table:table-cell>
          <table:table-cell table:style-name="ce50" table:formula="of:=[.I51]+[.K51] +[.J51]" office:value-type="float" office:value="-1">
            <text:p>-1</text:p>
          </table:table-cell>
          <table:table-cell table:style-name="ce64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2]);DATE(YEAR([.D52]);12;31);NOW())" office:value-type="date" office:date-value="2017-08-18T11:08:55.55">
            <text:p>08/18/17</text:p>
          </table:table-cell>
          <table:table-cell table:style-name="ce54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8">
            <text:p>8</text:p>
          </table:table-cell>
          <table:table-cell table:style-name="ce58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5">
            <text:p>5</text:p>
          </table:table-cell>
          <table:table-cell table:style-name="ce63" table:formula="of:=SUMPRODUCT([Thong_Tin_Ngay_Nghi_201701.$B$3:.$B$61]=[.$B52];[Thong_Tin_Ngay_Nghi_201701.$C$3:.$C$61]) +  SUMPRODUCT([Thong_Tin_Ngay_Nghi_201702.$B$3:.$B$62]=[.$B52];[Thong_Tin_Ngay_Nghi_201702.$C$3:.$C$62]) + SUMPRODUCT([Thong_Tin_Ngay_Nghi_201703.$B$3:.$B$63]=[.$B52];[Thong_Tin_Ngay_Nghi_201703.$C$3:.$C$63]) + SUMPRODUCT([Thong_Tin_Ngay_Nghi_201704.$B$3:.$B$63]=[.$B52];[Thong_Tin_Ngay_Nghi_201704.$C$3:.$C$63]) + SUMPRODUCT([Thong_Tin_Ngay_Nghi_201705.$B$3:.$B$62]=[.$B52];[Thong_Tin_Ngay_Nghi_201705.$C$3:.$C$62]) + SUMPRODUCT([Thong_Tin_Ngay_Nghi_201706.$B$3:.$B$64]=[.$B52];[Thong_Tin_Ngay_Nghi_201706.$C$3:.$C$64]) + SUMPRODUCT([Thong_Tin_Ngay_Nghi_201707.$B$3:.$B$66]=[.$B52];[Thong_Tin_Ngay_Nghi_201707.$C$3:.$C$66]) + SUMPRODUCT([Thong_Tin_Ngay_Nghi_201708.$B$3:.$B$67]=[.$B52];[Thong_Tin_Ngay_Nghi_201708.$C$3:.$C$67])" office:value-type="float" office:value="20">
            <text:p>20</text:p>
          </table:table-cell>
          <table:table-cell table:style-name="ce50" table:formula="of:=IF(DATE(YEAR([.E52]);MONTH([.E52]);DAY([.E52]))&lt;=DATE(YEAR([.E52]);3;31); [.C52]-[.G52] + [.F52]; IF([.G52]-[.C52]&lt;0;[.G52] + [.F52] -[.H52];[.F52]+[.C52]-[.H52]))" office:value-type="float" office:value="-12">
            <text:p>-12</text:p>
          </table:table-cell>
          <table:table-cell table:style-name="ce50"/>
          <table:table-cell table:style-name="ce50" table:formula="of:=2" office:value-type="float" office:value="2">
            <text:p>2</text:p>
          </table:table-cell>
          <table:table-cell table:style-name="ce50" table:formula="of:=[.I52]+[.K52] +[.J52]" office:value-type="float" office:value="-10">
            <text:p>-10</text:p>
          </table:table-cell>
          <table:table-cell table:style-name="ce64" office:value-type="string">
            <text:p>Những ngày nghỉ này đã trừ vào lương → sẽ ko trừ vào phép nữa:</text:p>
            <text:p>- Tháng 6 2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4-24">
            <text:p>04/24/17</text:p>
          </table:table-cell>
          <table:table-cell table:style-name="ce52" table:formula="of:=IF(YEAR(NOW())&gt;YEAR([.D53]);DATE(YEAR([.D53]);12;31);NOW())" office:value-type="date" office:date-value="2017-08-18T11:08:55.55">
            <text:p>08/18/17</text:p>
          </table:table-cell>
          <table:table-cell table:style-name="ce54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4">
            <text:p>4</text:p>
          </table:table-cell>
          <table:table-cell table:style-name="ce58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0">
            <text:p>0</text:p>
          </table:table-cell>
          <table:table-cell table:style-name="ce63" table:formula="of:=SUMPRODUCT([Thong_Tin_Ngay_Nghi_201701.$B$3:.$B$61]=[.$B53];[Thong_Tin_Ngay_Nghi_201701.$C$3:.$C$61]) +  SUMPRODUCT([Thong_Tin_Ngay_Nghi_201702.$B$3:.$B$62]=[.$B53];[Thong_Tin_Ngay_Nghi_201702.$C$3:.$C$62]) + SUMPRODUCT([Thong_Tin_Ngay_Nghi_201703.$B$3:.$B$63]=[.$B53];[Thong_Tin_Ngay_Nghi_201703.$C$3:.$C$63]) + SUMPRODUCT([Thong_Tin_Ngay_Nghi_201704.$B$3:.$B$63]=[.$B53];[Thong_Tin_Ngay_Nghi_201704.$C$3:.$C$63]) + SUMPRODUCT([Thong_Tin_Ngay_Nghi_201705.$B$3:.$B$62]=[.$B53];[Thong_Tin_Ngay_Nghi_201705.$C$3:.$C$62]) + SUMPRODUCT([Thong_Tin_Ngay_Nghi_201706.$B$3:.$B$64]=[.$B53];[Thong_Tin_Ngay_Nghi_201706.$C$3:.$C$64]) + SUMPRODUCT([Thong_Tin_Ngay_Nghi_201707.$B$3:.$B$66]=[.$B53];[Thong_Tin_Ngay_Nghi_201707.$C$3:.$C$66]) + SUMPRODUCT([Thong_Tin_Ngay_Nghi_201708.$B$3:.$B$67]=[.$B53];[Thong_Tin_Ngay_Nghi_201708.$C$3:.$C$67])" office:value-type="float" office:value="1.5">
            <text:p>1.5</text:p>
          </table:table-cell>
          <table:table-cell table:style-name="ce50" table:formula="of:=IF(DATE(YEAR([.E53]);MONTH([.E53]);DAY([.E53]))&lt;=DATE(YEAR([.E53]);3;31); [.C53]-[.G53] + [.F53]; IF([.G53]-[.C53]&lt;0;[.G53] + [.F53] -[.H53];[.F53]+[.C53]-[.H53]))" office:value-type="float" office:value="2.5">
            <text:p>2.5</text:p>
          </table:table-cell>
          <table:table-cell table:style-name="ce50"/>
          <table:table-cell table:style-name="ce50" table:formula="of:=0.5+1" office:value-type="float" office:value="1.5">
            <text:p>1.5</text:p>
          </table:table-cell>
          <table:table-cell table:style-name="ce50" table:formula="of:=[.I53]+[.K53] +[.J53]" office:value-type="float" office:value="4">
            <text:p>4</text:p>
          </table:table-cell>
          <table:table-cell table:style-name="ce64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4]);DATE(YEAR([.D54]);12;31);NOW())" office:value-type="date" office:date-value="2017-08-18T11:08:55.55">
            <text:p>08/18/17</text:p>
          </table:table-cell>
          <table:table-cell table:style-name="ce54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8">
            <text:p>8</text:p>
          </table:table-cell>
          <table:table-cell table:style-name="ce58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9.5">
            <text:p>9.5</text:p>
          </table:table-cell>
          <table:table-cell table:style-name="ce63" table:formula="of:=SUMPRODUCT([Thong_Tin_Ngay_Nghi_201701.$B$3:.$B$61]=[.$B54];[Thong_Tin_Ngay_Nghi_201701.$C$3:.$C$61]) +  SUMPRODUCT([Thong_Tin_Ngay_Nghi_201702.$B$3:.$B$62]=[.$B54];[Thong_Tin_Ngay_Nghi_201702.$C$3:.$C$62]) + SUMPRODUCT([Thong_Tin_Ngay_Nghi_201703.$B$3:.$B$63]=[.$B54];[Thong_Tin_Ngay_Nghi_201703.$C$3:.$C$63]) + SUMPRODUCT([Thong_Tin_Ngay_Nghi_201704.$B$3:.$B$63]=[.$B54];[Thong_Tin_Ngay_Nghi_201704.$C$3:.$C$63]) + SUMPRODUCT([Thong_Tin_Ngay_Nghi_201705.$B$3:.$B$62]=[.$B54];[Thong_Tin_Ngay_Nghi_201705.$C$3:.$C$62]) + SUMPRODUCT([Thong_Tin_Ngay_Nghi_201706.$B$3:.$B$64]=[.$B54];[Thong_Tin_Ngay_Nghi_201706.$C$3:.$C$64]) + SUMPRODUCT([Thong_Tin_Ngay_Nghi_201707.$B$3:.$B$66]=[.$B54];[Thong_Tin_Ngay_Nghi_201707.$C$3:.$C$66]) + SUMPRODUCT([Thong_Tin_Ngay_Nghi_201708.$B$3:.$B$67]=[.$B54];[Thong_Tin_Ngay_Nghi_201708.$C$3:.$C$67])" office:value-type="float" office:value="24.5">
            <text:p>24.5</text:p>
          </table:table-cell>
          <table:table-cell table:style-name="ce50" table:formula="of:=IF(DATE(YEAR([.E54]);MONTH([.E54]);DAY([.E54]))&lt;=DATE(YEAR([.E54]);3;31); [.C54]-[.G54] + [.F54]; IF([.G54]-[.C54]&lt;0;[.G54] + [.F54] -[.H54];[.F54]+[.C54]-[.H54]))" office:value-type="float" office:value="-16.5">
            <text:p>-16.5</text:p>
          </table:table-cell>
          <table:table-cell table:number-columns-repeated="2" table:style-name="ce50"/>
          <table:table-cell table:style-name="ce50" table:formula="of:=[.I54]+[.K54] +[.J54]" office:value-type="float" office:value="-16.5">
            <text:p>-16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50" office:value-type="float" office:value="4.5">
            <text:p>4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5]);DATE(YEAR([.D55]);12;31);NOW())" office:value-type="date" office:date-value="2017-08-18T11:08:55.56">
            <text:p>08/18/17</text:p>
          </table:table-cell>
          <table:table-cell table:style-name="ce54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8">
            <text:p>8</text:p>
          </table:table-cell>
          <table:table-cell table:style-name="ce58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3">
            <text:p>3</text:p>
          </table:table-cell>
          <table:table-cell table:style-name="ce63" table:formula="of:=SUMPRODUCT([Thong_Tin_Ngay_Nghi_201701.$B$3:.$B$61]=[.$B55];[Thong_Tin_Ngay_Nghi_201701.$C$3:.$C$61]) +  SUMPRODUCT([Thong_Tin_Ngay_Nghi_201702.$B$3:.$B$62]=[.$B55];[Thong_Tin_Ngay_Nghi_201702.$C$3:.$C$62]) + SUMPRODUCT([Thong_Tin_Ngay_Nghi_201703.$B$3:.$B$63]=[.$B55];[Thong_Tin_Ngay_Nghi_201703.$C$3:.$C$63]) + SUMPRODUCT([Thong_Tin_Ngay_Nghi_201704.$B$3:.$B$63]=[.$B55];[Thong_Tin_Ngay_Nghi_201704.$C$3:.$C$63]) + SUMPRODUCT([Thong_Tin_Ngay_Nghi_201705.$B$3:.$B$62]=[.$B55];[Thong_Tin_Ngay_Nghi_201705.$C$3:.$C$62]) + SUMPRODUCT([Thong_Tin_Ngay_Nghi_201706.$B$3:.$B$64]=[.$B55];[Thong_Tin_Ngay_Nghi_201706.$C$3:.$C$64]) + SUMPRODUCT([Thong_Tin_Ngay_Nghi_201707.$B$3:.$B$66]=[.$B55];[Thong_Tin_Ngay_Nghi_201707.$C$3:.$C$66]) + SUMPRODUCT([Thong_Tin_Ngay_Nghi_201708.$B$3:.$B$67]=[.$B55];[Thong_Tin_Ngay_Nghi_201708.$C$3:.$C$67])" office:value-type="float" office:value="5.5">
            <text:p>5.5</text:p>
          </table:table-cell>
          <table:table-cell table:style-name="ce50" table:formula="of:=IF(DATE(YEAR([.E55]);MONTH([.E55]);DAY([.E55]))&lt;=DATE(YEAR([.E55]);3;31); [.C55]-[.G55] + [.F55]; IF([.G55]-[.C55]&lt;0;[.G55] + [.F55] -[.H55];[.F55]+[.C55]-[.H55]))" office:value-type="float" office:value="5.5">
            <text:p>5.5</text:p>
          </table:table-cell>
          <table:table-cell table:number-columns-repeated="2" table:style-name="ce50"/>
          <table:table-cell table:style-name="ce50" table:formula="of:=[.I55]+[.K55] +[.J55]" office:value-type="float" office:value="5.5">
            <text:p>5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0">
            <text:p>50</text:p>
          </table:table-cell>
          <table:table-cell table:style-name="ce47" office:value-type="string">
            <text:p>TuanTQP</text:p>
          </table:table-cell>
          <table:table-cell table:style-name="ce50"/>
          <table:table-cell table:style-name="ce52" office:value-type="date" office:date-value="2017-08-01">
            <text:p>08/01/17</text:p>
          </table:table-cell>
          <table:table-cell table:style-name="ce52" table:formula="of:=IF(YEAR(NOW())&gt;YEAR([.D56]);DATE(YEAR([.D56]);12;31);NOW())" office:value-type="date" office:date-value="2017-08-18T11:08:55.56">
            <text:p>08/18/17</text:p>
          </table:table-cell>
          <table:table-cell table:style-name="ce54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0">
            <text:p>0</text:p>
          </table:table-cell>
          <table:table-cell table:style-name="ce58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0">
            <text:p>0</text:p>
          </table:table-cell>
          <table:table-cell table:style-name="ce63" table:formula="of:=SUMPRODUCT([Thong_Tin_Ngay_Nghi_201701.$B$3:.$B$61]=[.$B56];[Thong_Tin_Ngay_Nghi_201701.$C$3:.$C$61]) +  SUMPRODUCT([Thong_Tin_Ngay_Nghi_201702.$B$3:.$B$62]=[.$B56];[Thong_Tin_Ngay_Nghi_201702.$C$3:.$C$62]) + SUMPRODUCT([Thong_Tin_Ngay_Nghi_201703.$B$3:.$B$63]=[.$B56];[Thong_Tin_Ngay_Nghi_201703.$C$3:.$C$63]) + SUMPRODUCT([Thong_Tin_Ngay_Nghi_201704.$B$3:.$B$63]=[.$B56];[Thong_Tin_Ngay_Nghi_201704.$C$3:.$C$63]) + SUMPRODUCT([Thong_Tin_Ngay_Nghi_201705.$B$3:.$B$62]=[.$B56];[Thong_Tin_Ngay_Nghi_201705.$C$3:.$C$62]) + SUMPRODUCT([Thong_Tin_Ngay_Nghi_201706.$B$3:.$B$64]=[.$B56];[Thong_Tin_Ngay_Nghi_201706.$C$3:.$C$64]) + SUMPRODUCT([Thong_Tin_Ngay_Nghi_201707.$B$3:.$B$66]=[.$B56];[Thong_Tin_Ngay_Nghi_201707.$C$3:.$C$66]) + SUMPRODUCT([Thong_Tin_Ngay_Nghi_201708.$B$3:.$B$67]=[.$B56];[Thong_Tin_Ngay_Nghi_201708.$C$3:.$C$67])" office:value-type="float" office:value="0.5">
            <text:p>0.5</text:p>
          </table:table-cell>
          <table:table-cell table:style-name="ce50" table:formula="of:=IF(DATE(YEAR([.E56]);MONTH([.E56]);DAY([.E56]))&lt;=DATE(YEAR([.E56]);3;31); [.C56]-[.G56] + [.F56]; IF([.G56]-[.C56]&lt;0;[.G56] + [.F56] -[.H56];[.F56]+[.C56]-[.H56]))" office:value-type="float" office:value="-0.5">
            <text:p>-0.5</text:p>
          </table:table-cell>
          <table:table-cell table:number-columns-repeated="2" table:style-name="ce50"/>
          <table:table-cell table:style-name="ce50" table:formula="of:=[.I56]+[.K56] +[.J56]" office:value-type="float" office:value="-0.5">
            <text:p>-0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1">
            <text:p>51</text:p>
          </table:table-cell>
          <table:table-cell table:style-name="ce45" office:value-type="string">
            <text:p>VietBA</text:p>
          </table:table-cell>
          <table:table-cell table:style-name="ce50" office:value-type="float" office:value="7">
            <text:p>7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7]);DATE(YEAR([.D57]);12;31);NOW())" office:value-type="date" office:date-value="2017-08-18T11:08:55.56">
            <text:p>08/18/17</text:p>
          </table:table-cell>
          <table:table-cell table:style-name="ce54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8">
            <text:p>8</text:p>
          </table:table-cell>
          <table:table-cell table:style-name="ce58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7];[Thong_Tin_Ngay_Nghi_201701.$C$3:.$C$61]) +  SUMPRODUCT([Thong_Tin_Ngay_Nghi_201702.$B$3:.$B$62]=[.$B57];[Thong_Tin_Ngay_Nghi_201702.$C$3:.$C$62]) + SUMPRODUCT([Thong_Tin_Ngay_Nghi_201703.$B$3:.$B$63]=[.$B57];[Thong_Tin_Ngay_Nghi_201703.$C$3:.$C$63]) + SUMPRODUCT([Thong_Tin_Ngay_Nghi_201704.$B$3:.$B$63]=[.$B57];[Thong_Tin_Ngay_Nghi_201704.$C$3:.$C$63]) + SUMPRODUCT([Thong_Tin_Ngay_Nghi_201705.$B$3:.$B$62]=[.$B57];[Thong_Tin_Ngay_Nghi_201705.$C$3:.$C$62]) + SUMPRODUCT([Thong_Tin_Ngay_Nghi_201706.$B$3:.$B$64]=[.$B57];[Thong_Tin_Ngay_Nghi_201706.$C$3:.$C$64]) + SUMPRODUCT([Thong_Tin_Ngay_Nghi_201707.$B$3:.$B$66]=[.$B57];[Thong_Tin_Ngay_Nghi_201707.$C$3:.$C$66]) + SUMPRODUCT([Thong_Tin_Ngay_Nghi_201708.$B$3:.$B$67]=[.$B57];[Thong_Tin_Ngay_Nghi_201708.$C$3:.$C$67])" office:value-type="float" office:value="16">
            <text:p>16</text:p>
          </table:table-cell>
          <table:table-cell table:style-name="ce50" table:formula="of:=IF(DATE(YEAR([.E57]);MONTH([.E57]);DAY([.E57]))&lt;=DATE(YEAR([.E57]);3;31); [.C57]-[.G57] + [.F57]; IF([.G57]-[.C57]&lt;0;[.G57] + [.F57] -[.H57];[.F57]+[.C57]-[.H57]))" office:value-type="float" office:value="-1.5">
            <text:p>-1.5</text:p>
          </table:table-cell>
          <table:table-cell table:number-columns-repeated="2" table:style-name="ce50"/>
          <table:table-cell table:style-name="ce50" table:formula="of:=[.I57]+[.K57] +[.J57]" office:value-type="float" office:value="-1.5">
            <text:p>-1.5</text:p>
          </table:table-cell>
          <table:table-cell table:style-name="ce64"/>
          <table:table-cell table:number-columns-repeated="1011"/>
        </table:table-row>
        <table:table-row table:style-name="ro9">
          <table:table-cell table:style-name="ce43" office:value-type="float" office:value="52">
            <text:p>52</text:p>
          </table:table-cell>
          <table:table-cell table:style-name="ce48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58]);DATE(YEAR([.D58]);12;31);NOW())" office:value-type="date" office:date-value="2017-08-18T11:08:55.56">
            <text:p>08/18/17</text:p>
          </table:table-cell>
          <table:table-cell table:style-name="ce54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8">
            <text:p>8</text:p>
          </table:table-cell>
          <table:table-cell table:style-name="ce58" table:formula="of:=SUMPRODUCT([Thong_Tin_Ngay_Nghi_201701.$B$3:.$B$60]=[.$B58];[Thong_Tin_Ngay_Nghi_201701.$C$3:.$C$60]) +  SUMPRODUCT([Thong_Tin_Ngay_Nghi_201702.$B$3:.$B$61]=[.$B58];[Thong_Tin_Ngay_Nghi_201702.$C$3:.$C$61]) + SUMPRODUCT([Thong_Tin_Ngay_Nghi_201703.$B$3:.$B$62]=[.$B58];[Thong_Tin_Ngay_Nghi_201703.$C$3:.$C$62])" office:value-type="float" office:value="6.5">
            <text:p>6.5</text:p>
          </table:table-cell>
          <table:table-cell table:style-name="ce63" table:formula="of:=SUMPRODUCT([Thong_Tin_Ngay_Nghi_201701.$B$3:.$B$61]=[.$B58];[Thong_Tin_Ngay_Nghi_201701.$C$3:.$C$61]) +  SUMPRODUCT([Thong_Tin_Ngay_Nghi_201702.$B$3:.$B$62]=[.$B58];[Thong_Tin_Ngay_Nghi_201702.$C$3:.$C$62]) + SUMPRODUCT([Thong_Tin_Ngay_Nghi_201703.$B$3:.$B$63]=[.$B58];[Thong_Tin_Ngay_Nghi_201703.$C$3:.$C$63]) + SUMPRODUCT([Thong_Tin_Ngay_Nghi_201704.$B$3:.$B$63]=[.$B58];[Thong_Tin_Ngay_Nghi_201704.$C$3:.$C$63]) + SUMPRODUCT([Thong_Tin_Ngay_Nghi_201705.$B$3:.$B$62]=[.$B58];[Thong_Tin_Ngay_Nghi_201705.$C$3:.$C$62]) + SUMPRODUCT([Thong_Tin_Ngay_Nghi_201706.$B$3:.$B$64]=[.$B58];[Thong_Tin_Ngay_Nghi_201706.$C$3:.$C$64]) + SUMPRODUCT([Thong_Tin_Ngay_Nghi_201707.$B$3:.$B$66]=[.$B58];[Thong_Tin_Ngay_Nghi_201707.$C$3:.$C$66]) + SUMPRODUCT([Thong_Tin_Ngay_Nghi_201708.$B$3:.$B$67]=[.$B58];[Thong_Tin_Ngay_Nghi_201708.$C$3:.$C$67])" office:value-type="float" office:value="10.5">
            <text:p>10.5</text:p>
          </table:table-cell>
          <table:table-cell table:style-name="ce50" table:formula="of:=IF(DATE(YEAR([.E58]);MONTH([.E58]);DAY([.E58]))&lt;=DATE(YEAR([.E58]);3;31); [.C58]-[.G58] + [.F58]; IF([.G58]-[.C58]&lt;0;[.G58] + [.F58] -[.H58];[.F58]+[.C58]-[.H58]))" office:value-type="float" office:value="-2">
            <text:p>-2</text:p>
          </table:table-cell>
          <table:table-cell table:number-columns-repeated="2" table:style-name="ce50"/>
          <table:table-cell table:style-name="ce50" table:formula="of:=[.I58]+[.K58] +[.J58]" office:value-type="float" office:value="-2">
            <text:p>-2</text:p>
          </table:table-cell>
          <table:table-cell table:style-name="ce64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8"/>
        <table:table-column table:style-name="co26" table:number-columns-repeated="7" table:default-cell-style-name="ce78"/>
        <table:table-column table:style-name="co25" table:number-columns-repeated="16" table:default-cell-style-name="ce78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73" table:number-columns-repeated="8"/>
          <table:table-cell table:style-name="ce81" office:value-type="string" table:number-columns-spanned="2" table:number-rows-spanned="1">
            <text:p>Month</text:p>
          </table:table-cell>
          <table:covered-table-cell table:style-name="ce82"/>
          <table:table-cell table:style-name="ce83" table:content-validation-name="val1" office:value-type="float" office:value="1" table:number-columns-spanned="2" table:number-rows-spanned="1">
            <text:p>1</text:p>
          </table:table-cell>
          <table:covered-table-cell table:style-name="ce82"/>
          <table:table-cell table:style-name="ce81" office:value-type="string" table:number-columns-spanned="2" table:number-rows-spanned="1">
            <text:p>Year</text:p>
          </table:table-cell>
          <table:covered-table-cell table:style-name="ce82"/>
          <table:table-cell table:style-name="ce81" office:value-type="float" office:value="2017" table:number-columns-spanned="2" table:number-rows-spanned="1">
            <text:p>2017</text:p>
          </table:table-cell>
          <table:covered-table-cell table:style-name="ce84"/>
          <table:table-cell table:style-name="ce73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74" table:formula="of:=DATE([.$R$1];[.N1];1)" office:value-type="date" office:date-value="2017-01-01">
            <text:p>01</text:p>
          </table:table-cell>
          <table:table-cell table:style-name="ce74" table:formula="of:=[.D2]+1" office:value-type="date" office:date-value="2017-01-02">
            <text:p>02</text:p>
          </table:table-cell>
          <table:table-cell table:style-name="ce74" table:formula="of:=[.E2]+1" office:value-type="date" office:date-value="2017-01-03">
            <text:p>03</text:p>
          </table:table-cell>
          <table:table-cell table:style-name="ce74" table:formula="of:=[.F2]+1" office:value-type="date" office:date-value="2017-01-04">
            <text:p>04</text:p>
          </table:table-cell>
          <table:table-cell table:style-name="ce74" table:formula="of:=[.G2]+1" office:value-type="date" office:date-value="2017-01-05">
            <text:p>05</text:p>
          </table:table-cell>
          <table:table-cell table:style-name="ce74" table:formula="of:=[.H2]+1" office:value-type="date" office:date-value="2017-01-06">
            <text:p>06</text:p>
          </table:table-cell>
          <table:table-cell table:style-name="ce74" table:formula="of:=[.I2]+1" office:value-type="date" office:date-value="2017-01-07">
            <text:p>07</text:p>
          </table:table-cell>
          <table:table-cell table:style-name="ce74" table:formula="of:=[.J2]+1" office:value-type="date" office:date-value="2017-01-08">
            <text:p>08</text:p>
          </table:table-cell>
          <table:table-cell table:style-name="ce74" table:formula="of:=[.K2]+1" office:value-type="date" office:date-value="2017-01-09">
            <text:p>09</text:p>
          </table:table-cell>
          <table:table-cell table:style-name="ce74" table:formula="of:=[.L2]+1" office:value-type="date" office:date-value="2017-01-10">
            <text:p>10</text:p>
          </table:table-cell>
          <table:table-cell table:style-name="ce74" table:formula="of:=[.M2]+1" office:value-type="date" office:date-value="2017-01-11">
            <text:p>11</text:p>
          </table:table-cell>
          <table:table-cell table:style-name="ce74" table:formula="of:=[.N2]+1" office:value-type="date" office:date-value="2017-01-12">
            <text:p>12</text:p>
          </table:table-cell>
          <table:table-cell table:style-name="ce74" table:formula="of:=[.O2]+1" office:value-type="date" office:date-value="2017-01-13">
            <text:p>13</text:p>
          </table:table-cell>
          <table:table-cell table:style-name="ce74" table:formula="of:=[.P2]+1" office:value-type="date" office:date-value="2017-01-14">
            <text:p>14</text:p>
          </table:table-cell>
          <table:table-cell table:style-name="ce74" table:formula="of:=[.Q2]+1" office:value-type="date" office:date-value="2017-01-15">
            <text:p>15</text:p>
          </table:table-cell>
          <table:table-cell table:style-name="ce74" table:formula="of:=[.R2]+1" office:value-type="date" office:date-value="2017-01-16">
            <text:p>16</text:p>
          </table:table-cell>
          <table:table-cell table:style-name="ce74" table:formula="of:=[.S2]+1" office:value-type="date" office:date-value="2017-01-17">
            <text:p>17</text:p>
          </table:table-cell>
          <table:table-cell table:style-name="ce74" table:formula="of:=[.T2]+1" office:value-type="date" office:date-value="2017-01-18">
            <text:p>18</text:p>
          </table:table-cell>
          <table:table-cell table:style-name="ce74" table:formula="of:=[.U2]+1" office:value-type="date" office:date-value="2017-01-19">
            <text:p>19</text:p>
          </table:table-cell>
          <table:table-cell table:style-name="ce74" table:formula="of:=[.V2]+1" office:value-type="date" office:date-value="2017-01-20">
            <text:p>20</text:p>
          </table:table-cell>
          <table:table-cell table:style-name="ce74" table:formula="of:=[.W2]+1" office:value-type="date" office:date-value="2017-01-21">
            <text:p>21</text:p>
          </table:table-cell>
          <table:table-cell table:style-name="ce74" table:formula="of:=[.X2]+1" office:value-type="date" office:date-value="2017-01-22">
            <text:p>22</text:p>
          </table:table-cell>
          <table:table-cell table:style-name="ce74" table:formula="of:=[.Y2]+1" office:value-type="date" office:date-value="2017-01-23">
            <text:p>23</text:p>
          </table:table-cell>
          <table:table-cell table:style-name="ce74" table:formula="of:=[.Z2]+1" office:value-type="date" office:date-value="2017-01-24">
            <text:p>24</text:p>
          </table:table-cell>
          <table:table-cell table:style-name="ce74" table:formula="of:=[.AA2]+1" office:value-type="date" office:date-value="2017-01-25">
            <text:p>25</text:p>
          </table:table-cell>
          <table:table-cell table:style-name="ce74" table:formula="of:=[.AB2]+1" office:value-type="date" office:date-value="2017-01-26">
            <text:p>26</text:p>
          </table:table-cell>
          <table:table-cell table:style-name="ce74" table:formula="of:=[.AC2]+1" office:value-type="date" office:date-value="2017-01-27">
            <text:p>27</text:p>
          </table:table-cell>
          <table:table-cell table:style-name="ce74" table:formula="of:=[.AD2]+1" office:value-type="date" office:date-value="2017-01-28">
            <text:p>28</text:p>
          </table:table-cell>
          <table:table-cell table:style-name="ce74" table:formula="of:=[.AE2]+1" office:value-type="date" office:date-value="2017-01-29">
            <text:p>29</text:p>
          </table:table-cell>
          <table:table-cell table:style-name="ce74" table:formula="of:=[.AF2]+1" office:value-type="date" office:date-value="2017-01-30">
            <text:p>30</text:p>
          </table:table-cell>
          <table:table-cell table:style-name="ce74" table:formula="of:=[.AG2]+1" office:value-type="date" office:date-value="2017-01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7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5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5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5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5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1in" draw:caption-point-x="-0.2402in" draw:caption-point-y="0.374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2" table:formula="of:=SUM([.D4:.AH4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3.5591in" svg:y="0.1051in" draw:caption-point-x="-0.2402in" draw:caption-point-y="0.61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1055in" draw:caption-point-x="-0.2402in" draw:caption-point-y="0.612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0.1063in" draw:caption-point-x="-0.2402in" draw:caption-point-y="0.611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1083in" draw:caption-point-x="-0.2402in" draw:caption-point-y="0.6098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0.1114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1.5492in" svg:y="0.1122in" draw:caption-point-x="-0.2402in" draw:caption-point-y="0.605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1661in" draw:caption-point-x="-0.2402in" draw:caption-point-y="0.55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2" table:formula="of:=SUM([.D5:.AH5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7" draw:text-style-name="P1" svg:width="1.1413in" svg:height="1.0122in" svg:x="4.0157in" svg:y="0.3531in" draw:caption-point-x="-0.2402in" draw:caption-point-y="0.612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3535in" draw:caption-point-x="-0.2402in" draw:caption-point-y="0.612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0.3547in" draw:caption-point-x="-0.2402in" draw:caption-point-y="0.61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2" draw:text-style-name="P1" svg:width="1.1413in" svg:height="0.5457in" svg:x="9.7228in" svg:y="0.3583in" draw:caption-point-x="-0.2402in" draw:caption-point-y="0.607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0.3591in" draw:caption-point-x="-0.2402in" draw:caption-point-y="0.606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0.3594in" draw:caption-point-x="-0.2402in" draw:caption-point-y="0.606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413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2" table:formula="of:=SUM([.D6:.AH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0.6075in" draw:caption-point-x="-0.2402in" draw:caption-point-y="0.605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0.6094in" draw:caption-point-x="-0.2402in" draw:caption-point-y="0.6039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2" table:formula="of:=SUM([.D7:.AH7])" office:value-type="float" office:value="4">
            <text:p>4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0.848in" draw:caption-point-x="-0.2402in" draw:caption-point-y="0.61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0.8492in" draw:caption-point-x="-0.2402in" draw:caption-point-y="0.611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0.8512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0.8551in" draw:caption-point-x="-0.2402in" draw:caption-point-y="0.605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0.9091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2" table:formula="of:=SUM([.D8:.AH8])" office:value-type="float" office:value="3">
            <text:p>3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.0969in" draw:caption-point-x="-0.2402in" draw:caption-point-y="0.611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1.1016in" draw:caption-point-x="-0.2402in" draw:caption-point-y="0.607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1.102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156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2" table:formula="of:=SUM([.D9:.AH9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1.3437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3094in" svg:y="1.3469in" draw:caption-point-x="-0.2402in" draw:caption-point-y="0.6098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1.35in" draw:caption-point-x="-0.2402in" draw:caption-point-y="0.606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404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2" table:formula="of:=SUM([.D10:.AH10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5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72" table:formula="of:=SUM([.D11:.AH1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1.842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1.8457in" draw:caption-point-x="-0.2402in" draw:caption-point-y="0.606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1.8461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.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7"/>
          <table:table-cell table:style-name="ce86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2" table:formula="of:=SUM([.D12:.AH12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087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087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092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092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2.147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2" table:formula="of:=SUM([.D13:.AH13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2.3346in" draw:caption-point-x="-0.2402in" draw:caption-point-y="0.612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6.8205in" svg:y="2.337in" draw:caption-point-x="-0.2402in" draw:caption-point-y="0.6102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2.3378in" draw:caption-point-x="-0.2402in" draw:caption-point-y="0.6094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2.3382in" draw:caption-point-x="-0.2402in" draw:caption-point-y="0.609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9.7228in" svg:y="2.3398in" draw:caption-point-x="-0.2402in" draw:caption-point-y="0.607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358in" svg:y="2.3406in" draw:caption-point-x="-0.2402in" draw:caption-point-y="0.606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2" table:formula="of:=SUM([.D14:.AH14])" office:value-type="float" office:value="3.5">
            <text:p>3.5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472in" svg:y="2.5831in" draw:caption-point-x="-0.2402in" draw:caption-point-y="0.611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0.1791in" svg:y="2.5882in" draw:caption-point-x="-0.2402in" draw:caption-point-y="0.606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2" table:formula="of:=SUM([.D15:.AH15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3.5591in" svg:y="2.8295in" draw:caption-point-x="-0.2402in" draw:caption-point-y="0.61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4.9287in" svg:y="2.8307in" draw:caption-point-x="-0.2402in" draw:caption-point-y="0.611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2.8299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2" table:formula="of:=SUM([.D16:.AH16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1.5492in" svg:y="3.0843in" draw:caption-point-x="-0.2402in" draw:caption-point-y="0.605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2" table:formula="of:=SUM([.D17:.AH17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3.3862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2" table:formula="of:=SUM([.D18:.AH18])" office:value-type="float" office:value="1"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0157in" svg:y="3.5732in" draw:caption-point-x="-0.2402in" draw:caption-point-y="0.612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9287in" svg:y="3.574in" draw:caption-point-x="-0.2402in" draw:caption-point-y="0.611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3.5764in" draw:caption-point-x="-0.2402in" draw:caption-point-y="0.6094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3.5787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3.5819in" draw:caption-point-x="-0.2402in" draw:caption-point-y="0.6039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2" table:formula="of:=SUM([.D19:.AH19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6.8205in" svg:y="3.8232in" draw:caption-point-x="-0.2402in" draw:caption-point-y="0.6102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7.3094in" svg:y="3.8236in" draw:caption-point-x="-0.2402in" draw:caption-point-y="0.6098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3.8272in" draw:caption-point-x="-0.2402in" draw:caption-point-y="0.606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12.9189in" svg:y="3.8283in" draw:caption-point-x="-0.2402in" draw:caption-point-y="0.605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2" table:formula="of:=SUM([.D20:.AH20])" office:value-type="float" office:value="1.5">
            <text:p>1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3" draw:text-style-name="P1" svg:width="1.1413in" svg:height="0.7012in" svg:x="12.9189in" svg:y="4.1291in" draw:caption-point-x="-0.2402in" draw:caption-point-y="0.55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13.8323in" svg:y="4.0772in" draw:caption-point-x="-0.2402in" draw:caption-point-y="0.6039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2" table:formula="of:=SUM([.D21:.AH21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4.376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2" table:formula="of:=SUM([.D22:.AH2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2" table:formula="of:=SUM([.D23:.AH23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4.8181in" draw:caption-point-x="-0.2402in" draw:caption-point-y="0.605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3756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3.8323in" svg:y="4.8114in" draw:caption-point-x="-0.2402in" draw:caption-point-y="0.612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2" table:formula="of:=SUM([.D24:.AH24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5.0594in" draw:caption-point-x="-0.2402in" draw:caption-point-y="0.612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7988in" svg:y="5.0622in" draw:caption-point-x="-0.2402in" draw:caption-point-y="0.6094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5.0634in" draw:caption-point-x="-0.2402in" draw:caption-point-y="0.608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5.0642in" draw:caption-point-x="-0.2402in" draw:caption-point-y="0.607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0657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5.119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2" table:formula="of:=SUM([.D25:.AH25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2" table:formula="of:=SUM([.D26:.AH26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7" draw:text-style-name="P1" svg:width="1.1413in" svg:height="1.0122in" svg:x="6.3311in" svg:y="5.5563in" draw:caption-point-x="-0.2402in" draw:caption-point-y="0.61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6.8205in" svg:y="5.5571in" draw:caption-point-x="-0.2402in" draw:caption-point-y="0.6102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3094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1">
            <office:annotation draw:style-name="gr4" draw:text-style-name="P1" svg:width="1.1413in" svg:height="0.3902in" svg:x="7.7988in" svg:y="5.5571in" draw:caption-point-x="-0.2402in" draw:caption-point-y="0.6102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2" table:formula="of:=SUM([.D27:.AH27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5.802in" draw:caption-point-x="-0.2402in" draw:caption-point-y="0.61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5.8028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5.8035in" draw:caption-point-x="-0.2402in" draw:caption-point-y="0.611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5.8083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5.8091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8323in" svg:y="5.811in" draw:caption-point-x="-0.2402in" draw:caption-point-y="0.6039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2" table:formula="of:=SUM([.D28:.AH28])" office:value-type="float" office:value="3">
            <text:p>3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05in" draw:caption-point-x="-0.2402in" draw:caption-point-y="0.612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6.0504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0551in" draw:caption-point-x="-0.2402in" draw:caption-point-y="0.607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0555in" draw:caption-point-x="-0.2402in" draw:caption-point-y="0.607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6.0559in" draw:caption-point-x="-0.2402in" draw:caption-point-y="0.606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5492in" svg:y="6.0567in" draw:caption-point-x="-0.2402in" draw:caption-point-y="0.605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1106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NamTH</text:p>
          </table:table-cell>
          <table:table-cell table:style-name="ce72" table:formula="of:=SUM([.D29:.AH29])" office:value-type="float" office:value="0.5">
            <text:p>0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8.2878in" svg:y="6.3024in" draw:caption-point-x="-0.2402in" draw:caption-point-y="0.607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V</text:p>
          </table:table-cell>
          <table:table-cell table:style-name="ce72" table:formula="of:=SUM([.D30:.AH30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6.5449in" draw:caption-point-x="-0.2402in" draw:caption-point-y="0.61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6.5453in" draw:caption-point-x="-0.2402in" draw:caption-point-y="0.612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6.5461in" draw:caption-point-x="-0.2402in" draw:caption-point-y="0.611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6.546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6.8205in" svg:y="6.5476in" draw:caption-point-x="-0.2402in" draw:caption-point-y="0.6102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7.3094in" svg:y="6.548in" draw:caption-point-x="-0.2402in" draw:caption-point-y="0.6098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6.5488in" draw:caption-point-x="-0.2402in" draw:caption-point-y="0.609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6.55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6.550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1791in" svg:y="6.5508in" draw:caption-point-x="-0.2402in" draw:caption-point-y="0.607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0.6358in" svg:y="6.5512in" draw:caption-point-x="-0.2402in" draw:caption-point-y="0.606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6.552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6059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gaTN</text:p>
          </table:table-cell>
          <table:table-cell table:style-name="ce72" table:formula="of:=SUM([.D31:.AH31])" office:value-type="float" office:value="3.5">
            <text:p>3.5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8" draw:text-style-name="P1" svg:width="1.1413in" svg:height="0.8567in" svg:x="8.2878in" svg:y="6.7972in" draw:caption-point-x="-0.2402in" draw:caption-point-y="0.608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6.85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72" table:formula="of:=SUM([.D32:.AH32])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72" table:formula="of:=SUM([.D33:.AH33])" office:value-type="float" office:value="1">
            <text:p>1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3488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72" table:formula="of:=SUM([.D34:.AH34])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472in" svg:y="7.5362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7.537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0925in" svg:y="7.5421in" draw:caption-point-x="-0.2402in" draw:caption-point-y="0.606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72" table:formula="of:=SUM([.D35:.AH35])" office:value-type="float" office:value="2">
            <text:p>2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7.7862in" draw:caption-point-x="-0.2402in" draw:caption-point-y="0.6102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7.789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7.844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71" office:value-type="string">
            <text:p>PhuongTH</text:p>
          </table:table-cell>
          <table:table-cell table:style-name="ce72" table:formula="of:=SUM([.D36:.AH36])" office:value-type="float" office:value="6">
            <text:p>6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0157in" svg:y="8.0315in" draw:caption-point-x="-0.2402in" draw:caption-point-y="0.612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4.9287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0.1791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1.0925in" svg:y="8.0323in" draw:caption-point-x="-0.2402in" draw:caption-point-y="0.611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3.3756in" svg:y="8.0394in" draw:caption-point-x="-0.2402in" draw:caption-point-y="0.6047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72" table:formula="of:=SUM([.D37:.AH37])" office:value-type="float" office:value="0.5"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8.2787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8.2803in" draw:caption-point-x="-0.2402in" draw:caption-point-y="0.611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8.2858in" draw:caption-point-x="-0.2402in" draw:caption-point-y="0.605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72" table:formula="of:=SUM([.D38:.AH38])" office:value-type="float" office:value="1.5">
            <text:p>1.5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3.5591in" svg:y="8.5264in" draw:caption-point-x="-0.2402in" draw:caption-point-y="0.61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472in" svg:y="8.5272in" draw:caption-point-x="-0.2402in" draw:caption-point-y="0.612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8.5295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7.7988in" svg:y="8.5303in" draw:caption-point-x="-0.2402in" draw:caption-point-y="0.609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925in" svg:y="8.5331in" draw:caption-point-x="-0.2402in" draw:caption-point-y="0.606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5874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hamDT</text:p>
          </table:table-cell>
          <table:table-cell table:style-name="ce72" table:formula="of:=SUM([.D39:.AH39])" office:value-type="float" office:value="4.5">
            <text:p>4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4.0157in" svg:y="8.7744in" draw:caption-point-x="-0.2402in" draw:caption-point-y="0.612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1.0925in" svg:y="8.7807in" draw:caption-point-x="-0.2402in" draw:caption-point-y="0.606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6" office:value-type="float" office:value="1">
            <office:annotation draw:style-name="gr6" draw:text-style-name="P1" svg:width="1.1413in" svg:height="0.2634in" svg:x="11.5492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8.835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inhT</text:p>
          </table:table-cell>
          <table:table-cell table:style-name="ce72" table:formula="of:=SUM([.D40:.AH40])" office:value-type="float" office:value="3">
            <text:p>3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0827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oaiVK</text:p>
          </table:table-cell>
          <table:table-cell table:style-name="ce72" table:formula="of:=SUM([.D41:.AH41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3.5591in" svg:y="9.2693in" draw:caption-point-x="-0.2402in" draw:caption-point-y="0.61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7988in" svg:y="9.2732in" draw:caption-point-x="-0.2402in" draw:caption-point-y="0.609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274in" draw:caption-point-x="-0.2402in" draw:caption-point-y="0.608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9.330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72" table:formula="of:=SUM([.D42:.AH42])" office:value-type="float" office:value="2.5">
            <text:p>2.5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5169in" draw:caption-point-x="-0.2402in" draw:caption-point-y="0.61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0157in" svg:y="9.5173in" draw:caption-point-x="-0.2402in" draw:caption-point-y="0.612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1" svg:width="1.1413in" svg:height="0.5457in" svg:x="4.9287in" svg:y="9.5181in" draw:caption-point-x="-0.2402in" draw:caption-point-y="0.611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6.3311in" svg:y="9.5185in" draw:caption-point-x="-0.2402in" draw:caption-point-y="0.611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6.8205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5201in" draw:caption-point-x="-0.2402in" draw:caption-point-y="0.6098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7988in" svg:y="9.5197in" draw:caption-point-x="-0.2402in" draw:caption-point-y="0.6102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8.2878in" svg:y="9.522in" draw:caption-point-x="-0.2402in" draw:caption-point-y="0.607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5224in" draw:caption-point-x="-0.2402in" draw:caption-point-y="0.607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0.1791in" svg:y="9.5228in" draw:caption-point-x="-0.2402in" draw:caption-point-y="0.607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6" office:value-type="float" office:value="0">
            <office:annotation draw:style-name="gr3" draw:text-style-name="P1" svg:width="1.1413in" svg:height="0.7012in" svg:x="10.6358in" svg:y="9.5232in" draw:caption-point-x="-0.2402in" draw:caption-point-y="0.606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925in" svg:y="9.5236in" draw:caption-point-x="-0.2402in" draw:caption-point-y="0.606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6" office:value-type="float" office:value="0">
            <office:annotation draw:style-name="gr6" draw:text-style-name="P1" svg:width="1.1413in" svg:height="0.2634in" svg:x="11.5492in" svg:y="9.524in" draw:caption-point-x="-0.2402in" draw:caption-point-y="0.605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12.9189in" svg:y="9.5248in" draw:caption-point-x="-0.2402in" draw:caption-point-y="0.605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13.3756in" svg:y="9.5256in" draw:caption-point-x="-0.2402in" draw:caption-point-y="0.6043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ruyenLVC</text:p>
          </table:table-cell>
          <table:table-cell table:style-name="ce72" table:formula="of:=SUM([.D43:.AH43])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3.5591in" svg:y="9.7646in" draw:caption-point-x="-0.2402in" draw:caption-point-y="0.61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3" draw:text-style-name="P1" svg:width="1.1413in" svg:height="0.7012in" svg:x="6.3311in" svg:y="9.7661in" draw:caption-point-x="-0.2402in" draw:caption-point-y="0.611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7.3094in" svg:y="9.7677in" draw:caption-point-x="-0.2402in" draw:caption-point-y="0.6098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988in" svg:y="9.7685in" draw:caption-point-x="-0.2402in" draw:caption-point-y="0.609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8.2878in" svg:y="9.7693in" draw:caption-point-x="-0.2402in" draw:caption-point-y="0.608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6" draw:text-style-name="P1" svg:width="1.1413in" svg:height="0.2634in" svg:x="9.7228in" svg:y="9.7701in" draw:caption-point-x="-0.2402in" draw:caption-point-y="0.607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0.6358in" svg:y="9.7713in" draw:caption-point-x="-0.2402in" draw:caption-point-y="0.606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71" office:value-type="string">
            <text:p>VietBA</text:p>
          </table:table-cell>
          <table:table-cell table:style-name="ce72" table:formula="of:=SUM([.D44:.AH44])" office:value-type="float" office:value="6.5">
            <text:p>6.5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6" draw:text-style-name="P1" svg:width="1.1413in" svg:height="0.2634in" svg:x="4.9287in" svg:y="10.0138in" draw:caption-point-x="-0.2402in" draw:caption-point-y="0.611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6.3311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6.8205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3094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7.798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8.287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9.7228in" svg:y="10.0138in" draw:caption-point-x="-0.2402in" draw:caption-point-y="0.611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VinhP</text:p>
          </table:table-cell>
          <table:table-cell table:style-name="ce72" table:formula="of:=SUM([.D45:.AH45])" office:value-type="float" office:value="3.5">
            <text:p>3.5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4.0157in" svg:y="10.2606in" draw:caption-point-x="-0.2402in" draw:caption-point-y="0.612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6" draw:text-style-name="P1" svg:width="1.1413in" svg:height="0.2634in" svg:x="4.9287in" svg:y="10.261in" draw:caption-point-x="-0.2402in" draw:caption-point-y="0.612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6" draw:text-style-name="P1" svg:width="1.1413in" svg:height="0.2634in" svg:x="12.9189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3756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6" office:value-type="float" office:value="1">
            <office:annotation draw:style-name="gr6" draw:text-style-name="P1" svg:width="1.1413in" svg:height="0.2634in" svg:x="13.8323in" svg:y="10.3213in" draw:caption-point-x="-0.2402in" draw:caption-point-y="0.55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 table:number-columns-repeated="2"/>
          <table:table-cell table:style-name="ce76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79"/>
          <table:table-cell table:style-name="ce7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7" table:number-columns-repeated="4"/>
          <table:table-cell table:style-name="ce80" table:number-columns-repeated="7"/>
          <table:table-cell table:style-name="ce7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7" table:number-columns-repeated="31"/>
          <table:table-cell table:style-name="ce44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5"/>
        <table:table-column table:style-name="co26" table:number-columns-repeated="7" table:default-cell-style-name="ce95"/>
        <table:table-column table:style-name="co25" table:number-columns-repeated="13" table:default-cell-style-name="ce95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90" table:number-columns-repeated="8"/>
          <table:table-cell table:style-name="ce98" office:value-type="string" table:number-columns-spanned="2" table:number-rows-spanned="1">
            <text:p>Month</text:p>
          </table:table-cell>
          <table:covered-table-cell table:style-name="ce99"/>
          <table:table-cell table:style-name="ce100" table:content-validation-name="val1" office:value-type="float" office:value="2" table:number-columns-spanned="2" table:number-rows-spanned="1">
            <text:p>2</text:p>
          </table:table-cell>
          <table:covered-table-cell table:style-name="ce99"/>
          <table:table-cell table:style-name="ce98" office:value-type="string" table:number-columns-spanned="2" table:number-rows-spanned="1">
            <text:p>Year</text:p>
          </table:table-cell>
          <table:covered-table-cell table:style-name="ce99"/>
          <table:table-cell table:style-name="ce98" office:value-type="float" office:value="2017" table:number-columns-spanned="2" table:number-rows-spanned="1">
            <text:p>2017</text:p>
          </table:table-cell>
          <table:covered-table-cell table:style-name="ce101"/>
          <table:table-cell table:style-name="ce90" table:number-columns-repeated="12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91" table:formula="of:=DATE([.$R$1];[.N1];1)" office:value-type="date" office:date-value="2017-02-01">
            <text:p>01</text:p>
          </table:table-cell>
          <table:table-cell table:style-name="ce91" table:formula="of:=[.D2]+1" office:value-type="date" office:date-value="2017-02-02">
            <text:p>02</text:p>
          </table:table-cell>
          <table:table-cell table:style-name="ce91" table:formula="of:=[.E2]+1" office:value-type="date" office:date-value="2017-02-03">
            <text:p>03</text:p>
          </table:table-cell>
          <table:table-cell table:style-name="ce91" table:formula="of:=[.F2]+1" office:value-type="date" office:date-value="2017-02-04">
            <text:p>04</text:p>
          </table:table-cell>
          <table:table-cell table:style-name="ce91" table:formula="of:=[.G2]+1" office:value-type="date" office:date-value="2017-02-05">
            <text:p>05</text:p>
          </table:table-cell>
          <table:table-cell table:style-name="ce91" table:formula="of:=[.H2]+1" office:value-type="date" office:date-value="2017-02-06">
            <text:p>06</text:p>
          </table:table-cell>
          <table:table-cell table:style-name="ce91" table:formula="of:=[.I2]+1" office:value-type="date" office:date-value="2017-02-07">
            <text:p>07</text:p>
          </table:table-cell>
          <table:table-cell table:style-name="ce91" table:formula="of:=[.J2]+1" office:value-type="date" office:date-value="2017-02-08">
            <text:p>08</text:p>
          </table:table-cell>
          <table:table-cell table:style-name="ce91" table:formula="of:=[.K2]+1" office:value-type="date" office:date-value="2017-02-09">
            <text:p>09</text:p>
          </table:table-cell>
          <table:table-cell table:style-name="ce91" table:formula="of:=[.L2]+1" office:value-type="date" office:date-value="2017-02-10">
            <text:p>10</text:p>
          </table:table-cell>
          <table:table-cell table:style-name="ce91" table:formula="of:=[.M2]+1" office:value-type="date" office:date-value="2017-02-11">
            <text:p>11</text:p>
          </table:table-cell>
          <table:table-cell table:style-name="ce91" table:formula="of:=[.N2]+1" office:value-type="date" office:date-value="2017-02-12">
            <text:p>12</text:p>
          </table:table-cell>
          <table:table-cell table:style-name="ce91" table:formula="of:=[.O2]+1" office:value-type="date" office:date-value="2017-02-13">
            <text:p>13</text:p>
          </table:table-cell>
          <table:table-cell table:style-name="ce91" table:formula="of:=[.P2]+1" office:value-type="date" office:date-value="2017-02-14">
            <text:p>14</text:p>
          </table:table-cell>
          <table:table-cell table:style-name="ce91" table:formula="of:=[.Q2]+1" office:value-type="date" office:date-value="2017-02-15">
            <text:p>15</text:p>
          </table:table-cell>
          <table:table-cell table:style-name="ce91" table:formula="of:=[.R2]+1" office:value-type="date" office:date-value="2017-02-16">
            <text:p>16</text:p>
          </table:table-cell>
          <table:table-cell table:style-name="ce91" table:formula="of:=[.S2]+1" office:value-type="date" office:date-value="2017-02-17">
            <text:p>17</text:p>
          </table:table-cell>
          <table:table-cell table:style-name="ce91" table:formula="of:=[.T2]+1" office:value-type="date" office:date-value="2017-02-18">
            <text:p>18</text:p>
          </table:table-cell>
          <table:table-cell table:style-name="ce91" table:formula="of:=[.U2]+1" office:value-type="date" office:date-value="2017-02-19">
            <text:p>19</text:p>
          </table:table-cell>
          <table:table-cell table:style-name="ce91" table:formula="of:=[.V2]+1" office:value-type="date" office:date-value="2017-02-20">
            <text:p>20</text:p>
          </table:table-cell>
          <table:table-cell table:style-name="ce91" table:formula="of:=[.W2]+1" office:value-type="date" office:date-value="2017-02-21">
            <text:p>21</text:p>
          </table:table-cell>
          <table:table-cell table:style-name="ce91" table:formula="of:=[.X2]+1" office:value-type="date" office:date-value="2017-02-22">
            <text:p>22</text:p>
          </table:table-cell>
          <table:table-cell table:style-name="ce91" table:formula="of:=[.Y2]+1" office:value-type="date" office:date-value="2017-02-23">
            <text:p>23</text:p>
          </table:table-cell>
          <table:table-cell table:style-name="ce91" table:formula="of:=[.Z2]+1" office:value-type="date" office:date-value="2017-02-24">
            <text:p>24</text:p>
          </table:table-cell>
          <table:table-cell table:style-name="ce91" table:formula="of:=[.AA2]+1" office:value-type="date" office:date-value="2017-02-25">
            <text:p>25</text:p>
          </table:table-cell>
          <table:table-cell table:style-name="ce91" table:formula="of:=[.AB2]+1" office:value-type="date" office:date-value="2017-02-26">
            <text:p>26</text:p>
          </table:table-cell>
          <table:table-cell table:style-name="ce91" table:formula="of:=[.AC2]+1" office:value-type="date" office:date-value="2017-02-27">
            <text:p>27</text:p>
          </table:table-cell>
          <table:table-cell table:style-name="ce91" table:formula="of:=[.AD2]+1" office:value-type="date" office:date-value="2017-02-28">
            <text:p>28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92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37in" draw:caption-point-x="-0.2402in" draw:caption-point-y="0.3768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9" table:formula="of:=SUM([.D4:.AE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1063in" draw:caption-point-x="-0.2402in" draw:caption-point-y="0.611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163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111in" draw:caption-point-x="-0.2402in" draw:caption-point-y="0.6071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9.2661in" svg:y="0.113in" draw:caption-point-x="-0.2402in" draw:caption-point-y="0.6051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0.1161in" draw:caption-point-x="-0.2402in" draw:caption-point-y="0.602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9" table:formula="of:=SUM([.D5:.AE5])" office:value-type="float" office:value="1.5">
            <text:p>1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0.3587in" draw:caption-point-x="-0.2402in" draw:caption-point-y="0.6071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9.2661in" svg:y="0.3606in" draw:caption-point-x="-0.2402in" draw:caption-point-y="0.6051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0.3614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0.3622in" draw:caption-point-x="-0.2402in" draw:caption-point-y="0.6035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3642in" draw:caption-point-x="-0.2402in" draw:caption-point-y="0.6016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3" draw:text-style-name="P1" svg:width="1.1413in" svg:height="0.7012in" svg:x="14.7457in" svg:y="0.3646in" draw:caption-point-x="-0.2402in" draw:caption-point-y="0.601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9" table:formula="of:=SUM([.D6:.AE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0.65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0.6047in" draw:caption-point-x="-0.2402in" draw:caption-point-y="0.6087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0.6067in" draw:caption-point-x="-0.2402in" draw:caption-point-y="0.6067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0.1791in" svg:y="0.6091in" draw:caption-point-x="-0.2402in" draw:caption-point-y="0.6043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8" draw:text-style-name="P1" svg:width="1.1413in" svg:height="0.8567in" svg:x="11.5492in" svg:y="0.6094in" draw:caption-point-x="-0.2402in" draw:caption-point-y="0.6039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9" table:formula="of:=SUM([.D7:.AE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8.7768in" svg:y="0.8551in" draw:caption-point-x="-0.2402in" draw:caption-point-y="0.6059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0.8594in" draw:caption-point-x="-0.2402in" draw:caption-point-y="0.6016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0.8598in" draw:caption-point-x="-0.2402in" draw:caption-point-y="0.601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9" table:formula="of:=SUM([.D8:.AE8])" office:value-type="float" office:value="4.5">
            <text:p>4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1.154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1.102in" draw:caption-point-x="-0.2402in" draw:caption-point-y="0.6067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7228in" svg:y="1.1039in" draw:caption-point-x="-0.2402in" draw:caption-point-y="0.6047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1.1055in" draw:caption-point-x="-0.2402in" draw:caption-point-y="0.6031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1.1055in" draw:caption-point-x="-0.2402in" draw:caption-point-y="0.6031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9" table:formula="of:=SUM([.D9:.AE9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4024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1.3516in" draw:caption-point-x="-0.2402in" draw:caption-point-y="0.6051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1.5492in" svg:y="1.3528in" draw:caption-point-x="-0.2402in" draw:caption-point-y="0.6039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9" table:formula="of:=SUM([.D10:.AE10])" office:value-type="float" office:value="5.5">
            <text:p>5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1" svg:width="1.1413in" svg:height="0.8567in" svg:x="5.842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3311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office:value-type="float" office:value="1">
            <office:annotation draw:style-name="gr8" draw:text-style-name="P1" svg:width="1.1413in" svg:height="0.8567in" svg:x="6.8205in" svg:y="1.5925in" draw:caption-point-x="-0.2402in" draw:caption-point-y="0.6118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/>
          <table:table-cell table:style-name="ce102"/>
          <table:table-cell table:style-name="ce93" office:value-type="float" office:value="0.5">
            <office:annotation draw:style-name="gr4" draw:text-style-name="P1" svg:width="1.1413in" svg:height="0.3902in" svg:x="11.5492in" svg:y="1.6008in" draw:caption-point-x="-0.2402in" draw:caption-point-y="0.6035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89" table:formula="of:=SUM([.D11:.AE11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.897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1.8449in" draw:caption-point-x="-0.2402in" draw:caption-point-y="0.6071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2" draw:text-style-name="P1" svg:width="1.1413in" svg:height="0.5457in" svg:x="8.2878in" svg:y="1.8457in" draw:caption-point-x="-0.2402in" draw:caption-point-y="0.6063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9" table:formula="of:=SUM([.D12:.AE1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2.0906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2.092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2.0929in" draw:caption-point-x="-0.2402in" draw:caption-point-y="0.6067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2.0933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9" table:formula="of:=SUM([.D13:.AE13])" office:value-type="float" office:value="1">
            <text:p>1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8421in" svg:y="2.3398in" draw:caption-point-x="-0.2402in" draw:caption-point-y="0.6075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2.3402in" draw:caption-point-x="-0.2402in" draw:caption-point-y="0.6071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.5">
            <office:annotation draw:style-name="gr8" draw:text-style-name="P1" svg:width="1.1413in" svg:height="0.8567in" svg:x="8.2878in" svg:y="2.3409in" draw:caption-point-x="-0.2402in" draw:caption-point-y="0.6063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10.1791in" svg:y="2.3429in" draw:caption-point-x="-0.2402in" draw:caption-point-y="0.6043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2.3445in" draw:caption-point-x="-0.2402in" draw:caption-point-y="0.6028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9" table:formula="of:=SUM([.D14:.AE14])" office:value-type="float" office:value="3.5">
            <text:p>3.5</text:p>
          </table:table-cell>
          <table:table-cell table:style-name="ce93"/>
          <table:table-cell table:number-columns-repeated="2" table:style-name="ce93" office:value-type="float" office:value="1"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6.3311in" svg:y="2.5882in" draw:caption-point-x="-0.2402in" draw:caption-point-y="0.6067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8.7768in" svg:y="2.5894in" draw:caption-point-x="-0.2402in" draw:caption-point-y="0.6055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9189in" svg:y="2.5933in" draw:caption-point-x="-0.2402in" draw:caption-point-y="0.6016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9" table:formula="of:=SUM([.D15:.AE15])" office:value-type="float" office:value="1">
            <text:p>1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3.5591in" svg:y="2.8236in" draw:caption-point-x="-0.2402in" draw:caption-point-y="0.618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8.7768in" svg:y="2.8366in" draw:caption-point-x="-0.2402in" draw:caption-point-y="0.6059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9.7228in" svg:y="2.8382in" draw:caption-point-x="-0.2402in" draw:caption-point-y="0.6043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2.8382in" draw:caption-point-x="-0.2402in" draw:caption-point-y="0.6043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2.8394in" draw:caption-point-x="-0.2402in" draw:caption-point-y="0.6031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2.8409in" draw:caption-point-x="-0.2402in" draw:caption-point-y="0.6016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9" table:formula="of:=SUM([.D16:.AE16])" office:value-type="float" office:value="0">
            <text:p>0</text:p>
          </table:table-cell>
          <table:table-cell table:style-name="ce93" table:number-columns-repeated="5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9" table:formula="of:=SUM([.D17:.AE17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9" table:formula="of:=SUM([.D18:.AE18])" office:value-type="float" office:value="1">
            <text:p>1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631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9" table:formula="of:=SUM([.D19:.AE19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3.879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8.2878in" svg:y="3.8272in" draw:caption-point-x="-0.2402in" draw:caption-point-y="0.6063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9" table:formula="of:=SUM([.D20:.AE20])" office:value-type="float" office:value="0.5">
            <text:p>0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3.5591in" svg:y="4.0717in" draw:caption-point-x="-0.2402in" draw:caption-point-y="0.6094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4.0768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4.0783in" draw:caption-point-x="-0.2402in" draw:caption-point-y="0.6028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4" draw:text-style-name="P1" svg:width="1.1413in" svg:height="0.3902in" svg:x="14.7457in" svg:y="4.0803in" draw:caption-point-x="-0.2402in" draw:caption-point-y="0.6008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9" table:formula="of:=SUM([.D21:.AE21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3" draw:text-style-name="P1" svg:width="1.1413in" svg:height="0.7012in" svg:x="3.5591in" svg:y="4.3193in" draw:caption-point-x="-0.2402in" draw:caption-point-y="0.6094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14.7457in" svg:y="4.3276in" draw:caption-point-x="-0.2402in" draw:caption-point-y="0.601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3" office:value-type="float" office:value="0.5">
            <office:annotation draw:style-name="gr2" draw:text-style-name="P1" svg:width="1.1413in" svg:height="0.5457in" svg:x="15.202in" svg:y="4.328in" draw:caption-point-x="-0.2402in" draw:caption-point-y="0.6008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9" table:formula="of:=SUM([.D22:.AE22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4.62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9" table:formula="of:=SUM([.D23:.AE2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3.3756in" svg:y="4.8224in" draw:caption-point-x="-0.2402in" draw:caption-point-y="0.6016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9" table:formula="of:=SUM([.D24:.AE24])" office:value-type="float" office:value="5">
            <text:p>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8421in" svg:y="5.117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5.0673in" draw:caption-point-x="-0.2402in" draw:caption-point-y="0.6043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9" table:formula="of:=SUM([.D25:.AE25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3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5.3106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5.3122in" draw:caption-point-x="-0.2402in" draw:caption-point-y="0.6071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8205in" svg:y="5.3126in" draw:caption-point-x="-0.2402in" draw:caption-point-y="0.6067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1">
            <office:annotation draw:style-name="gr4" draw:text-style-name="P1" svg:width="1.1413in" svg:height="0.3902in" svg:x="8.2878in" svg:y="5.313in" draw:caption-point-x="-0.2402in" draw:caption-point-y="0.6063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5.3157in" draw:caption-point-x="-0.2402in" draw:caption-point-y="0.6035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15.202in" svg:y="5.3185in" draw:caption-point-x="-0.2402in" draw:caption-point-y="0.6008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9" table:formula="of:=SUM([.D26:.AE2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6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9" table:formula="of:=SUM([.D27:.AE27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5.8606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3" draw:text-style-name="P1" svg:width="1.1413in" svg:height="0.7012in" svg:x="8.7768in" svg:y="5.8091in" draw:caption-point-x="-0.2402in" draw:caption-point-y="0.6059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4622in" svg:y="5.813in" draw:caption-point-x="-0.2402in" draw:caption-point-y="0.602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3.3756in" svg:y="5.8134in" draw:caption-point-x="-0.2402in" draw:caption-point-y="0.6016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9" table:formula="of:=SUM([.D28:.AE28])" office:value-type="float" office:value="4">
            <text:p>4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6.108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6.0551in" draw:caption-point-x="-0.2402in" draw:caption-point-y="0.6075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9" table:formula="of:=SUM([.D29:.AE29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3012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8421in" svg:y="6.3028in" draw:caption-point-x="-0.2402in" draw:caption-point-y="0.6075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3031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6.3039in" draw:caption-point-x="-0.2402in" draw:caption-point-y="0.6063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8.7768in" svg:y="6.3043in" draw:caption-point-x="-0.2402in" draw:caption-point-y="0.6059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89" table:formula="of:=SUM([.D30:.AE30])" office:value-type="float" office:value="6">
            <text:p>6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603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5.3854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5.842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3311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office:value-type="float" office:value="1">
            <office:annotation draw:style-name="gr4" draw:text-style-name="P1" svg:width="1.1413in" svg:height="0.3902in" svg:x="6.8205in" svg:y="6.5492in" draw:caption-point-x="-0.2402in" draw:caption-point-y="0.6087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89" table:formula="of:=SUM([.D31:.AE31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6.8512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6.7965in" draw:caption-point-x="-0.2402in" draw:caption-point-y="0.6091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6.7984in" draw:caption-point-x="-0.2402in" draw:caption-point-y="0.6071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8205in" svg:y="6.7988in" draw:caption-point-x="-0.2402in" draw:caption-point-y="0.6067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0.1791in" svg:y="6.8012in" draw:caption-point-x="-0.2402in" draw:caption-point-y="0.6043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0059in" svg:y="6.802in" draw:caption-point-x="-0.2402in" draw:caption-point-y="0.6035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4.7457in" svg:y="6.8043in" draw:caption-point-x="-0.2402in" draw:caption-point-y="0.601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89" table:formula="of:=SUM([.D32:.AE32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89" table:formula="of:=SUM([.D33:.AE33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89" table:formula="of:=SUM([.D34:.AE3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7.5941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7.5476in" draw:caption-point-x="-0.2402in" draw:caption-point-y="0.6008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89" table:formula="of:=SUM([.D35:.AE35])" office:value-type="float" office:value="1.5">
            <text:p>1.5</text:p>
          </table:table-cell>
          <table:table-cell table:style-name="ce93"/>
          <table:table-cell table:style-name="ce93" office:value-type="float" office:value="0">
            <office:annotation draw:style-name="gr2" draw:text-style-name="P1" svg:width="1.1413in" svg:height="0.5457in" svg:x="3.1024in" svg:y="7.7988in" draw:caption-point-x="-0.2402in" draw:caption-point-y="0.5976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7.7874in" draw:caption-point-x="-0.2402in" draw:caption-point-y="0.6091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6.3311in" svg:y="7.7894in" draw:caption-point-x="-0.2402in" draw:caption-point-y="0.6071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7.7898in" draw:caption-point-x="-0.2402in" draw:caption-point-y="0.6067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9.2661in" svg:y="7.7913in" draw:caption-point-x="-0.2402in" draw:caption-point-y="0.6051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7.7913in" draw:caption-point-x="-0.2402in" draw:caption-point-y="0.6051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10.1791in" svg:y="7.7921in" draw:caption-point-x="-0.2402in" draw:caption-point-y="0.6043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89" table:formula="of:=SUM([.D36:.AE36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8.0354in" draw:caption-point-x="-0.2402in" draw:caption-point-y="0.6087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8.0394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89" table:formula="of:=SUM([.D37:.AE37])" office:value-type="float" office:value="7">
            <text:p>7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3" draw:text-style-name="P1" svg:width="1.1413in" svg:height="0.7012in" svg:x="4.9287in" svg:y="8.2827in" draw:caption-point-x="-0.2402in" draw:caption-point-y="0.6091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5.3854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6.3311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8.776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9.7228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005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2.9189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1">
            <office:annotation draw:style-name="gr6" draw:text-style-name="P1" svg:width="1.1413in" svg:height="0.2634in" svg:x="15.202in" svg:y="8.2831in" draw:caption-point-x="-0.2402in" draw:caption-point-y="0.608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9" table:formula="of:=SUM([.D38:.AE38])" office:value-type="float" office:value="2.5">
            <text:p>2.5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5303in" draw:caption-point-x="-0.2402in" draw:caption-point-y="0.6091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8.5303in" draw:caption-point-x="-0.2402in" draw:caption-point-y="0.6091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5.3854in" svg:y="8.5307in" draw:caption-point-x="-0.2402in" draw:caption-point-y="0.6087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8.5319in" draw:caption-point-x="-0.2402in" draw:caption-point-y="0.6075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1">
            <office:annotation draw:style-name="gr6" draw:text-style-name="P1" svg:width="1.1413in" svg:height="0.2634in" svg:x="6.8205in" svg:y="8.5327in" draw:caption-point-x="-0.2402in" draw:caption-point-y="0.6067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9.2661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2.4622in" svg:y="8.5343in" draw:caption-point-x="-0.2402in" draw:caption-point-y="0.6051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89" table:formula="of:=SUM([.D39:.AE39])" office:value-type="float" office:value="1">
            <text:p>1</text:p>
          </table:table-cell>
          <table:table-cell table:style-name="ce93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3.5591in" svg:y="8.7776in" draw:caption-point-x="-0.2402in" draw:caption-point-y="0.6094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3854in" svg:y="8.7783in" draw:caption-point-x="-0.2402in" draw:caption-point-y="0.6087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8.7768in" svg:y="8.7811in" draw:caption-point-x="-0.2402in" draw:caption-point-y="0.6059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8.7827in" draw:caption-point-x="-0.2402in" draw:caption-point-y="0.6043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8.7843in" draw:caption-point-x="-0.2402in" draw:caption-point-y="0.6028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89" table:formula="of:=SUM([.D40:.AE40])" office:value-type="float" office:value="3">
            <text:p>3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1">
            <office:annotation draw:style-name="gr6" draw:text-style-name="P1" svg:width="1.1413in" svg:height="0.2634in" svg:x="4.9287in" svg:y="9.080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4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3.3756in" svg:y="9.0331in" draw:caption-point-x="-0.2402in" draw:caption-point-y="0.6016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89" table:formula="of:=SUM([.D41:.AE41])" office:value-type="float" office:value="2.5">
            <text:p>2.5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9.328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9189in" svg:y="9.2803in" draw:caption-point-x="-0.2402in" draw:caption-point-y="0.602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3" office:value-type="float" office:value="0.5">
            <office:annotation draw:style-name="gr6" draw:text-style-name="P1" svg:width="1.1413in" svg:height="0.2634in" svg:x="13.3756in" svg:y="9.2807in" draw:caption-point-x="-0.2402in" draw:caption-point-y="0.6016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oaiVK</text:p>
          </table:table-cell>
          <table:table-cell table:style-name="ce89" table:formula="of:=SUM([.D42:.AE42])" office:value-type="float" office:value="0.5">
            <text:p>0.5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5213in" draw:caption-point-x="-0.2402in" draw:caption-point-y="0.6087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office:value-type="float" office:value="0.5">
            <office:annotation draw:style-name="gr4" draw:text-style-name="P1" svg:width="1.1413in" svg:height="0.3902in" svg:x="6.3311in" svg:y="9.5228in" draw:caption-point-x="-0.2402in" draw:caption-point-y="0.6071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5252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9.5272in" draw:caption-point-x="-0.2402in" draw:caption-point-y="0.6028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5.202in" svg:y="9.5291in" draw:caption-point-x="-0.2402in" draw:caption-point-y="0.6008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uyLTT</text:p>
          </table:table-cell>
          <table:table-cell table:style-name="ce89" table:formula="of:=SUM([.D43:.AE43])" office:value-type="float" office:value="2">
            <text:p>2</text:p>
          </table:table-cell>
          <table:table-cell table:style-name="ce93"/>
          <table:table-cell table:style-name="ce93" office:value-type="float" office:value="0">
            <office:annotation draw:style-name="gr6" draw:text-style-name="P1" svg:width="1.1413in" svg:height="0.2634in" svg:x="3.1024in" svg:y="9.7677in" draw:caption-point-x="-0.2402in" draw:caption-point-y="0.6098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4.9287in" svg:y="9.7685in" draw:caption-point-x="-0.2402in" draw:caption-point-y="0.6091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5.3854in" svg:y="9.7689in" draw:caption-point-x="-0.2402in" draw:caption-point-y="0.6087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5.8421in" svg:y="9.7701in" draw:caption-point-x="-0.2402in" draw:caption-point-y="0.6075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3" office:value-type="float" office:value="0.5">
            <office:annotation draw:style-name="gr2" draw:text-style-name="P1" svg:width="1.1413in" svg:height="0.5457in" svg:x="6.3311in" svg:y="9.7705in" draw:caption-point-x="-0.2402in" draw:caption-point-y="0.6071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8" draw:text-style-name="P1" svg:width="1.1413in" svg:height="0.8567in" svg:x="6.8205in" svg:y="9.7709in" draw:caption-point-x="-0.2402in" draw:caption-point-y="0.6067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8.2878in" svg:y="9.7713in" draw:caption-point-x="-0.2402in" draw:caption-point-y="0.6063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.5">
            <office:annotation draw:style-name="gr3" draw:text-style-name="P1" svg:width="1.1413in" svg:height="0.7012in" svg:x="8.7768in" svg:y="9.7717in" draw:caption-point-x="-0.2402in" draw:caption-point-y="0.6059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3" office:value-type="float" office:value="0">
            <office:annotation draw:style-name="gr6" draw:text-style-name="P1" svg:width="1.1413in" svg:height="0.2634in" svg:x="9.2661in" svg:y="9.7724in" draw:caption-point-x="-0.2402in" draw:caption-point-y="0.6051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9.7228in" svg:y="9.7728in" draw:caption-point-x="-0.2402in" draw:caption-point-y="0.6047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1">
            <office:annotation draw:style-name="gr4" draw:text-style-name="P1" svg:width="1.1413in" svg:height="0.3902in" svg:x="10.1791in" svg:y="9.7732in" draw:caption-point-x="-0.2402in" draw:caption-point-y="0.6043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3" table:number-columns-repeated="2"/>
          <table:table-cell table:style-name="ce93" office:value-type="float" office:value="0">
            <office:annotation draw:style-name="gr6" draw:text-style-name="P1" svg:width="1.1413in" svg:height="0.2634in" svg:x="11.5492in" svg:y="9.7736in" draw:caption-point-x="-0.2402in" draw:caption-point-y="0.6039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0059in" svg:y="9.774in" draw:caption-point-x="-0.2402in" draw:caption-point-y="0.6035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2.4622in" svg:y="9.7748in" draw:caption-point-x="-0.2402in" draw:caption-point-y="0.6028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9189in" svg:y="9.7756in" draw:caption-point-x="-0.2402in" draw:caption-point-y="0.602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3.3756in" svg:y="9.7764in" draw:caption-point-x="-0.2402in" draw:caption-point-y="0.601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3" table:number-columns-repeated="2"/>
          <table:table-cell table:style-name="ce93" office:value-type="float" office:value="0">
            <text:p>0</text:p>
          </table:table-cell>
          <table:table-cell table:style-name="ce93" office:value-type="float" office:value="0">
            <office:annotation draw:style-name="gr2" draw:text-style-name="P1" svg:width="1.1413in" svg:height="0.5457in" svg:x="15.202in" svg:y="9.7768in" draw:caption-point-x="-0.2402in" draw:caption-point-y="0.6008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89" table:formula="of:=SUM([.D44:.AE44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0713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6.3311in" svg:y="10.0185in" draw:caption-point-x="-0.2402in" draw:caption-point-y="0.6071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6.8205in" svg:y="10.0189in" draw:caption-point-x="-0.2402in" draw:caption-point-y="0.6067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3" table:style-name="ce93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12.9189in" svg:y="10.0236in" draw:caption-point-x="-0.2402in" draw:caption-point-y="0.602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"/>
          <table:table-cell table:style-name="ce93" office:value-type="float" office:value="0">
            <office:annotation draw:style-name="gr2" draw:text-style-name="P1" svg:width="1.1413in" svg:height="0.5457in" svg:x="14.7457in" svg:y="10.0244in" draw:caption-point-x="-0.2402in" draw:caption-point-y="0.601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71" office:value-type="string">
            <text:p>VietBA</text:p>
          </table:table-cell>
          <table:table-cell table:style-name="ce89" table:formula="of:=SUM([.D45:.AE45])" office:value-type="float" office:value="0">
            <text:p>0</text:p>
          </table:table-cell>
          <table:table-cell table:style-name="ce93"/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93" office:value-type="float" office:value="0">
            <office:annotation draw:style-name="gr6" draw:text-style-name="P1" svg:width="1.1413in" svg:height="0.2634in" svg:x="12.4622in" svg:y="10.2705in" draw:caption-point-x="-0.2402in" draw:caption-point-y="0.6028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89" table:formula="of:=SUM([.D46:.AE46])" office:value-type="float" office:value="2">
            <text:p>2</text:p>
          </table:table-cell>
          <table:table-cell table:style-name="ce93"/>
          <table:table-cell table:style-name="ce93" office:value-type="float" office:value="1">
            <office:annotation draw:style-name="gr6" draw:text-style-name="P1" svg:width="1.1413in" svg:height="0.2634in" svg:x="3.1024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office:value-type="float" office:value="1">
            <office:annotation draw:style-name="gr6" draw:text-style-name="P1" svg:width="1.1413in" svg:height="0.2634in" svg:x="3.5591in" svg:y="10.5665in" draw:caption-point-x="-0.2402in" draw:caption-point-y="0.5543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5" table:style-name="ce93" office:value-type="float" office:value="0">
            <text:p>0</text:p>
          </table:table-cell>
          <table:table-cell table:style-name="ce93" table:number-columns-repeated="2"/>
          <table:table-cell table:number-columns-repeated="2" table:style-name="ce93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6"/>
          <table:table-cell table:style-name="ce94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4" table:number-columns-repeated="4"/>
          <table:table-cell table:style-name="ce97" table:number-columns-repeated="7"/>
          <table:table-cell table:style-name="ce94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4" table:number-columns-repeated="28"/>
          <table:table-cell table:style-name="ce44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9"/>
        <table:table-column table:style-name="co26" table:number-columns-repeated="7" table:default-cell-style-name="ce109"/>
        <table:table-column table:style-name="co25" table:number-columns-repeated="16" table:default-cell-style-name="ce109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04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3" table:number-columns-spanned="2" table:number-rows-spanned="1">
            <text:p>3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7" table:number-columns-spanned="2" table:number-rows-spanned="1">
            <text:p>2017</text:p>
          </table:table-cell>
          <table:covered-table-cell table:style-name="ce115"/>
          <table:table-cell table:style-name="ce104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05" table:formula="of:=DATE([.$R$1];[.N1];1)" office:value-type="date" office:date-value="2017-03-01">
            <text:p>01</text:p>
          </table:table-cell>
          <table:table-cell table:style-name="ce105" table:formula="of:=[.D2]+1" office:value-type="date" office:date-value="2017-03-02">
            <text:p>02</text:p>
          </table:table-cell>
          <table:table-cell table:style-name="ce105" table:formula="of:=[.E2]+1" office:value-type="date" office:date-value="2017-03-03">
            <text:p>03</text:p>
          </table:table-cell>
          <table:table-cell table:style-name="ce105" table:formula="of:=[.F2]+1" office:value-type="date" office:date-value="2017-03-04">
            <text:p>04</text:p>
          </table:table-cell>
          <table:table-cell table:style-name="ce105" table:formula="of:=[.G2]+1" office:value-type="date" office:date-value="2017-03-05">
            <text:p>05</text:p>
          </table:table-cell>
          <table:table-cell table:style-name="ce105" table:formula="of:=[.H2]+1" office:value-type="date" office:date-value="2017-03-06">
            <text:p>06</text:p>
          </table:table-cell>
          <table:table-cell table:style-name="ce105" table:formula="of:=[.I2]+1" office:value-type="date" office:date-value="2017-03-07">
            <text:p>07</text:p>
          </table:table-cell>
          <table:table-cell table:style-name="ce105" table:formula="of:=[.J2]+1" office:value-type="date" office:date-value="2017-03-08">
            <text:p>08</text:p>
          </table:table-cell>
          <table:table-cell table:style-name="ce105" table:formula="of:=[.K2]+1" office:value-type="date" office:date-value="2017-03-09">
            <text:p>09</text:p>
          </table:table-cell>
          <table:table-cell table:style-name="ce105" table:formula="of:=[.L2]+1" office:value-type="date" office:date-value="2017-03-10">
            <text:p>10</text:p>
          </table:table-cell>
          <table:table-cell table:style-name="ce105" table:formula="of:=[.M2]+1" office:value-type="date" office:date-value="2017-03-11">
            <text:p>11</text:p>
          </table:table-cell>
          <table:table-cell table:style-name="ce105" table:formula="of:=[.N2]+1" office:value-type="date" office:date-value="2017-03-12">
            <text:p>12</text:p>
          </table:table-cell>
          <table:table-cell table:style-name="ce105" table:formula="of:=[.O2]+1" office:value-type="date" office:date-value="2017-03-13">
            <text:p>13</text:p>
          </table:table-cell>
          <table:table-cell table:style-name="ce105" table:formula="of:=[.P2]+1" office:value-type="date" office:date-value="2017-03-14">
            <text:p>14</text:p>
          </table:table-cell>
          <table:table-cell table:style-name="ce105" table:formula="of:=[.Q2]+1" office:value-type="date" office:date-value="2017-03-15">
            <text:p>15</text:p>
          </table:table-cell>
          <table:table-cell table:style-name="ce105" table:formula="of:=[.R2]+1" office:value-type="date" office:date-value="2017-03-16">
            <text:p>16</text:p>
          </table:table-cell>
          <table:table-cell table:style-name="ce105" table:formula="of:=[.S2]+1" office:value-type="date" office:date-value="2017-03-17">
            <text:p>17</text:p>
          </table:table-cell>
          <table:table-cell table:style-name="ce105" table:formula="of:=[.T2]+1" office:value-type="date" office:date-value="2017-03-18">
            <text:p>18</text:p>
          </table:table-cell>
          <table:table-cell table:style-name="ce105" table:formula="of:=[.U2]+1" office:value-type="date" office:date-value="2017-03-19">
            <text:p>19</text:p>
          </table:table-cell>
          <table:table-cell table:style-name="ce105" table:formula="of:=[.V2]+1" office:value-type="date" office:date-value="2017-03-20">
            <text:p>20</text:p>
          </table:table-cell>
          <table:table-cell table:style-name="ce105" table:formula="of:=[.W2]+1" office:value-type="date" office:date-value="2017-03-21">
            <text:p>21</text:p>
          </table:table-cell>
          <table:table-cell table:style-name="ce105" table:formula="of:=[.X2]+1" office:value-type="date" office:date-value="2017-03-22">
            <text:p>22</text:p>
          </table:table-cell>
          <table:table-cell table:style-name="ce105" table:formula="of:=[.Y2]+1" office:value-type="date" office:date-value="2017-03-23">
            <text:p>23</text:p>
          </table:table-cell>
          <table:table-cell table:style-name="ce105" table:formula="of:=[.Z2]+1" office:value-type="date" office:date-value="2017-03-24">
            <text:p>24</text:p>
          </table:table-cell>
          <table:table-cell table:style-name="ce105" table:formula="of:=[.AA2]+1" office:value-type="date" office:date-value="2017-03-25">
            <text:p>25</text:p>
          </table:table-cell>
          <table:table-cell table:style-name="ce105" table:formula="of:=[.AB2]+1" office:value-type="date" office:date-value="2017-03-26">
            <text:p>26</text:p>
          </table:table-cell>
          <table:table-cell table:style-name="ce105" table:formula="of:=[.AC2]+1" office:value-type="date" office:date-value="2017-03-27">
            <text:p>27</text:p>
          </table:table-cell>
          <table:table-cell table:style-name="ce105" table:formula="of:=[.AD2]+1" office:value-type="date" office:date-value="2017-03-28">
            <text:p>28</text:p>
          </table:table-cell>
          <table:table-cell table:style-name="ce105" table:formula="of:=[.AE2]+1" office:value-type="date" office:date-value="2017-03-29">
            <text:p>29</text:p>
          </table:table-cell>
          <table:table-cell table:style-name="ce105" table:formula="of:=[.AF2]+1" office:value-type="date" office:date-value="2017-03-30">
            <text:p>30</text:p>
          </table:table-cell>
          <table:table-cell table:style-name="ce105" table:formula="of:=[.AG2]+1" office:value-type="date" office:date-value="2017-03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0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6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3" table:formula="of:=SUM([.D4:.AH4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1098in" draw:caption-point-x="-0.2402in" draw:caption-point-y="0.6083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6.8205in" svg:y="0.1106in" draw:caption-point-x="-0.2402in" draw:caption-point-y="0.6075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111in" draw:caption-point-x="-0.2402in" draw:caption-point-y="0.6071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0.1114in" draw:caption-point-x="-0.2402in" draw:caption-point-y="0.6067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0.1122in" draw:caption-point-x="-0.2402in" draw:caption-point-y="0.6059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1.5492in" svg:y="0.1134in" draw:caption-point-x="-0.2402in" draw:caption-point-y="0.6047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0.1165in" draw:caption-point-x="-0.2402in" draw:caption-point-y="0.6016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0.1173in" draw:caption-point-x="-0.2402in" draw:caption-point-y="0.6008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3" table:formula="of:=SUM([.D5:.AH5])" office:value-type="float" office:value="1.5">
            <text:p>1.5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0.3547in" draw:caption-point-x="-0.2402in" draw:caption-point-y="0.611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3567in" draw:caption-point-x="-0.2402in" draw:caption-point-y="0.6091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0.3575in" draw:caption-point-x="-0.2402in" draw:caption-point-y="0.6083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0.3583in" draw:caption-point-x="-0.2402in" draw:caption-point-y="0.6075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8.2878in" svg:y="0.3587in" draw:caption-point-x="-0.2402in" draw:caption-point-y="0.6071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2661in" svg:y="0.3594in" draw:caption-point-x="-0.2402in" draw:caption-point-y="0.6063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0.3583in" draw:caption-point-x="-0.2402in" draw:caption-point-y="0.6075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0.3583in" draw:caption-point-x="-0.2402in" draw:caption-point-y="0.6075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0.361in" draw:caption-point-x="-0.2402in" draw:caption-point-y="0.6047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0.4213in" draw:caption-point-x="-0.2402in" draw:caption-point-y="0.5445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3" table:formula="of:=SUM([.D6:.AH6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0.6035in" draw:caption-point-x="-0.2402in" draw:caption-point-y="0.6098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4.9287in" svg:y="0.6039in" draw:caption-point-x="-0.2402in" draw:caption-point-y="0.6094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0.6043in" draw:caption-point-x="-0.2402in" draw:caption-point-y="0.6091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0.6091in" draw:caption-point-x="-0.2402in" draw:caption-point-y="0.6043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3.3756in" svg:y="0.6091in" draw:caption-point-x="-0.2402in" draw:caption-point-y="0.6043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0.6114in" draw:caption-point-x="-0.2402in" draw:caption-point-y="0.602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572in" svg:y="0.6126in" draw:caption-point-x="-0.2402in" draw:caption-point-y="0.6008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3" table:formula="of:=SUM([.D7:.AH7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1024in" svg:y="0.8504in" draw:caption-point-x="-0.2402in" draw:caption-point-y="0.6106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0.8512in" draw:caption-point-x="-0.2402in" draw:caption-point-y="0.6098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0.852in" draw:caption-point-x="-0.2402in" draw:caption-point-y="0.6091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0.8547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1">
            <office:annotation draw:style-name="gr2" draw:text-style-name="P1" svg:width="1.1413in" svg:height="0.5457in" svg:x="10.1791in" svg:y="0.8551in" draw:caption-point-x="-0.2402in" draw:caption-point-y="0.6059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4622in" svg:y="0.8571in" draw:caption-point-x="-0.2402in" draw:caption-point-y="0.6039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3" table:formula="of:=SUM([.D8:.AH8])" office:value-type="float" office:value="4">
            <text:p>4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3.1024in" svg:y="1.0949in" draw:caption-point-x="-0.2402in" draw:caption-point-y="0.6138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3854in" svg:y="1.0996in" draw:caption-point-x="-0.2402in" draw:caption-point-y="0.6091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8421in" svg:y="1.1004in" draw:caption-point-x="-0.2402in" draw:caption-point-y="0.6083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7" office:value-type="float" office:value="0.5">
            <office:annotation draw:style-name="gr6" draw:text-style-name="P1" svg:width="1.1413in" svg:height="0.2634in" svg:x="6.3311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4622in" svg:y="1.1047in" draw:caption-point-x="-0.2402in" draw:caption-point-y="0.6039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.5">
            <office:annotation draw:style-name="gr6" draw:text-style-name="P1" svg:width="1.1413in" svg:height="0.2634in" svg:x="12.9189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1.0949in" draw:caption-point-x="-0.2402in" draw:caption-point-y="0.613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3" table:formula="of:=SUM([.D9:.AH9])" office:value-type="float" office:value="1.5">
            <text:p>1.5</text:p>
          </table:table-cell>
          <table:table-cell table:style-name="ce107" office:value-type="float" office:value="0">
            <office:annotation draw:style-name="gr4" draw:text-style-name="P1" svg:width="1.1413in" svg:height="0.3902in" svg:x="2.6457in" svg:y="1.3457in" draw:caption-point-x="-0.2402in" draw:caption-point-y="0.611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1.3461in" draw:caption-point-x="-0.2402in" draw:caption-point-y="0.6106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1.3484in" draw:caption-point-x="-0.2402in" draw:caption-point-y="0.6083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8.7768in" svg:y="1.35in" draw:caption-point-x="-0.2402in" draw:caption-point-y="0.6067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9.7228in" svg:y="1.3508in" draw:caption-point-x="-0.2402in" draw:caption-point-y="0.6059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4.7457in" svg:y="1.3539in" draw:caption-point-x="-0.2402in" draw:caption-point-y="0.6028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.3559in" draw:caption-point-x="-0.2402in" draw:caption-point-y="0.6008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3" table:formula="of:=SUM([.D10:.AH10])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2.6457in" svg:y="1.5933in" draw:caption-point-x="-0.2402in" draw:caption-point-y="0.611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/>
          <table:table-cell table:style-name="ce116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03" table:formula="of:=SUM([.D11:.AH11])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0.1791in" svg:y="1.8469in" draw:caption-point-x="-0.2402in" draw:caption-point-y="0.6051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4" draw:text-style-name="P1" svg:width="1.1413in" svg:height="0.3902in" svg:x="14.7457in" svg:y="1.8492in" draw:caption-point-x="-0.2402in" draw:caption-point-y="0.6028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3" table:formula="of:=SUM([.D12:.AH1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2.0921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0929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9.7228in" svg:y="2.0937in" draw:caption-point-x="-0.2402in" draw:caption-point-y="0.6059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2.0976in" draw:caption-point-x="-0.2402in" draw:caption-point-y="0.602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2.0988in" draw:caption-point-x="-0.2402in" draw:caption-point-y="0.6008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3" table:formula="of:=SUM([.D13:.AH13])" office:value-type="float" office:value="1.5">
            <text:p>1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2.3374in" draw:caption-point-x="-0.2402in" draw:caption-point-y="0.6098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8.2878in" svg:y="2.3402in" draw:caption-point-x="-0.2402in" draw:caption-point-y="0.6071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12.4622in" svg:y="2.3457in" draw:caption-point-x="-0.2402in" draw:caption-point-y="0.6016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2.3461in" draw:caption-point-x="-0.2402in" draw:caption-point-y="0.6012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3" table:formula="of:=SUM([.D14:.AH14])" office:value-type="float" office:value="2.5">
            <text:p>2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2.0059in" svg:y="2.5906in" draw:caption-point-x="-0.2402in" draw:caption-point-y="0.6043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1154in" svg:y="2.5941in" draw:caption-point-x="-0.2402in" draw:caption-point-y="0.6008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3" table:formula="of:=SUM([.D15:.AH15])" office:value-type="float" office:value="2">
            <text:p>2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2.8346in" draw:caption-point-x="-0.2402in" draw:caption-point-y="0.6079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8205in" svg:y="2.835in" draw:caption-point-x="-0.2402in" draw:caption-point-y="0.6075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2.8358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2.8362in" draw:caption-point-x="-0.2402in" draw:caption-point-y="0.6063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2.8382in" draw:caption-point-x="-0.2402in" draw:caption-point-y="0.6043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2.8386in" draw:caption-point-x="-0.2402in" draw:caption-point-y="0.6039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2.8409in" draw:caption-point-x="-0.2402in" draw:caption-point-y="0.6016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4.7457in" svg:y="2.8354in" draw:caption-point-x="-0.2402in" draw:caption-point-y="0.6071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2.835in" draw:caption-point-x="-0.2402in" draw:caption-point-y="0.6075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7" office:value-type="float" office:value="0">
            <office:annotation draw:style-name="gr2" draw:text-style-name="P1" svg:width="1.1413in" svg:height="0.5457in" svg:x="15.6587in" svg:y="2.8406in" draw:caption-point-x="-0.2402in" draw:caption-point-y="0.602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3" table:formula="of:=SUM([.D16:.AH16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3.1024in" svg:y="3.0795in" draw:caption-point-x="-0.2402in" draw:caption-point-y="0.6106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3" table:formula="of:=SUM([.D17:.AH1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3.3374in" draw:caption-point-x="-0.2402in" draw:caption-point-y="0.6008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3" table:formula="of:=SUM([.D18:.AH18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3.578in" draw:caption-point-x="-0.2402in" draw:caption-point-y="0.6079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3" table:formula="of:=SUM([.D19:.AH1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3" table:formula="of:=SUM([.D20:.AH20])" office:value-type="float" office:value="0"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5591in" svg:y="4.0713in" draw:caption-point-x="-0.2402in" draw:caption-point-y="0.6098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4.072in" draw:caption-point-x="-0.2402in" draw:caption-point-y="0.6091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4.0728in" draw:caption-point-x="-0.2402in" draw:caption-point-y="0.6083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4.0732in" draw:caption-point-x="-0.2402in" draw:caption-point-y="0.6079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3" table:formula="of:=SUM([.D21:.AH21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2" draw:text-style-name="P1" svg:width="1.1413in" svg:height="0.5457in" svg:x="8.2878in" svg:y="4.3217in" draw:caption-point-x="-0.2402in" draw:caption-point-y="0.6071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3" table:formula="of:=SUM([.D22:.AH22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3" table:formula="of:=SUM([.D23:.AH23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3" table:formula="of:=SUM([.D24:.AH24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3" table:formula="of:=SUM([.D25:.AH25])" office:value-type="float" office:value="3">
            <text:p>3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3.5591in" svg:y="5.3087in" draw:caption-point-x="-0.2402in" draw:caption-point-y="0.6106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5.3059in" draw:caption-point-x="-0.2402in" draw:caption-point-y="0.6134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5.3059in" draw:caption-point-x="-0.2402in" draw:caption-point-y="0.6134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8421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5.3059in" draw:caption-point-x="-0.2402in" draw:caption-point-y="0.6134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1154in" svg:y="5.3177in" draw:caption-point-x="-0.2402in" draw:caption-point-y="0.6016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3" table:formula="of:=SUM([.D26:.AH2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3" table:formula="of:=SUM([.D27:.AH27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3" table:formula="of:=SUM([.D28:.AH28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8205in" svg:y="6.0547in" draw:caption-point-x="-0.2402in" draw:caption-point-y="0.6079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6.0587in" draw:caption-point-x="-0.2402in" draw:caption-point-y="0.6039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6.0618in" draw:caption-point-x="-0.2402in" draw:caption-point-y="0.6008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3" table:formula="of:=SUM([.D29:.AH29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3028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3035in" draw:caption-point-x="-0.2402in" draw:caption-point-y="0.6067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6.3043in" draw:caption-point-x="-0.2402in" draw:caption-point-y="0.6059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2.0059in" svg:y="6.3059in" draw:caption-point-x="-0.2402in" draw:caption-point-y="0.6043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6.3067in" draw:caption-point-x="-0.2402in" draw:caption-point-y="0.6035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6.3083in" draw:caption-point-x="-0.2402in" draw:caption-point-y="0.602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6.3094in" draw:caption-point-x="-0.2402in" draw:caption-point-y="0.6008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03" table:formula="of:=SUM([.D30:.AH30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03" table:formula="of:=SUM([.D31:.AH31])" office:value-type="float" office:value="1.5">
            <text:p>1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6.7949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4.9287in" svg:y="6.7949in" draw:caption-point-x="-0.2402in" draw:caption-point-y="0.6106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6.7969in" draw:caption-point-x="-0.2402in" draw:caption-point-y="0.6087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6.7976in" draw:caption-point-x="-0.2402in" draw:caption-point-y="0.6079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6.798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6.7988in" draw:caption-point-x="-0.2402in" draw:caption-point-y="0.6067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6.7992in" draw:caption-point-x="-0.2402in" draw:caption-point-y="0.6063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6.8004in" draw:caption-point-x="-0.2402in" draw:caption-point-y="0.6051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6.8008in" draw:caption-point-x="-0.2402in" draw:caption-point-y="0.6047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6587in" svg:y="6.8035in" draw:caption-point-x="-0.2402in" draw:caption-point-y="0.602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1154in" svg:y="6.8039in" draw:caption-point-x="-0.2402in" draw:caption-point-y="0.6016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6.8047in" draw:caption-point-x="-0.2402in" draw:caption-point-y="0.6008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03" table:formula="of:=SUM([.D32:.AH32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5.3854in" svg:y="7.0437in" draw:caption-point-x="-0.2402in" draw:caption-point-y="0.6094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03" table:formula="of:=SUM([.D33:.AH33])" office:value-type="float" office:value="1"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3.5591in" svg:y="7.2909in" draw:caption-point-x="-0.2402in" draw:caption-point-y="0.6098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03" table:formula="of:=SUM([.D34:.AH34])" office:value-type="float" office:value="1.5">
            <text:p>1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9.7228in" svg:y="7.5425in" draw:caption-point-x="-0.2402in" draw:caption-point-y="0.6059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7.5402in" draw:caption-point-x="-0.2402in" draw:caption-point-y="0.6083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03" table:formula="of:=SUM([.D35:.AH35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0.1791in" svg:y="7.7913in" draw:caption-point-x="-0.2402in" draw:caption-point-y="0.6051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11.5492in" svg:y="7.7917in" draw:caption-point-x="-0.2402in" draw:caption-point-y="0.6047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7.7929in" draw:caption-point-x="-0.2402in" draw:caption-point-y="0.6035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03" table:formula="of:=SUM([.D36:.AH3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8.7768in" svg:y="8.0374in" draw:caption-point-x="-0.2402in" draw:caption-point-y="0.6067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7228in" svg:y="8.0378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8.0413in" draw:caption-point-x="-0.2402in" draw:caption-point-y="0.6028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03" table:formula="of:=SUM([.D37:.AH37])" office:value-type="float" office:value="5.5">
            <text:p>5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2756in" draw:caption-point-x="-0.2402in" draw:caption-point-y="0.6161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3.5591in" svg:y="8.2819in" draw:caption-point-x="-0.2402in" draw:caption-point-y="0.6098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5.3854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6.3311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8.7768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9.2661in" svg:y="8.2854in" draw:caption-point-x="-0.2402in" draw:caption-point-y="0.6063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2.0059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2" draw:text-style-name="P1" svg:width="1.1413in" svg:height="0.5457in" svg:x="14.7457in" svg:y="8.2902in" draw:caption-point-x="-0.2402in" draw:caption-point-y="0.6016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15.202in" svg:y="8.2898in" draw:caption-point-x="-0.2402in" draw:caption-point-y="0.602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6.1154in" svg:y="8.2756in" draw:caption-point-x="-0.2402in" draw:caption-point-y="0.6161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03" table:formula="of:=SUM([.D38:.AH38])" office:value-type="float" office:value="2">
            <text:p>2</text:p>
          </table:table-cell>
          <table:table-cell table:style-name="ce107" office:value-type="float" office:value="0.5">
            <office:annotation draw:style-name="gr6" draw:text-style-name="P1" svg:width="1.1413in" svg:height="0.2634in" svg:x="2.6457in" svg:y="8.5236in" draw:caption-point-x="-0.2402in" draw:caption-point-y="0.615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7" office:value-type="float" office:value="0">
            <office:annotation draw:style-name="gr2" draw:text-style-name="P1" svg:width="1.1413in" svg:height="0.5457in" svg:x="3.1024in" svg:y="8.5287in" draw:caption-point-x="-0.2402in" draw:caption-point-y="0.6106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8.7768in" svg:y="8.5327in" draw:caption-point-x="-0.2402in" draw:caption-point-y="0.6067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8.5374in" draw:caption-point-x="-0.2402in" draw:caption-point-y="0.602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7" office:value-type="float" office:value="0">
            <office:annotation draw:style-name="gr4" draw:text-style-name="P1" svg:width="1.1413in" svg:height="0.3902in" svg:x="12.0059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4622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2.9189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3.3756in" svg:y="8.535in" draw:caption-point-x="-0.2402in" draw:caption-point-y="0.6043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03" table:formula="of:=SUM([.D39:.AH39])" office:value-type="float" office:value="2">
            <text:p>2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8.7764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3.5591in" svg:y="8.7772in" draw:caption-point-x="-0.2402in" draw:caption-point-y="0.6098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5.8421in" svg:y="8.7787in" draw:caption-point-x="-0.2402in" draw:caption-point-y="0.6083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4" draw:text-style-name="P1" svg:width="1.1413in" svg:height="0.3902in" svg:x="6.8205in" svg:y="8.7787in" draw:caption-point-x="-0.2402in" draw:caption-point-y="0.6083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8.7768in" svg:y="8.7803in" draw:caption-point-x="-0.2402in" draw:caption-point-y="0.6067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8.7823in" draw:caption-point-x="-0.2402in" draw:caption-point-y="0.6047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6" draw:text-style-name="P1" svg:width="1.1413in" svg:height="0.2634in" svg:x="16.572in" svg:y="8.7862in" draw:caption-point-x="-0.2402in" draw:caption-point-y="0.6008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03" table:formula="of:=SUM([.D40:.AH40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8.2878in" svg:y="9.0276in" draw:caption-point-x="-0.2402in" draw:caption-point-y="0.6071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0.1791in" svg:y="9.028in" draw:caption-point-x="-0.2402in" draw:caption-point-y="0.6067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0">
            <office:annotation draw:style-name="gr2" draw:text-style-name="P1" svg:width="1.1413in" svg:height="0.5457in" svg:x="11.5492in" svg:y="9.0299in" draw:caption-point-x="-0.2402in" draw:caption-point-y="0.6047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03" table:formula="of:=SUM([.D41:.AH41])" office:value-type="float" office:value="0">
            <text:p>0</text:p>
          </table:table-cell>
          <table:table-cell table:style-name="ce107" table:number-columns-repeated="1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03" table:formula="of:=SUM([.D42:.AH42])" office:value-type="float" office:value="15">
            <text:p>1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8.287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8.776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2661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9.7228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0.1791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1.549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0059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462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2.9189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3.3756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table:number-columns-repeated="2"/>
          <table:table-cell table:style-name="ce107" office:value-type="float" office:value="1">
            <office:annotation draw:style-name="gr4" draw:text-style-name="P1" svg:width="1.1413in" svg:height="0.3902in" svg:x="14.7457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202in" svg:y="9.5169in" draw:caption-point-x="-0.2402in" draw:caption-point-y="0.61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5.6587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1154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7" office:value-type="float" office:value="1">
            <office:annotation draw:style-name="gr4" draw:text-style-name="P1" svg:width="1.1413in" svg:height="0.3902in" svg:x="16.572in" svg:y="9.517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03" table:formula="of:=SUM([.D43:.AH43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3.1024in" svg:y="9.7669in" draw:caption-point-x="-0.2402in" draw:caption-point-y="0.6106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5.3854in" svg:y="9.7685in" draw:caption-point-x="-0.2402in" draw:caption-point-y="0.6091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9.7693in" draw:caption-point-x="-0.2402in" draw:caption-point-y="0.6083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3311in" svg:y="9.7697in" draw:caption-point-x="-0.2402in" draw:caption-point-y="0.6079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9.7701in" draw:caption-point-x="-0.2402in" draw:caption-point-y="0.6075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9.7748in" draw:caption-point-x="-0.2402in" draw:caption-point-y="0.6028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LTT</text:p>
          </table:table-cell>
          <table:table-cell table:style-name="ce103" table:formula="of:=SUM([.D44:.AH44])" office:value-type="float" office:value="5">
            <text:p>5</text:p>
          </table:table-cell>
          <table:table-cell table:style-name="ce107" office:value-type="float" office:value="0.5">
            <office:annotation draw:style-name="gr3" draw:text-style-name="P1" svg:width="1.1413in" svg:height="0.7012in" svg:x="2.6457in" svg:y="10.0146in" draw:caption-point-x="-0.2402in" draw:caption-point-y="0.611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1">
            <office:annotation draw:style-name="gr4" draw:text-style-name="P1" svg:width="1.1413in" svg:height="0.3902in" svg:x="3.1024in" svg:y="10.015in" draw:caption-point-x="-0.2402in" draw:caption-point-y="0.6106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office:annotation draw:style-name="gr6" draw:text-style-name="P1" svg:width="1.1413in" svg:height="0.2634in" svg:x="4.9287in" svg:y="10.0161in" draw:caption-point-x="-0.2402in" draw:caption-point-y="0.6094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5.3854in" svg:y="10.0169in" draw:caption-point-x="-0.2402in" draw:caption-point-y="0.6087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6.3311in" svg:y="10.0177in" draw:caption-point-x="-0.2402in" draw:caption-point-y="0.6079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6.8205in" svg:y="10.0181in" draw:caption-point-x="-0.2402in" draw:caption-point-y="0.6075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6" draw:text-style-name="P1" svg:width="1.1413in" svg:height="0.2634in" svg:x="11.5492in" svg:y="10.0173in" draw:caption-point-x="-0.2402in" draw:caption-point-y="0.6083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3" draw:text-style-name="P1" svg:width="1.1413in" svg:height="0.7012in" svg:x="12.4622in" svg:y="10.0217in" draw:caption-point-x="-0.2402in" draw:caption-point-y="0.6039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2.9189in" svg:y="10.022in" draw:caption-point-x="-0.2402in" draw:caption-point-y="0.6035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7" draw:text-style-name="P1" svg:width="1.1413in" svg:height="1.0122in" svg:x="14.7457in" svg:y="10.0228in" draw:caption-point-x="-0.2402in" draw:caption-point-y="0.6028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7" office:value-type="float" office:value="0">
            <office:annotation draw:style-name="gr6" draw:text-style-name="P1" svg:width="1.1413in" svg:height="0.2634in" svg:x="15.202in" svg:y="10.0228in" draw:caption-point-x="-0.2402in" draw:caption-point-y="0.6028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7" office:value-type="float" office:value="0.5">
            <office:annotation draw:style-name="gr4" draw:text-style-name="P1" svg:width="1.1413in" svg:height="0.3902in" svg:x="15.6587in" svg:y="10.0236in" draw:caption-point-x="-0.2402in" draw:caption-point-y="0.602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7" office:value-type="float" office:value="0">
            <office:annotation draw:style-name="gr3" draw:text-style-name="P1" svg:width="1.1413in" svg:height="0.7012in" svg:x="16.1154in" svg:y="10.024in" draw:caption-point-x="-0.2402in" draw:caption-point-y="0.6016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16.572in" svg:y="10.0248in" draw:caption-point-x="-0.2402in" draw:caption-point-y="0.6008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ruyenLVC</text:p>
          </table:table-cell>
          <table:table-cell table:style-name="ce103" table:formula="of:=SUM([.D45:.AH45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1" svg:width="1.1413in" svg:height="0.5457in" svg:x="5.8421in" svg:y="10.265in" draw:caption-point-x="-0.2402in" draw:caption-point-y="0.6083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9.7228in" svg:y="10.2673in" draw:caption-point-x="-0.2402in" draw:caption-point-y="0.6059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2.4622in" svg:y="10.2693in" draw:caption-point-x="-0.2402in" draw:caption-point-y="0.6039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office:annotation draw:style-name="gr6" draw:text-style-name="P1" svg:width="1.1413in" svg:height="0.2634in" svg:x="15.202in" svg:y="10.2705in" draw:caption-point-x="-0.2402in" draw:caption-point-y="0.6028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6" draw:text-style-name="P1" svg:width="1.1413in" svg:height="0.2634in" svg:x="16.572in" svg:y="10.2724in" draw:caption-point-x="-0.2402in" draw:caption-point-y="0.6008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71" office:value-type="string">
            <text:p>VietBA</text:p>
          </table:table-cell>
          <table:table-cell table:style-name="ce103" table:formula="of:=SUM([.D46:.AH46])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5.6587in" svg:y="10.5193in" draw:caption-point-x="-0.2402in" draw:caption-point-y="0.6016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7" office:value-type="float" office:value="0">
            <text:p>0</text:p>
          </table:table-cell>
          <table:table-cell table:style-name="ce107" office:value-type="float" office:value="0">
            <office:annotation draw:style-name="gr4" draw:text-style-name="P1" svg:width="1.1413in" svg:height="0.3902in" svg:x="16.572in" svg:y="10.5201in" draw:caption-point-x="-0.2402in" draw:caption-point-y="0.6008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VinhP</text:p>
          </table:table-cell>
          <table:table-cell table:style-name="ce103" table:formula="of:=SUM([.D47:.AH47])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1" svg:width="1.1413in" svg:height="0.5457in" svg:x="5.8421in" svg:y="10.7602in" draw:caption-point-x="-0.2402in" draw:caption-point-y="0.6083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.5">
            <office:annotation draw:style-name="gr6" draw:text-style-name="P1" svg:width="1.1413in" svg:height="0.2634in" svg:x="11.5492in" svg:y="10.7638in" draw:caption-point-x="-0.2402in" draw:caption-point-y="0.6047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0"/>
          <table:table-cell table:style-name="ce10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8" table:number-columns-repeated="4"/>
          <table:table-cell table:style-name="ce111" table:number-columns-repeated="7"/>
          <table:table-cell table:style-name="ce10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8" table:number-columns-repeated="31"/>
          <table:table-cell table:style-name="ce44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3"/>
        <table:table-column table:style-name="co26" table:number-columns-repeated="7" table:default-cell-style-name="ce123"/>
        <table:table-column table:style-name="co25" table:number-columns-repeated="15" table:default-cell-style-name="ce12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18" table:number-columns-repeated="8"/>
          <table:table-cell table:style-name="ce126" office:value-type="string" table:number-columns-spanned="2" table:number-rows-spanned="1">
            <text:p>Month</text:p>
          </table:table-cell>
          <table:covered-table-cell table:style-name="ce127"/>
          <table:table-cell table:style-name="ce128" table:content-validation-name="val1" office:value-type="float" office:value="4" table:number-columns-spanned="2" table:number-rows-spanned="1">
            <text:p>4</text:p>
          </table:table-cell>
          <table:covered-table-cell table:style-name="ce127"/>
          <table:table-cell table:style-name="ce126" office:value-type="string" table:number-columns-spanned="2" table:number-rows-spanned="1">
            <text:p>Year</text:p>
          </table:table-cell>
          <table:covered-table-cell table:style-name="ce127"/>
          <table:table-cell table:style-name="ce126" office:value-type="float" office:value="2017" table:number-columns-spanned="2" table:number-rows-spanned="1">
            <text:p>2017</text:p>
          </table:table-cell>
          <table:covered-table-cell table:style-name="ce129"/>
          <table:table-cell table:style-name="ce118" table:number-columns-repeated="14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19" table:formula="of:=DATE([.$R$1];[.N1];1)" office:value-type="date" office:date-value="2017-04-01">
            <text:p>01</text:p>
          </table:table-cell>
          <table:table-cell table:style-name="ce119" table:formula="of:=[.D2]+1" office:value-type="date" office:date-value="2017-04-02">
            <text:p>02</text:p>
          </table:table-cell>
          <table:table-cell table:style-name="ce119" table:formula="of:=[.E2]+1" office:value-type="date" office:date-value="2017-04-03">
            <text:p>03</text:p>
          </table:table-cell>
          <table:table-cell table:style-name="ce119" table:formula="of:=[.F2]+1" office:value-type="date" office:date-value="2017-04-04">
            <text:p>04</text:p>
          </table:table-cell>
          <table:table-cell table:style-name="ce119" table:formula="of:=[.G2]+1" office:value-type="date" office:date-value="2017-04-05">
            <text:p>05</text:p>
          </table:table-cell>
          <table:table-cell table:style-name="ce119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9" table:formula="of:=[.I2]+1" office:value-type="date" office:date-value="2017-04-07">
            <text:p>07</text:p>
          </table:table-cell>
          <table:table-cell table:style-name="ce119" table:formula="of:=[.J2]+1" office:value-type="date" office:date-value="2017-04-08">
            <text:p>08</text:p>
          </table:table-cell>
          <table:table-cell table:style-name="ce119" table:formula="of:=[.K2]+1" office:value-type="date" office:date-value="2017-04-09">
            <text:p>09</text:p>
          </table:table-cell>
          <table:table-cell table:style-name="ce119" table:formula="of:=[.L2]+1" office:value-type="date" office:date-value="2017-04-10">
            <text:p>10</text:p>
          </table:table-cell>
          <table:table-cell table:style-name="ce119" table:formula="of:=[.M2]+1" office:value-type="date" office:date-value="2017-04-11">
            <text:p>11</text:p>
          </table:table-cell>
          <table:table-cell table:style-name="ce119" table:formula="of:=[.N2]+1" office:value-type="date" office:date-value="2017-04-12">
            <text:p>12</text:p>
          </table:table-cell>
          <table:table-cell table:style-name="ce119" table:formula="of:=[.O2]+1" office:value-type="date" office:date-value="2017-04-13">
            <text:p>13</text:p>
          </table:table-cell>
          <table:table-cell table:style-name="ce119" table:formula="of:=[.P2]+1" office:value-type="date" office:date-value="2017-04-14">
            <text:p>14</text:p>
          </table:table-cell>
          <table:table-cell table:style-name="ce119" table:formula="of:=[.Q2]+1" office:value-type="date" office:date-value="2017-04-15">
            <text:p>15</text:p>
          </table:table-cell>
          <table:table-cell table:style-name="ce119" table:formula="of:=[.R2]+1" office:value-type="date" office:date-value="2017-04-16">
            <text:p>16</text:p>
          </table:table-cell>
          <table:table-cell table:style-name="ce119" table:formula="of:=[.S2]+1" office:value-type="date" office:date-value="2017-04-17">
            <text:p>17</text:p>
          </table:table-cell>
          <table:table-cell table:style-name="ce119" table:formula="of:=[.T2]+1" office:value-type="date" office:date-value="2017-04-18">
            <text:p>18</text:p>
          </table:table-cell>
          <table:table-cell table:style-name="ce119" table:formula="of:=[.U2]+1" office:value-type="date" office:date-value="2017-04-19">
            <text:p>19</text:p>
          </table:table-cell>
          <table:table-cell table:style-name="ce119" table:formula="of:=[.V2]+1" office:value-type="date" office:date-value="2017-04-20">
            <text:p>20</text:p>
          </table:table-cell>
          <table:table-cell table:style-name="ce119" table:formula="of:=[.W2]+1" office:value-type="date" office:date-value="2017-04-21">
            <text:p>21</text:p>
          </table:table-cell>
          <table:table-cell table:style-name="ce119" table:formula="of:=[.X2]+1" office:value-type="date" office:date-value="2017-04-22">
            <text:p>22</text:p>
          </table:table-cell>
          <table:table-cell table:style-name="ce119" table:formula="of:=[.Y2]+1" office:value-type="date" office:date-value="2017-04-23">
            <text:p>23</text:p>
          </table:table-cell>
          <table:table-cell table:style-name="ce119" table:formula="of:=[.Z2]+1" office:value-type="date" office:date-value="2017-04-24">
            <text:p>24</text:p>
          </table:table-cell>
          <table:table-cell table:style-name="ce119" table:formula="of:=[.AA2]+1" office:value-type="date" office:date-value="2017-04-25">
            <text:p>25</text:p>
          </table:table-cell>
          <table:table-cell table:style-name="ce119" table:formula="of:=[.AB2]+1" office:value-type="date" office:date-value="2017-04-26">
            <text:p>26</text:p>
          </table:table-cell>
          <table:table-cell table:style-name="ce119" table:formula="of:=[.AC2]+1" office:value-type="date" office:date-value="2017-04-27">
            <text:p>27</text:p>
          </table:table-cell>
          <table:table-cell table:style-name="ce119" table:formula="of:=[.AD2]+1" office:value-type="date" office:date-value="2017-04-28">
            <text:p>28</text:p>
          </table:table-cell>
          <table:table-cell table:style-name="ce119" table:formula="of:=[.AE2]+1" office:value-type="date" office:date-value="2017-04-29">
            <text:p>29</text:p>
          </table:table-cell>
          <table:table-cell table:style-name="ce119" table:formula="of:=[.AF2]+1" office:value-type="date" office:date-value="2017-04-30">
            <text:p>30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2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7" table:formula="of:=SUM([.D4:.AG4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4.0157in" svg:y="0.1071in" draw:caption-point-x="-0.2402in" draw:caption-point-y="0.611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1079in" draw:caption-point-x="-0.2402in" draw:caption-point-y="0.6102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6.8205in" svg:y="0.1087in" draw:caption-point-x="-0.2402in" draw:caption-point-y="0.6094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0.1098in" draw:caption-point-x="-0.2402in" draw:caption-point-y="0.6083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8.7768in" svg:y="0.1102in" draw:caption-point-x="-0.2402in" draw:caption-point-y="0.6079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0.113in" draw:caption-point-x="-0.2402in" draw:caption-point-y="0.6051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0.1154in" draw:caption-point-x="-0.2402in" draw:caption-point-y="0.6028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7457in" svg:y="0.1165in" draw:caption-point-x="-0.2402in" draw:caption-point-y="0.6016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0.1165in" draw:caption-point-x="-0.2402in" draw:caption-point-y="0.6016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7" table:formula="of:=SUM([.D5:.AG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0.3598in" draw:caption-point-x="-0.2402in" draw:caption-point-y="0.6059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0.3602in" draw:caption-point-x="-0.2402in" draw:caption-point-y="0.6055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3.3756in" svg:y="0.3634in" draw:caption-point-x="-0.2402in" draw:caption-point-y="0.6024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0.3634in" draw:caption-point-x="-0.2402in" draw:caption-point-y="0.6024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0.3638in" draw:caption-point-x="-0.2402in" draw:caption-point-y="0.602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7" table:formula="of:=SUM([.D6:.AG6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0.6106in" draw:caption-point-x="-0.2402in" draw:caption-point-y="0.6028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7" table:formula="of:=SUM([.D7:.AG7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0.8508in" draw:caption-point-x="-0.2402in" draw:caption-point-y="0.6102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0.8512in" draw:caption-point-x="-0.2402in" draw:caption-point-y="0.6098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0.852in" draw:caption-point-x="-0.2402in" draw:caption-point-y="0.6091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0.8555in" draw:caption-point-x="-0.2402in" draw:caption-point-y="0.6055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0.8575in" draw:caption-point-x="-0.2402in" draw:caption-point-y="0.6035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7" table:formula="of:=SUM([.D8:.AG8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1.0984in" draw:caption-point-x="-0.2402in" draw:caption-point-y="0.6102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8.2878in" svg:y="1.1in" draw:caption-point-x="-0.2402in" draw:caption-point-y="0.608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1.1028in" draw:caption-point-x="-0.2402in" draw:caption-point-y="0.6059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1.0984in" draw:caption-point-x="-0.2402in" draw:caption-point-y="0.6102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1.5492in" svg:y="1.1in" draw:caption-point-x="-0.2402in" draw:caption-point-y="0.608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3.8323in" svg:y="1.1059in" draw:caption-point-x="-0.2402in" draw:caption-point-y="0.6028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.1063in" draw:caption-point-x="-0.2402in" draw:caption-point-y="0.6024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1.1in" draw:caption-point-x="-0.2402in" draw:caption-point-y="0.608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7" table:formula="of:=SUM([.D9:.AG9])" office:value-type="float" office:value="3">
            <text:p>3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1.3465in" draw:caption-point-x="-0.2402in" draw:caption-point-y="0.6102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1.3508in" draw:caption-point-x="-0.2402in" draw:caption-point-y="0.6059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1.0925in" svg:y="1.3496in" draw:caption-point-x="-0.2402in" draw:caption-point-y="0.607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1.5492in" svg:y="1.3496in" draw:caption-point-x="-0.2402in" draw:caption-point-y="0.607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2.0059in" svg:y="1.3496in" draw:caption-point-x="-0.2402in" draw:caption-point-y="0.607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1.3539in" draw:caption-point-x="-0.2402in" draw:caption-point-y="0.6028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7" table:formula="of:=SUM([.D10:.AG10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7.3094in" svg:y="1.5953in" draw:caption-point-x="-0.2402in" draw:caption-point-y="0.6091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1.5992in" draw:caption-point-x="-0.2402in" draw:caption-point-y="0.6051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13.3756in" svg:y="1.6012in" draw:caption-point-x="-0.2402in" draw:caption-point-y="0.6031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17" table:formula="of:=SUM([.D11:.AG11])" office:value-type="float" office:value="1">
            <text:p>1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472in" svg:y="1.8417in" draw:caption-point-x="-0.2402in" draw:caption-point-y="0.6102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1.8441in" draw:caption-point-x="-0.2402in" draw:caption-point-y="0.6079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2.0059in" svg:y="1.8476in" draw:caption-point-x="-0.2402in" draw:caption-point-y="0.6043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3.3756in" svg:y="1.8488in" draw:caption-point-x="-0.2402in" draw:caption-point-y="0.6031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1.8492in" draw:caption-point-x="-0.2402in" draw:caption-point-y="0.6028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1.8496in" draw:caption-point-x="-0.2402in" draw:caption-point-y="0.6024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7"/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2.0894in" draw:caption-point-x="-0.2402in" draw:caption-point-y="0.6102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2.0902in" draw:caption-point-x="-0.2402in" draw:caption-point-y="0.6094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0906in" draw:caption-point-x="-0.2402in" draw:caption-point-y="0.6091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2878in" svg:y="2.0913in" draw:caption-point-x="-0.2402in" draw:caption-point-y="0.6083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2.0941in" draw:caption-point-x="-0.2402in" draw:caption-point-y="0.6055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2.0976in" draw:caption-point-x="-0.2402in" draw:caption-point-y="0.60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7" table:formula="of:=SUM([.D13:.AG13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2" draw:text-style-name="P1" svg:width="1.1413in" svg:height="0.5457in" svg:x="3.5591in" svg:y="2.3358in" draw:caption-point-x="-0.2402in" draw:caption-point-y="0.6114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4.472in" svg:y="2.337in" draw:caption-point-x="-0.2402in" draw:caption-point-y="0.6102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3445in" draw:caption-point-x="-0.2402in" draw:caption-point-y="0.6028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2.3457in" draw:caption-point-x="-0.2402in" draw:caption-point-y="0.601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7" table:formula="of:=SUM([.D14:.AG14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1"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472in" svg:y="2.5846in" draw:caption-point-x="-0.2402in" draw:caption-point-y="0.6102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7.7988in" svg:y="2.5866in" draw:caption-point-x="-0.2402in" draw:caption-point-y="0.6083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1.0925in" svg:y="2.5898in" draw:caption-point-x="-0.2402in" draw:caption-point-y="0.6051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14.289in" svg:y="2.5925in" draw:caption-point-x="-0.2402in" draw:caption-point-y="0.6024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4.7457in" svg:y="2.5933in" draw:caption-point-x="-0.2402in" draw:caption-point-y="0.6016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1" office:value-type="float" office:value="0.5">
            <office:annotation draw:style-name="gr6" draw:text-style-name="P1" svg:width="1.1413in" svg:height="0.2634in" svg:x="15.202in" svg:y="2.5933in" draw:caption-point-x="-0.2402in" draw:caption-point-y="0.6016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7" table:formula="of:=SUM([.D15:.AG15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4.0157in" svg:y="2.8315in" draw:caption-point-x="-0.2402in" draw:caption-point-y="0.611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2.8327in" draw:caption-point-x="-0.2402in" draw:caption-point-y="0.6098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2.8335in" draw:caption-point-x="-0.2402in" draw:caption-point-y="0.6091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2.8374in" draw:caption-point-x="-0.2402in" draw:caption-point-y="0.6051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2.8398in" draw:caption-point-x="-0.2402in" draw:caption-point-y="0.6028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2.8409in" draw:caption-point-x="-0.2402in" draw:caption-point-y="0.6016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7" table:formula="of:=SUM([.D16:.AG16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3.0878in" draw:caption-point-x="-0.2402in" draw:caption-point-y="0.6024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5.202in" svg:y="3.0878in" draw:caption-point-x="-0.2402in" draw:caption-point-y="0.6024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7" table:formula="of:=SUM([.D17:.AG1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7" table:formula="of:=SUM([.D18:.AG18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3.5835in" draw:caption-point-x="-0.2402in" draw:caption-point-y="0.6024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7" table:formula="of:=SUM([.D19:.AG19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3.8256in" draw:caption-point-x="-0.2402in" draw:caption-point-y="0.6079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7" table:formula="of:=SUM([.D20:.AG20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0157in" svg:y="4.0701in" draw:caption-point-x="-0.2402in" draw:caption-point-y="0.611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4.0705in" draw:caption-point-x="-0.2402in" draw:caption-point-y="0.6106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4.0732in" draw:caption-point-x="-0.2402in" draw:caption-point-y="0.6079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4.0783in" draw:caption-point-x="-0.2402in" draw:caption-point-y="0.602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4.7457in" svg:y="4.0791in" draw:caption-point-x="-0.2402in" draw:caption-point-y="0.602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7" table:formula="of:=SUM([.D21:.AG21])" office:value-type="float" office:value="4">
            <text:p>4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6.8205in" svg:y="4.3193in" draw:caption-point-x="-0.2402in" draw:caption-point-y="0.6094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4.3193in" draw:caption-point-x="-0.2402in" draw:caption-point-y="0.6094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4.3193in" draw:caption-point-x="-0.2402in" draw:caption-point-y="0.6094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4.3193in" draw:caption-point-x="-0.2402in" draw:caption-point-y="0.6094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7" table:formula="of:=SUM([.D22:.AG22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7" table:formula="of:=SUM([.D23:.AG2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7" table:formula="of:=SUM([.D24:.AG24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5.0697in" draw:caption-point-x="-0.2402in" draw:caption-point-y="0.602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7" table:formula="of:=SUM([.D25:.AG25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5.3134in" draw:caption-point-x="-0.2402in" draw:caption-point-y="0.6059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7" table:formula="of:=SUM([.D26:.AG26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5.5583in" draw:caption-point-x="-0.2402in" draw:caption-point-y="0.6091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7" table:formula="of:=SUM([.D27:.AG2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7" table:formula="of:=SUM([.D28:.AG28])" office:value-type="float" office:value="2">
            <text:p>2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office:annotation draw:style-name="gr4" draw:text-style-name="P1" svg:width="1.1413in" svg:height="0.3902in" svg:x="5.3854in" svg:y="6.0528in" draw:caption-point-x="-0.2402in" draw:caption-point-y="0.6098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7988in" svg:y="6.0539in" draw:caption-point-x="-0.2402in" draw:caption-point-y="0.6087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6.0571in" draw:caption-point-x="-0.2402in" draw:caption-point-y="0.6055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289in" svg:y="6.0602in" draw:caption-point-x="-0.2402in" draw:caption-point-y="0.6024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6.0606in" draw:caption-point-x="-0.2402in" draw:caption-point-y="0.602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7" table:formula="of:=SUM([.D29:.AG29])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6.3in" draw:caption-point-x="-0.2402in" draw:caption-point-y="0.6102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6.3004in" draw:caption-point-x="-0.2402in" draw:caption-point-y="0.6098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6.8205in" svg:y="6.3008in" draw:caption-point-x="-0.2402in" draw:caption-point-y="0.6094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7.3094in" svg:y="6.3012in" draw:caption-point-x="-0.2402in" draw:caption-point-y="0.6091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2878in" svg:y="6.302in" draw:caption-point-x="-0.2402in" draw:caption-point-y="0.6083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0.1791in" svg:y="6.3035in" draw:caption-point-x="-0.2402in" draw:caption-point-y="0.6067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6.3043in" draw:caption-point-x="-0.2402in" draw:caption-point-y="0.6059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6.3047in" draw:caption-point-x="-0.2402in" draw:caption-point-y="0.6055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5492in" svg:y="6.3047in" draw:caption-point-x="-0.2402in" draw:caption-point-y="0.6055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6.3075in" draw:caption-point-x="-0.2402in" draw:caption-point-y="0.6028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289in" svg:y="6.3079in" draw:caption-point-x="-0.2402in" draw:caption-point-y="0.6024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4.7457in" svg:y="6.3083in" draw:caption-point-x="-0.2402in" draw:caption-point-y="0.602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17" table:formula="of:=SUM([.D30:.AG30])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3.5591in" svg:y="6.5465in" draw:caption-point-x="-0.2402in" draw:caption-point-y="0.6114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4" draw:text-style-name="P1" svg:width="1.1413in" svg:height="0.3902in" svg:x="10.1791in" svg:y="6.5512in" draw:caption-point-x="-0.2402in" draw:caption-point-y="0.6067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17" table:formula="of:=SUM([.D31:.AG31])" office:value-type="float" office:value="1"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3.5591in" svg:y="6.7941in" draw:caption-point-x="-0.2402in" draw:caption-point-y="0.6114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6.7961in" draw:caption-point-x="-0.2402in" draw:caption-point-y="0.6094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7988in" svg:y="6.7969in" draw:caption-point-x="-0.2402in" draw:caption-point-y="0.6087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6.8039in" draw:caption-point-x="-0.2402in" draw:caption-point-y="0.6016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17" table:formula="of:=SUM([.D32:.AG32])" office:value-type="float" office:value="1">
            <text:p>1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4" draw:text-style-name="P1" svg:width="1.1413in" svg:height="0.3902in" svg:x="14.7457in" svg:y="7.0476in" draw:caption-point-x="-0.2402in" draw:caption-point-y="0.6055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17" table:formula="of:=SUM([.D33:.AG33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17" table:formula="of:=SUM([.D34:.AG34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7.7988in" svg:y="7.5398in" draw:caption-point-x="-0.2402in" draw:caption-point-y="0.6087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3" draw:text-style-name="P1" svg:width="1.1413in" svg:height="0.7012in" svg:x="10.1791in" svg:y="7.5417in" draw:caption-point-x="-0.2402in" draw:caption-point-y="0.6067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17" table:formula="of:=SUM([.D35:.AG35])" office:value-type="float" office:value="1.5">
            <text:p>1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7.7866in" draw:caption-point-x="-0.2402in" draw:caption-point-y="0.6098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7.7886in" draw:caption-point-x="-0.2402in" draw:caption-point-y="0.6079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7.7929in" draw:caption-point-x="-0.2402in" draw:caption-point-y="0.6035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3.8323in" svg:y="7.7937in" draw:caption-point-x="-0.2402in" draw:caption-point-y="0.6028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17" table:formula="of:=SUM([.D36:.AG3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8.7768in" svg:y="8.0362in" draw:caption-point-x="-0.2402in" draw:caption-point-y="0.6079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8.0425in" draw:caption-point-x="-0.2402in" draw:caption-point-y="0.601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17" table:formula="of:=SUM([.D37:.AG37])" office:value-type="float" office:value="7.5">
            <text:p>7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4.0157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.5">
            <office:annotation draw:style-name="gr2" draw:text-style-name="P1" svg:width="1.1413in" svg:height="0.5457in" svg:x="5.3854in" svg:y="8.2819in" draw:caption-point-x="-0.2402in" draw:caption-point-y="0.6098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7.3094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0.6358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8.2862in" draw:caption-point-x="-0.2402in" draw:caption-point-y="0.6055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3.8323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7457in" svg:y="8.2654in" draw:caption-point-x="-0.2402in" draw:caption-point-y="0.626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8.2902in" draw:caption-point-x="-0.2402in" draw:caption-point-y="0.6016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17" table:formula="of:=SUM([.D38:.AG38])" office:value-type="float" office:value="0.5">
            <text:p>0.5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6" draw:text-style-name="P1" svg:width="1.1413in" svg:height="0.2634in" svg:x="4.0157in" svg:y="8.5283in" draw:caption-point-x="-0.2402in" draw:caption-point-y="0.611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8.5299in" draw:caption-point-x="-0.2402in" draw:caption-point-y="0.6094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17" table:formula="of:=SUM([.D39:.AG39])" office:value-type="float" office:value="2.5">
            <text:p>2.5</text:p>
          </table:table-cell>
          <table:table-cell table:style-name="ce121" table:number-columns-repeated="2"/>
          <table:table-cell table:style-name="ce121" office:value-type="float" office:value="1">
            <office:annotation draw:style-name="gr6" draw:text-style-name="P1" svg:width="1.1413in" svg:height="0.2634in" svg:x="3.5591in" svg:y="8.7748in" draw:caption-point-x="-0.2402in" draw:caption-point-y="0.6122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8.7768in" svg:y="8.7791in" draw:caption-point-x="-0.2402in" draw:caption-point-y="0.6079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1.5492in" svg:y="8.7823in" draw:caption-point-x="-0.2402in" draw:caption-point-y="0.6047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8.7843in" draw:caption-point-x="-0.2402in" draw:caption-point-y="0.6028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15.202in" svg:y="8.785in" draw:caption-point-x="-0.2402in" draw:caption-point-y="0.602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17" table:formula="of:=SUM([.D40:.AG40])" office:value-type="float" office:value="2.5">
            <text:p>2.5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8.2878in" svg:y="9.0264in" draw:caption-point-x="-0.2402in" draw:caption-point-y="0.6083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1" office:value-type="float" office:value="1">
            <office:annotation draw:style-name="gr6" draw:text-style-name="P1" svg:width="1.1413in" svg:height="0.2634in" svg:x="8.7768in" svg:y="9.0268in" draw:caption-point-x="-0.2402in" draw:caption-point-y="0.6079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10.1791in" svg:y="9.0287in" draw:caption-point-x="-0.2402in" draw:caption-point-y="0.6059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0.6358in" svg:y="9.0287in" draw:caption-point-x="-0.2402in" draw:caption-point-y="0.6059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0925in" svg:y="9.0287in" draw:caption-point-x="-0.2402in" draw:caption-point-y="0.6059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1.5492in" svg:y="9.0287in" draw:caption-point-x="-0.2402in" draw:caption-point-y="0.6059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2.0059in" svg:y="9.0287in" draw:caption-point-x="-0.2402in" draw:caption-point-y="0.6059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9.0331in" draw:caption-point-x="-0.2402in" draw:caption-point-y="0.6016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17" table:formula="of:=SUM([.D41:.AG41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7.7988in" svg:y="9.2736in" draw:caption-point-x="-0.2402in" draw:caption-point-y="0.6087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0.6358in" svg:y="9.2764in" draw:caption-point-x="-0.2402in" draw:caption-point-y="0.6059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3.8323in" svg:y="9.2795in" draw:caption-point-x="-0.2402in" draw:caption-point-y="0.6028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17" table:formula="of:=SUM([.D42:.AG42])" office:value-type="float" office:value="1.5">
            <text:p>1.5</text:p>
          </table:table-cell>
          <table:table-cell table:style-name="ce121" table:number-columns-repeated="2"/>
          <table:table-cell table:style-name="ce121" office:value-type="float" office:value="0.5">
            <office:annotation draw:style-name="gr4" draw:text-style-name="P1" svg:width="1.1413in" svg:height="0.3902in" svg:x="3.5591in" svg:y="9.5071in" draw:caption-point-x="-0.2402in" draw:caption-point-y="0.6228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1.0925in" svg:y="9.5244in" draw:caption-point-x="-0.2402in" draw:caption-point-y="0.6055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9.5283in" draw:caption-point-x="-0.2402in" draw:caption-point-y="0.6016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17" table:formula="of:=SUM([.D43:.AG43])" office:value-type="float" office:value="2">
            <text:p>2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4.472in" svg:y="9.7673in" draw:caption-point-x="-0.2402in" draw:caption-point-y="0.6102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1"/>
          <table:table-cell table:style-name="ce121" office:value-type="float" office:value="1">
            <office:annotation draw:style-name="gr6" draw:text-style-name="P1" svg:width="1.1413in" svg:height="0.2634in" svg:x="5.3854in" svg:y="9.765in" draw:caption-point-x="-0.2402in" draw:caption-point-y="0.6126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3.8323in" svg:y="9.7748in" draw:caption-point-x="-0.2402in" draw:caption-point-y="0.602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1" office:value-type="float" office:value="1">
            <office:annotation draw:style-name="gr6" draw:text-style-name="P1" svg:width="1.1413in" svg:height="0.2634in" svg:x="14.289in" svg:y="9.7748in" draw:caption-point-x="-0.2402in" draw:caption-point-y="0.6028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1" office:value-type="float" office:value="0"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5.202in" svg:y="9.776in" draw:caption-point-x="-0.2402in" draw:caption-point-y="0.6016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17" table:formula="of:=SUM([.D44:.AG44])" office:value-type="float" office:value="0">
            <text:p>0</text:p>
          </table:table-cell>
          <table:table-cell table:style-name="ce121" table:number-columns-repeated="23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17" table:formula="of:=SUM([.D45:.AG45])" office:value-type="float" office:value="4">
            <text:p>4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4.0157in" svg:y="10.2622in" draw:caption-point-x="-0.2402in" draw:caption-point-y="0.611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7" draw:text-style-name="P1" svg:width="1.1413in" svg:height="1.0122in" svg:x="4.472in" svg:y="10.263in" draw:caption-point-x="-0.2402in" draw:caption-point-y="0.6102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1"/>
          <table:table-cell table:style-name="ce121" office:value-type="float" office:value="0">
            <office:annotation draw:style-name="gr6" draw:text-style-name="P1" svg:width="1.1413in" svg:height="0.2634in" svg:x="5.3854in" svg:y="10.2634in" draw:caption-point-x="-0.2402in" draw:caption-point-y="0.6098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2638in" draw:caption-point-x="-0.2402in" draw:caption-point-y="0.6094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7.3094in" svg:y="10.2642in" draw:caption-point-x="-0.2402in" draw:caption-point-y="0.6091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1" office:value-type="float" office:value="0.5">
            <office:annotation draw:style-name="gr2" draw:text-style-name="P1" svg:width="1.1413in" svg:height="0.5457in" svg:x="7.7988in" svg:y="10.2646in" draw:caption-point-x="-0.2402in" draw:caption-point-y="0.6087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1" office:value-type="float" office:value="0.5">
            <office:annotation draw:style-name="gr2" draw:text-style-name="P1" svg:width="1.1413in" svg:height="0.5457in" svg:x="8.2878in" svg:y="10.265in" draw:caption-point-x="-0.2402in" draw:caption-point-y="0.6083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1" office:value-type="float" office:value="1">
            <office:annotation draw:style-name="gr4" draw:text-style-name="P1" svg:width="1.1413in" svg:height="0.3902in" svg:x="8.7768in" svg:y="10.2654in" draw:caption-point-x="-0.2402in" draw:caption-point-y="0.6079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1" table:number-columns-repeated="2"/>
          <table:table-cell table:style-name="ce121" office:value-type="float" office:value="0">
            <office:annotation draw:style-name="gr2" draw:text-style-name="P1" svg:width="1.1413in" svg:height="0.5457in" svg:x="10.1791in" svg:y="10.2665in" draw:caption-point-x="-0.2402in" draw:caption-point-y="0.6067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0.6358in" svg:y="10.2673in" draw:caption-point-x="-0.2402in" draw:caption-point-y="0.6059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2677in" draw:caption-point-x="-0.2402in" draw:caption-point-y="0.6055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1" office:value-type="float" office:value="0">
            <office:annotation draw:style-name="gr2" draw:text-style-name="P1" svg:width="1.1413in" svg:height="0.5457in" svg:x="11.5492in" svg:y="10.2685in" draw:caption-point-x="-0.2402in" draw:caption-point-y="0.6047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2.0059in" svg:y="10.2689in" draw:caption-point-x="-0.2402in" draw:caption-point-y="0.6043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3" draw:text-style-name="P1" svg:width="1.1413in" svg:height="0.7012in" svg:x="13.8323in" svg:y="10.2705in" draw:caption-point-x="-0.2402in" draw:caption-point-y="0.6028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1" office:value-type="float" office:value="0.5">
            <office:annotation draw:style-name="gr4" draw:text-style-name="P1" svg:width="1.1413in" svg:height="0.3902in" svg:x="14.289in" svg:y="10.2709in" draw:caption-point-x="-0.2402in" draw:caption-point-y="0.6024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1" office:value-type="float" office:value="0">
            <office:annotation draw:style-name="gr4" draw:text-style-name="P1" svg:width="1.1413in" svg:height="0.3902in" svg:x="14.7457in" svg:y="10.2713in" draw:caption-point-x="-0.2402in" draw:caption-point-y="0.602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5.202in" svg:y="10.2717in" draw:caption-point-x="-0.2402in" draw:caption-point-y="0.6016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17" table:formula="of:=SUM([.D46:.AG46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6.8205in" svg:y="10.5114in" draw:caption-point-x="-0.2402in" draw:caption-point-y="0.6094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121" office:value-type="float" office:value="0">
            <office:annotation draw:style-name="gr6" draw:text-style-name="P1" svg:width="1.1413in" svg:height="0.2634in" svg:x="13.3756in" svg:y="10.5173in" draw:caption-point-x="-0.2402in" draw:caption-point-y="0.6035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0">
            <office:annotation draw:style-name="gr4" draw:text-style-name="P1" svg:width="1.1413in" svg:height="0.3902in" svg:x="15.202in" svg:y="10.5193in" draw:caption-point-x="-0.2402in" draw:caption-point-y="0.6016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17" table:formula="of:=SUM([.D47:.AG47])" office:value-type="float" office:value="0">
            <text:p>0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2" table:style-name="ce121" office:value-type="float" office:value="0">
            <text:p>0</text:p>
          </table:table-cell>
          <table:table-cell table:style-name="ce121" office:value-type="float" office:value="0">
            <office:annotation draw:style-name="gr6" draw:text-style-name="P1" svg:width="1.1413in" svg:height="0.2634in" svg:x="11.0925in" svg:y="10.7634in" draw:caption-point-x="-0.2402in" draw:caption-point-y="0.6051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17" table:formula="of:=SUM([.D48:.AG48])" office:value-type="float" office:value="0.5">
            <text:p>0.5</text:p>
          </table:table-cell>
          <table:table-cell table:style-name="ce121" table:number-columns-repeated="2"/>
          <table:table-cell table:number-columns-repeated="3" table:style-name="ce121" office:value-type="float" office:value="0">
            <text:p>0</text:p>
          </table:table-cell>
          <table:table-cell table:style-name="ce121"/>
          <table:table-cell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5" table:style-name="ce121" office:value-type="float" office:value="0">
            <text:p>0</text:p>
          </table:table-cell>
          <table:table-cell table:style-name="ce121" table:number-columns-repeated="2"/>
          <table:table-cell table:number-columns-repeated="4" table:style-name="ce121" office:value-type="float" office:value="0">
            <text:p>0</text:p>
          </table:table-cell>
          <table:table-cell table:style-name="ce121" office:value-type="float" office:value="0.5">
            <office:annotation draw:style-name="gr4" draw:text-style-name="P1" svg:width="1.1413in" svg:height="0.3902in" svg:x="15.202in" svg:y="11.0146in" draw:caption-point-x="-0.2402in" draw:caption-point-y="0.6016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1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4"/>
          <table:table-cell table:style-name="ce122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2" table:number-columns-repeated="4"/>
          <table:table-cell table:style-name="ce125" table:number-columns-repeated="7"/>
          <table:table-cell table:style-name="ce122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2" table:number-columns-repeated="30"/>
          <table:table-cell table:style-name="ce44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7"/>
        <table:table-column table:style-name="co26" table:number-columns-repeated="7" table:default-cell-style-name="ce137"/>
        <table:table-column table:style-name="co25" table:number-columns-repeated="16" table:default-cell-style-name="ce137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5" table:number-columns-spanned="2" table:number-rows-spanned="1">
            <text:p>5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7" table:number-columns-spanned="2" table:number-rows-spanned="1">
            <text:p>2017</text:p>
          </table:table-cell>
          <table:covered-table-cell table:style-name="ce143"/>
          <table:table-cell table:style-name="ce132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33" table:formula="of:=DATE([.$R$1];[.N1];1)" office:value-type="date" office:date-value="2017-05-01">
            <text:p>01</text:p>
          </table:table-cell>
          <table:table-cell table:style-name="ce133" table:formula="of:=[.D2]+1" office:value-type="date" office:date-value="2017-05-02">
            <text:p>02</text:p>
          </table:table-cell>
          <table:table-cell table:style-name="ce133" table:formula="of:=[.E2]+1" office:value-type="date" office:date-value="2017-05-03">
            <text:p>03</text:p>
          </table:table-cell>
          <table:table-cell table:style-name="ce133" table:formula="of:=[.F2]+1" office:value-type="date" office:date-value="2017-05-04">
            <text:p>04</text:p>
          </table:table-cell>
          <table:table-cell table:style-name="ce133" table:formula="of:=[.G2]+1" office:value-type="date" office:date-value="2017-05-05">
            <text:p>05</text:p>
          </table:table-cell>
          <table:table-cell table:style-name="ce133" table:formula="of:=[.H2]+1" office:value-type="date" office:date-value="2017-05-06">
            <text:p>06</text:p>
          </table:table-cell>
          <table:table-cell table:style-name="ce133" table:formula="of:=[.I2]+1" office:value-type="date" office:date-value="2017-05-07">
            <text:p>07</text:p>
          </table:table-cell>
          <table:table-cell table:style-name="ce133" table:formula="of:=[.J2]+1" office:value-type="date" office:date-value="2017-05-08">
            <text:p>08</text:p>
          </table:table-cell>
          <table:table-cell table:style-name="ce133" table:formula="of:=[.K2]+1" office:value-type="date" office:date-value="2017-05-09">
            <text:p>09</text:p>
          </table:table-cell>
          <table:table-cell table:style-name="ce133" table:formula="of:=[.L2]+1" office:value-type="date" office:date-value="2017-05-10">
            <text:p>10</text:p>
          </table:table-cell>
          <table:table-cell table:style-name="ce133" table:formula="of:=[.M2]+1" office:value-type="date" office:date-value="2017-05-11">
            <text:p>11</text:p>
          </table:table-cell>
          <table:table-cell table:style-name="ce133" table:formula="of:=[.N2]+1" office:value-type="date" office:date-value="2017-05-12">
            <text:p>12</text:p>
          </table:table-cell>
          <table:table-cell table:style-name="ce133" table:formula="of:=[.O2]+1" office:value-type="date" office:date-value="2017-05-13">
            <text:p>13</text:p>
          </table:table-cell>
          <table:table-cell table:style-name="ce133" table:formula="of:=[.P2]+1" office:value-type="date" office:date-value="2017-05-14">
            <text:p>14</text:p>
          </table:table-cell>
          <table:table-cell table:style-name="ce133" table:formula="of:=[.Q2]+1" office:value-type="date" office:date-value="2017-05-15">
            <text:p>15</text:p>
          </table:table-cell>
          <table:table-cell table:style-name="ce133" table:formula="of:=[.R2]+1" office:value-type="date" office:date-value="2017-05-16">
            <text:p>16</text:p>
          </table:table-cell>
          <table:table-cell table:style-name="ce133" table:formula="of:=[.S2]+1" office:value-type="date" office:date-value="2017-05-17">
            <text:p>17</text:p>
          </table:table-cell>
          <table:table-cell table:style-name="ce133" table:formula="of:=[.T2]+1" office:value-type="date" office:date-value="2017-05-18">
            <text:p>18</text:p>
          </table:table-cell>
          <table:table-cell table:style-name="ce133" table:formula="of:=[.U2]+1" office:value-type="date" office:date-value="2017-05-19">
            <text:p>19</text:p>
          </table:table-cell>
          <table:table-cell table:style-name="ce133" table:formula="of:=[.V2]+1" office:value-type="date" office:date-value="2017-05-20">
            <text:p>20</text:p>
          </table:table-cell>
          <table:table-cell table:style-name="ce133" table:formula="of:=[.W2]+1" office:value-type="date" office:date-value="2017-05-21">
            <text:p>21</text:p>
          </table:table-cell>
          <table:table-cell table:style-name="ce133" table:formula="of:=[.X2]+1" office:value-type="date" office:date-value="2017-05-22">
            <text:p>22</text:p>
          </table:table-cell>
          <table:table-cell table:style-name="ce133" table:formula="of:=[.Y2]+1" office:value-type="date" office:date-value="2017-05-23">
            <text:p>23</text:p>
          </table:table-cell>
          <table:table-cell table:style-name="ce133" table:formula="of:=[.Z2]+1" office:value-type="date" office:date-value="2017-05-24">
            <text:p>24</text:p>
          </table:table-cell>
          <table:table-cell table:style-name="ce133" table:formula="of:=[.AA2]+1" office:value-type="date" office:date-value="2017-05-25">
            <text:p>25</text:p>
          </table:table-cell>
          <table:table-cell table:style-name="ce133" table:formula="of:=[.AB2]+1" office:value-type="date" office:date-value="2017-05-26">
            <text:p>26</text:p>
          </table:table-cell>
          <table:table-cell table:style-name="ce133" table:formula="of:=[.AC2]+1" office:value-type="date" office:date-value="2017-05-27">
            <text:p>27</text:p>
          </table:table-cell>
          <table:table-cell table:style-name="ce133" table:formula="of:=[.AD2]+1" office:value-type="date" office:date-value="2017-05-28">
            <text:p>28</text:p>
          </table:table-cell>
          <table:table-cell table:style-name="ce133" table:formula="of:=[.AE2]+1" office:value-type="date" office:date-value="2017-05-29">
            <text:p>29</text:p>
          </table:table-cell>
          <table:table-cell table:style-name="ce133" table:formula="of:=[.AF2]+1" office:value-type="date" office:date-value="2017-05-30">
            <text:p>30</text:p>
          </table:table-cell>
          <table:table-cell table:style-name="ce133" table:formula="of:=[.AG2]+1" office:value-type="date" office:date-value="2017-05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1" table:formula="of:=SUM([.D4:.AH4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0.111in" draw:caption-point-x="-0.2402in" draw:caption-point-y="0.6071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7.7988in" svg:y="0.1118in" draw:caption-point-x="-0.2402in" draw:caption-point-y="0.6063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0.1134in" draw:caption-point-x="-0.2402in" draw:caption-point-y="0.6047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0.1161in" draw:caption-point-x="-0.2402in" draw:caption-point-y="0.602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8323in" svg:y="0.1165in" draw:caption-point-x="-0.2402in" draw:caption-point-y="0.6016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0.1173in" draw:caption-point-x="-0.2402in" draw:caption-point-y="0.6008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1" table:formula="of:=SUM([.D5:.AH5])" office:value-type="float" office:value="2.5">
            <text:p>2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0.3563in" draw:caption-point-x="-0.2402in" draw:caption-point-y="0.609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0.3575in" draw:caption-point-x="-0.2402in" draw:caption-point-y="0.6083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0.3575in" draw:caption-point-x="-0.2402in" draw:caption-point-y="0.6083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0.3591in" draw:caption-point-x="-0.2402in" draw:caption-point-y="0.6067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3" draw:text-style-name="P1" svg:width="1.1413in" svg:height="0.7012in" svg:x="9.2661in" svg:y="0.3594in" draw:caption-point-x="-0.2402in" draw:caption-point-y="0.6063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0.3598in" draw:caption-point-x="-0.2402in" draw:caption-point-y="0.6059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0.3606in" draw:caption-point-x="-0.2402in" draw:caption-point-y="0.6051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0.6358in" svg:y="0.361in" draw:caption-point-x="-0.2402in" draw:caption-point-y="0.6047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0.3646in" draw:caption-point-x="-0.2402in" draw:caption-point-y="0.6012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3657in" draw:caption-point-x="-0.2402in" draw:caption-point-y="0.6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1" table:formula="of:=SUM([.D6:.AH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0157in" svg:y="0.6043in" draw:caption-point-x="-0.2402in" draw:caption-point-y="0.6091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63in" draw:caption-point-x="-0.2402in" draw:caption-point-y="0.6071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6358in" svg:y="0.6087in" draw:caption-point-x="-0.2402in" draw:caption-point-y="0.6047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5" office:value-type="float" office:value="0">
            <office:annotation draw:style-name="gr9" draw:text-style-name="P1" svg:width="1.1413in" svg:height="1.1677in" svg:x="11.0925in" svg:y="0.6094in" draw:caption-point-x="-0.2402in" draw:caption-point-y="0.6039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6114in" draw:caption-point-x="-0.2402in" draw:caption-point-y="0.602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0.6134in" draw:caption-point-x="-0.2402in" draw:caption-point-y="0.6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1" table:formula="of:=SUM([.D7:.AH7])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472in" svg:y="0.8516in" draw:caption-point-x="-0.2402in" draw:caption-point-y="0.609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59in" draw:caption-point-x="-0.2402in" draw:caption-point-y="0.6051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0.8622in" draw:caption-point-x="-0.2402in" draw:caption-point-y="0.5988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1" table:formula="of:=SUM([.D8:.AH8])" office:value-type="float" office:value="3.5">
            <text:p>3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4.0157in" svg:y="1.0917in" draw:caption-point-x="-0.2402in" draw:caption-point-y="0.616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1.1067in" draw:caption-point-x="-0.2402in" draw:caption-point-y="0.60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1.1028in" draw:caption-point-x="-0.2402in" draw:caption-point-y="0.605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1.1028in" draw:caption-point-x="-0.2402in" draw:caption-point-y="0.605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5.6587in" svg:y="1.1028in" draw:caption-point-x="-0.2402in" draw:caption-point-y="0.605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1" table:formula="of:=SUM([.D9:.AH9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9.7228in" svg:y="1.3508in" draw:caption-point-x="-0.2402in" draw:caption-point-y="0.6059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1" table:formula="of:=SUM([.D10:.AH10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3.5591in" svg:y="1.5949in" draw:caption-point-x="-0.2402in" draw:caption-point-y="0.6094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1.598in" draw:caption-point-x="-0.2402in" draw:caption-point-y="0.6063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6008in" draw:caption-point-x="-0.2402in" draw:caption-point-y="0.6035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572in" svg:y="1.6043in" draw:caption-point-x="-0.2402in" draw:caption-point-y="0.6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1" office:value-type="string">
            <text:p>HaTH</text:p>
          </table:table-cell>
          <table:table-cell table:style-name="ce131" table:formula="of:=SUM([.D11:.AH11])" office:value-type="float" office:value="1"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1.8433in" draw:caption-point-x="-0.2402in" draw:caption-point-y="0.6087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5.8421in" svg:y="1.8437in" draw:caption-point-x="-0.2402in" draw:caption-point-y="0.6083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1.8441in" draw:caption-point-x="-0.2402in" draw:caption-point-y="0.6079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.8453in" draw:caption-point-x="-0.2402in" draw:caption-point-y="0.6067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1.8457in" draw:caption-point-x="-0.2402in" draw:caption-point-y="0.6063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1.8472in" draw:caption-point-x="-0.2402in" draw:caption-point-y="0.6047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.8484in" draw:caption-point-x="-0.2402in" draw:caption-point-y="0.6035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4.289in" svg:y="1.85in" draw:caption-point-x="-0.2402in" draw:caption-point-y="0.602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.8512in" draw:caption-point-x="-0.2402in" draw:caption-point-y="0.6008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8516in" draw:caption-point-x="-0.2402in" draw:caption-point-y="0.6004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.852in" draw:caption-point-x="-0.2402in" draw:caption-point-y="0.6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1"/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2.0921in" draw:caption-point-x="-0.2402in" draw:caption-point-y="0.6075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2.0925in" draw:caption-point-x="-0.2402in" draw:caption-point-y="0.607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2.0929in" draw:caption-point-x="-0.2402in" draw:caption-point-y="0.6067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2.0937in" draw:caption-point-x="-0.2402in" draw:caption-point-y="0.605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1791in" svg:y="2.0945in" draw:caption-point-x="-0.2402in" draw:caption-point-y="0.6051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2.0996in" draw:caption-point-x="-0.2402in" draw:caption-point-y="0.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1" table:formula="of:=SUM([.D13:.AH13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3398in" draw:caption-point-x="-0.2402in" draw:caption-point-y="0.6075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2.3465in" draw:caption-point-x="-0.2402in" draw:caption-point-y="0.6008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6.572in" svg:y="2.3472in" draw:caption-point-x="-0.2402in" draw:caption-point-y="0.6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1" table:formula="of:=SUM([.D14:.AH14])" office:value-type="float" office:value="4.5">
            <text:p>4.5</text:p>
          </table:table-cell>
          <table:table-cell table:style-name="ce135" table:number-columns-repeated="2"/>
          <table:table-cell table:style-name="ce135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6.8205in" svg:y="2.5874in" draw:caption-point-x="-0.2402in" draw:caption-point-y="0.6075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.5">
            <office:annotation draw:style-name="gr6" draw:text-style-name="P1" svg:width="1.1413in" svg:height="0.2634in" svg:x="7.3094in" svg:y="2.5878in" draw:caption-point-x="-0.2402in" draw:caption-point-y="0.607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6" draw:text-style-name="P1" svg:width="1.1413in" svg:height="0.2634in" svg:x="9.2661in" svg:y="2.5878in" draw:caption-point-x="-0.2402in" draw:caption-point-y="0.607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6358in" svg:y="2.5902in" draw:caption-point-x="-0.2402in" draw:caption-point-y="0.6047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3.3756in" svg:y="2.5937in" draw:caption-point-x="-0.2402in" draw:caption-point-y="0.6012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1" table:formula="of:=SUM([.D15:.AH1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2.835in" draw:caption-point-x="-0.2402in" draw:caption-point-y="0.6075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2.835in" draw:caption-point-x="-0.2402in" draw:caption-point-y="0.6075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2.8382in" draw:caption-point-x="-0.2402in" draw:caption-point-y="0.604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2.8413in" draw:caption-point-x="-0.2402in" draw:caption-point-y="0.6012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6.1154in" svg:y="2.8421in" draw:caption-point-x="-0.2402in" draw:caption-point-y="0.6004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572in" svg:y="2.8429in" draw:caption-point-x="-0.2402in" draw:caption-point-y="0.5996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1" table:formula="of:=SUM([.D16:.AH16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Default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3.0843in" draw:caption-point-x="-0.2402in" draw:caption-point-y="0.6059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1" table:formula="of:=SUM([.D17:.AH17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5.8421in" svg:y="3.3299in" draw:caption-point-x="-0.2402in" draw:caption-point-y="0.6083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3.3366in" draw:caption-point-x="-0.2402in" draw:caption-point-y="0.6016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1" table:formula="of:=SUM([.D18:.AH18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3.5764in" draw:caption-point-x="-0.2402in" draw:caption-point-y="0.609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3.5764in" draw:caption-point-x="-0.2402in" draw:caption-point-y="0.609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4.472in" svg:y="3.5764in" draw:caption-point-x="-0.2402in" draw:caption-point-y="0.609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1" table:formula="of:=SUM([.D19:.AH19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15.6587in" svg:y="3.8327in" draw:caption-point-x="-0.2402in" draw:caption-point-y="0.600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1154in" svg:y="3.8327in" draw:caption-point-x="-0.2402in" draw:caption-point-y="0.600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5" office:value-type="float" office:value="1">
            <office:annotation draw:style-name="gr4" draw:text-style-name="P1" svg:width="1.1413in" svg:height="0.3902in" svg:x="16.572in" svg:y="3.8327in" draw:caption-point-x="-0.2402in" draw:caption-point-y="0.600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1" table:formula="of:=SUM([.D20:.AH20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4.0732in" draw:caption-point-x="-0.2402in" draw:caption-point-y="0.6079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4.0748in" draw:caption-point-x="-0.2402in" draw:caption-point-y="0.6063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4.076in" draw:caption-point-x="-0.2402in" draw:caption-point-y="0.6051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4.0768in" draw:caption-point-x="-0.2402in" draw:caption-point-y="0.604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4.0791in" draw:caption-point-x="-0.2402in" draw:caption-point-y="0.602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4.0799in" draw:caption-point-x="-0.2402in" draw:caption-point-y="0.6012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4.0803in" draw:caption-point-x="-0.2402in" draw:caption-point-y="0.600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1" table:formula="of:=SUM([.D21:.AH21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4.324in" draw:caption-point-x="-0.2402in" draw:caption-point-y="0.6047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2.4622in" svg:y="4.3252in" draw:caption-point-x="-0.2402in" draw:caption-point-y="0.6035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1" table:formula="of:=SUM([.D22:.AH2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1" table:formula="of:=SUM([.D23:.AH2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1" table:formula="of:=SUM([.D24:.AH24])" office:value-type="float" office:value="2">
            <text:p>2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5.0673in" draw:caption-point-x="-0.2402in" draw:caption-point-y="0.6043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5.0665in" draw:caption-point-x="-0.2402in" draw:caption-point-y="0.605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5.0665in" draw:caption-point-x="-0.2402in" draw:caption-point-y="0.605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1" table:formula="of:=SUM([.D25:.AH25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5.8421in" svg:y="5.3106in" draw:caption-point-x="-0.2402in" draw:caption-point-y="0.6087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1" table:formula="of:=SUM([.D26:.AH26])" office:value-type="float" office:value="5">
            <text:p>5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3.5591in" svg:y="5.5579in" draw:caption-point-x="-0.2402in" draw:caption-point-y="0.6094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4.0157in" svg:y="5.5579in" draw:caption-point-x="-0.2402in" draw:caption-point-y="0.609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3311in" svg:y="5.5579in" draw:caption-point-x="-0.2402in" draw:caption-point-y="0.609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5.5579in" draw:caption-point-x="-0.2402in" draw:caption-point-y="0.6094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5" office:value-type="float" office:value="0.5">
            <office:annotation draw:style-name="gr4" draw:text-style-name="P1" svg:width="1.1413in" svg:height="0.3902in" svg:x="7.3094in" svg:y="5.5579in" draw:caption-point-x="-0.2402in" draw:caption-point-y="0.609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5.5579in" draw:caption-point-x="-0.2402in" draw:caption-point-y="0.609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5.5614in" draw:caption-point-x="-0.2402in" draw:caption-point-y="0.605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5.5614in" draw:caption-point-x="-0.2402in" draw:caption-point-y="0.605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1" table:formula="of:=SUM([.D27:.AH27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5.8079in" draw:caption-point-x="-0.2402in" draw:caption-point-y="0.607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1" table:formula="of:=SUM([.D28:.AH2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7988in" svg:y="6.0559in" draw:caption-point-x="-0.2402in" draw:caption-point-y="0.6067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0575in" draw:caption-point-x="-0.2402in" draw:caption-point-y="0.6051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2.9189in" svg:y="6.0606in" draw:caption-point-x="-0.2402in" draw:caption-point-y="0.602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6.0622in" draw:caption-point-x="-0.2402in" draw:caption-point-y="0.6004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0626in" draw:caption-point-x="-0.2402in" draw:caption-point-y="0.6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1" table:formula="of:=SUM([.D29:.AH29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6.3008in" draw:caption-point-x="-0.2402in" draw:caption-point-y="0.609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4.472in" svg:y="6.3016in" draw:caption-point-x="-0.2402in" draw:caption-point-y="0.6087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6.3028in" draw:caption-point-x="-0.2402in" draw:caption-point-y="0.6075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6.3031in" draw:caption-point-x="-0.2402in" draw:caption-point-y="0.607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7988in" svg:y="6.3031in" draw:caption-point-x="-0.2402in" draw:caption-point-y="0.607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6.3039in" draw:caption-point-x="-0.2402in" draw:caption-point-y="0.6063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7228in" svg:y="6.3043in" draw:caption-point-x="-0.2402in" draw:caption-point-y="0.6059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6.3051in" draw:caption-point-x="-0.2402in" draw:caption-point-y="0.6051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6.3075in" draw:caption-point-x="-0.2402in" draw:caption-point-y="0.6028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8323in" svg:y="6.3087in" draw:caption-point-x="-0.2402in" draw:caption-point-y="0.6016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6.3102in" draw:caption-point-x="-0.2402in" draw:caption-point-y="0.6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31" table:formula="of:=SUM([.D30:.AH30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31" table:formula="of:=SUM([.D31:.AH31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6.7984in" draw:caption-point-x="-0.2402in" draw:caption-point-y="0.6071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9.2661in" svg:y="6.7949in" draw:caption-point-x="-0.2402in" draw:caption-point-y="0.6106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1.0925in" svg:y="6.8016in" draw:caption-point-x="-0.2402in" draw:caption-point-y="0.6039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6.7949in" draw:caption-point-x="-0.2402in" draw:caption-point-y="0.6106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6.8051in" draw:caption-point-x="-0.2402in" draw:caption-point-y="0.600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31" table:formula="of:=SUM([.D32:.AH32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7.0469in" draw:caption-point-x="-0.2402in" draw:caption-point-y="0.6063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7.0406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7.0406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0406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8323in" svg:y="7.0516in" draw:caption-point-x="-0.2402in" draw:caption-point-y="0.6016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31" table:formula="of:=SUM([.D33:.AH33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31" table:formula="of:=SUM([.D34:.AH34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7.5413in" draw:caption-point-x="-0.2402in" draw:caption-point-y="0.6071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7.5437in" draw:caption-point-x="-0.2402in" draw:caption-point-y="0.6047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7.5472in" draw:caption-point-x="-0.2402in" draw:caption-point-y="0.6012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31" table:formula="of:=SUM([.D35:.AH35])" office:value-type="float" office:value="3">
            <text:p>3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9.7228in" svg:y="7.7906in" draw:caption-point-x="-0.2402in" draw:caption-point-y="0.605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7.7882in" draw:caption-point-x="-0.2402in" draw:caption-point-y="0.6083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7.7882in" draw:caption-point-x="-0.2402in" draw:caption-point-y="0.6083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7.7882in" draw:caption-point-x="-0.2402in" draw:caption-point-y="0.6083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7.7937in" draw:caption-point-x="-0.2402in" draw:caption-point-y="0.6028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7945in" draw:caption-point-x="-0.2402in" draw:caption-point-y="0.602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7.7953in" draw:caption-point-x="-0.2402in" draw:caption-point-y="0.6012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31" table:formula="of:=SUM([.D36:.AH36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3.5591in" svg:y="8.0346in" draw:caption-point-x="-0.2402in" draw:caption-point-y="0.6094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7.3094in" svg:y="8.037in" draw:caption-point-x="-0.2402in" draw:caption-point-y="0.6071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8.0378in" draw:caption-point-x="-0.2402in" draw:caption-point-y="0.6063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6358in" svg:y="8.0394in" draw:caption-point-x="-0.2402in" draw:caption-point-y="0.6047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0398in" draw:caption-point-x="-0.2402in" draw:caption-point-y="0.604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8.0421in" draw:caption-point-x="-0.2402in" draw:caption-point-y="0.602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4.289in" svg:y="8.0429in" draw:caption-point-x="-0.2402in" draw:caption-point-y="0.6012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8.0433in" draw:caption-point-x="-0.2402in" draw:caption-point-y="0.6008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71" office:value-type="string">
            <text:p>PhuongTH</text:p>
          </table:table-cell>
          <table:table-cell table:style-name="ce131" table:formula="of:=SUM([.D37:.AH37])" office:value-type="float" office:value="9.5">
            <text:p>9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4.0157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.5">
            <office:annotation draw:style-name="gr4" draw:text-style-name="P1" svg:width="1.1413in" svg:height="0.3902in" svg:x="4.472in" svg:y="8.2831in" draw:caption-point-x="-0.2402in" draw:caption-point-y="0.6087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6.3311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7.3094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8.285in" draw:caption-point-x="-0.2402in" draw:caption-point-y="0.6067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8.2874in" draw:caption-point-x="-0.2402in" draw:caption-point-y="0.604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6" draw:text-style-name="P1" svg:width="1.1413in" svg:height="0.2634in" svg:x="12.4622in" svg:y="8.287in" draw:caption-point-x="-0.2402in" draw:caption-point-y="0.6047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2.9189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3.8323in" svg:y="8.2618in" draw:caption-point-x="-0.2402in" draw:caption-point-y="0.629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4.289in" svg:y="8.2906in" draw:caption-point-x="-0.2402in" draw:caption-point-y="0.6012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16.1154in" svg:y="8.2913in" draw:caption-point-x="-0.2402in" draw:caption-point-y="0.6004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2909in" draw:caption-point-x="-0.2402in" draw:caption-point-y="0.6008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31" table:formula="of:=SUM([.D38:.AH38])" office:value-type="float" office:value="0.5">
            <text:p>0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5319in" draw:caption-point-x="-0.2402in" draw:caption-point-y="0.6075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8.5323in" draw:caption-point-x="-0.2402in" draw:caption-point-y="0.6071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6" draw:text-style-name="P1" svg:width="1.1413in" svg:height="0.2634in" svg:x="10.1791in" svg:y="8.5244in" draw:caption-point-x="-0.2402in" draw:caption-point-y="0.61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0.6358in" svg:y="8.5346in" draw:caption-point-x="-0.2402in" draw:caption-point-y="0.6047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131" table:formula="of:=SUM([.D39:.AH39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91in" draw:caption-point-x="-0.2402in" draw:caption-point-y="0.6079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8.7795in" draw:caption-point-x="-0.2402in" draw:caption-point-y="0.6075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8.7811in" draw:caption-point-x="-0.2402in" draw:caption-point-y="0.6059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5.6587in" svg:y="8.7862in" draw:caption-point-x="-0.2402in" draw:caption-point-y="0.600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572in" svg:y="8.7874in" draw:caption-point-x="-0.2402in" draw:caption-point-y="0.5996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31" table:formula="of:=SUM([.D40:.AH40])" office:value-type="float" office:value="6">
            <text:p>6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4.472in" svg:y="9.026in" draw:caption-point-x="-0.2402in" draw:caption-point-y="0.6087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6.8205in" svg:y="9.022in" draw:caption-point-x="-0.2402in" draw:caption-point-y="0.6126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7.3094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7.7988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9.2661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9.7228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1791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0.6358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022in" draw:caption-point-x="-0.2402in" draw:caption-point-y="0.612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8" draw:text-style-name="P1" svg:width="1.1413in" svg:height="0.8567in" svg:x="13.3756in" svg:y="9.0327in" draw:caption-point-x="-0.2402in" draw:caption-point-y="0.602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5.6587in" svg:y="9.0339in" draw:caption-point-x="-0.2402in" draw:caption-point-y="0.6008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haoDTN</text:p>
          </table:table-cell>
          <table:table-cell table:style-name="ce131" table:formula="of:=SUM([.D41:.AH41])" office:value-type="float" office:value="1"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5.8421in" svg:y="9.274in" draw:caption-point-x="-0.2402in" draw:caption-point-y="0.6083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9.2661in" svg:y="9.276in" draw:caption-point-x="-0.2402in" draw:caption-point-y="0.6063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1.0925in" svg:y="9.278in" draw:caption-point-x="-0.2402in" draw:caption-point-y="0.604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2795in" draw:caption-point-x="-0.2402in" draw:caption-point-y="0.6028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2803in" draw:caption-point-x="-0.2402in" draw:caption-point-y="0.60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4.289in" svg:y="9.2807in" draw:caption-point-x="-0.2402in" draw:caption-point-y="0.6016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131" table:formula="of:=SUM([.D42:.AH42])" office:value-type="float" office:value="1">
            <text:p>1</text:p>
          </table:table-cell>
          <table:table-cell table:style-name="ce135" table:number-columns-repeated="2"/>
          <table:table-cell table:style-name="ce135" office:value-type="float" office:value="1">
            <office:annotation draw:style-name="gr4" draw:text-style-name="P1" svg:width="1.1413in" svg:height="0.3902in" svg:x="3.5591in" svg:y="9.5181in" draw:caption-point-x="-0.2402in" draw:caption-point-y="0.6118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5272in" draw:caption-point-x="-0.2402in" draw:caption-point-y="0.6028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131" table:formula="of:=SUM([.D43:.AH43])" office:value-type="float" office:value="1.5">
            <text:p>1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9.7681in" draw:caption-point-x="-0.2402in" draw:caption-point-y="0.609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9.7681in" draw:caption-point-x="-0.2402in" draw:caption-point-y="0.609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8205in" svg:y="9.7701in" draw:caption-point-x="-0.2402in" draw:caption-point-y="0.6075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0.6358in" svg:y="9.7728in" draw:caption-point-x="-0.2402in" draw:caption-point-y="0.6047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1.0925in" svg:y="9.7728in" draw:caption-point-x="-0.2402in" draw:caption-point-y="0.6047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2.9189in" svg:y="9.7748in" draw:caption-point-x="-0.2402in" draw:caption-point-y="0.6028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3.3756in" svg:y="9.7756in" draw:caption-point-x="-0.2402in" draw:caption-point-y="0.602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9.7772in" draw:caption-point-x="-0.2402in" draw:caption-point-y="0.6004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6.572in" svg:y="9.7776in" draw:caption-point-x="-0.2402in" draw:caption-point-y="0.6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uyCNTA</text:p>
          </table:table-cell>
          <table:table-cell table:style-name="ce131" table:formula="of:=SUM([.D44:.AH44])" office:value-type="float" office:value="1.5">
            <text:p>1.5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9.2661in" svg:y="10.0193in" draw:caption-point-x="-0.2402in" draw:caption-point-y="0.6063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6" draw:text-style-name="P1" svg:width="1.1413in" svg:height="0.2634in" svg:x="16.1154in" svg:y="10.0252in" draw:caption-point-x="-0.2402in" draw:caption-point-y="0.6004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131" table:formula="of:=SUM([.D45:.AH45])" office:value-type="float" office:value="3">
            <text:p>3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3.5591in" svg:y="10.2638in" draw:caption-point-x="-0.2402in" draw:caption-point-y="0.609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2642in" draw:caption-point-x="-0.2402in" draw:caption-point-y="0.6091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4.472in" svg:y="10.2646in" draw:caption-point-x="-0.2402in" draw:caption-point-y="0.6087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5.8421in" svg:y="10.265in" draw:caption-point-x="-0.2402in" draw:caption-point-y="0.6083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6.3311in" svg:y="10.2654in" draw:caption-point-x="-0.2402in" draw:caption-point-y="0.6079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10.2657in" draw:caption-point-x="-0.2402in" draw:caption-point-y="0.6075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7.3094in" svg:y="10.2661in" draw:caption-point-x="-0.2402in" draw:caption-point-y="0.6071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7.7988in" svg:y="10.2665in" draw:caption-point-x="-0.2402in" draw:caption-point-y="0.6067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2" draw:text-style-name="P1" svg:width="1.1413in" svg:height="0.5457in" svg:x="9.2661in" svg:y="10.2669in" draw:caption-point-x="-0.2402in" draw:caption-point-y="0.6063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5" office:value-type="float" office:value="1">
            <office:annotation draw:style-name="gr3" draw:text-style-name="P1" svg:width="1.1413in" svg:height="0.7012in" svg:x="9.7228in" svg:y="10.2677in" draw:caption-point-x="-0.2402in" draw:caption-point-y="0.6055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5" office:value-type="float" office:value="0">
            <office:annotation draw:style-name="gr6" draw:text-style-name="P1" svg:width="1.1413in" svg:height="0.2634in" svg:x="10.1791in" svg:y="10.2681in" draw:caption-point-x="-0.2402in" draw:caption-point-y="0.6051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5" office:value-type="float" office:value="0.5">
            <office:annotation draw:style-name="gr8" draw:text-style-name="P1" svg:width="1.1413in" svg:height="0.8567in" svg:x="10.6358in" svg:y="10.2685in" draw:caption-point-x="-0.2402in" draw:caption-point-y="0.6047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2.4622in" svg:y="10.2697in" draw:caption-point-x="-0.2402in" draw:caption-point-y="0.6035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10.2713in" draw:caption-point-x="-0.2402in" draw:caption-point-y="0.602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13.8323in" svg:y="10.2717in" draw:caption-point-x="-0.2402in" draw:caption-point-y="0.6016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5" office:value-type="float" office:value="0">
            <office:annotation draw:style-name="gr2" draw:text-style-name="P1" svg:width="1.1413in" svg:height="0.5457in" svg:x="14.289in" svg:y="10.272in" draw:caption-point-x="-0.2402in" draw:caption-point-y="0.6012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6" draw:text-style-name="P1" svg:width="1.1413in" svg:height="0.2634in" svg:x="15.6587in" svg:y="10.2724in" draw:caption-point-x="-0.2402in" draw:caption-point-y="0.600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1154in" svg:y="10.2728in" draw:caption-point-x="-0.2402in" draw:caption-point-y="0.600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16.572in" svg:y="10.2732in" draw:caption-point-x="-0.2402in" draw:caption-point-y="0.6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131" table:formula="of:=SUM([.D46:.AH46])" office:value-type="float" office:value="0.5"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6" draw:text-style-name="P1" svg:width="1.1413in" svg:height="0.2634in" svg:x="4.0157in" svg:y="10.5114in" draw:caption-point-x="-0.2402in" draw:caption-point-y="0.609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7228in" svg:y="10.515in" draw:caption-point-x="-0.2402in" draw:caption-point-y="0.6059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572in" svg:y="10.5209in" draw:caption-point-x="-0.2402in" draw:caption-point-y="0.6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71" office:value-type="string">
            <text:p>VietBA</text:p>
          </table:table-cell>
          <table:table-cell table:style-name="ce131" table:formula="of:=SUM([.D47:.AH47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3" draw:text-style-name="P1" svg:width="1.1413in" svg:height="0.7012in" svg:x="9.7228in" svg:y="10.763in" draw:caption-point-x="-0.2402in" draw:caption-point-y="0.6055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10.7634in" draw:caption-point-x="-0.2402in" draw:caption-point-y="0.6051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131" table:formula="of:=SUM([.D48:.AH48])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8"/>
          <table:table-cell table:style-name="ce13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6" table:number-columns-spanned="2" table:number-rows-spanned="1">
            <text:p>6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7" table:number-columns-spanned="2" table:number-rows-spanned="1">
            <text:p>2017</text:p>
          </table:table-cell>
          <table:covered-table-cell table:style-name="ce156"/>
          <table:table-cell table:style-name="ce145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46" table:formula="of:=DATE([.$R$1];[.N1];1)" office:value-type="date" office:date-value="2017-06-01">
            <text:p>01</text:p>
          </table:table-cell>
          <table:table-cell table:style-name="ce146" table:formula="of:=[.D2]+1" office:value-type="date" office:date-value="2017-06-02">
            <text:p>02</text:p>
          </table:table-cell>
          <table:table-cell table:style-name="ce146" table:formula="of:=[.E2]+1" office:value-type="date" office:date-value="2017-06-03">
            <text:p>03</text:p>
          </table:table-cell>
          <table:table-cell table:style-name="ce146" table:formula="of:=[.F2]+1" office:value-type="date" office:date-value="2017-06-04">
            <text:p>04</text:p>
          </table:table-cell>
          <table:table-cell table:style-name="ce146" table:formula="of:=[.G2]+1" office:value-type="date" office:date-value="2017-06-05">
            <text:p>05</text:p>
          </table:table-cell>
          <table:table-cell table:style-name="ce146" table:formula="of:=[.H2]+1" office:value-type="date" office:date-value="2017-06-06">
            <text:p>06</text:p>
          </table:table-cell>
          <table:table-cell table:style-name="ce146" table:formula="of:=[.I2]+1" office:value-type="date" office:date-value="2017-06-07">
            <text:p>07</text:p>
          </table:table-cell>
          <table:table-cell table:style-name="ce146" table:formula="of:=[.J2]+1" office:value-type="date" office:date-value="2017-06-08">
            <text:p>08</text:p>
          </table:table-cell>
          <table:table-cell table:style-name="ce146" table:formula="of:=[.K2]+1" office:value-type="date" office:date-value="2017-06-09">
            <text:p>09</text:p>
          </table:table-cell>
          <table:table-cell table:style-name="ce146" table:formula="of:=[.L2]+1" office:value-type="date" office:date-value="2017-06-10">
            <text:p>10</text:p>
          </table:table-cell>
          <table:table-cell table:style-name="ce146" table:formula="of:=[.M2]+1" office:value-type="date" office:date-value="2017-06-11">
            <text:p>11</text:p>
          </table:table-cell>
          <table:table-cell table:style-name="ce146" table:formula="of:=[.N2]+1" office:value-type="date" office:date-value="2017-06-12">
            <text:p>12</text:p>
          </table:table-cell>
          <table:table-cell table:style-name="ce146" table:formula="of:=[.O2]+1" office:value-type="date" office:date-value="2017-06-13">
            <text:p>13</text:p>
          </table:table-cell>
          <table:table-cell table:style-name="ce146" table:formula="of:=[.P2]+1" office:value-type="date" office:date-value="2017-06-14">
            <text:p>14</text:p>
          </table:table-cell>
          <table:table-cell table:style-name="ce146" table:formula="of:=[.Q2]+1" office:value-type="date" office:date-value="2017-06-15">
            <text:p>15</text:p>
          </table:table-cell>
          <table:table-cell table:style-name="ce146" table:formula="of:=[.R2]+1" office:value-type="date" office:date-value="2017-06-16">
            <text:p>16</text:p>
          </table:table-cell>
          <table:table-cell table:style-name="ce146" table:formula="of:=[.S2]+1" office:value-type="date" office:date-value="2017-06-17">
            <text:p>17</text:p>
          </table:table-cell>
          <table:table-cell table:style-name="ce146" table:formula="of:=[.T2]+1" office:value-type="date" office:date-value="2017-06-18">
            <text:p>18</text:p>
          </table:table-cell>
          <table:table-cell table:style-name="ce146" table:formula="of:=[.U2]+1" office:value-type="date" office:date-value="2017-06-19">
            <text:p>19</text:p>
          </table:table-cell>
          <table:table-cell table:style-name="ce146" table:formula="of:=[.V2]+1" office:value-type="date" office:date-value="2017-06-20">
            <text:p>20</text:p>
          </table:table-cell>
          <table:table-cell table:style-name="ce146" table:formula="of:=[.W2]+1" office:value-type="date" office:date-value="2017-06-21">
            <text:p>21</text:p>
          </table:table-cell>
          <table:table-cell table:style-name="ce146" table:formula="of:=[.X2]+1" office:value-type="date" office:date-value="2017-06-22">
            <text:p>22</text:p>
          </table:table-cell>
          <table:table-cell table:style-name="ce146" table:formula="of:=[.Y2]+1" office:value-type="date" office:date-value="2017-06-23">
            <text:p>23</text:p>
          </table:table-cell>
          <table:table-cell table:style-name="ce146" table:formula="of:=[.Z2]+1" office:value-type="date" office:date-value="2017-06-24">
            <text:p>24</text:p>
          </table:table-cell>
          <table:table-cell table:style-name="ce146" table:formula="of:=[.AA2]+1" office:value-type="date" office:date-value="2017-06-25">
            <text:p>25</text:p>
          </table:table-cell>
          <table:table-cell table:style-name="ce146" table:formula="of:=[.AB2]+1" office:value-type="date" office:date-value="2017-06-26">
            <text:p>26</text:p>
          </table:table-cell>
          <table:table-cell table:style-name="ce146" table:formula="of:=[.AC2]+1" office:value-type="date" office:date-value="2017-06-27">
            <text:p>27</text:p>
          </table:table-cell>
          <table:table-cell table:style-name="ce146" table:formula="of:=[.AD2]+1" office:value-type="date" office:date-value="2017-06-28">
            <text:p>28</text:p>
          </table:table-cell>
          <table:table-cell table:style-name="ce146" table:formula="of:=[.AE2]+1" office:value-type="date" office:date-value="2017-06-29">
            <text:p>29</text:p>
          </table:table-cell>
          <table:table-cell table:style-name="ce146" table:formula="of:=[.AF2]+1" office:value-type="date" office:date-value="2017-06-30">
            <text:p>30</text:p>
          </table:table-cell>
          <table:table-cell table:style-name="ce146" table:formula="of:=[.AG2]+1" office:value-type="date" office:date-value="2017-07-01">
            <text:p>0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4" table:formula="of:=SUM([.D4:.AH4])" office:value-type="float" office:value="1">
            <text:p>1</text:p>
          </table:table-cell>
          <table:table-cell table:style-name="ce148" office:value-type="float" office:value="0">
            <office:annotation draw:style-name="gr2" draw:text-style-name="P1" svg:width="1.1413in" svg:height="0.5457in" svg:x="2.6457in" svg:y="0.1118in" draw:caption-point-x="-0.2402in" draw:caption-point-y="0.6063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3.1024in" svg:y="0.1122in" draw:caption-point-x="-0.2402in" draw:caption-point-y="0.6059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0.113in" draw:caption-point-x="-0.2402in" draw:caption-point-y="0.6051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0.1138in" draw:caption-point-x="-0.2402in" draw:caption-point-y="0.6043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0.1157in" draw:caption-point-x="-0.2402in" draw:caption-point-y="0.6024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0.1161in" draw:caption-point-x="-0.2402in" draw:caption-point-y="0.602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0059in" svg:y="0.1177in" draw:caption-point-x="-0.2402in" draw:caption-point-y="0.6004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6.1154in" svg:y="0.1209in" draw:caption-point-x="-0.2402in" draw:caption-point-y="0.5972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4" table:formula="of:=SUM([.D5:.AH5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3594in" draw:caption-point-x="-0.2402in" draw:caption-point-y="0.6063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0.3598in" draw:caption-point-x="-0.2402in" draw:caption-point-y="0.6059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3" draw:text-style-name="P1" svg:width="1.1413in" svg:height="0.7012in" svg:x="4.472in" svg:y="0.3602in" draw:caption-point-x="-0.2402in" draw:caption-point-y="0.6055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3606in" draw:caption-point-x="-0.2402in" draw:caption-point-y="0.6051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3" draw:text-style-name="P1" svg:width="1.1413in" svg:height="0.7012in" svg:x="5.8421in" svg:y="0.3618in" draw:caption-point-x="-0.2402in" draw:caption-point-y="0.6039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0.3622in" draw:caption-point-x="-0.2402in" draw:caption-point-y="0.6035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0.363in" draw:caption-point-x="-0.2402in" draw:caption-point-y="0.6028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0.3634in" draw:caption-point-x="-0.2402in" draw:caption-point-y="0.6024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3" draw:text-style-name="P1" svg:width="1.1413in" svg:height="0.7012in" svg:x="9.2661in" svg:y="0.3638in" draw:caption-point-x="-0.2402in" draw:caption-point-y="0.602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0.3646in" draw:caption-point-x="-0.2402in" draw:caption-point-y="0.6012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0.3657in" draw:caption-point-x="-0.2402in" draw:caption-point-y="0.6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0.3661in" draw:caption-point-x="-0.2402in" draw:caption-point-y="0.5996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0.3665in" draw:caption-point-x="-0.2402in" draw:caption-point-y="0.5992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0.3677in" draw:caption-point-x="-0.2402in" draw:caption-point-y="0.598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26"/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4" table:formula="of:=SUM([.D7:.AH7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0.8551in" draw:caption-point-x="-0.2402in" draw:caption-point-y="0.6059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0.8539in" draw:caption-point-x="-0.2402in" draw:caption-point-y="0.6071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0.8555in" draw:caption-point-x="-0.2402in" draw:caption-point-y="0.6055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0.8571in" draw:caption-point-x="-0.2402in" draw:caption-point-y="0.6039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0.8575in" draw:caption-point-x="-0.2402in" draw:caption-point-y="0.6035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7228in" svg:y="0.8591in" draw:caption-point-x="-0.2402in" draw:caption-point-y="0.602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0.863in" draw:caption-point-x="-0.2402in" draw:caption-point-y="0.598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0.8539in" draw:caption-point-x="-0.2402in" draw:caption-point-y="0.6071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43in" draw:caption-point-x="-0.2402in" draw:caption-point-y="0.6043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1.1051in" draw:caption-point-x="-0.2402in" draw:caption-point-y="0.6035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1063in" draw:caption-point-x="-0.2402in" draw:caption-point-y="0.6024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1.1071in" draw:caption-point-x="-0.2402in" draw:caption-point-y="0.6016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.1091in" draw:caption-point-x="-0.2402in" draw:caption-point-y="0.599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4" table:formula="of:=SUM([.D9:.AH9])" office:value-type="float" office:value="1.5">
            <text:p>1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2" draw:text-style-name="P1" svg:width="1.1413in" svg:height="0.5457in" svg:x="7.7988in" svg:y="1.3535in" draw:caption-point-x="-0.2402in" draw:caption-point-y="0.6031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1.3543in" draw:caption-point-x="-0.2402in" draw:caption-point-y="0.6024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3563in" draw:caption-point-x="-0.2402in" draw:caption-point-y="0.6004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202in" svg:y="1.3587in" draw:caption-point-x="-0.2402in" draw:caption-point-y="0.598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4" table:formula="of:=SUM([.D10:.AH10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.5992in" draw:caption-point-x="-0.2402in" draw:caption-point-y="0.6051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1.6008in" draw:caption-point-x="-0.2402in" draw:caption-point-y="0.6035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1.6016in" draw:caption-point-x="-0.2402in" draw:caption-point-y="0.6028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6587in" svg:y="1.6067in" draw:caption-point-x="-0.2402in" draw:caption-point-y="0.5976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.8516in" draw:caption-point-x="-0.2402in" draw:caption-point-y="0.6004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.852in" draw:caption-point-x="-0.2402in" draw:caption-point-y="0.6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71" office:value-type="string">
            <text:p>HaTH</text:p>
          </table:table-cell>
          <table:table-cell table:style-name="ce144" table:formula="of:=SUM([.D12:.AH12])" office:value-type="float" office:value="10">
            <text:p>1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2.0937in" draw:caption-point-x="-0.2402in" draw:caption-point-y="0.6059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2.0941in" draw:caption-point-x="-0.2402in" draw:caption-point-y="0.6055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0945in" draw:caption-point-x="-0.2402in" draw:caption-point-y="0.6051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0957in" draw:caption-point-x="-0.2402in" draw:caption-point-y="0.6039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2.0961in" draw:caption-point-x="-0.2402in" draw:caption-point-y="0.6035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0976in" draw:caption-point-x="-0.2402in" draw:caption-point-y="0.602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7228in" svg:y="2.098in" draw:caption-point-x="-0.2402in" draw:caption-point-y="0.6016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1.0925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1.5492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4.7457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2.0984in" draw:caption-point-x="-0.2402in" draw:caption-point-y="0.6012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4"/>
          <table:table-cell table:style-name="ce148" office:value-type="float" office:value="0">
            <office:annotation draw:style-name="gr6" draw:text-style-name="P1" svg:width="1.1413in" svg:height="0.2634in" svg:x="2.6457in" svg:y="2.3409in" draw:caption-point-x="-0.2402in" draw:caption-point-y="0.6063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2.3421in" draw:caption-point-x="-0.2402in" draw:caption-point-y="0.6051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2.3433in" draw:caption-point-x="-0.2402in" draw:caption-point-y="0.6039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2.3445in" draw:caption-point-x="-0.2402in" draw:caption-point-y="0.6028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2.3449in" draw:caption-point-x="-0.2402in" draw:caption-point-y="0.6024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2.3453in" draw:caption-point-x="-0.2402in" draw:caption-point-y="0.602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2.3465in" draw:caption-point-x="-0.2402in" draw:caption-point-y="0.6008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2.3469in" draw:caption-point-x="-0.2402in" draw:caption-point-y="0.6004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2.3476in" draw:caption-point-x="-0.2402in" draw:caption-point-y="0.599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2.3457in" draw:caption-point-x="-0.2402in" draw:caption-point-y="0.6016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2.3457in" draw:caption-point-x="-0.2402in" draw:caption-point-y="0.6016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4" table:formula="of:=SUM([.D14:.AH14])" office:value-type="float" office:value="4.5">
            <text:p>4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2.5906in" draw:caption-point-x="-0.2402in" draw:caption-point-y="0.6043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2.5906in" draw:caption-point-x="-0.2402in" draw:caption-point-y="0.6043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2.5909in" draw:caption-point-x="-0.2402in" draw:caption-point-y="0.6039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2.5917in" draw:caption-point-x="-0.2402in" draw:caption-point-y="0.6031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2.5925in" draw:caption-point-x="-0.2402in" draw:caption-point-y="0.6024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2.5929in" draw:caption-point-x="-0.2402in" draw:caption-point-y="0.602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11.0925in" svg:y="2.5941in" draw:caption-point-x="-0.2402in" draw:caption-point-y="0.6008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2.5941in" draw:caption-point-x="-0.2402in" draw:caption-point-y="0.6008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2.5941in" draw:caption-point-x="-0.2402in" draw:caption-point-y="0.6008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2.5941in" draw:caption-point-x="-0.2402in" draw:caption-point-y="0.6008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6.1154in" svg:y="2.5976in" draw:caption-point-x="-0.2402in" draw:caption-point-y="0.5972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4" table:formula="of:=SUM([.D15:.AH15])" office:value-type="float" office:value="4">
            <text:p>4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2.8362in" draw:caption-point-x="-0.2402in" draw:caption-point-y="0.6063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8421in" svg:y="2.8386in" draw:caption-point-x="-0.2402in" draw:caption-point-y="0.6039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2"/>
          <table:table-cell table:style-name="ce148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9.2661in" svg:y="2.8409in" draw:caption-point-x="-0.2402in" draw:caption-point-y="0.6016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.5">
            <office:annotation draw:style-name="gr6" draw:text-style-name="P1" svg:width="1.1413in" svg:height="0.2634in" svg:x="9.7228in" svg:y="2.8409in" draw:caption-point-x="-0.2402in" draw:caption-point-y="0.6016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15.6587in" svg:y="2.8453in" draw:caption-point-x="-0.2402in" draw:caption-point-y="0.5972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4" table:formula="of:=SUM([.D16:.AH16])" office:value-type="float" office:value="2">
            <text:p>2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3.085in" draw:caption-point-x="-0.2402in" draw:caption-point-y="0.6051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3.0874in" draw:caption-point-x="-0.2402in" draw:caption-point-y="0.6028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3.089in" draw:caption-point-x="-0.2402in" draw:caption-point-y="0.6012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3.0906in" draw:caption-point-x="-0.2402in" draw:caption-point-y="0.5996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3.0921in" draw:caption-point-x="-0.2402in" draw:caption-point-y="0.59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3.0921in" draw:caption-point-x="-0.2402in" draw:caption-point-y="0.59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4" table:formula="of:=SUM([.D17:.AH1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4" table:formula="of:=SUM([.D18:.AH18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3.5831in" draw:caption-point-x="-0.2402in" draw:caption-point-y="0.6028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3.5839in" draw:caption-point-x="-0.2402in" draw:caption-point-y="0.602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14.289in" svg:y="3.5866in" draw:caption-point-x="-0.2402in" draw:caption-point-y="0.5992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4" table:formula="of:=SUM([.D19:.AH19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3.8295in" draw:caption-point-x="-0.2402in" draw:caption-point-y="0.6039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4.0748in" draw:caption-point-x="-0.2402in" draw:caption-point-y="0.6063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4.076in" draw:caption-point-x="-0.2402in" draw:caption-point-y="0.6051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1.0925in" svg:y="4.0799in" draw:caption-point-x="-0.2402in" draw:caption-point-y="0.6012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4" table:formula="of:=SUM([.D21:.AH21])" office:value-type="float" office:value="2.5">
            <text:p>2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4.3244in" draw:caption-point-x="-0.2402in" draw:caption-point-y="0.6043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6.3311in" svg:y="4.3252in" draw:caption-point-x="-0.2402in" draw:caption-point-y="0.6035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3264in" draw:caption-point-x="-0.2402in" draw:caption-point-y="0.6024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7228in" svg:y="4.3272in" draw:caption-point-x="-0.2402in" draw:caption-point-y="0.6016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0059in" svg:y="4.3283in" draw:caption-point-x="-0.2402in" draw:caption-point-y="0.6004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4.3287in" draw:caption-point-x="-0.2402in" draw:caption-point-y="0.6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4.3291in" draw:caption-point-x="-0.2402in" draw:caption-point-y="0.5996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4.3295in" draw:caption-point-x="-0.2402in" draw:caption-point-y="0.5992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4.3307in" draw:caption-point-x="-0.2402in" draw:caption-point-y="0.598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5.6587in" svg:y="4.3311in" draw:caption-point-x="-0.2402in" draw:caption-point-y="0.5976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4.3315in" draw:caption-point-x="-0.2402in" draw:caption-point-y="0.5972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4" table:formula="of:=SUM([.D22:.AH22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4.5713in" draw:caption-point-x="-0.2402in" draw:caption-point-y="0.6051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4" table:formula="of:=SUM([.D23:.AH23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4" table:formula="of:=SUM([.D24:.AH2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4" table:formula="of:=SUM([.D25:.AH25])" office:value-type="float" office:value="7.5">
            <text:p>7.5</text:p>
          </table:table-cell>
          <table:table-cell table:style-name="ce148" office:value-type="float" office:value="1">
            <office:annotation draw:style-name="gr6" draw:text-style-name="P1" svg:width="1.1413in" svg:height="0.2634in" svg:x="2.6457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3.1024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5.8421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0.5">
            <office:annotation draw:style-name="gr6" draw:text-style-name="P1" svg:width="1.1413in" svg:height="0.2634in" svg:x="6.3311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5.3071in" draw:caption-point-x="-0.2402in" draw:caption-point-y="0.6122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5.3071in" draw:caption-point-x="-0.2402in" draw:caption-point-y="0.6122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4622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2.9189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5.3071in" draw:caption-point-x="-0.2402in" draw:caption-point-y="0.6122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4" table:formula="of:=SUM([.D26:.AH26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4.472in" svg:y="5.561in" draw:caption-point-x="-0.2402in" draw:caption-point-y="0.6063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5.5654in" draw:caption-point-x="-0.2402in" draw:caption-point-y="0.602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5.202in" svg:y="5.5693in" draw:caption-point-x="-0.2402in" draw:caption-point-y="0.598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4" table:formula="of:=SUM([.D29:.AH29])" office:value-type="float" office:value="3">
            <text:p>3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6.3067in" draw:caption-point-x="-0.2402in" draw:caption-point-y="0.6035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6.311in" draw:caption-point-x="-0.2402in" draw:caption-point-y="0.5992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6.3122in" draw:caption-point-x="-0.2402in" draw:caption-point-y="0.59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5.6587in" svg:y="6.3122in" draw:caption-point-x="-0.2402in" draw:caption-point-y="0.59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3122in" draw:caption-point-x="-0.2402in" draw:caption-point-y="0.59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4" table:formula="of:=SUM([.D30:.AH30])" office:value-type="float" office:value="1"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6.5516in" draw:caption-point-x="-0.2402in" draw:caption-point-y="0.6063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6.5528in" draw:caption-point-x="-0.2402in" draw:caption-point-y="0.6051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6.5535in" draw:caption-point-x="-0.2402in" draw:caption-point-y="0.6043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6.5539in" draw:caption-point-x="-0.2402in" draw:caption-point-y="0.6039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6.5551in" draw:caption-point-x="-0.2402in" draw:caption-point-y="0.6028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6.5555in" draw:caption-point-x="-0.2402in" draw:caption-point-y="0.6024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9.2661in" svg:y="6.5559in" draw:caption-point-x="-0.2402in" draw:caption-point-y="0.602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6.5571in" draw:caption-point-x="-0.2402in" draw:caption-point-y="0.6008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6.5575in" draw:caption-point-x="-0.2402in" draw:caption-point-y="0.6004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6.5579in" draw:caption-point-x="-0.2402in" draw:caption-point-y="0.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6.5583in" draw:caption-point-x="-0.2402in" draw:caption-point-y="0.5996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6.1154in" svg:y="6.5598in" draw:caption-point-x="-0.2402in" draw:caption-point-y="0.598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4" table:formula="of:=SUM([.D31:.AH31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6.1154in" svg:y="6.8083in" draw:caption-point-x="-0.2402in" draw:caption-point-y="0.5972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4" table:formula="of:=SUM([.D32:.AH32])" office:value-type="float" office:value="1.5">
            <text:p>1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7.0469in" draw:caption-point-x="-0.2402in" draw:caption-point-y="0.6063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7.0472in" draw:caption-point-x="-0.2402in" draw:caption-point-y="0.6059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7.048in" draw:caption-point-x="-0.2402in" draw:caption-point-y="0.6051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7.0488in" draw:caption-point-x="-0.2402in" draw:caption-point-y="0.6043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7.0492in" draw:caption-point-x="-0.2402in" draw:caption-point-y="0.6039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7.0496in" draw:caption-point-x="-0.2402in" draw:caption-point-y="0.6035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7.7988in" svg:y="7.0472in" draw:caption-point-x="-0.2402in" draw:caption-point-y="0.6059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7.0508in" draw:caption-point-x="-0.2402in" draw:caption-point-y="0.6024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7.052in" draw:caption-point-x="-0.2402in" draw:caption-point-y="0.6012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7.0543in" draw:caption-point-x="-0.2402in" draw:caption-point-y="0.5988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4" table:formula="of:=SUM([.D33:.AH3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4.9287in" svg:y="7.2929in" draw:caption-point-x="-0.2402in" draw:caption-point-y="0.6079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3008in" draw:caption-point-x="-0.2402in" draw:caption-point-y="0.6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14.289in" svg:y="7.3016in" draw:caption-point-x="-0.2402in" draw:caption-point-y="0.5992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4622in" svg:y="7.7965in" draw:caption-point-x="-0.2402in" draw:caption-point-y="0.6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4.9287in" svg:y="8.039in" draw:caption-point-x="-0.2402in" draw:caption-point-y="0.6051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0398in" draw:caption-point-x="-0.2402in" draw:caption-point-y="0.6043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0402in" draw:caption-point-x="-0.2402in" draw:caption-point-y="0.6039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7768in" svg:y="8.0417in" draw:caption-point-x="-0.2402in" draw:caption-point-y="0.6024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8.0429in" draw:caption-point-x="-0.2402in" draw:caption-point-y="0.6012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4.289in" svg:y="8.0449in" draw:caption-point-x="-0.2402in" draw:caption-point-y="0.5992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0453in" draw:caption-point-x="-0.2402in" draw:caption-point-y="0.5988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0461in" draw:caption-point-x="-0.2402in" draw:caption-point-y="0.598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6.1154in" svg:y="8.0469in" draw:caption-point-x="-0.2402in" draw:caption-point-y="0.5972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3.1024in" svg:y="8.2858in" draw:caption-point-x="-0.2402in" draw:caption-point-y="0.6059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8.2878in" draw:caption-point-x="-0.2402in" draw:caption-point-y="0.6039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8.2886in" draw:caption-point-x="-0.2402in" draw:caption-point-y="0.6031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8.289in" draw:caption-point-x="-0.2402in" draw:caption-point-y="0.6028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71" office:value-type="string">
            <text:p>PhuongTH</text:p>
          </table:table-cell>
          <table:table-cell table:style-name="ce144" table:formula="of:=SUM([.D38:.AH3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8.535in" draw:caption-point-x="-0.2402in" draw:caption-point-y="0.6043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2.9189in" svg:y="8.5398in" draw:caption-point-x="-0.2402in" draw:caption-point-y="0.5996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8.5406in" draw:caption-point-x="-0.2402in" draw:caption-point-y="0.5988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8.5413in" draw:caption-point-x="-0.2402in" draw:caption-point-y="0.598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4" table:formula="of:=SUM([.D39:.AH39])" office:value-type="float" office:value="1">
            <text:p>1</text:p>
          </table:table-cell>
          <table:table-cell table:style-name="ce148" table:number-columns-repeated="21"/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8.7878in" draw:caption-point-x="-0.2402in" draw:caption-point-y="0.5992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4" table:formula="of:=SUM([.D40:.AH40])" office:value-type="float" office:value="2.5">
            <text:p>2.5</text:p>
          </table:table-cell>
          <table:table-cell table:style-name="ce148" office:value-type="float" office:value="0.5">
            <office:annotation draw:style-name="gr2" draw:text-style-name="P1" svg:width="1.1413in" svg:height="0.5457in" svg:x="2.6457in" svg:y="9.028in" draw:caption-point-x="-0.2402in" draw:caption-point-y="0.6067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6" draw:text-style-name="P1" svg:width="1.1413in" svg:height="0.2634in" svg:x="7.7988in" svg:y="9.0315in" draw:caption-point-x="-0.2402in" draw:caption-point-y="0.6031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1.5492in" svg:y="9.0339in" draw:caption-point-x="-0.2402in" draw:caption-point-y="0.6008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12.0059in" svg:y="9.0343in" draw:caption-point-x="-0.2402in" draw:caption-point-y="0.6004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15">
          <table:table-cell table:style-name="ce43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44" table:formula="of:=SUM([.D41:.AH41])" office:value-type="float" office:value="2">
            <text:p>2</text:p>
          </table:table-cell>
          <table:table-cell table:style-name="ce148" office:value-type="float" office:value="0.5">
            <office:annotation draw:style-name="gr6" draw:text-style-name="P1" svg:width="1.1413in" svg:height="0.2634in" svg:x="2.6457in" svg:y="9.2752in" draw:caption-point-x="-0.2402in" draw:caption-point-y="0.6071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8" office:value-type="float" office:value="1">
            <office:annotation draw:style-name="gr4" draw:text-style-name="P1" svg:width="1.1413in" svg:height="0.3902in" svg:x="3.1024in" svg:y="9.2744in" draw:caption-point-x="-0.2402in" draw:caption-point-y="0.6079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472in" svg:y="9.2768in" draw:caption-point-x="-0.2402in" draw:caption-point-y="0.6055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9.2768in" draw:caption-point-x="-0.2402in" draw:caption-point-y="0.6055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2768in" draw:caption-point-x="-0.2402in" draw:caption-point-y="0.6055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7228in" svg:y="9.2807in" draw:caption-point-x="-0.2402in" draw:caption-point-y="0.6016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9.2815in" draw:caption-point-x="-0.2402in" draw:caption-point-y="0.6008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44" table:formula="of:=SUM([.D42:.AH42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9.5311in" draw:caption-point-x="-0.2402in" draw:caption-point-y="0.6059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9.5327in" draw:caption-point-x="-0.2402in" draw:caption-point-y="0.6043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9.5339in" draw:caption-point-x="-0.2402in" draw:caption-point-y="0.6031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7.7988in" svg:y="9.5339in" draw:caption-point-x="-0.2402in" draw:caption-point-y="0.6031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8.2878in" svg:y="9.5343in" draw:caption-point-x="-0.2402in" draw:caption-point-y="0.6028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8" office:value-type="float" office:value="1">
            <office:annotation draw:style-name="gr2" draw:text-style-name="P1" svg:width="1.1413in" svg:height="0.5457in" svg:x="8.7768in" svg:y="9.5343in" draw:caption-point-x="-0.2402in" draw:caption-point-y="0.6028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2661in" svg:y="9.535in" draw:caption-point-x="-0.2402in" draw:caption-point-y="0.602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9.535in" draw:caption-point-x="-0.2402in" draw:caption-point-y="0.602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6" draw:text-style-name="P1" svg:width="1.1413in" svg:height="0.2634in" svg:x="11.0925in" svg:y="9.5358in" draw:caption-point-x="-0.2402in" draw:caption-point-y="0.6012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5374in" draw:caption-point-x="-0.2402in" draw:caption-point-y="0.5996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9.5398in" draw:caption-point-x="-0.2402in" draw:caption-point-y="0.5972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44" table:formula="of:=SUM([.D43:.AH43])" office:value-type="float" office:value="1"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9.7791in" draw:caption-point-x="-0.2402in" draw:caption-point-y="0.6055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9.7803in" draw:caption-point-x="-0.2402in" draw:caption-point-y="0.6043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9.7807in" draw:caption-point-x="-0.2402in" draw:caption-point-y="0.6039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6.3311in" svg:y="9.7811in" draw:caption-point-x="-0.2402in" draw:caption-point-y="0.6035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9.7823in" draw:caption-point-x="-0.2402in" draw:caption-point-y="0.6024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9.2661in" svg:y="9.7827in" draw:caption-point-x="-0.2402in" draw:caption-point-y="0.602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9.7843in" draw:caption-point-x="-0.2402in" draw:caption-point-y="0.6004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9.7846in" draw:caption-point-x="-0.2402in" draw:caption-point-y="0.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9.785in" draw:caption-point-x="-0.2402in" draw:caption-point-y="0.5996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6" draw:text-style-name="P1" svg:width="1.1413in" svg:height="0.2634in" svg:x="14.289in" svg:y="9.7854in" draw:caption-point-x="-0.2402in" draw:caption-point-y="0.5992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9.7858in" draw:caption-point-x="-0.2402in" draw:caption-point-y="0.5988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202in" svg:y="9.7866in" draw:caption-point-x="-0.2402in" draw:caption-point-y="0.598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9.787in" draw:caption-point-x="-0.2402in" draw:caption-point-y="0.5976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144" table:formula="of:=SUM([.D44:.AH44])" office:value-type="float" office:value="3">
            <text:p>3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3.1024in" svg:y="10.0264in" draw:caption-point-x="-0.2402in" draw:caption-point-y="0.6059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10.0299in" draw:caption-point-x="-0.2402in" draw:caption-point-y="0.6024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0319in" draw:caption-point-x="-0.2402in" draw:caption-point-y="0.6004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12.4622in" svg:y="10.0323in" draw:caption-point-x="-0.2402in" draw:caption-point-y="0.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12.9189in" svg:y="10.0323in" draw:caption-point-x="-0.2402in" draw:caption-point-y="0.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144" table:formula="of:=SUM([.D45:.AH45])" office:value-type="float" office:value="3">
            <text:p>3</text:p>
          </table:table-cell>
          <table:table-cell table:style-name="ce148" office:value-type="float" office:value="0">
            <office:annotation draw:style-name="gr6" draw:text-style-name="P1" svg:width="1.1413in" svg:height="0.2634in" svg:x="2.6457in" svg:y="10.2736in" draw:caption-point-x="-0.2402in" draw:caption-point-y="0.6063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274in" draw:caption-point-x="-0.2402in" draw:caption-point-y="0.6059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4.9287in" svg:y="10.2748in" draw:caption-point-x="-0.2402in" draw:caption-point-y="0.6051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8" office:value-type="float" office:value="0">
            <office:annotation draw:style-name="gr3" draw:text-style-name="P1" svg:width="1.1413in" svg:height="0.7012in" svg:x="5.3854in" svg:y="10.2756in" draw:caption-point-x="-0.2402in" draw:caption-point-y="0.6043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8421in" svg:y="10.276in" draw:caption-point-x="-0.2402in" draw:caption-point-y="0.6039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6.3311in" svg:y="10.2764in" draw:caption-point-x="-0.2402in" draw:caption-point-y="0.6035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7.7988in" svg:y="10.2768in" draw:caption-point-x="-0.2402in" draw:caption-point-y="0.6031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1.5492in" svg:y="10.2791in" draw:caption-point-x="-0.2402in" draw:caption-point-y="0.6008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2.0059in" svg:y="10.2791in" draw:caption-point-x="-0.2402in" draw:caption-point-y="0.6008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0.2799in" draw:caption-point-x="-0.2402in" draw:caption-point-y="0.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15.202in" svg:y="10.2791in" draw:caption-point-x="-0.2402in" draw:caption-point-y="0.6008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uyCNTA</text:p>
          </table:table-cell>
          <table:table-cell table:style-name="ce144" table:formula="of:=SUM([.D46:.AH46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44" table:formula="of:=SUM([.D47:.AH47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0.7693in" draw:caption-point-x="-0.2402in" draw:caption-point-y="0.6059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3.1024in" svg:y="10.7693in" draw:caption-point-x="-0.2402in" draw:caption-point-y="0.6059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4.472in" svg:y="10.7697in" draw:caption-point-x="-0.2402in" draw:caption-point-y="0.6055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10.7705in" draw:caption-point-x="-0.2402in" draw:caption-point-y="0.6047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5.3854in" svg:y="10.7709in" draw:caption-point-x="-0.2402in" draw:caption-point-y="0.6043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6.3311in" svg:y="10.7717in" draw:caption-point-x="-0.2402in" draw:caption-point-y="0.6035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0.7724in" draw:caption-point-x="-0.2402in" draw:caption-point-y="0.6028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0.7728in" draw:caption-point-x="-0.2402in" draw:caption-point-y="0.6024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9.7228in" svg:y="10.7736in" draw:caption-point-x="-0.2402in" draw:caption-point-y="0.6016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3" draw:text-style-name="P1" svg:width="1.1413in" svg:height="0.7012in" svg:x="11.0925in" svg:y="10.774in" draw:caption-point-x="-0.2402in" draw:caption-point-y="0.6012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11.5492in" svg:y="10.7744in" draw:caption-point-x="-0.2402in" draw:caption-point-y="0.6008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0059in" svg:y="10.7748in" draw:caption-point-x="-0.2402in" draw:caption-point-y="0.6004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2.4622in" svg:y="10.7756in" draw:caption-point-x="-0.2402in" draw:caption-point-y="0.599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12.9189in" svg:y="10.7756in" draw:caption-point-x="-0.2402in" draw:caption-point-y="0.5996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table:number-columns-repeated="2"/>
          <table:table-cell table:style-name="ce148" office:value-type="float" office:value="0">
            <office:annotation draw:style-name="gr2" draw:text-style-name="P1" svg:width="1.1413in" svg:height="0.5457in" svg:x="14.289in" svg:y="10.776in" draw:caption-point-x="-0.2402in" draw:caption-point-y="0.5992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4.7457in" svg:y="10.7764in" draw:caption-point-x="-0.2402in" draw:caption-point-y="0.5988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8" office:value-type="float" office:value="0">
            <office:annotation draw:style-name="gr8" draw:text-style-name="P1" svg:width="1.1413in" svg:height="0.8567in" svg:x="15.202in" svg:y="10.7772in" draw:caption-point-x="-0.2402in" draw:caption-point-y="0.598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5.6587in" svg:y="10.7693in" draw:caption-point-x="-0.2402in" draw:caption-point-y="0.6059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8" office:value-type="float" office:value="0">
            <office:annotation draw:style-name="gr2" draw:text-style-name="P1" svg:width="1.1413in" svg:height="0.5457in" svg:x="16.1154in" svg:y="10.7772in" draw:caption-point-x="-0.2402in" draw:caption-point-y="0.598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44" table:formula="of:=SUM([.D48:.AH48])" office:value-type="float" office:value="0"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6.3311in" svg:y="11.0197in" draw:caption-point-x="-0.2402in" draw:caption-point-y="0.6035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0209in" draw:caption-point-x="-0.2402in" draw:caption-point-y="0.6024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4622in" svg:y="11.0232in" draw:caption-point-x="-0.2402in" draw:caption-point-y="0.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2.9189in" svg:y="11.0236in" draw:caption-point-x="-0.2402in" draw:caption-point-y="0.5996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15.6587in" svg:y="11.0256in" draw:caption-point-x="-0.2402in" draw:caption-point-y="0.5976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71" office:value-type="string">
            <text:p>VietBA</text:p>
          </table:table-cell>
          <table:table-cell table:style-name="ce144" table:formula="of:=SUM([.D49:.AH49])" office:value-type="float" office:value="2.5">
            <text:p>2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2646in" draw:caption-point-x="-0.2402in" draw:caption-point-y="0.6063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6" draw:text-style-name="P1" svg:width="1.1413in" svg:height="0.2634in" svg:x="5.3854in" svg:y="11.2665in" draw:caption-point-x="-0.2402in" draw:caption-point-y="0.6043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11.2669in" draw:caption-point-x="-0.2402in" draw:caption-point-y="0.6039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7988in" svg:y="11.2677in" draw:caption-point-x="-0.2402in" draw:caption-point-y="0.6031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2878in" svg:y="11.2681in" draw:caption-point-x="-0.2402in" draw:caption-point-y="0.6028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8" office:value-type="float" office:value="0">
            <office:annotation draw:style-name="gr6" draw:text-style-name="P1" svg:width="1.1413in" svg:height="0.2634in" svg:x="8.7768in" svg:y="11.2685in" draw:caption-point-x="-0.2402in" draw:caption-point-y="0.6024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6" draw:text-style-name="P1" svg:width="1.1413in" svg:height="0.2634in" svg:x="9.7228in" svg:y="11.2693in" draw:caption-point-x="-0.2402in" draw:caption-point-y="0.6016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12.9189in" svg:y="11.2713in" draw:caption-point-x="-0.2402in" draw:caption-point-y="0.5996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14.7457in" svg:y="11.272in" draw:caption-point-x="-0.2402in" draw:caption-point-y="0.5988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44" table:formula="of:=SUM([.D50:.AH50])" office:value-type="float" office:value="0.5"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2.6457in" svg:y="11.5122in" draw:caption-point-x="-0.2402in" draw:caption-point-y="0.6063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1"/>
          <table:table-cell table:style-name="ce149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9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number-columns-repeated="952"/>
        </table:table-row>
        <table:table-row table:style-name="ro6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7" table:formula="of:=SUM([.D4:.AH4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26in" draw:caption-point-x="-0.2402in" draw:caption-point-y="0.6055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34in" draw:caption-point-x="-0.2402in" draw:caption-point-y="0.6047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13in" draw:caption-point-x="-0.2402in" draw:caption-point-y="0.5469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142in" draw:caption-point-x="-0.2402in" draw:caption-point-y="0.603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146in" draw:caption-point-x="-0.2402in" draw:caption-point-y="0.603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15in" draw:caption-point-x="-0.2402in" draw:caption-point-y="0.6031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154in" draw:caption-point-x="-0.2402in" draw:caption-point-y="0.6028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157in" draw:caption-point-x="-0.2402in" draw:caption-point-y="0.6024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161in" draw:caption-point-x="-0.2402in" draw:caption-point-y="0.602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0.1791in" svg:y="0.1165in" draw:caption-point-x="-0.2402in" draw:caption-point-y="0.6016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0.1189in" draw:caption-point-x="-0.2402in" draw:caption-point-y="0.5992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289in" svg:y="0.1205in" draw:caption-point-x="-0.2402in" draw:caption-point-y="0.5976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4.7457in" svg:y="0.1209in" draw:caption-point-x="-0.2402in" draw:caption-point-y="0.5972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1217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7" table:formula="of:=SUM([.D5:.AH5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06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06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1in" draw:caption-point-x="-0.2402in" draw:caption-point-y="0.6047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18in" draw:caption-point-x="-0.2402in" draw:caption-point-y="0.6039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06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0.3642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365in" draw:caption-point-x="-0.2402in" draw:caption-point-y="0.6008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0.3646in" draw:caption-point-x="-0.2402in" draw:caption-point-y="0.6012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0.3665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13.3756in" svg:y="0.3669in" draw:caption-point-x="-0.2402in" draw:caption-point-y="0.5988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0.3673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0.351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3693in" draw:caption-point-x="-0.2402in" draw:caption-point-y="0.5965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075in" draw:caption-point-x="-0.2402in" draw:caption-point-y="0.6059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075in" draw:caption-point-x="-0.2402in" draw:caption-point-y="0.6059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083in" draw:caption-point-x="-0.2402in" draw:caption-point-y="0.6051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57" table:formula="of:=SUM([.D7:.AH7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0.8602in" draw:caption-point-x="-0.2402in" draw:caption-point-y="0.6008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0.861in" draw:caption-point-x="-0.2402in" draw:caption-point-y="0.6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0.8594in" draw:caption-point-x="-0.2402in" draw:caption-point-y="0.6016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0.8626in" draw:caption-point-x="-0.2402in" draw:caption-point-y="0.5984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0.865in" draw:caption-point-x="-0.2402in" draw:caption-point-y="0.5961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57" table:formula="of:=SUM([.D8:.AH8])" office:value-type="float" office:value="4.5">
            <text:p>4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059in" draw:caption-point-x="-0.2402in" draw:caption-point-y="0.6028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10.1791in" svg:y="1.1071in" draw:caption-point-x="-0.2402in" draw:caption-point-y="0.6016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2.0059in" svg:y="1.1094in" draw:caption-point-x="-0.2402in" draw:caption-point-y="0.5992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1.1098in" draw:caption-point-x="-0.2402in" draw:caption-point-y="0.5988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1102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4.289in" svg:y="1.111in" draw:caption-point-x="-0.2402in" draw:caption-point-y="0.5976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1.1185in" draw:caption-point-x="-0.2402in" draw:caption-point-y="0.5898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2in" draw:caption-point-x="-0.2402in" draw:caption-point-y="0.6047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28in" draw:caption-point-x="-0.2402in" draw:caption-point-y="0.6039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547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.3567in" draw:caption-point-x="-0.2402in" draw:caption-point-y="0.6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.3583in" draw:caption-point-x="-0.2402in" draw:caption-point-y="0.5984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6028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.6035in" draw:caption-point-x="-0.2402in" draw:caption-point-y="0.6008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1.6059in" draw:caption-point-x="-0.2402in" draw:caption-point-y="0.5984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48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48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496in" draw:caption-point-x="-0.2402in" draw:caption-point-y="0.6024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.850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0941in" draw:caption-point-x="-0.2402in" draw:caption-point-y="0.6055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0949in" draw:caption-point-x="-0.2402in" draw:caption-point-y="0.6047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0976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2.0996in" draw:caption-point-x="-0.2402in" draw:caption-point-y="0.6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2.1012in" draw:caption-point-x="-0.2402in" draw:caption-point-y="0.5984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57" table:formula="of:=SUM([.D13:.AH1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25in" draw:caption-point-x="-0.2402in" draw:caption-point-y="0.6047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33in" draw:caption-point-x="-0.2402in" draw:caption-point-y="0.6039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12in" draw:caption-point-x="-0.2402in" draw:caption-point-y="0.5461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441in" draw:caption-point-x="-0.2402in" draw:caption-point-y="0.6031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445in" draw:caption-point-x="-0.2402in" draw:caption-point-y="0.6028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24in" draw:caption-point-x="-0.2402in" draw:caption-point-y="0.5449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0.1791in" svg:y="2.3457in" draw:caption-point-x="-0.2402in" draw:caption-point-y="0.6016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2.3461in" draw:caption-point-x="-0.2402in" draw:caption-point-y="0.6012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0925in" svg:y="2.3465in" draw:caption-point-x="-0.2402in" draw:caption-point-y="0.6008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2.3472in" draw:caption-point-x="-0.2402in" draw:caption-point-y="0.6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2.0059in" svg:y="2.3457in" draw:caption-point-x="-0.2402in" draw:caption-point-y="0.6016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2.3488in" draw:caption-point-x="-0.2402in" draw:caption-point-y="0.5984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2.3504in" draw:caption-point-x="-0.2402in" draw:caption-point-y="0.5969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7" table:formula="of:=SUM([.D14:.AH1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87in" draw:caption-point-x="-0.2402in" draw:caption-point-y="0.6079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21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29in" draw:caption-point-x="-0.2402in" draw:caption-point-y="0.602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2.5937in" draw:caption-point-x="-0.2402in" draw:caption-point-y="0.6012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5941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2.5949in" draw:caption-point-x="-0.2402in" draw:caption-point-y="0.6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2.5961in" draw:caption-point-x="-0.2402in" draw:caption-point-y="0.5988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2.5965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2.5972in" draw:caption-point-x="-0.2402in" draw:caption-point-y="0.5976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2.5984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57" table:formula="of:=SUM([.D15:.AH15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374in" draw:caption-point-x="-0.2402in" draw:caption-point-y="0.6051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386in" draw:caption-point-x="-0.2402in" draw:caption-point-y="0.6039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394in" draw:caption-point-x="-0.2402in" draw:caption-point-y="0.6031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394in" draw:caption-point-x="-0.2402in" draw:caption-point-y="0.6031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06in" draw:caption-point-x="-0.2402in" draw:caption-point-y="0.602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2.8417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4" draw:text-style-name="P1" svg:width="1.1413in" svg:height="0.3902in" svg:x="13.8323in" svg:y="2.8441in" draw:caption-point-x="-0.2402in" draw:caption-point-y="0.5984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1" office:value-type="float" office:value="0">
            <office:annotation draw:style-name="gr8" draw:text-style-name="P1" svg:width="1.1413in" svg:height="0.8567in" svg:x="14.289in" svg:y="2.8457in" draw:caption-point-x="-0.2402in" draw:caption-point-y="0.5969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2.8465in" draw:caption-point-x="-0.2402in" draw:caption-point-y="0.5961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19"/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57" table:formula="of:=SUM([.D17:.AH17])" office:value-type="float" office:value="4">
            <text:p>4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1.5492in" svg:y="3.3394in" draw:caption-point-x="-0.2402in" draw:caption-point-y="0.5988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1"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5.202in" svg:y="3.3421in" draw:caption-point-x="-0.2402in" draw:caption-point-y="0.5961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57" table:formula="of:=SUM([.D18:.AH18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5819in" draw:caption-point-x="-0.2402in" draw:caption-point-y="0.6039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5831in" draw:caption-point-x="-0.2402in" draw:caption-point-y="0.6028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5839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3.587in" draw:caption-point-x="-0.2402in" draw:caption-point-y="0.5988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57" table:formula="of:=SUM([.D20:.AH2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4.0823in" draw:caption-point-x="-0.2402in" draw:caption-point-y="0.5988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4.3287in" draw:caption-point-x="-0.2402in" draw:caption-point-y="0.6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3303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157" table:formula="of:=SUM([.D23:.AH23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8193in" draw:caption-point-x="-0.2402in" draw:caption-point-y="0.6047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8189in" draw:caption-point-x="-0.2402in" draw:caption-point-y="0.6051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8776in" draw:caption-point-x="-0.2402in" draw:caption-point-y="0.5465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822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4.8224in" draw:caption-point-x="-0.2402in" draw:caption-point-y="0.601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10.6358in" svg:y="4.8228in" draw:caption-point-x="-0.2402in" draw:caption-point-y="0.6012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4.824in" draw:caption-point-x="-0.2402in" draw:caption-point-y="0.6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2.0059in" svg:y="4.8248in" draw:caption-point-x="-0.2402in" draw:caption-point-y="0.5992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4.8252in" draw:caption-point-x="-0.2402in" draw:caption-point-y="0.5988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4.8256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4.8264in" draw:caption-point-x="-0.2402in" draw:caption-point-y="0.5976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4.8272in" draw:caption-point-x="-0.2402in" draw:caption-point-y="0.5969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57" table:formula="of:=SUM([.D24:.AH24])" office:value-type="float" office:value="1">
            <text:p>1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5.0665in" draw:caption-point-x="-0.2402in" draw:caption-point-y="0.6051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2" draw:text-style-name="P1" svg:width="1.1413in" svg:height="0.5457in" svg:x="13.3756in" svg:y="5.0728in" draw:caption-point-x="-0.2402in" draw:caption-point-y="0.5988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5.0732in" draw:caption-point-x="-0.2402in" draw:caption-point-y="0.5984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157" table:formula="of:=SUM([.D26:.AH2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0.6358in" svg:y="5.5661in" draw:caption-point-x="-0.2402in" draw:caption-point-y="0.6012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57" table:formula="of:=SUM([.D27:.AH27])" office:value-type="float" office:value="5.5">
            <text:p>5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7957in" draw:caption-point-x="-0.2402in" draw:caption-point-y="0.6193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7965in" draw:caption-point-x="-0.2402in" draw:caption-point-y="0.6185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7965in" draw:caption-point-x="-0.2402in" draw:caption-point-y="0.6185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7965in" draw:caption-point-x="-0.2402in" draw:caption-point-y="0.618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5.7965in" draw:caption-point-x="-0.2402in" draw:caption-point-y="0.6185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57" table:formula="of:=SUM([.D28:.AH28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0563in" draw:caption-point-x="-0.2402in" draw:caption-point-y="0.6063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6.0575in" draw:caption-point-x="-0.2402in" draw:caption-point-y="0.6051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0626in" draw:caption-point-x="-0.2402in" draw:caption-point-y="0.6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4.7457in" svg:y="6.0661in" draw:caption-point-x="-0.2402in" draw:caption-point-y="0.5965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57" table:formula="of:=SUM([.D29:.AH2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57" table:formula="of:=SUM([.D30:.AH30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798in" draw:caption-point-x="-0.2402in" draw:caption-point-y="0.6075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798in" draw:caption-point-x="-0.2402in" draw:caption-point-y="0.6075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7988in" draw:caption-point-x="-0.2402in" draw:caption-point-y="0.6067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802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802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8028in" draw:caption-point-x="-0.2402in" draw:caption-point-y="0.6028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8035in" draw:caption-point-x="-0.2402in" draw:caption-point-y="0.602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6.8039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6.8047in" draw:caption-point-x="-0.2402in" draw:caption-point-y="0.6008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6.8055in" draw:caption-point-x="-0.2402in" draw:caption-point-y="0.6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2.0059in" svg:y="6.8063in" draw:caption-point-x="-0.2402in" draw:caption-point-y="0.5992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6.8067in" draw:caption-point-x="-0.2402in" draw:caption-point-y="0.5988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6.8071in" draw:caption-point-x="-0.2402in" draw:caption-point-y="0.5984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6.8079in" draw:caption-point-x="-0.2402in" draw:caption-point-y="0.5976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6.8087in" draw:caption-point-x="-0.2402in" draw:caption-point-y="0.5969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57" table:formula="of:=SUM([.D32:.AH32])" office:value-type="float" office:value="5.5">
            <text:p>5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0504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0512in" draw:caption-point-x="-0.2402in" draw:caption-point-y="0.602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7.0496in" draw:caption-point-x="-0.2402in" draw:caption-point-y="0.6035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6" draw:text-style-name="P1" svg:width="1.1413in" svg:height="0.2634in" svg:x="13.3756in" svg:y="7.0543in" draw:caption-point-x="-0.2402in" draw:caption-point-y="0.5988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0547in" draw:caption-point-x="-0.2402in" draw:caption-point-y="0.5984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5.202in" svg:y="7.0567in" draw:caption-point-x="-0.2402in" draw:caption-point-y="0.5965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H</text:p>
          </table:table-cell>
          <table:table-cell table:style-name="ce157" table:formula="of:=SUM([.D33:.AH33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298in" draw:caption-point-x="-0.2402in" draw:caption-point-y="0.6028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1">
            <text:p>31</text:p>
          </table:table-cell>
          <table:table-cell table:style-name="ce45" office:value-type="string">
            <text:p>NamTV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5433in" draw:caption-point-x="-0.2402in" draw:caption-point-y="0.6051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5437in" draw:caption-point-x="-0.2402in" draw:caption-point-y="0.6047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5449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5457in" draw:caption-point-x="-0.2402in" draw:caption-point-y="0.6028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5465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7.5469in" draw:caption-point-x="-0.2402in" draw:caption-point-y="0.6016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0.6358in" svg:y="7.5472in" draw:caption-point-x="-0.2402in" draw:caption-point-y="0.6012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7.5476in" draw:caption-point-x="-0.2402in" draw:caption-point-y="0.6008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7.5484in" draw:caption-point-x="-0.2402in" draw:caption-point-y="0.6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7.5496in" draw:caption-point-x="-0.2402in" draw:caption-point-y="0.5988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3.8323in" svg:y="7.55in" draw:caption-point-x="-0.2402in" draw:caption-point-y="0.5984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7.5508in" draw:caption-point-x="-0.2402in" draw:caption-point-y="0.5976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gaTN</text:p>
          </table:table-cell>
          <table:table-cell table:style-name="ce157" table:formula="of:=SUM([.D35:.AH35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4.7457in" svg:y="7.7996in" draw:caption-point-x="-0.2402in" draw:caption-point-y="0.5969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3">
            <text:p>33</text:p>
          </table:table-cell>
          <table:table-cell table:style-name="ce45" office:value-type="string">
            <text:p>NhanHTH</text:p>
          </table:table-cell>
          <table:table-cell table:style-name="ce157" table:formula="of:=SUM([.D36:.AH36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8.039in" draw:caption-point-x="-0.2402in" draw:caption-point-y="0.6051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anNM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5">
            <text:p>35</text:p>
          </table:table-cell>
          <table:table-cell table:style-name="ce45" office:value-type="string">
            <text:p>NhungHTH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5366in" draw:caption-point-x="-0.2402in" draw:caption-point-y="0.6028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5374in" draw:caption-point-x="-0.2402in" draw:caption-point-y="0.602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8.5402in" draw:caption-point-x="-0.2402in" draw:caption-point-y="0.5992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5409in" draw:caption-point-x="-0.2402in" draw:caption-point-y="0.5984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8.5429in" draw:caption-point-x="-0.2402in" draw:caption-point-y="0.5965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NhuPHQ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7823in" draw:caption-point-x="-0.2402in" draw:caption-point-y="0.6047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7819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8409in" draw:caption-point-x="-0.2402in" draw:caption-point-y="0.5461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8.785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8.7854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5492in" svg:y="8.787in" draw:caption-point-x="-0.2402in" draw:caption-point-y="0.6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8.7882in" draw:caption-point-x="-0.2402in" draw:caption-point-y="0.5988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8.7886in" draw:caption-point-x="-0.2402in" draw:caption-point-y="0.5984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7">
            <text:p>37</text:p>
          </table:table-cell>
          <table:table-cell table:style-name="ce71" office:value-type="string">
            <text:p>PhuongTH</text:p>
          </table:table-cell>
          <table:table-cell table:style-name="ce157" table:formula="of:=SUM([.D40:.AH40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0299in" draw:caption-point-x="-0.2402in" draw:caption-point-y="0.6047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9.0327in" draw:caption-point-x="-0.2402in" draw:caption-point-y="0.602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9.0339in" draw:caption-point-x="-0.2402in" draw:caption-point-y="0.6008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9.0346in" draw:caption-point-x="-0.2402in" draw:caption-point-y="0.6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9.0354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3.8323in" svg:y="9.0362in" draw:caption-point-x="-0.2402in" draw:caption-point-y="0.5984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4.7457in" svg:y="9.0378in" draw:caption-point-x="-0.2402in" draw:caption-point-y="0.5969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6.572in" svg:y="9.0386in" draw:caption-point-x="-0.2402in" draw:caption-point-y="0.5961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38">
            <text:p>38</text:p>
          </table:table-cell>
          <table:table-cell table:style-name="ce46" office:value-type="string">
            <text:p>PhongPT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office:display="true" draw:style-name="gr2" draw:text-style-name="P1" svg:width="1.1413in" svg:height="0.5457in" svg:x="16.572in" svg:y="9.2921in" draw:caption-point-x="-0.2402in" draw:caption-point-y="0.5898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9">
            <text:p>39</text:p>
          </table:table-cell>
          <table:table-cell table:style-name="ce45" office:value-type="string">
            <text:p>PhongTH</text:p>
          </table:table-cell>
          <table:table-cell table:style-name="ce157" table:formula="of:=SUM([.D42:.AH42])" office:value-type="float" office:value="2.5">
            <text:p>2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5252in" draw:caption-point-x="-0.2402in" draw:caption-point-y="0.6047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5264in" draw:caption-point-x="-0.2402in" draw:caption-point-y="0.6035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5272in" draw:caption-point-x="-0.2402in" draw:caption-point-y="0.6028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9.5287in" draw:caption-point-x="-0.2402in" draw:caption-point-y="0.6012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9.5323in" draw:caption-point-x="-0.2402in" draw:caption-point-y="0.5976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6.572in" svg:y="9.5339in" draw:caption-point-x="-0.2402in" draw:caption-point-y="0.5961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57" table:formula="of:=SUM([.D43:.AH4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9.772in" draw:caption-point-x="-0.2402in" draw:caption-point-y="0.6055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9.7736in" draw:caption-point-x="-0.2402in" draw:caption-point-y="0.6039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9.774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13.3756in" svg:y="9.7827in" draw:caption-point-x="-0.2402in" draw:caption-point-y="0.5949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9.7827in" draw:caption-point-x="-0.2402in" draw:caption-point-y="0.5949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57" table:formula="of:=SUM([.D44:.AH4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0205in" draw:caption-point-x="-0.2402in" draw:caption-point-y="0.6051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office:display="true" draw:style-name="gr2" draw:text-style-name="P1" svg:width="1.1413in" svg:height="0.5457in" svg:x="4.472in" svg:y="10.0449in" draw:caption-point-x="-0.2402in" draw:caption-point-y="0.5803in">
              <dc:date>2017-07-07T00:00:00</dc:date>
              <text:p text:style-name="P2"><text:span text:style-name="T1">Đi khám thai lần 1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10.1791in" svg:y="10.024in" draw:caption-point-x="-0.2402in" draw:caption-point-y="0.6016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0272in" draw:caption-point-x="-0.2402in" draw:caption-point-y="0.5984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0.0295in" draw:caption-point-x="-0.2402in" draw:caption-point-y="0.5961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57" table:formula="of:=SUM([.D45:.AH45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2677in" draw:caption-point-x="-0.2402in" draw:caption-point-y="0.6055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2681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2697in" draw:caption-point-x="-0.2402in" draw:caption-point-y="0.6035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2717in" draw:caption-point-x="-0.2402in" draw:caption-point-y="0.601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0.6358in" svg:y="10.2717in" draw:caption-point-x="-0.2402in" draw:caption-point-y="0.6016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1.0925in" svg:y="10.2724in" draw:caption-point-x="-0.2402in" draw:caption-point-y="0.6008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3.8323in" svg:y="10.2748in" draw:caption-point-x="-0.2402in" draw:caption-point-y="0.5984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0.2756in" draw:caption-point-x="-0.2402in" draw:caption-point-y="0.5976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3">
            <text:p>43</text:p>
          </table:table-cell>
          <table:table-cell table:style-name="ce45" office:value-type="string">
            <text:p>ThinhT</text:p>
          </table:table-cell>
          <table:table-cell table:style-name="ce157" table:formula="of:=SUM([.D46:.AH46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5173in" draw:caption-point-x="-0.2402in" draw:caption-point-y="0.6035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14.289in" svg:y="10.522in" draw:caption-point-x="-0.2402in" draw:caption-point-y="0.5988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5.202in" svg:y="10.5244in" draw:caption-point-x="-0.2402in" draw:caption-point-y="0.5965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157" table:formula="of:=SUM([.D47:.AH47])" office:value-type="float" office:value="7.5">
            <text:p>7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7634in" draw:caption-point-x="-0.2402in" draw:caption-point-y="0.6051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0.7638in" draw:caption-point-x="-0.2402in" draw:caption-point-y="0.6047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0.7646in" draw:caption-point-x="-0.2402in" draw:caption-point-y="0.6039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0.7654in" draw:caption-point-x="-0.2402in" draw:caption-point-y="0.6031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0.7657in" draw:caption-point-x="-0.2402in" draw:caption-point-y="0.6028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0.7665in" draw:caption-point-x="-0.2402in" draw:caption-point-y="0.602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0.7669in" draw:caption-point-x="-0.2402in" draw:caption-point-y="0.6016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10.7673in" draw:caption-point-x="-0.2402in" draw:caption-point-y="0.6012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11.5492in" svg:y="10.7685in" draw:caption-point-x="-0.2402in" draw:caption-point-y="0.6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0.7693in" draw:caption-point-x="-0.2402in" draw:caption-point-y="0.5992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0.7697in" draw:caption-point-x="-0.2402in" draw:caption-point-y="0.5988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5">
            <text:p>45</text:p>
          </table:table-cell>
          <table:table-cell table:style-name="ce45" office:value-type="string">
            <text:p>ThuyCNTA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3.3756in" svg:y="11.0173in" draw:caption-point-x="-0.2402in" draw:caption-point-y="0.5988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6">
            <text:p>46</text:p>
          </table:table-cell>
          <table:table-cell table:style-name="ce45" office:value-type="string">
            <text:p>ThuyLTT</text:p>
          </table:table-cell>
          <table:table-cell table:style-name="ce157" table:formula="of:=SUM([.D49:.AH49])" office:value-type="float" office:value="4">
            <text:p>4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2496in" draw:caption-point-x="-0.2402in" draw:caption-point-y="0.6142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2571in" draw:caption-point-x="-0.2402in" draw:caption-point-y="0.6067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2563in" draw:caption-point-x="-0.2402in" draw:caption-point-y="0.6075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2563in" draw:caption-point-x="-0.2402in" draw:caption-point-y="0.6075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2488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2563in" draw:caption-point-x="-0.2402in" draw:caption-point-y="0.6075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2618in" draw:caption-point-x="-0.2402in" draw:caption-point-y="0.602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10.1791in" svg:y="11.2622in" draw:caption-point-x="-0.2402in" draw:caption-point-y="0.6016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0.6358in" svg:y="11.2626in" draw:caption-point-x="-0.2402in" draw:caption-point-y="0.6012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11.0925in" svg:y="11.263in" draw:caption-point-x="-0.2402in" draw:caption-point-y="0.6008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2638in" draw:caption-point-x="-0.2402in" draw:caption-point-y="0.6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2646in" draw:caption-point-x="-0.2402in" draw:caption-point-y="0.5992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3.3756in" svg:y="11.265in" draw:caption-point-x="-0.2402in" draw:caption-point-y="0.5988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1" office:value-type="float" office:value="0.5">
            <office:annotation draw:style-name="gr3" draw:text-style-name="P1" svg:width="1.1413in" svg:height="0.7012in" svg:x="13.8323in" svg:y="11.2654in" draw:caption-point-x="-0.2402in" draw:caption-point-y="0.5984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1" office:value-type="float" office:value="0">
            <office:annotation draw:style-name="gr6" draw:text-style-name="P1" svg:width="1.1413in" svg:height="0.2634in" svg:x="14.289in" svg:y="11.2661in" draw:caption-point-x="-0.2402in" draw:caption-point-y="0.5976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4.7457in" svg:y="11.2669in" draw:caption-point-x="-0.2402in" draw:caption-point-y="0.5969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15.202in" svg:y="11.2673in" draw:caption-point-x="-0.2402in" draw:caption-point-y="0.5965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16.572in" svg:y="11.2677in" draw:caption-point-x="-0.2402in" draw:caption-point-y="0.5961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7">
            <text:p>47</text:p>
          </table:table-cell>
          <table:table-cell table:style-name="ce45" office:value-type="string">
            <text:p>TruyenLVC</text:p>
          </table:table-cell>
          <table:table-cell table:style-name="ce157" table:formula="of:=SUM([.D50:.AH50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1.5067in" draw:caption-point-x="-0.2402in" draw:caption-point-y="0.6047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5063in" draw:caption-point-x="-0.2402in" draw:caption-point-y="0.6051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1.5079in" draw:caption-point-x="-0.2402in" draw:caption-point-y="0.6035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1.0925in" svg:y="11.5106in" draw:caption-point-x="-0.2402in" draw:caption-point-y="0.6008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1" office:value-type="float" office:value="0">
            <office:annotation draw:style-name="gr4" draw:text-style-name="P1" svg:width="1.1413in" svg:height="0.3902in" svg:x="11.5492in" svg:y="11.5114in" draw:caption-point-x="-0.2402in" draw:caption-point-y="0.6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12.0059in" svg:y="11.5122in" draw:caption-point-x="-0.2402in" draw:caption-point-y="0.5992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5146in" draw:caption-point-x="-0.2402in" draw:caption-point-y="0.5969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71" office:value-type="string">
            <text:p>VietBA</text:p>
          </table:table-cell>
          <table:table-cell table:style-name="ce157" table:formula="of:=SUM([.D51:.AH51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7543in" draw:caption-point-x="-0.2402in" draw:caption-point-y="0.6047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1.7563in" draw:caption-point-x="-0.2402in" draw:caption-point-y="0.6028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1.7567in" draw:caption-point-x="-0.2402in" draw:caption-point-y="0.6024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1.7571in" draw:caption-point-x="-0.2402in" draw:caption-point-y="0.602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1.7528in" draw:caption-point-x="-0.2402in" draw:caption-point-y="0.6063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1.7528in" draw:caption-point-x="-0.2402in" draw:caption-point-y="0.6063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9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57" table:formula="of:=SUM([.D52:.AH52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1.9917in" draw:caption-point-x="-0.2402in" draw:caption-point-y="0.61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15.202in" svg:y="12.0083in" draw:caption-point-x="-0.2402in" draw:caption-point-y="0.5984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6"/>
        <table:table-column table:style-name="co26" table:number-columns-repeated="7" table:default-cell-style-name="ce176"/>
        <table:table-column table:style-name="co25" table:number-columns-repeated="16" table:default-cell-style-name="ce176"/>
        <table:table-column table:style-name="co7" table:number-columns-repeated="952" table:default-cell-style-name="Default"/>
        <table:table-row table:style-name="ro2">
          <table:table-cell table:style-name="ce68"/>
          <table:table-cell table:style-name="ce70" table:number-columns-repeated="2"/>
          <table:table-cell table:style-name="ce171" table:number-columns-repeated="8"/>
          <table:table-cell table:style-name="ce177" office:value-type="string" table:number-columns-spanned="2" table:number-rows-spanned="1">
            <text:p>Month</text:p>
          </table:table-cell>
          <table:covered-table-cell table:style-name="ce178"/>
          <table:table-cell table:style-name="ce179" table:content-validation-name="val1" office:value-type="float" office:value="8" table:number-columns-spanned="2" table:number-rows-spanned="1">
            <text:p>8</text:p>
          </table:table-cell>
          <table:covered-table-cell table:style-name="ce178"/>
          <table:table-cell table:style-name="ce177" office:value-type="string" table:number-columns-spanned="2" table:number-rows-spanned="1">
            <text:p>Year</text:p>
          </table:table-cell>
          <table:covered-table-cell table:style-name="ce178"/>
          <table:table-cell table:style-name="ce177" office:value-type="float" office:value="2017" table:number-columns-spanned="2" table:number-rows-spanned="1">
            <text:p>2017</text:p>
          </table:table-cell>
          <table:covered-table-cell table:style-name="ce180"/>
          <table:table-cell table:style-name="ce171" table:number-columns-repeated="15"/>
          <table:table-cell table:style-name="ce88" table:number-columns-repeated="952"/>
        </table:table-row>
        <table:table-row table:style-name="ro2">
          <table:table-cell table:style-name="ce68" table:number-columns-repeated="3"/>
          <table:table-cell table:style-name="ce172" table:formula="of:=DATE([.$R$1];[.N1];1)" office:value-type="date" office:date-value="2017-08-01">
            <text:p>01</text:p>
          </table:table-cell>
          <table:table-cell table:style-name="ce172" table:formula="of:=[.D2]+1" office:value-type="date" office:date-value="2017-08-02">
            <text:p>02</text:p>
          </table:table-cell>
          <table:table-cell table:style-name="ce172" table:formula="of:=[.E2]+1" office:value-type="date" office:date-value="2017-08-03">
            <text:p>03</text:p>
          </table:table-cell>
          <table:table-cell table:style-name="ce172" table:formula="of:=[.F2]+1" office:value-type="date" office:date-value="2017-08-04">
            <text:p>04</text:p>
          </table:table-cell>
          <table:table-cell table:style-name="ce172" table:formula="of:=[.G2]+1" office:value-type="date" office:date-value="2017-08-05">
            <text:p>05</text:p>
          </table:table-cell>
          <table:table-cell table:style-name="ce172" table:formula="of:=[.H2]+1" office:value-type="date" office:date-value="2017-08-06">
            <text:p>06</text:p>
          </table:table-cell>
          <table:table-cell table:style-name="ce172" table:formula="of:=[.I2]+1" office:value-type="date" office:date-value="2017-08-07">
            <text:p>07</text:p>
          </table:table-cell>
          <table:table-cell table:style-name="ce172" table:formula="of:=[.J2]+1" office:value-type="date" office:date-value="2017-08-08">
            <text:p>08</text:p>
          </table:table-cell>
          <table:table-cell table:style-name="ce172" table:formula="of:=[.K2]+1" office:value-type="date" office:date-value="2017-08-09">
            <text:p>09</text:p>
          </table:table-cell>
          <table:table-cell table:style-name="ce172" table:formula="of:=[.L2]+1" office:value-type="date" office:date-value="2017-08-10">
            <text:p>10</text:p>
          </table:table-cell>
          <table:table-cell table:style-name="ce172" table:formula="of:=[.M2]+1" office:value-type="date" office:date-value="2017-08-11">
            <text:p>11</text:p>
          </table:table-cell>
          <table:table-cell table:style-name="ce172" table:formula="of:=[.N2]+1" office:value-type="date" office:date-value="2017-08-12">
            <text:p>12</text:p>
          </table:table-cell>
          <table:table-cell table:style-name="ce172" table:formula="of:=[.O2]+1" office:value-type="date" office:date-value="2017-08-13">
            <text:p>13</text:p>
          </table:table-cell>
          <table:table-cell table:style-name="ce172" table:formula="of:=[.P2]+1" office:value-type="date" office:date-value="2017-08-14">
            <text:p>14</text:p>
          </table:table-cell>
          <table:table-cell table:style-name="ce172" table:formula="of:=[.Q2]+1" office:value-type="date" office:date-value="2017-08-15">
            <text:p>15</text:p>
          </table:table-cell>
          <table:table-cell table:style-name="ce172" table:formula="of:=[.R2]+1" office:value-type="date" office:date-value="2017-08-16">
            <text:p>16</text:p>
          </table:table-cell>
          <table:table-cell table:style-name="ce172" table:formula="of:=[.S2]+1" office:value-type="date" office:date-value="2017-08-17">
            <text:p>17</text:p>
          </table:table-cell>
          <table:table-cell table:style-name="ce172" table:formula="of:=[.T2]+1" office:value-type="date" office:date-value="2017-08-18">
            <text:p>18</text:p>
          </table:table-cell>
          <table:table-cell table:style-name="ce172" table:formula="of:=[.U2]+1" office:value-type="date" office:date-value="2017-08-19">
            <text:p>19</text:p>
          </table:table-cell>
          <table:table-cell table:style-name="ce172" table:formula="of:=[.V2]+1" office:value-type="date" office:date-value="2017-08-20">
            <text:p>20</text:p>
          </table:table-cell>
          <table:table-cell table:style-name="ce172" table:formula="of:=[.W2]+1" office:value-type="date" office:date-value="2017-08-21">
            <text:p>21</text:p>
          </table:table-cell>
          <table:table-cell table:style-name="ce172" table:formula="of:=[.X2]+1" office:value-type="date" office:date-value="2017-08-22">
            <text:p>22</text:p>
          </table:table-cell>
          <table:table-cell table:style-name="ce172" table:formula="of:=[.Y2]+1" office:value-type="date" office:date-value="2017-08-23">
            <text:p>23</text:p>
          </table:table-cell>
          <table:table-cell table:style-name="ce172" table:formula="of:=[.Z2]+1" office:value-type="date" office:date-value="2017-08-24">
            <text:p>24</text:p>
          </table:table-cell>
          <table:table-cell table:style-name="ce172" table:formula="of:=[.AA2]+1" office:value-type="date" office:date-value="2017-08-25">
            <text:p>25</text:p>
          </table:table-cell>
          <table:table-cell table:style-name="ce172" table:formula="of:=[.AB2]+1" office:value-type="date" office:date-value="2017-08-26">
            <text:p>26</text:p>
          </table:table-cell>
          <table:table-cell table:style-name="ce172" table:formula="of:=[.AC2]+1" office:value-type="date" office:date-value="2017-08-27">
            <text:p>27</text:p>
          </table:table-cell>
          <table:table-cell table:style-name="ce172" table:formula="of:=[.AD2]+1" office:value-type="date" office:date-value="2017-08-28">
            <text:p>28</text:p>
          </table:table-cell>
          <table:table-cell table:style-name="ce172" table:formula="of:=[.AE2]+1" office:value-type="date" office:date-value="2017-08-29">
            <text:p>29</text:p>
          </table:table-cell>
          <table:table-cell table:style-name="ce172" table:formula="of:=[.AF2]+1" office:value-type="date" office:date-value="2017-08-30">
            <text:p>30</text:p>
          </table:table-cell>
          <table:table-cell table:style-name="ce172" table:formula="of:=[.AG2]+1" office:value-type="date" office:date-value="2017-08-31">
            <text:p>31</text:p>
          </table:table-cell>
          <table:table-cell table:style-name="ce88" table:number-columns-repeated="952"/>
        </table:table-row>
        <table:table-row table:style-name="ro6">
          <table:table-cell table:style-name="ce68" office:value-type="string">
            <text:p>No.</text:p>
          </table:table-cell>
          <table:table-cell table:style-name="ce68" office:value-type="string">
            <text:p>Name</text:p>
          </table:table-cell>
          <table:table-cell table:style-name="ce68" office:value-type="string">
            <text:p>Absent</text:p>
          </table:table-cell>
          <table:table-cell table:style-name="ce17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number-columns-repeated="952"/>
        </table:table-row>
        <table:table-row table:style-name="ro15">
          <table:table-cell table:style-name="ce69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70" table:formula="of:=SUM([.D4:.AH4])" office:value-type="float" office:value="0"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3.5591in" svg:y="0.1161in" draw:caption-point-x="-0.2402in" draw:caption-point-y="0.6016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0.1165in" draw:caption-point-x="-0.2402in" draw:caption-point-y="0.6012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5.8421in" svg:y="0.1173in" draw:caption-point-x="-0.2402in" draw:caption-point-y="0.6004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0.1197in" draw:caption-point-x="-0.2402in" draw:caption-point-y="0.598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0.1205in" draw:caption-point-x="-0.2402in" draw:caption-point-y="0.5972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0.1217in" draw:caption-point-x="-0.2402in" draw:caption-point-y="0.5961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0.122in" draw:caption-point-x="-0.2402in" draw:caption-point-y="0.595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0.1228in" draw:caption-point-x="-0.2402in" draw:caption-point-y="0.5949in">
              <dc:date>2017-08-18T00:00:00</dc:date>
              <text:p text:style-name="P1">8h31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70" table:formula="of:=SUM([.D5:.AH5])" office:value-type="float" office:value="0.5">
            <text:p>0.5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0.3681in" draw:caption-point-x="-0.2402in" draw:caption-point-y="0.6043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0.3705in" draw:caption-point-x="-0.2402in" draw:caption-point-y="0.602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3709in" draw:caption-point-x="-0.2402in" draw:caption-point-y="0.6016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0.3713in" draw:caption-point-x="-0.2402in" draw:caption-point-y="0.601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0.3717in" draw:caption-point-x="-0.2402in" draw:caption-point-y="0.6008in">
              <dc:date>2017-08-07T00:00:00</dc:date>
              <text:p text:style-name="P1"><text:span text:style-name="T1">8h44 vào cty, nhà có khách, 4h về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0.372in" draw:caption-point-x="-0.2402in" draw:caption-point-y="0.6004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3311in" svg:y="0.3736in" draw:caption-point-x="-0.2402in" draw:caption-point-y="0.5988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8205in" svg:y="0.374in" draw:caption-point-x="-0.2402in" draw:caption-point-y="0.5984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0.3756in" draw:caption-point-x="-0.2402in" draw:caption-point-y="0.596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0.3764in" draw:caption-point-x="-0.2402in" draw:caption-point-y="0.5961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4" draw:text-style-name="P1" svg:width="1.1413in" svg:height="0.3902in" svg:x="10.6358in" svg:y="0.3776in" draw:caption-point-x="-0.2402in" draw:caption-point-y="0.5949in">
              <dc:date>2017-08-18T00:00:00</dc:date>
              <text:p text:style-name="P1">Vắng quá 2h, off sáng</text:p>
            </office:annotation>
            <text:p>0.5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70" table:formula="of:=SUM([.D6:.AH6])" office:value-type="float" office:value="1"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6252in" draw:caption-point-x="-0.2402in" draw:caption-point-y="0.6016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6.8205in" svg:y="0.6283in" draw:caption-point-x="-0.2402in" draw:caption-point-y="0.5984in">
              <dc:date>2017-08-10T00:00:00</dc:date>
              <text:p text:style-name="P1"><text:span text:style-name="T1">Bận việc riêng, 3h30 vào cty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70" table:formula="of:=SUM([.D7:.AH7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0.8807in" draw:caption-point-x="-0.2402in" draw:caption-point-y="0.6008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0.8799in" draw:caption-point-x="-0.2402in" draw:caption-point-y="0.6016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5">
            <text:p>5</text:p>
          </table:table-cell>
          <table:table-cell table:style-name="ce47" office:value-type="string">
            <text:p>CuongNM</text:p>
          </table:table-cell>
          <table:table-cell table:style-name="ce170" table:formula="of:=SUM([.D53:.AH53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4"/>
          <table:table-cell table:style-name="ce174" office:value-type="float" office:value="1">
            <office:annotation office:display="true" draw:style-name="gr6" draw:text-style-name="P1" svg:width="1.1413in" svg:height="0.2634in" svg:x="12.9189in" svg:y="1.1421in" draw:caption-point-x="-0.2402in" draw:caption-point-y="0.5941in">
              <dc:date>2017-08-17T00:00:00</dc:date>
              <text:p text:style-name="P2"><text:span text:style-name="T1">Đám cưới em </text:span></text:p>
            </office:annotation>
            <text:p>1</text:p>
          </table:table-cell>
          <table:table-cell table:style-name="ce174" table:number-columns-repeated="8"/>
          <table:table-cell table:style-name="ce44" table:number-columns-repeated="949"/>
          <table:table-cell table:number-columns-repeated="3"/>
        </table:table-row>
        <table:table-row table:style-name="ro15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70" table:formula="of:=SUM([.D9:.AH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.3957in" draw:caption-point-x="-0.2402in" draw:caption-point-y="0.5949in">
              <dc:date>2017-08-18T00:00:00</dc:date>
              <text:p text:style-name="P1">8h35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6">
          <table:table-cell table:style-name="ce69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70" table:formula="of:=SUM([.D10:.AH10])" office:value-type="float" office:value="2.5">
            <text:p>2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4" draw:text-style-name="P1" svg:width="1.1413in" svg:height="0.3902in" svg:x="5.3854in" svg:y="1.6445in" draw:caption-point-x="-0.2402in" draw:caption-point-y="0.6008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4" draw:text-style-name="P1" svg:width="1.1413in" svg:height="0.3902in" svg:x="6.8205in" svg:y="1.6472in" draw:caption-point-x="-0.2402in" draw:caption-point-y="0.598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1">
            <office:annotation office:display="true" draw:style-name="gr6" draw:text-style-name="P1" svg:width="1.1413in" svg:height="0.2634in" svg:x="10.6358in" svg:y="1.65in" draw:caption-point-x="-0.2402in" draw:caption-point-y="0.5953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70" table:formula="of:=SUM([.D11:.AH11])" office:value-type="float" office:value="1">
            <text:p>1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1.8961in" draw:caption-point-x="-0.2402in" draw:caption-point-y="0.5969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3" draw:text-style-name="P1" svg:width="1.1413in" svg:height="0.7012in" svg:x="9.7228in" svg:y="1.8969in" draw:caption-point-x="-0.2402in" draw:caption-point-y="0.5961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70" table:formula="of:=SUM([.D12:.AH12])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2.6457in" svg:y="2.1433in" draw:caption-point-x="-0.2402in" draw:caption-point-y="0.6043in">
              <dc:date>2017-08-01T00:00:00</dc:date>
              <text:p text:style-name="P1"><text:span text:style-name="T1">Đi ngần hàng, xin đi trễ, 8h42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2.1457in" draw:caption-point-x="-0.2402in" draw:caption-point-y="0.602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10">
            <text:p>10</text:p>
          </table:table-cell>
          <table:table-cell table:style-name="ce71" office:value-type="string">
            <text:p>HaTH</text:p>
          </table:table-cell>
          <table:table-cell table:style-name="ce170" table:formula="of:=SUM([.D13:.AH13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3" draw:text-style-name="P1" svg:width="1.1413in" svg:height="0.7012in" svg:x="3.1024in" svg:y="2.4004in" draw:caption-point-x="-0.2402in" draw:caption-point-y="0.602in">
              <dc:date>2017-08-02T00:00:00</dc:date>
              <text:p text:style-name="P1"><text:span text:style-name="T1">Kẹt xe, 8h40 vào cty. Có viêc cá nhân, về sớm 4h50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2.4016in" draw:caption-point-x="-0.2402in" draw:caption-point-y="0.6008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2.4028in" draw:caption-point-x="-0.2402in" draw:caption-point-y="0.5996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2.4051in" draw:caption-point-x="-0.2402in" draw:caption-point-y="0.5972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9.2661in" svg:y="2.4055in" draw:caption-point-x="-0.2402in" draw:caption-point-y="0.5969in">
              <dc:date>2017-08-15T00:00:00</dc:date>
              <text:p text:style-name="P1"><text:span text:style-name="T1">8h32 vào cty. Đi lễ, xin về sớm 4h30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2.4063in" draw:caption-point-x="-0.2402in" draw:caption-point-y="0.5961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2.4067in" draw:caption-point-x="-0.2402in" draw:caption-point-y="0.5957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70" table:formula="of:=SUM([.D14:.AH14])" office:value-type="float" office:value="0"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2.6555in" draw:caption-point-x="-0.2402in" draw:caption-point-y="0.6012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2.6598in" draw:caption-point-x="-0.2402in" draw:caption-point-y="0.596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70" table:formula="of:=SUM([.D15:.AH15])" office:value-type="float" office:value="1.5">
            <text:p>1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8" draw:text-style-name="P1" svg:width="1.1413in" svg:height="0.8567in" svg:x="5.8421in" svg:y="2.9122in" draw:caption-point-x="-0.2402in" draw:caption-point-y="0.5992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2.9165in" draw:caption-point-x="-0.2402in" draw:caption-point-y="0.5949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13">
            <text:p>13</text:p>
          </table:table-cell>
          <table:table-cell table:style-name="ce45" office:value-type="string">
            <text:p>HangDTT</text:p>
          </table:table-cell>
          <table:table-cell table:style-name="ce170" table:formula="of:=SUM([.D16:.AH16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3" draw:text-style-name="P1" svg:width="1.1413in" svg:height="0.7012in" svg:x="5.8421in" svg:y="3.1657in" draw:caption-point-x="-0.2402in" draw:caption-point-y="0.6004in">
              <dc:date>2017-08-08T00:00:00</dc:date>
              <text:p text:style-name="P1"><text:span text:style-name="T1">Đi tái khám mắt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14">
            <text:p>14</text:p>
          </table:table-cell>
          <table:table-cell table:style-name="ce45" office:value-type="string">
            <text:p>HienNV</text:p>
          </table:table-cell>
          <table:table-cell table:style-name="ce170" table:formula="of:=SUM([.D17:.AH17])" office:value-type="float" office:value="3.5">
            <text:p>3.5</text:p>
          </table:table-cell>
          <table:table-cell table:style-name="ce174" office:value-type="float" office:value="1"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text:p>0.5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.5">
            <text:p>0.5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8205in" svg:y="3.422in" draw:caption-point-x="-0.2402in" draw:caption-point-y="0.5984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10.1791in" svg:y="3.4252in" draw:caption-point-x="-0.2402in" draw:caption-point-y="0.5953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4" office:value-type="float" office:value="0.5">
            <office:annotation draw:style-name="gr6" draw:text-style-name="P1" svg:width="1.1413in" svg:height="0.2634in" svg:x="10.6358in" svg:y="3.426in" draw:caption-point-x="-0.2402in" draw:caption-point-y="0.5949in">
              <dc:date>2017-08-18T00:00:00</dc:date>
              <text:p text:style-name="P1">Off sáng</text:p>
            </office:annotation>
            <text:p>0.5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15">
            <text:p>15</text:p>
          </table:table-cell>
          <table:table-cell table:style-name="ce45" office:value-type="string">
            <text:p>HiepNH</text:p>
          </table:table-cell>
          <table:table-cell table:style-name="ce170" table:formula="of:=SUM([.D18:.AH18])" office:value-type="float" office:value="0.5">
            <text:p>0.5</text:p>
          </table:table-cell>
          <table:table-cell table:style-name="ce174" office:value-type="float" office:value="0">
            <office:annotation draw:style-name="gr2" draw:text-style-name="P1" svg:width="1.1413in" svg:height="0.5457in" svg:x="2.6457in" svg:y="3.6709in" draw:caption-point-x="-0.2402in" draw:caption-point-y="0.6043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3.6732in" draw:caption-point-x="-0.2402in" draw:caption-point-y="0.602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3311in" svg:y="3.6764in" draw:caption-point-x="-0.2402in" draw:caption-point-y="0.5988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4" office:value-type="float" office:value="0">
            <office:annotation draw:style-name="gr4" draw:text-style-name="P1" svg:width="1.1413in" svg:height="0.3902in" svg:x="6.8205in" svg:y="3.6768in" draw:caption-point-x="-0.2402in" draw:caption-point-y="0.5984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7.3094in" svg:y="3.6772in" draw:caption-point-x="-0.2402in" draw:caption-point-y="0.598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6358in" svg:y="3.6803in" draw:caption-point-x="-0.2402in" draw:caption-point-y="0.5949in">
              <dc:date>2017-08-18T00:00:00</dc:date>
              <text:p text:style-name="P1">Đi lấy đồ, xin đi trễ, 9h49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16">
            <text:p>16</text:p>
          </table:table-cell>
          <table:table-cell table:style-name="ce45" office:value-type="string">
            <text:p>HieuNKT</text:p>
          </table:table-cell>
          <table:table-cell table:style-name="ce170" table:formula="of:=SUM([.D19:.AH1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70" table:formula="of:=SUM([.D20:.AH20])" office:value-type="float" office:value="0.5">
            <text:p>0.5</text:p>
          </table:table-cell>
          <table:table-cell table:style-name="ce174" office:value-type="float" office:value="0.5">
            <office:annotation draw:style-name="gr4" draw:text-style-name="P1" svg:width="1.1413in" svg:height="0.3902in" svg:x="2.6457in" svg:y="4.1807in" draw:caption-point-x="-0.2402in" draw:caption-point-y="0.6035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70" table:formula="of:=SUM([.D21:.AH21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70" table:formula="of:=SUM([.D22:.AH22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0">
            <text:p>20</text:p>
          </table:table-cell>
          <table:table-cell table:style-name="ce45" office:value-type="string">
            <text:p>HuyDH</text:p>
          </table:table-cell>
          <table:table-cell table:style-name="ce170" table:formula="of:=SUM([.D23:.AH23])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4.9437in" draw:caption-point-x="-0.2402in" draw:caption-point-y="0.6043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4.9469in" draw:caption-point-x="-0.2402in" draw:caption-point-y="0.6012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5.3854in" svg:y="4.9472in" draw:caption-point-x="-0.2402in" draw:caption-point-y="0.6008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4.95in" draw:caption-point-x="-0.2402in" draw:caption-point-y="0.598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4.9508in" draw:caption-point-x="-0.2402in" draw:caption-point-y="0.5972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4.9512in" draw:caption-point-x="-0.2402in" draw:caption-point-y="0.5969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1791in" svg:y="4.9528in" draw:caption-point-x="-0.2402in" draw:caption-point-y="0.5953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4.9531in" draw:caption-point-x="-0.2402in" draw:caption-point-y="0.5949in">
              <dc:date>2017-08-18T00:00:00</dc:date>
              <text:p text:style-name="P1">8h37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21">
            <text:p>21</text:p>
          </table:table-cell>
          <table:table-cell table:style-name="ce45" office:value-type="string">
            <text:p>HuyNG</text:p>
          </table:table-cell>
          <table:table-cell table:style-name="ce170" table:formula="of:=SUM([.D24:.AH24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6.3311in" svg:y="5.2043in" draw:caption-point-x="-0.2402in" draw:caption-point-y="0.5984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2">
            <text:p>22</text:p>
          </table:table-cell>
          <table:table-cell table:style-name="ce45" office:value-type="string">
            <text:p>KhaiLV</text:p>
          </table:table-cell>
          <table:table-cell table:style-name="ce170" table:formula="of:=SUM([.D25:.AH25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23">
            <text:p>23</text:p>
          </table:table-cell>
          <table:table-cell table:style-name="ce45" office:value-type="string">
            <text:p>KhangNHH</text:p>
          </table:table-cell>
          <table:table-cell table:style-name="ce170" table:formula="of:=SUM([.D26:.AH26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70" table:formula="of:=SUM([.D27:.AH27])" office:value-type="float" office:value="2">
            <text:p>2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5.9622in" draw:caption-point-x="-0.2402in" draw:caption-point-y="0.6043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6" draw:text-style-name="P1" svg:width="1.1413in" svg:height="0.2634in" svg:x="6.8205in" svg:y="5.9681in" draw:caption-point-x="-0.2402in" draw:caption-point-y="0.5984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5.9701in" draw:caption-point-x="-0.2402in" draw:caption-point-y="0.5965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5.9697in" draw:caption-point-x="-0.2402in" draw:caption-point-y="0.5969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office:display="true" draw:style-name="gr6" draw:text-style-name="P1" svg:width="1.1413in" svg:height="0.2634in" svg:x="10.1791in" svg:y="5.9697in" draw:caption-point-x="-0.2402in" draw:caption-point-y="0.5969in">
              <dc:date>2017-08-10T00:00:00</dc:date>
              <text:p text:style-name="P2"><text:span text:style-name="T1">Chữa bệnh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70" table:formula="of:=SUM([.D28:.AH28])" office:value-type="float" office:value="2">
            <text:p>2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6.2291in" draw:caption-point-x="-0.2402in" draw:caption-point-y="0.5921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9.2661in" svg:y="6.2213in" draw:caption-point-x="-0.2402in" draw:caption-point-y="0.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70" table:formula="of:=SUM([.D29:.AH2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70" table:formula="of:=SUM([.D30:.AH30])" office:value-type="float" office:value="2">
            <text:p>2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3.5591in" svg:y="6.7268in" draw:caption-point-x="-0.2402in" draw:caption-point-y="0.6035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6.3311in" svg:y="6.7315in" draw:caption-point-x="-0.2402in" draw:caption-point-y="0.5988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43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70" table:formula="of:=SUM([.D31:.AH31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3.1024in" svg:y="6.9831in" draw:caption-point-x="-0.2402in" draw:caption-point-y="0.602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6.9854in" draw:caption-point-x="-0.2402in" draw:caption-point-y="0.5996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6.9894in" draw:caption-point-x="-0.2402in" draw:caption-point-y="0.5957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70" table:formula="of:=SUM([.D32:.AH32])" office:value-type="float" office:value="0"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7.2382in" draw:caption-point-x="-0.2402in" draw:caption-point-y="0.6016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7.239in" draw:caption-point-x="-0.2402in" draw:caption-point-y="0.6008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7.2429in" draw:caption-point-x="-0.2402in" draw:caption-point-y="0.596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6">
          <table:table-cell table:style-name="ce69" office:value-type="float" office:value="30">
            <text:p>30</text:p>
          </table:table-cell>
          <table:table-cell table:style-name="ce45" office:value-type="string">
            <text:p>MinhPN</text:p>
          </table:table-cell>
          <table:table-cell table:style-name="ce170" table:formula="of:=SUM([.D33:.AH33])" office:value-type="float" office:value="4">
            <text:p>4</text:p>
          </table:table-cell>
          <table:table-cell table:style-name="ce174"/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6" draw:text-style-name="P1" svg:width="1.1413in" svg:height="0.2634in" svg:x="8.7768in" svg:y="7.4969in" draw:caption-point-x="-0.2402in" draw:caption-point-y="0.5972in">
              <dc:date>2017-08-14T00:00:00</dc:date>
              <text:p text:style-name="P1"><text:span text:style-name="T1">Không khỏe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9.2661in" svg:y="7.4984in" draw:caption-point-x="-0.2402in" draw:caption-point-y="0.5957in">
              <dc:date>2017-08-14T00:00:00</dc:date>
              <text:p text:style-name="P1"><text:span text:style-name="T1">Không khỏe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10.1791in" svg:y="7.4984in" draw:caption-point-x="-0.2402in" draw:caption-point-y="0.5957in">
              <dc:date>2017-08-17T00:00:00</dc:date>
              <text:p text:style-name="P1"><text:span text:style-name="T1">Về quê, có việc gia đình</text:span></text:p>
            </office:annotation>
            <text:p>1</text:p>
          </table:table-cell>
          <table:table-cell table:style-name="ce174" office:value-type="float" office:value="1">
            <office:annotation draw:style-name="gr4" draw:text-style-name="P1" svg:width="1.1413in" svg:height="0.3902in" svg:x="10.6358in" svg:y="7.4984in" draw:caption-point-x="-0.2402in" draw:caption-point-y="0.5957in">
              <dc:date>2017-08-17T00:00:00</dc:date>
              <text:p text:style-name="P1"><text:span text:style-name="T1">Về quê, có việc gia đình</text:span></text:p>
            </office:annotation>
            <text:p>1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170" table:formula="of:=SUM([.D34:.AH34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170" table:formula="of:=SUM([.D35:.AH35])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7.9921in" draw:caption-point-x="-0.2402in" draw:caption-point-y="0.6043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5.3854in" svg:y="7.9957in" draw:caption-point-x="-0.2402in" draw:caption-point-y="0.6008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8205in" svg:y="7.9996in" draw:caption-point-x="-0.2402in" draw:caption-point-y="0.5969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7.9992in" draw:caption-point-x="-0.2402in" draw:caption-point-y="0.5972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7.9996in" draw:caption-point-x="-0.2402in" draw:caption-point-y="0.596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8.0004in" draw:caption-point-x="-0.2402in" draw:caption-point-y="0.5961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3">
            <text:p>33</text:p>
          </table:table-cell>
          <table:table-cell table:style-name="ce45" office:value-type="string">
            <text:p>NgaTN</text:p>
          </table:table-cell>
          <table:table-cell table:style-name="ce170" table:formula="of:=SUM([.D36:.AH36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8.2504in" draw:caption-point-x="-0.2402in" draw:caption-point-y="0.6008in">
              <dc:date>2017-08-07T00:00:00</dc:date>
              <text:p text:style-name="P1"><text:span text:style-name="T1">Đi đóng tiền, xin đi trễ, 8h25 vào cty</text:span></text:p>
            </office:annotation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9.2661in" svg:y="8.2543in" draw:caption-point-x="-0.2402in" draw:caption-point-y="0.5969in">
              <dc:date>2017-08-15T00:00:00</dc:date>
              <text:p text:style-name="P1"><text:span text:style-name="T1">Tiêm phòng, xin đi trễ, 8h47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4">
            <text:p>34</text:p>
          </table:table-cell>
          <table:table-cell table:style-name="ce45" office:value-type="string">
            <text:p>NhanHTH</text:p>
          </table:table-cell>
          <table:table-cell table:style-name="ce170" table:formula="of:=SUM([.D37:.AH37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2661in" svg:y="8.5091in" draw:caption-point-x="-0.2402in" draw:caption-point-y="0.5969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5">
            <text:p>35</text:p>
          </table:table-cell>
          <table:table-cell table:style-name="ce45" office:value-type="string">
            <text:p>NhanNM</text:p>
          </table:table-cell>
          <table:table-cell table:style-name="ce170" table:formula="of:=SUM([.D38:.AH38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9.7228in" svg:y="8.7646in" draw:caption-point-x="-0.2402in" draw:caption-point-y="0.5957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6">
            <text:p>36</text:p>
          </table:table-cell>
          <table:table-cell table:style-name="ce45" office:value-type="string">
            <text:p>NhungHTH</text:p>
          </table:table-cell>
          <table:table-cell table:style-name="ce170" table:formula="of:=SUM([.D39:.AH39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9.0201in" draw:caption-point-x="-0.2402in" draw:caption-point-y="0.5949in">
              <dc:date>2017-08-18T00:00:00</dc:date>
              <text:p text:style-name="P1">8h31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7">
            <text:p>37</text:p>
          </table:table-cell>
          <table:table-cell table:style-name="ce45" office:value-type="string">
            <text:p>NhuPHQ</text:p>
          </table:table-cell>
          <table:table-cell table:style-name="ce170" table:formula="of:=SUM([.D40:.AH40])" office:value-type="float" office:value="2">
            <text:p>2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9.2681in" draw:caption-point-x="-0.2402in" draw:caption-point-y="0.6016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9.2693in" draw:caption-point-x="-0.2402in" draw:caption-point-y="0.6004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6.8205in" svg:y="9.2728in" draw:caption-point-x="-0.2402in" draw:caption-point-y="0.5969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7.3094in" svg:y="9.2697in" draw:caption-point-x="-0.2402in" draw:caption-point-y="0.6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9.2728in" draw:caption-point-x="-0.2402in" draw:caption-point-y="0.5969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8">
            <text:p>38</text:p>
          </table:table-cell>
          <table:table-cell table:style-name="ce71" office:value-type="string">
            <text:p>PhuongTH</text:p>
          </table:table-cell>
          <table:table-cell table:style-name="ce170" table:formula="of:=SUM([.D41:.AH41])" office:value-type="float" office:value="0.5">
            <text:p>0.5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9.5197in" draw:caption-point-x="-0.2402in" draw:caption-point-y="0.6043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9.5236in" draw:caption-point-x="-0.2402in" draw:caption-point-y="0.6004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5.3854in" svg:y="9.5232in" draw:caption-point-x="-0.2402in" draw:caption-point-y="0.6008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.5">
            <office:annotation draw:style-name="gr3" draw:text-style-name="P1" svg:width="1.1413in" svg:height="0.7012in" svg:x="5.8421in" svg:y="9.5236in" draw:caption-point-x="-0.2402in" draw:caption-point-y="0.6004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6.8205in" svg:y="9.5256in" draw:caption-point-x="-0.2402in" draw:caption-point-y="0.5984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6" draw:text-style-name="P1" svg:width="1.1413in" svg:height="0.2634in" svg:x="8.7768in" svg:y="9.5268in" draw:caption-point-x="-0.2402in" draw:caption-point-y="0.5972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9.5272in" draw:caption-point-x="-0.2402in" draw:caption-point-y="0.5969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9.528in" draw:caption-point-x="-0.2402in" draw:caption-point-y="0.596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39">
            <text:p>39</text:p>
          </table:table-cell>
          <table:table-cell table:style-name="ce46" office:value-type="string">
            <text:p>PhongPT</text:p>
          </table:table-cell>
          <table:table-cell table:style-name="ce170" table:formula="of:=SUM([.D42:.AH42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9.7827in" draw:caption-point-x="-0.2402in" draw:caption-point-y="0.5961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170" table:formula="of:=SUM([.D43:.AH43])" office:value-type="float" office:value="2">
            <text:p>2</text:p>
          </table:table-cell>
          <table:table-cell table:style-name="ce174" office:value-type="float" office:value="0">
            <office:annotation draw:style-name="gr4" draw:text-style-name="P1" svg:width="1.1413in" svg:height="0.3902in" svg:x="2.6457in" svg:y="10.0291in" draw:caption-point-x="-0.2402in" draw:caption-point-y="0.6043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3.1024in" svg:y="10.0327in" draw:caption-point-x="-0.2402in" draw:caption-point-y="0.600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6.8205in" svg:y="10.035in" draw:caption-point-x="-0.2402in" draw:caption-point-y="0.5984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1">
            <text:p>41</text:p>
          </table:table-cell>
          <table:table-cell table:style-name="ce45" office:value-type="string">
            <text:p>PhuocNCH</text:p>
          </table:table-cell>
          <table:table-cell table:style-name="ce170" table:formula="of:=SUM([.D44:.AH44])" office:value-type="float" office:value="0">
            <text:p>0</text:p>
          </table:table-cell>
          <table:table-cell table:style-name="ce174" table:number-columns-repeated="9"/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170" table:formula="of:=SUM([.D45:.AH45])" office:value-type="float" office:value="0.5">
            <text:p>0.5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4" draw:text-style-name="P1" svg:width="1.1413in" svg:height="0.3902in" svg:x="9.7228in" svg:y="10.5496in" draw:caption-point-x="-0.2402in" draw:caption-point-y="0.5929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6"/>
          <table:table-cell table:style-name="ce174" office:value-type="float" office:value="0">
            <office:annotation office:display="true" draw:style-name="gr4" draw:text-style-name="P1" svg:width="1.1413in" svg:height="0.3902in" svg:x="13.8323in" svg:y="10.5409in" draw:caption-point-x="-0.2402in" draw:caption-point-y="0.6016in">
              <dc:date>2017-08-09T00:00:00</dc:date>
              <text:p text:style-name="P2"><text:span text:style-name="T1">Đám cưới</text:span></text:p>
              <text:p text:style-name="P2"><text:span text:style-name="T1">Không trừ lương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15.202in" svg:y="10.5386in" draw:caption-point-x="-0.2402in" draw:caption-point-y="0.6039in">
              <dc:date>2017-08-09T00:00:00</dc:date>
              <text:p text:style-name="P1"><text:span text:style-name="T1">Đám cưới</text:span></text:p>
              <text:p text:style-name="P1"><text:span text:style-name="T1">Không trừ lương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5.6587in" svg:y="10.5386in" draw:caption-point-x="-0.2402in" draw:caption-point-y="0.6039in">
              <dc:date>2017-08-09T00:00:00</dc:date>
              <text:p text:style-name="P1"><text:span text:style-name="T1">Đám cưới</text:span></text:p>
              <text:p text:style-name="P1"><text:span text:style-name="T1">Không trừ lương</text:span></text:p>
            </office:annotation>
            <text:p>0</text:p>
          </table:table-cell>
          <table:table-cell table:style-name="ce174" table:number-columns-repeated="2"/>
          <table:table-cell table:style-name="ce44" table:number-columns-repeated="952"/>
        </table:table-row>
        <table:table-row table:style-name="ro15">
          <table:table-cell table:style-name="ce69" office:value-type="float" office:value="43">
            <text:p>43</text:p>
          </table:table-cell>
          <table:table-cell table:style-name="ce45" office:value-type="string">
            <text:p>ThamDT</text:p>
          </table:table-cell>
          <table:table-cell table:style-name="ce170" table:formula="of:=SUM([.D46:.AH46])" office:value-type="float" office:value="1">
            <text:p>1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4" table:style-name="ce174" office:value-type="float" office:value="0">
            <text:p>0</text:p>
          </table:table-cell>
          <table:table-cell table:style-name="ce174" office:value-type="float" office:value="1">
            <office:annotation office:display="true" draw:style-name="gr2" draw:text-style-name="P1" svg:width="1.1413in" svg:height="0.5457in" svg:x="7.3094in" svg:y="10.8169in" draw:caption-point-x="-0.2402in" draw:caption-point-y="0.5803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1</text:p>
          </table:table-cell>
          <table:table-cell table:style-name="ce174" table:number-columns-repeated="2"/>
          <table:table-cell table:style-name="ce174" office:value-type="float" office:value="0">
            <office:annotation draw:style-name="gr4" draw:text-style-name="P1" svg:width="1.1413in" svg:height="0.3902in" svg:x="8.7768in" svg:y="10.8in" draw:caption-point-x="-0.2402in" draw:caption-point-y="0.5972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0.8024in" draw:caption-point-x="-0.2402in" draw:caption-point-y="0.5949in">
              <dc:date>2017-08-18T00:00:00</dc:date>
              <text:p text:style-name="P1">8h29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6">
          <table:table-cell table:style-name="ce69" office:value-type="float" office:value="44">
            <text:p>44</text:p>
          </table:table-cell>
          <table:table-cell table:style-name="ce45" office:value-type="string">
            <text:p>ThaoDTN</text:p>
          </table:table-cell>
          <table:table-cell table:style-name="ce170" table:formula="of:=SUM([.D47:.AH47])" office:value-type="float" office:value="0">
            <text:p>0</text:p>
          </table:table-cell>
          <table:table-cell table:style-name="ce174" office:value-type="float" office:value="0">
            <text:p>0</text:p>
          </table:table-cell>
          <table:table-cell table:style-name="ce174">
            <office:annotation draw:style-name="gr6" draw:text-style-name="P1" svg:width="1.1413in" svg:height="0.2634in" svg:x="3.1024in" svg:y="11.0508in" draw:caption-point-x="-0.2402in" draw:caption-point-y="0.6008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4" table:number-columns-repeated="29"/>
          <table:table-cell table:style-name="ce44" table:number-columns-repeated="952"/>
        </table:table-row>
        <table:table-row table:style-name="ro15">
          <table:table-cell table:style-name="ce69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170" table:formula="of:=SUM([.D48:.AH48])" office:value-type="float" office:value="0"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4.0157in" svg:y="11.2988in" draw:caption-point-x="-0.2402in" draw:caption-point-y="0.6004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5.3854in" svg:y="11.2937in" draw:caption-point-x="-0.2402in" draw:caption-point-y="0.605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5.8421in" svg:y="11.2937in" draw:caption-point-x="-0.2402in" draw:caption-point-y="0.605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70" table:formula="of:=SUM([.D49:.AH49])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1">
            <office:annotation draw:style-name="gr4" draw:text-style-name="P1" svg:width="1.1413in" svg:height="0.3902in" svg:x="3.1024in" svg:y="11.5531in" draw:caption-point-x="-0.2402in" draw:caption-point-y="0.6008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style-name="ce174" office:value-type="float" office:value="0">
            <office:annotation draw:style-name="gr2" draw:text-style-name="P1" svg:width="1.1413in" svg:height="0.5457in" svg:x="8.7768in" svg:y="11.5567in" draw:caption-point-x="-0.2402in" draw:caption-point-y="0.5972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11.5571in" draw:caption-point-x="-0.2402in" draw:caption-point-y="0.5969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9.7228in" svg:y="11.5579in" draw:caption-point-x="-0.2402in" draw:caption-point-y="0.5961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10.1791in" svg:y="11.5583in" draw:caption-point-x="-0.2402in" draw:caption-point-y="0.5957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170" table:formula="of:=SUM([.D50:.AH50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170" table:formula="of:=SUM([.D51:.AH51])" office:value-type="float" office:value="1.5">
            <text:p>1.5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12.0591in" draw:caption-point-x="-0.2402in" draw:caption-point-y="0.6043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3.5591in" svg:y="12.063in" draw:caption-point-x="-0.2402in" draw:caption-point-y="0.6004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12.0622in" draw:caption-point-x="-0.2402in" draw:caption-point-y="0.601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5.8421in" svg:y="12.063in" draw:caption-point-x="-0.2402in" draw:caption-point-y="0.6004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6.3311in" svg:y="12.0638in" draw:caption-point-x="-0.2402in" draw:caption-point-y="0.5996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7.3094in" svg:y="12.0654in" draw:caption-point-x="-0.2402in" draw:caption-point-y="0.598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4" table:number-columns-repeated="2"/>
          <table:table-cell table:style-name="ce174" office:value-type="float" office:value="1">
            <office:annotation draw:style-name="gr2" draw:text-style-name="P1" svg:width="1.1413in" svg:height="0.5457in" svg:x="8.7768in" svg:y="12.0669in" draw:caption-point-x="-0.2402in" draw:caption-point-y="0.5965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4" office:value-type="float" office:value="0">
            <office:annotation draw:style-name="gr6" draw:text-style-name="P1" svg:width="1.1413in" svg:height="0.2634in" svg:x="9.2661in" svg:y="12.0665in" draw:caption-point-x="-0.2402in" draw:caption-point-y="0.5969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9.7228in" svg:y="12.0677in" draw:caption-point-x="-0.2402in" draw:caption-point-y="0.5957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1791in" svg:y="12.0677in" draw:caption-point-x="-0.2402in" draw:caption-point-y="0.5957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10.6358in" svg:y="12.0685in" draw:caption-point-x="-0.2402in" draw:caption-point-y="0.5949in">
              <dc:date>2017-08-18T00:00:00</dc:date>
              <text:p text:style-name="P1">8h33 vào cty</text:p>
            </office:annotation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170" table:formula="of:=SUM([.D52:.AH52])" office:value-type="float" office:value="0">
            <text:p>0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15">
          <table:table-cell table:style-name="ce69" office:value-type="float" office:value="50">
            <text:p>50</text:p>
          </table:table-cell>
          <table:table-cell table:style-name="ce47" office:value-type="string">
            <text:p>TuanTQP</text:p>
          </table:table-cell>
          <table:table-cell table:style-name="ce170" table:formula="of:=SUM([.D53:.AH53])" office:value-type="float" office:value="0.5">
            <text:p>0.5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.5">
            <office:annotation draw:style-name="gr2" draw:text-style-name="P1" svg:width="1.1413in" svg:height="0.5457in" svg:x="3.5591in" svg:y="12.5728in" draw:caption-point-x="-0.2402in" draw:caption-point-y="0.5996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12.5732in" draw:caption-point-x="-0.2402in" draw:caption-point-y="0.5992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10.1791in" svg:y="12.5768in" draw:caption-point-x="-0.2402in" draw:caption-point-y="0.5957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49"/>
          <table:table-cell table:number-columns-repeated="3"/>
        </table:table-row>
        <table:table-row table:style-name="ro15">
          <table:table-cell table:style-name="ce69" office:value-type="float" office:value="51">
            <text:p>51</text:p>
          </table:table-cell>
          <table:table-cell table:style-name="ce71" office:value-type="string">
            <text:p>VietBA</text:p>
          </table:table-cell>
          <table:table-cell table:style-name="ce170" table:formula="of:=SUM([.D54:.AH54])" office:value-type="float" office:value="0"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2.6457in" svg:y="12.8228in" draw:caption-point-x="-0.2402in" draw:caption-point-y="0.6043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1024in" svg:y="12.8252in" draw:caption-point-x="-0.2402in" draw:caption-point-y="0.602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3.5591in" svg:y="12.8256in" draw:caption-point-x="-0.2402in" draw:caption-point-y="0.6016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4" office:value-type="float" office:value="0">
            <office:annotation draw:style-name="gr6" draw:text-style-name="P1" svg:width="1.1413in" svg:height="0.2634in" svg:x="4.0157in" svg:y="12.8268in" draw:caption-point-x="-0.2402in" draw:caption-point-y="0.6004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3311in" svg:y="12.8276in" draw:caption-point-x="-0.2402in" draw:caption-point-y="0.5996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4" office:value-type="float" office:value="0">
            <office:annotation draw:style-name="gr2" draw:text-style-name="P1" svg:width="1.1413in" svg:height="0.5457in" svg:x="6.8205in" svg:y="12.8287in" draw:caption-point-x="-0.2402in" draw:caption-point-y="0.5984in">
              <dc:date>2017-08-10T00:00:00</dc:date>
              <text:p text:style-name="P1"><text:span text:style-name="T1">Chở em ra bễn xe, xin đi trễ, 8h46 vào cty</text:span></text:p>
            </office:annotation>
            <text:p>0</text:p>
          </table:table-cell>
          <table:table-cell table:style-name="ce174" office:value-type="float" office:value="0">
            <text:p>0</text:p>
          </table:table-cell>
          <table:table-cell table:style-name="ce174" table:number-columns-repeated="2"/>
          <table:table-cell table:number-columns-repeated="5" table:style-name="ce174" office:value-type="float" office:value="0">
            <text:p>0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6">
          <table:table-cell table:style-name="ce69" office:value-type="float" office:value="52">
            <text:p>52</text:p>
          </table:table-cell>
          <table:table-cell table:style-name="ce45" office:value-type="string">
            <text:p>VinhP</text:p>
          </table:table-cell>
          <table:table-cell table:style-name="ce170" table:formula="of:=SUM([.D55:.AH55])" office:value-type="float" office:value="2">
            <text:p>2</text:p>
          </table:table-cell>
          <table:table-cell table:number-columns-repeated="4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2" table:style-name="ce174" office:value-type="float" office:value="0">
            <text:p>0</text:p>
          </table:table-cell>
          <table:table-cell table:style-name="ce174" office:value-type="float" office:value="0">
            <office:annotation draw:style-name="gr4" draw:text-style-name="P1" svg:width="1.1413in" svg:height="0.3902in" svg:x="6.3311in" svg:y="13.0819in" draw:caption-point-x="-0.2402in" draw:caption-point-y="0.5996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4" office:value-type="float" office:value="0">
            <text:p>0</text:p>
          </table:table-cell>
          <table:table-cell table:style-name="ce174" table:number-columns-repeated="2"/>
          <table:table-cell table:number-columns-repeated="3" table:style-name="ce174" office:value-type="float" office:value="0">
            <text:p>0</text:p>
          </table:table-cell>
          <table:table-cell table:style-name="ce174" office:value-type="float" office:value="1">
            <office:annotation draw:style-name="gr6" draw:text-style-name="P1" svg:width="1.1413in" svg:height="0.2634in" svg:x="10.1791in" svg:y="13.0858in" draw:caption-point-x="-0.2402in" draw:caption-point-y="0.5957in">
              <dc:date>2017-08-17T00:00:00</dc:date>
              <text:p text:style-name="P1"><text:span text:style-name="T1">Đau chân</text:span></text:p>
            </office:annotation>
            <text:p>1</text:p>
          </table:table-cell>
          <table:table-cell table:style-name="ce174" office:value-type="float" office:value="1">
            <office:annotation draw:style-name="gr6" draw:text-style-name="P1" svg:width="1.1413in" svg:height="0.2634in" svg:x="10.6358in" svg:y="13.0858in" draw:caption-point-x="-0.2402in" draw:caption-point-y="0.5957in">
              <dc:date>2017-08-17T00:00:00</dc:date>
              <text:p text:style-name="P1"><text:span text:style-name="T1">Đau chân</text:span></text:p>
            </office:annotation>
            <text:p>1</text:p>
          </table:table-cell>
          <table:table-cell table:style-name="ce174" table:number-columns-repeated="13"/>
          <table:table-cell table:style-name="ce44" table:number-columns-repeated="952"/>
        </table:table-row>
        <table:table-row table:style-name="ro2" table:number-rows-repeated="65355">
          <table:table-cell table:style-name="ce44" table:number-columns-repeated="3"/>
          <table:table-cell table:style-name="ce175" table:number-columns-repeated="31"/>
          <table:table-cell table:style-name="ce44" table:number-columns-repeated="952"/>
        </table:table-row>
        <table:table-row table:style-name="ro2" table:number-rows-repeated="49">
          <table:table-cell table:style-name="ce44" table:number-columns-repeated="3"/>
          <table:table-cell table:style-name="ce175"/>
          <table:table-cell table:number-columns-repeated="27"/>
          <table:table-cell table:style-name="ce175" table:number-columns-repeated="3"/>
          <table:table-cell table:style-name="ce44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8/18/2017</text:date>, <text:time>11:0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8-18">08/1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199</meta:editing-cycles>
    <meta:editing-duration>P74DT11H37M52S</meta:editing-duration>
    <meta:generator>OpenOffice/4.1.2$Win32 OpenOffice.org_project/412m3$Build-9782</meta:generator>
    <dc:date>2017-08-18T11:08:51.46</dc:date>
    <meta:document-statistic meta:table-count="11" meta:cell-count="9397" meta:object-count="0"/>
    <meta:user-defined meta:name="Info 1"/>
    <meta:user-defined meta:name="Info 2"/>
    <meta:user-defined meta:name="Info 3"/>
    <meta:user-defined meta:name="Info 4"/>
  </office:meta>
</office:document-meta>
</file>